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9732331634" calcext:value-type="float">
            <text:p>0.5297323316</text:p>
          </table:table-cell>
          <table:table-cell office:value-type="float" office:value="-1.05573809147" calcext:value-type="float">
            <text:p>-1.0557380915</text:p>
          </table:table-cell>
          <table:table-cell office:value-type="float" office:value="-0.384631335735" calcext:value-type="float">
            <text:p>-0.3846313357</text:p>
          </table:table-cell>
          <table:table-cell office:value-type="float" office:value="-0.230102196336" calcext:value-type="float">
            <text:p>-0.2301021963</text:p>
          </table:table-cell>
          <table:table-cell office:value-type="float" office:value="-1.02718019485" calcext:value-type="float">
            <text:p>-1.0271801949</text:p>
          </table:table-cell>
          <table:table-cell office:value-type="float" office:value="-1.13059484959" calcext:value-type="float">
            <text:p>-1.130594849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9875978827" calcext:value-type="float">
            <text:p>0.5298759788</text:p>
          </table:table-cell>
          <table:table-cell office:value-type="float" office:value="-1.0551905632" calcext:value-type="float">
            <text:p>-1.0551905632</text:p>
          </table:table-cell>
          <table:table-cell office:value-type="float" office:value="-0.407750099897" calcext:value-type="float">
            <text:p>-0.4077500999</text:p>
          </table:table-cell>
          <table:table-cell office:value-type="float" office:value="-0.230004444718" calcext:value-type="float">
            <text:p>-0.2300044447</text:p>
          </table:table-cell>
          <table:table-cell office:value-type="float" office:value="-1.02659404278" calcext:value-type="float">
            <text:p>-1.0265940428</text:p>
          </table:table-cell>
          <table:table-cell office:value-type="float" office:value="-1.14514195919" calcext:value-type="float">
            <text:p>-1.14514195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9720544815" calcext:value-type="float">
            <text:p>0.5297205448</text:p>
          </table:table-cell>
          <table:table-cell office:value-type="float" office:value="-1.05445611477" calcext:value-type="float">
            <text:p>-1.0544561148</text:p>
          </table:table-cell>
          <table:table-cell office:value-type="float" office:value="-0.424062073231" calcext:value-type="float">
            <text:p>-0.4240620732</text:p>
          </table:table-cell>
          <table:table-cell office:value-type="float" office:value="-0.230947241187" calcext:value-type="float">
            <text:p>-0.2309472412</text:p>
          </table:table-cell>
          <table:table-cell office:value-type="float" office:value="-1.02584731579" calcext:value-type="float">
            <text:p>-1.0258473158</text:p>
          </table:table-cell>
          <table:table-cell office:value-type="float" office:value="-1.14641010761" calcext:value-type="float">
            <text:p>-1.146410107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8800040483" calcext:value-type="float">
            <text:p>0.5288000405</text:p>
          </table:table-cell>
          <table:table-cell office:value-type="float" office:value="-1.05397939682" calcext:value-type="float">
            <text:p>-1.0539793968</text:p>
          </table:table-cell>
          <table:table-cell office:value-type="float" office:value="-0.430540531874" calcext:value-type="float">
            <text:p>-0.4305405319</text:p>
          </table:table-cell>
          <table:table-cell office:value-type="float" office:value="-0.231251522899" calcext:value-type="float">
            <text:p>-0.2312515229</text:p>
          </table:table-cell>
          <table:table-cell office:value-type="float" office:value="-1.02564358711" calcext:value-type="float">
            <text:p>-1.0256435871</text:p>
          </table:table-cell>
          <table:table-cell office:value-type="float" office:value="-1.15236401558" calcext:value-type="float">
            <text:p>-1.152364015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8693750501" calcext:value-type="float">
            <text:p>0.5286937505</text:p>
          </table:table-cell>
          <table:table-cell office:value-type="float" office:value="-1.05348336697" calcext:value-type="float">
            <text:p>-1.053483367</text:p>
          </table:table-cell>
          <table:table-cell office:value-type="float" office:value="-0.44811040163" calcext:value-type="float">
            <text:p>-0.4481104016</text:p>
          </table:table-cell>
          <table:table-cell office:value-type="float" office:value="-0.231313303113" calcext:value-type="float">
            <text:p>-0.2313133031</text:p>
          </table:table-cell>
          <table:table-cell office:value-type="float" office:value="-1.02550089359" calcext:value-type="float">
            <text:p>-1.0255008936</text:p>
          </table:table-cell>
          <table:table-cell office:value-type="float" office:value="-1.166254282" calcext:value-type="float">
            <text:p>-1.16625428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9057860374" calcext:value-type="float">
            <text:p>0.5290578604</text:p>
          </table:table-cell>
          <table:table-cell office:value-type="float" office:value="-1.05306661129" calcext:value-type="float">
            <text:p>-1.0530666113</text:p>
          </table:table-cell>
          <table:table-cell office:value-type="float" office:value="-0.469781309366" calcext:value-type="float">
            <text:p>-0.4697813094</text:p>
          </table:table-cell>
          <table:table-cell office:value-type="float" office:value="-0.231440737844" calcext:value-type="float">
            <text:p>-0.2314407378</text:p>
          </table:table-cell>
          <table:table-cell office:value-type="float" office:value="-1.02516233921" calcext:value-type="float">
            <text:p>-1.0251623392</text:p>
          </table:table-cell>
          <table:table-cell office:value-type="float" office:value="-1.17524123192" calcext:value-type="float">
            <text:p>-1.175241231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9379725456" calcext:value-type="float">
            <text:p>0.5293797255</text:p>
          </table:table-cell>
          <table:table-cell office:value-type="float" office:value="-1.05237042904" calcext:value-type="float">
            <text:p>-1.052370429</text:p>
          </table:table-cell>
          <table:table-cell office:value-type="float" office:value="-0.492716878653" calcext:value-type="float">
            <text:p>-0.4927168787</text:p>
          </table:table-cell>
          <table:table-cell office:value-type="float" office:value="-0.231284096837" calcext:value-type="float">
            <text:p>-0.2312840968</text:p>
          </table:table-cell>
          <table:table-cell office:value-type="float" office:value="-1.02468550205" calcext:value-type="float">
            <text:p>-1.0246855021</text:p>
          </table:table-cell>
          <table:table-cell office:value-type="float" office:value="-1.18583369255" calcext:value-type="float">
            <text:p>-1.185833692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9601335526" calcext:value-type="float">
            <text:p>0.5296013355</text:p>
          </table:table-cell>
          <table:table-cell office:value-type="float" office:value="-1.05172944069" calcext:value-type="float">
            <text:p>-1.0517294407</text:p>
          </table:table-cell>
          <table:table-cell office:value-type="float" office:value="-0.514536499977" calcext:value-type="float">
            <text:p>-0.5145365</text:p>
          </table:table-cell>
          <table:table-cell office:value-type="float" office:value="-0.231636807323" calcext:value-type="float">
            <text:p>-0.2316368073</text:p>
          </table:table-cell>
          <table:table-cell office:value-type="float" office:value="-1.02410233021" calcext:value-type="float">
            <text:p>-1.0241023302</text:p>
          </table:table-cell>
          <table:table-cell office:value-type="float" office:value="-1.19299161434" calcext:value-type="float">
            <text:p>-1.192991614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8825759888" calcext:value-type="float">
            <text:p>0.5288257599</text:p>
          </table:table-cell>
          <table:table-cell office:value-type="float" office:value="-1.05082643032" calcext:value-type="float">
            <text:p>-1.0508264303</text:p>
          </table:table-cell>
          <table:table-cell office:value-type="float" office:value="-0.522506713867" calcext:value-type="float">
            <text:p>-0.5225067139</text:p>
          </table:table-cell>
          <table:table-cell office:value-type="float" office:value="-0.231939420104" calcext:value-type="float">
            <text:p>-0.2319394201</text:p>
          </table:table-cell>
          <table:table-cell office:value-type="float" office:value="-1.02361416817" calcext:value-type="float">
            <text:p>-1.0236141682</text:p>
          </table:table-cell>
          <table:table-cell office:value-type="float" office:value="-1.19266355038" calcext:value-type="float">
            <text:p>-1.1926635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8573840857" calcext:value-type="float">
            <text:p>0.5285738409</text:p>
          </table:table-cell>
          <table:table-cell office:value-type="float" office:value="-1.05038917065" calcext:value-type="float">
            <text:p>-1.0503891707</text:p>
          </table:table-cell>
          <table:table-cell office:value-type="float" office:value="-0.528095006943" calcext:value-type="float">
            <text:p>-0.5280950069</text:p>
          </table:table-cell>
          <table:table-cell office:value-type="float" office:value="-0.232318937778" calcext:value-type="float">
            <text:p>-0.2323189378</text:p>
          </table:table-cell>
          <table:table-cell office:value-type="float" office:value="-1.02339088917" calcext:value-type="float">
            <text:p>-1.0233908892</text:p>
          </table:table-cell>
          <table:table-cell office:value-type="float" office:value="-1.19813287258" calcext:value-type="float">
            <text:p>-1.198132872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8670996428" calcext:value-type="float">
            <text:p>0.5286709964</text:p>
          </table:table-cell>
          <table:table-cell office:value-type="float" office:value="-1.04966294765" calcext:value-type="float">
            <text:p>-1.0496629477</text:p>
          </table:table-cell>
          <table:table-cell office:value-type="float" office:value="-0.558757662773" calcext:value-type="float">
            <text:p>-0.5587576628</text:p>
          </table:table-cell>
          <table:table-cell office:value-type="float" office:value="-0.232464313507" calcext:value-type="float">
            <text:p>-0.2324643135</text:p>
          </table:table-cell>
          <table:table-cell office:value-type="float" office:value="-1.02322387695" calcext:value-type="float">
            <text:p>-1.023223877</text:p>
          </table:table-cell>
          <table:table-cell office:value-type="float" office:value="-1.20489037037" calcext:value-type="float">
            <text:p>-1.204890370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8583183885" calcext:value-type="float">
            <text:p>0.5285831839</text:p>
          </table:table-cell>
          <table:table-cell office:value-type="float" office:value="-1.04906821251" calcext:value-type="float">
            <text:p>-1.0490682125</text:p>
          </table:table-cell>
          <table:table-cell office:value-type="float" office:value="-0.586813092232" calcext:value-type="float">
            <text:p>-0.5868130922</text:p>
          </table:table-cell>
          <table:table-cell office:value-type="float" office:value="-0.232522845268" calcext:value-type="float">
            <text:p>-0.2325228453</text:p>
          </table:table-cell>
          <table:table-cell office:value-type="float" office:value="-1.02278530598" calcext:value-type="float">
            <text:p>-1.022785306</text:p>
          </table:table-cell>
          <table:table-cell office:value-type="float" office:value="-1.21302211285" calcext:value-type="float">
            <text:p>-1.213022112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8933763504" calcext:value-type="float">
            <text:p>0.5289337635</text:p>
          </table:table-cell>
          <table:table-cell office:value-type="float" office:value="-1.04825985432" calcext:value-type="float">
            <text:p>-1.0482598543</text:p>
          </table:table-cell>
          <table:table-cell office:value-type="float" office:value="-0.612612903118" calcext:value-type="float">
            <text:p>-0.6126129031</text:p>
          </table:table-cell>
          <table:table-cell office:value-type="float" office:value="-0.232556045055" calcext:value-type="float">
            <text:p>-0.2325560451</text:p>
          </table:table-cell>
          <table:table-cell office:value-type="float" office:value="-1.02226603031" calcext:value-type="float">
            <text:p>-1.0222660303</text:p>
          </table:table-cell>
          <table:table-cell office:value-type="float" office:value="-1.2285490036" calcext:value-type="float">
            <text:p>-1.228549003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8437286615" calcext:value-type="float">
            <text:p>0.5284372866</text:p>
          </table:table-cell>
          <table:table-cell office:value-type="float" office:value="-1.04740679264" calcext:value-type="float">
            <text:p>-1.0474067926</text:p>
          </table:table-cell>
          <table:table-cell office:value-type="float" office:value="-0.628019154072" calcext:value-type="float">
            <text:p>-0.6280191541</text:p>
          </table:table-cell>
          <table:table-cell office:value-type="float" office:value="-0.233242243528" calcext:value-type="float">
            <text:p>-0.2332422435</text:p>
          </table:table-cell>
          <table:table-cell office:value-type="float" office:value="-1.02156734467" calcext:value-type="float">
            <text:p>-1.0215673447</text:p>
          </table:table-cell>
          <table:table-cell office:value-type="float" office:value="-1.23281061649" calcext:value-type="float">
            <text:p>-1.232810616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7827993035" calcext:value-type="float">
            <text:p>0.527827993</text:p>
          </table:table-cell>
          <table:table-cell office:value-type="float" office:value="-1.04675710201" calcext:value-type="float">
            <text:p>-1.046757102</text:p>
          </table:table-cell>
          <table:table-cell office:value-type="float" office:value="-0.63451230526" calcext:value-type="float">
            <text:p>-0.6345123053</text:p>
          </table:table-cell>
          <table:table-cell office:value-type="float" office:value="-0.233504369855" calcext:value-type="float">
            <text:p>-0.2335043699</text:p>
          </table:table-cell>
          <table:table-cell office:value-type="float" office:value="-1.02126443386" calcext:value-type="float">
            <text:p>-1.0212644339</text:p>
          </table:table-cell>
          <table:table-cell office:value-type="float" office:value="-1.23825001717" calcext:value-type="float">
            <text:p>-1.238250017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7673691511" calcext:value-type="float">
            <text:p>0.5276736915</text:p>
          </table:table-cell>
          <table:table-cell office:value-type="float" office:value="-1.0463398695" calcext:value-type="float">
            <text:p>-1.0463398695</text:p>
          </table:table-cell>
          <table:table-cell office:value-type="float" office:value="-0.653094232082" calcext:value-type="float">
            <text:p>-0.6530942321</text:p>
          </table:table-cell>
          <table:table-cell office:value-type="float" office:value="-0.233557835221" calcext:value-type="float">
            <text:p>-0.2335578352</text:p>
          </table:table-cell>
          <table:table-cell office:value-type="float" office:value="-1.02108967304" calcext:value-type="float">
            <text:p>-1.021089673</text:p>
          </table:table-cell>
          <table:table-cell office:value-type="float" office:value="-1.24598562717" calcext:value-type="float">
            <text:p>-1.245985627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7953281999" calcext:value-type="float">
            <text:p>0.527953282</text:p>
          </table:table-cell>
          <table:table-cell office:value-type="float" office:value="-1.04563689232" calcext:value-type="float">
            <text:p>-1.0456368923</text:p>
          </table:table-cell>
          <table:table-cell office:value-type="float" office:value="-0.67445063591" calcext:value-type="float">
            <text:p>-0.6744506359</text:p>
          </table:table-cell>
          <table:table-cell office:value-type="float" office:value="-0.233647152781" calcext:value-type="float">
            <text:p>-0.2336471528</text:p>
          </table:table-cell>
          <table:table-cell office:value-type="float" office:value="-1.02080583572" calcext:value-type="float">
            <text:p>-1.0208058357</text:p>
          </table:table-cell>
          <table:table-cell office:value-type="float" office:value="-1.24841320515" calcext:value-type="float">
            <text:p>-1.248413205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795407176" calcext:value-type="float">
            <text:p>0.5279540718</text:p>
          </table:table-cell>
          <table:table-cell office:value-type="float" office:value="-1.04495584965" calcext:value-type="float">
            <text:p>-1.0449558497</text:p>
          </table:table-cell>
          <table:table-cell office:value-type="float" office:value="-0.701615154743" calcext:value-type="float">
            <text:p>-0.7016151547</text:p>
          </table:table-cell>
          <table:table-cell office:value-type="float" office:value="-0.233767539263" calcext:value-type="float">
            <text:p>-0.2337675393</text:p>
          </table:table-cell>
          <table:table-cell office:value-type="float" office:value="-1.02034640312" calcext:value-type="float">
            <text:p>-1.0203464031</text:p>
          </table:table-cell>
          <table:table-cell office:value-type="float" office:value="-1.26259303093" calcext:value-type="float">
            <text:p>-1.262593030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7512207627" calcext:value-type="float">
            <text:p>0.5275122076</text:p>
          </table:table-cell>
          <table:table-cell office:value-type="float" office:value="-1.04423165321" calcext:value-type="float">
            <text:p>-1.0442316532</text:p>
          </table:table-cell>
          <table:table-cell office:value-type="float" office:value="-0.727865278721" calcext:value-type="float">
            <text:p>-0.7278652787</text:p>
          </table:table-cell>
          <table:table-cell office:value-type="float" office:value="-0.234270691872" calcext:value-type="float">
            <text:p>-0.2342706919</text:p>
          </table:table-cell>
          <table:table-cell office:value-type="float" office:value="-1.01967382431" calcext:value-type="float">
            <text:p>-1.0196738243</text:p>
          </table:table-cell>
          <table:table-cell office:value-type="float" office:value="-1.26839077473" calcext:value-type="float">
            <text:p>-1.26839077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6937991381" calcext:value-type="float">
            <text:p>0.5269379914</text:p>
          </table:table-cell>
          <table:table-cell office:value-type="float" office:value="-1.04317045212" calcext:value-type="float">
            <text:p>-1.0431704521</text:p>
          </table:table-cell>
          <table:table-cell office:value-type="float" office:value="-0.734626114368" calcext:value-type="float">
            <text:p>-0.7346261144</text:p>
          </table:table-cell>
          <table:table-cell office:value-type="float" office:value="-0.234343618155" calcext:value-type="float">
            <text:p>-0.2343436182</text:p>
          </table:table-cell>
          <table:table-cell office:value-type="float" office:value="-1.01967465878" calcext:value-type="float">
            <text:p>-1.0196746588</text:p>
          </table:table-cell>
          <table:table-cell office:value-type="float" office:value="-1.30659461021" calcext:value-type="float">
            <text:p>-1.306594610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6522606611" calcext:value-type="float">
            <text:p>0.5265226066</text:p>
          </table:table-cell>
          <table:table-cell office:value-type="float" office:value="-1.04274499416" calcext:value-type="float">
            <text:p>-1.0427449942</text:p>
          </table:table-cell>
          <table:table-cell office:value-type="float" office:value="-0.740771114826" calcext:value-type="float">
            <text:p>-0.7407711148</text:p>
          </table:table-cell>
          <table:table-cell office:value-type="float" office:value="-0.233317106962" calcext:value-type="float">
            <text:p>-0.233317107</text:p>
          </table:table-cell>
          <table:table-cell office:value-type="float" office:value="-1.01980996132" calcext:value-type="float">
            <text:p>-1.0198099613</text:p>
          </table:table-cell>
          <table:table-cell office:value-type="float" office:value="-1.32719433308" calcext:value-type="float">
            <text:p>-1.327194333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6471808553" calcext:value-type="float">
            <text:p>0.5264718086</text:p>
          </table:table-cell>
          <table:table-cell office:value-type="float" office:value="-1.0420883894" calcext:value-type="float">
            <text:p>-1.0420883894</text:p>
          </table:table-cell>
          <table:table-cell office:value-type="float" office:value="-0.768003106117" calcext:value-type="float">
            <text:p>-0.7680031061</text:p>
          </table:table-cell>
          <table:table-cell office:value-type="float" office:value="-0.229580253363" calcext:value-type="float">
            <text:p>-0.2295802534</text:p>
          </table:table-cell>
          <table:table-cell office:value-type="float" office:value="-1.01999044418" calcext:value-type="float">
            <text:p>-1.0199904442</text:p>
          </table:table-cell>
          <table:table-cell office:value-type="float" office:value="-1.34344577789" calcext:value-type="float">
            <text:p>-1.343445777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644687891" calcext:value-type="float">
            <text:p>0.5264468789</text:p>
          </table:table-cell>
          <table:table-cell office:value-type="float" office:value="-1.04147768021" calcext:value-type="float">
            <text:p>-1.0414776802</text:p>
          </table:table-cell>
          <table:table-cell office:value-type="float" office:value="-0.791856884956" calcext:value-type="float">
            <text:p>-0.791856885</text:p>
          </table:table-cell>
          <table:table-cell office:value-type="float" office:value="-0.22436375916" calcext:value-type="float">
            <text:p>-0.2243637592</text:p>
          </table:table-cell>
          <table:table-cell office:value-type="float" office:value="-1.0202703476" calcext:value-type="float">
            <text:p>-1.0202703476</text:p>
          </table:table-cell>
          <table:table-cell office:value-type="float" office:value="-1.36937701702" calcext:value-type="float">
            <text:p>-1.36937701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6420414448" calcext:value-type="float">
            <text:p>0.5264204144</text:p>
          </table:table-cell>
          <table:table-cell office:value-type="float" office:value="-1.04087686539" calcext:value-type="float">
            <text:p>-1.0408768654</text:p>
          </table:table-cell>
          <table:table-cell office:value-type="float" office:value="-0.819485127926" calcext:value-type="float">
            <text:p>-0.8194851279</text:p>
          </table:table-cell>
          <table:table-cell office:value-type="float" office:value="-0.216527998447" calcext:value-type="float">
            <text:p>-0.2165279984</text:p>
          </table:table-cell>
          <table:table-cell office:value-type="float" office:value="-1.02058625221" calcext:value-type="float">
            <text:p>-1.0205862522</text:p>
          </table:table-cell>
          <table:table-cell office:value-type="float" office:value="-1.42594563961" calcext:value-type="float">
            <text:p>-1.425945639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6029914618" calcext:value-type="float">
            <text:p>0.5260299146</text:p>
          </table:table-cell>
          <table:table-cell office:value-type="float" office:value="-1.03999507427" calcext:value-type="float">
            <text:p>-1.0399950743</text:p>
          </table:table-cell>
          <table:table-cell office:value-type="float" office:value="-0.832259953022" calcext:value-type="float">
            <text:p>-0.832259953</text:p>
          </table:table-cell>
          <table:table-cell office:value-type="float" office:value="-0.207198604941" calcext:value-type="float">
            <text:p>-0.2071986049</text:p>
          </table:table-cell>
          <table:table-cell office:value-type="float" office:value="-1.02049553394" calcext:value-type="float">
            <text:p>-1.0204955339</text:p>
          </table:table-cell>
          <table:table-cell office:value-type="float" office:value="-1.49702310562" calcext:value-type="float">
            <text:p>-1.497023105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523766458" calcext:value-type="float">
            <text:p>0.5252376646</text:p>
          </table:table-cell>
          <table:table-cell office:value-type="float" office:value="-1.0393499136" calcext:value-type="float">
            <text:p>-1.0393499136</text:p>
          </table:table-cell>
          <table:table-cell office:value-type="float" office:value="-0.839821219444" calcext:value-type="float">
            <text:p>-0.8398212194</text:p>
          </table:table-cell>
          <table:table-cell office:value-type="float" office:value="-0.196061164141" calcext:value-type="float">
            <text:p>-0.1960611641</text:p>
          </table:table-cell>
          <table:table-cell office:value-type="float" office:value="-1.02047598362" calcext:value-type="float">
            <text:p>-1.0204759836</text:p>
          </table:table-cell>
          <table:table-cell office:value-type="float" office:value="-1.58777570724" calcext:value-type="float">
            <text:p>-1.587775707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5088787079" calcext:value-type="float">
            <text:p>0.5250887871</text:p>
          </table:table-cell>
          <table:table-cell office:value-type="float" office:value="-1.03884983063" calcext:value-type="float">
            <text:p>-1.0388498306</text:p>
          </table:table-cell>
          <table:table-cell office:value-type="float" office:value="-0.854821264744" calcext:value-type="float">
            <text:p>-0.8548212647</text:p>
          </table:table-cell>
          <table:table-cell office:value-type="float" office:value="-0.182845801115" calcext:value-type="float">
            <text:p>-0.1828458011</text:p>
          </table:table-cell>
          <table:table-cell office:value-type="float" office:value="-1.02082884312" calcext:value-type="float">
            <text:p>-1.0208288431</text:p>
          </table:table-cell>
          <table:table-cell office:value-type="float" office:value="-1.65059959888" calcext:value-type="float">
            <text:p>-1.650599598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5422304869" calcext:value-type="float">
            <text:p>0.5254223049</text:p>
          </table:table-cell>
          <table:table-cell office:value-type="float" office:value="-1.03840517998" calcext:value-type="float">
            <text:p>-1.03840518</text:p>
          </table:table-cell>
          <table:table-cell office:value-type="float" office:value="-0.869981884956" calcext:value-type="float">
            <text:p>-0.869981885</text:p>
          </table:table-cell>
          <table:table-cell office:value-type="float" office:value="-0.169878423214" calcext:value-type="float">
            <text:p>-0.1698784232</text:p>
          </table:table-cell>
          <table:table-cell office:value-type="float" office:value="-1.02050030231" calcext:value-type="float">
            <text:p>-1.0205003023</text:p>
          </table:table-cell>
          <table:table-cell office:value-type="float" office:value="-1.66268908978" calcext:value-type="float">
            <text:p>-1.662689089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5336191058" calcext:value-type="float">
            <text:p>0.5253361911</text:p>
          </table:table-cell>
          <table:table-cell office:value-type="float" office:value="-1.03785324097" calcext:value-type="float">
            <text:p>-1.037853241</text:p>
          </table:table-cell>
          <table:table-cell office:value-type="float" office:value="-0.89503711462" calcext:value-type="float">
            <text:p>-0.8950371146</text:p>
          </table:table-cell>
          <table:table-cell office:value-type="float" office:value="-0.155327320099" calcext:value-type="float">
            <text:p>-0.1553273201</text:p>
          </table:table-cell>
          <table:table-cell office:value-type="float" office:value="-1.0201407671" calcext:value-type="float">
            <text:p>-1.0201407671</text:p>
          </table:table-cell>
          <table:table-cell office:value-type="float" office:value="-1.62840664387" calcext:value-type="float">
            <text:p>-1.6284066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5476977229" calcext:value-type="float">
            <text:p>0.5254769772</text:p>
          </table:table-cell>
          <table:table-cell office:value-type="float" office:value="-1.03725492954" calcext:value-type="float">
            <text:p>-1.0372549295</text:p>
          </table:table-cell>
          <table:table-cell office:value-type="float" office:value="-0.915374457836" calcext:value-type="float">
            <text:p>-0.9153744578</text:p>
          </table:table-cell>
          <table:table-cell office:value-type="float" office:value="-0.140240028501" calcext:value-type="float">
            <text:p>-0.1402400285</text:p>
          </table:table-cell>
          <table:table-cell office:value-type="float" office:value="-1.01939022541" calcext:value-type="float">
            <text:p>-1.0193902254</text:p>
          </table:table-cell>
          <table:table-cell office:value-type="float" office:value="-1.55724430084" calcext:value-type="float">
            <text:p>-1.557244300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4317666888" calcext:value-type="float">
            <text:p>0.5243176669</text:p>
          </table:table-cell>
          <table:table-cell office:value-type="float" office:value="-1.03636717796" calcext:value-type="float">
            <text:p>-1.036367178</text:p>
          </table:table-cell>
          <table:table-cell office:value-type="float" office:value="-0.916985213757" calcext:value-type="float">
            <text:p>-0.9169852138</text:p>
          </table:table-cell>
          <table:table-cell office:value-type="float" office:value="-0.125692650676" calcext:value-type="float">
            <text:p>-0.1256926507</text:p>
          </table:table-cell>
          <table:table-cell office:value-type="float" office:value="-1.01814246178" calcext:value-type="float">
            <text:p>-1.0181424618</text:p>
          </table:table-cell>
          <table:table-cell office:value-type="float" office:value="-1.41749918461" calcext:value-type="float">
            <text:p>-1.417499184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4181574583" calcext:value-type="float">
            <text:p>0.5241815746</text:p>
          </table:table-cell>
          <table:table-cell office:value-type="float" office:value="-1.03592550755" calcext:value-type="float">
            <text:p>-1.0359255076</text:p>
          </table:table-cell>
          <table:table-cell office:value-type="float" office:value="-0.916905045509" calcext:value-type="float">
            <text:p>-0.9169050455</text:p>
          </table:table-cell>
          <table:table-cell office:value-type="float" office:value="-0.110394582152" calcext:value-type="float">
            <text:p>-0.1103945822</text:p>
          </table:table-cell>
          <table:table-cell office:value-type="float" office:value="-1.01613759995" calcext:value-type="float">
            <text:p>-1.0161376</text:p>
          </table:table-cell>
          <table:table-cell office:value-type="float" office:value="-1.20173239708" calcext:value-type="float">
            <text:p>-1.201732397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3973375559" calcext:value-type="float">
            <text:p>0.5239733756</text:p>
          </table:table-cell>
          <table:table-cell office:value-type="float" office:value="-1.03548049927" calcext:value-type="float">
            <text:p>-1.0354804993</text:p>
          </table:table-cell>
          <table:table-cell office:value-type="float" office:value="-0.939251124859" calcext:value-type="float">
            <text:p>-0.9392511249</text:p>
          </table:table-cell>
          <table:table-cell office:value-type="float" office:value="-0.0945881158113" calcext:value-type="float">
            <text:p>-0.0945881158</text:p>
          </table:table-cell>
          <table:table-cell office:value-type="float" office:value="-1.01303374767" calcext:value-type="float">
            <text:p>-1.0130337477</text:p>
          </table:table-cell>
          <table:table-cell office:value-type="float" office:value="-0.909003615379" calcext:value-type="float">
            <text:p>-0.909003615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4173855782" calcext:value-type="float">
            <text:p>0.5241738558</text:p>
          </table:table-cell>
          <table:table-cell office:value-type="float" office:value="-1.03507804871" calcext:value-type="float">
            <text:p>-1.0350780487</text:p>
          </table:table-cell>
          <table:table-cell office:value-type="float" office:value="-0.957275032997" calcext:value-type="float">
            <text:p>-0.957275033</text:p>
          </table:table-cell>
          <table:table-cell office:value-type="float" office:value="-0.0785435736179" calcext:value-type="float">
            <text:p>-0.0785435736</text:p>
          </table:table-cell>
          <table:table-cell office:value-type="float" office:value="-1.00835740566" calcext:value-type="float">
            <text:p>-1.0083574057</text:p>
          </table:table-cell>
          <table:table-cell office:value-type="float" office:value="-0.542385280132" calcext:value-type="float">
            <text:p>-0.542385280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409081161" calcext:value-type="float">
            <text:p>0.5240908116</text:p>
          </table:table-cell>
          <table:table-cell office:value-type="float" office:value="-1.03453755379" calcext:value-type="float">
            <text:p>-1.0345375538</text:p>
          </table:table-cell>
          <table:table-cell office:value-type="float" office:value="-0.980704069138" calcext:value-type="float">
            <text:p>-0.9807040691</text:p>
          </table:table-cell>
          <table:table-cell office:value-type="float" office:value="-0.0612447708845" calcext:value-type="float">
            <text:p>-0.0612447709</text:p>
          </table:table-cell>
          <table:table-cell office:value-type="float" office:value="-1.0041693449" calcext:value-type="float">
            <text:p>-1.0041693449</text:p>
          </table:table-cell>
          <table:table-cell office:value-type="float" office:value="-0.115750402212" calcext:value-type="float">
            <text:p>-0.115750402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3344531655" calcext:value-type="float">
            <text:p>0.5233445317</text:p>
          </table:table-cell>
          <table:table-cell office:value-type="float" office:value="-1.03389155865" calcext:value-type="float">
            <text:p>-1.0338915587</text:p>
          </table:table-cell>
          <table:table-cell office:value-type="float" office:value="-0.992040991783" calcext:value-type="float">
            <text:p>-0.9920409918</text:p>
          </table:table-cell>
          <table:table-cell office:value-type="float" office:value="-0.0445400513709" calcext:value-type="float">
            <text:p>-0.0445400514</text:p>
          </table:table-cell>
          <table:table-cell office:value-type="float" office:value="-0.999636828899" calcext:value-type="float">
            <text:p>-0.9996368289</text:p>
          </table:table-cell>
          <table:table-cell office:value-type="float" office:value="0.331208407879" calcext:value-type="float">
            <text:p>0.331208407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2525668144" calcext:value-type="float">
            <text:p>0.5225256681</text:p>
          </table:table-cell>
          <table:table-cell office:value-type="float" office:value="-1.03331768513" calcext:value-type="float">
            <text:p>-1.0333176851</text:p>
          </table:table-cell>
          <table:table-cell office:value-type="float" office:value="-0.998568832874" calcext:value-type="float">
            <text:p>-0.9985688329</text:p>
          </table:table-cell>
          <table:table-cell office:value-type="float" office:value="-0.0273651089519" calcext:value-type="float">
            <text:p>-0.027365109</text:p>
          </table:table-cell>
          <table:table-cell office:value-type="float" office:value="-0.995580911636" calcext:value-type="float">
            <text:p>-0.9955809116</text:p>
          </table:table-cell>
          <table:table-cell office:value-type="float" office:value="0.734595656395" calcext:value-type="float">
            <text:p>0.734595656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2484794259" calcext:value-type="float">
            <text:p>0.5224847943</text:p>
          </table:table-cell>
          <table:table-cell office:value-type="float" office:value="-1.03304326534" calcext:value-type="float">
            <text:p>-1.0330432653</text:p>
          </table:table-cell>
          <table:table-cell office:value-type="float" office:value="-1.00861048698" calcext:value-type="float">
            <text:p>-1.008610487</text:p>
          </table:table-cell>
          <table:table-cell office:value-type="float" office:value="-0.00865752343088" calcext:value-type="float">
            <text:p>-0.0086575234</text:p>
          </table:table-cell>
          <table:table-cell office:value-type="float" office:value="-0.991990447044" calcext:value-type="float">
            <text:p>-0.991990447</text:p>
          </table:table-cell>
          <table:table-cell office:value-type="float" office:value="1.11277472973" calcext:value-type="float">
            <text:p>1.112774729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2468879819" calcext:value-type="float">
            <text:p>0.5224688798</text:p>
          </table:table-cell>
          <table:table-cell office:value-type="float" office:value="-1.03281104565" calcext:value-type="float">
            <text:p>-1.0328110457</text:p>
          </table:table-cell>
          <table:table-cell office:value-type="float" office:value="-1.02168011665" calcext:value-type="float">
            <text:p>-1.0216801167</text:p>
          </table:table-cell>
          <table:table-cell office:value-type="float" office:value="0.0106702847406" calcext:value-type="float">
            <text:p>0.0106702847</text:p>
          </table:table-cell>
          <table:table-cell office:value-type="float" office:value="-0.987940490246" calcext:value-type="float">
            <text:p>-0.9879404902</text:p>
          </table:table-cell>
          <table:table-cell office:value-type="float" office:value="1.4966545105" calcext:value-type="float">
            <text:p>1.4966545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2561252117" calcext:value-type="float">
            <text:p>0.5225612521</text:p>
          </table:table-cell>
          <table:table-cell office:value-type="float" office:value="-1.0323125124" calcext:value-type="float">
            <text:p>-1.0323125124</text:p>
          </table:table-cell>
          <table:table-cell office:value-type="float" office:value="-1.03671169281" calcext:value-type="float">
            <text:p>-1.0367116928</text:p>
          </table:table-cell>
          <table:table-cell office:value-type="float" office:value="0.0317196398973" calcext:value-type="float">
            <text:p>0.0317196399</text:p>
          </table:table-cell>
          <table:table-cell office:value-type="float" office:value="-0.984404444695" calcext:value-type="float">
            <text:p>-0.9844044447</text:p>
          </table:table-cell>
          <table:table-cell office:value-type="float" office:value="1.85637152195" calcext:value-type="float">
            <text:p>1.85637152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2314414382" calcext:value-type="float">
            <text:p>0.5223144144</text:p>
          </table:table-cell>
          <table:table-cell office:value-type="float" office:value="-1.03184556961" calcext:value-type="float">
            <text:p>-1.0318455696</text:p>
          </table:table-cell>
          <table:table-cell office:value-type="float" office:value="-1.05857312679" calcext:value-type="float">
            <text:p>-1.0585731268</text:p>
          </table:table-cell>
          <table:table-cell office:value-type="float" office:value="0.0537741854787" calcext:value-type="float">
            <text:p>0.0537741855</text:p>
          </table:table-cell>
          <table:table-cell office:value-type="float" office:value="-0.981611788273" calcext:value-type="float">
            <text:p>-0.9816117883</text:p>
          </table:table-cell>
          <table:table-cell office:value-type="float" office:value="2.17918920517" calcext:value-type="float">
            <text:p>2.179189205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1494820714" calcext:value-type="float">
            <text:p>0.5214948207</text:p>
          </table:table-cell>
          <table:table-cell office:value-type="float" office:value="-1.03110325336" calcext:value-type="float">
            <text:p>-1.0311032534</text:p>
          </table:table-cell>
          <table:table-cell office:value-type="float" office:value="-1.06083965302" calcext:value-type="float">
            <text:p>-1.060839653</text:p>
          </table:table-cell>
          <table:table-cell office:value-type="float" office:value="0.0772782862186" calcext:value-type="float">
            <text:p>0.0772782862</text:p>
          </table:table-cell>
          <table:table-cell office:value-type="float" office:value="-0.979604959488" calcext:value-type="float">
            <text:p>-0.9796049595</text:p>
          </table:table-cell>
          <table:table-cell office:value-type="float" office:value="2.44487833977" calcext:value-type="float">
            <text:p>2.444878339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43" calcext:value-type="float">
            <text:p>1.43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498454144074" calcext:value-type="float">
            <text:p>0.4984541441</text:p>
          </table:table-cell>
          <table:table-cell office:value-type="float" office:value="0.520944327116" calcext:value-type="float">
            <text:p>0.5209443271</text:p>
          </table:table-cell>
          <table:table-cell office:value-type="float" office:value="-1.0308265686" calcext:value-type="float">
            <text:p>-1.0308265686</text:p>
          </table:table-cell>
          <table:table-cell office:value-type="float" office:value="-1.06844377518" calcext:value-type="float">
            <text:p>-1.0684437752</text:p>
          </table:table-cell>
          <table:table-cell office:value-type="float" office:value="0.102012082934" calcext:value-type="float">
            <text:p>0.1020120829</text:p>
          </table:table-cell>
          <table:table-cell office:value-type="float" office:value="-0.978052198887" calcext:value-type="float">
            <text:p>-0.9780521989</text:p>
          </table:table-cell>
          <table:table-cell office:value-type="float" office:value="2.66853618622" calcext:value-type="float">
            <text:p>2.66853618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431" calcext:value-type="float">
            <text:p>1.431</text:p>
          </table:table-cell>
          <table:table-cell office:value-type="float" office:value="-2.867" calcext:value-type="float">
            <text:p>-2.867</text:p>
          </table:table-cell>
          <table:table-cell office:value-type="float" office:value="0.498887539782" calcext:value-type="float">
            <text:p>0.4988875398</text:p>
          </table:table-cell>
          <table:table-cell office:value-type="float" office:value="0.521143421531" calcext:value-type="float">
            <text:p>0.5211434215</text:p>
          </table:table-cell>
          <table:table-cell office:value-type="float" office:value="-1.03054988384" calcext:value-type="float">
            <text:p>-1.0305498838</text:p>
          </table:table-cell>
          <table:table-cell office:value-type="float" office:value="-1.07608985901" calcext:value-type="float">
            <text:p>-1.076089859</text:p>
          </table:table-cell>
          <table:table-cell office:value-type="float" office:value="0.128268942237" calcext:value-type="float">
            <text:p>0.1282689422</text:p>
          </table:table-cell>
          <table:table-cell office:value-type="float" office:value="-0.975903511047" calcext:value-type="float">
            <text:p>-0.975903511</text:p>
          </table:table-cell>
          <table:table-cell office:value-type="float" office:value="2.86122274399" calcext:value-type="float">
            <text:p>2.86122274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433" calcext:value-type="float">
            <text:p>1.433</text:p>
          </table:table-cell>
          <table:table-cell office:value-type="float" office:value="-2.863" calcext:value-type="float">
            <text:p>-2.863</text:p>
          </table:table-cell>
          <table:table-cell office:value-type="float" office:value="0.500186978143" calcext:value-type="float">
            <text:p>0.5001869781</text:p>
          </table:table-cell>
          <table:table-cell office:value-type="float" office:value="0.520914852619" calcext:value-type="float">
            <text:p>0.5209148526</text:p>
          </table:table-cell>
          <table:table-cell office:value-type="float" office:value="-1.03014481068" calcext:value-type="float">
            <text:p>-1.0301448107</text:p>
          </table:table-cell>
          <table:table-cell office:value-type="float" office:value="-1.09014892578" calcext:value-type="float">
            <text:p>-1.0901489258</text:p>
          </table:table-cell>
          <table:table-cell office:value-type="float" office:value="0.154554352164" calcext:value-type="float">
            <text:p>0.1545543522</text:p>
          </table:table-cell>
          <table:table-cell office:value-type="float" office:value="-0.974365830421" calcext:value-type="float">
            <text:p>-0.9743658304</text:p>
          </table:table-cell>
          <table:table-cell office:value-type="float" office:value="3.03631949425" calcext:value-type="float">
            <text:p>3.036319494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435" calcext:value-type="float">
            <text:p>1.435</text:p>
          </table:table-cell>
          <table:table-cell office:value-type="float" office:value="-2.859" calcext:value-type="float">
            <text:p>-2.859</text:p>
          </table:table-cell>
          <table:table-cell office:value-type="float" office:value="0.499753956925" calcext:value-type="float">
            <text:p>0.4997539569</text:p>
          </table:table-cell>
          <table:table-cell office:value-type="float" office:value="0.521010547876" calcext:value-type="float">
            <text:p>0.5210105479</text:p>
          </table:table-cell>
          <table:table-cell office:value-type="float" office:value="-1.02964389324" calcext:value-type="float">
            <text:p>-1.0296438932</text:p>
          </table:table-cell>
          <table:table-cell office:value-type="float" office:value="-1.10290157795" calcext:value-type="float">
            <text:p>-1.102901578</text:p>
          </table:table-cell>
          <table:table-cell office:value-type="float" office:value="1.03124201298" calcext:value-type="float">
            <text:p>1.031242013</text:p>
          </table:table-cell>
          <table:table-cell office:value-type="float" office:value="-1.26370024681" calcext:value-type="float">
            <text:p>-1.2637002468</text:p>
          </table:table-cell>
          <table:table-cell office:value-type="float" office:value="4.50822687149" calcext:value-type="float">
            <text:p>4.508226871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439" calcext:value-type="float">
            <text:p>1.439</text:p>
          </table:table-cell>
          <table:table-cell office:value-type="float" office:value="-2.853" calcext:value-type="float">
            <text:p>-2.853</text:p>
          </table:table-cell>
          <table:table-cell office:value-type="float" office:value="0.499753956925" calcext:value-type="float">
            <text:p>0.4997539569</text:p>
          </table:table-cell>
          <table:table-cell office:value-type="float" office:value="0.520765438676" calcext:value-type="float">
            <text:p>0.5207654387</text:p>
          </table:table-cell>
          <table:table-cell office:value-type="float" office:value="-1.02888524532" calcext:value-type="float">
            <text:p>-1.0288852453</text:p>
          </table:table-cell>
          <table:table-cell office:value-type="float" office:value="-1.10872042179" calcext:value-type="float">
            <text:p>-1.1087204218</text:p>
          </table:table-cell>
          <table:table-cell office:value-type="float" office:value="1.06565749645" calcext:value-type="float">
            <text:p>1.0656574965</text:p>
          </table:table-cell>
          <table:table-cell office:value-type="float" office:value="-1.2609320879" calcext:value-type="float">
            <text:p>-1.2609320879</text:p>
          </table:table-cell>
          <table:table-cell office:value-type="float" office:value="4.65921354294" calcext:value-type="float">
            <text:p>4.659213542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444" calcext:value-type="float">
            <text:p>1.444</text:p>
          </table:table-cell>
          <table:table-cell office:value-type="float" office:value="-2.845" calcext:value-type="float">
            <text:p>-2.845</text:p>
          </table:table-cell>
          <table:table-cell office:value-type="float" office:value="0.500186978143" calcext:value-type="float">
            <text:p>0.5001869781</text:p>
          </table:table-cell>
          <table:table-cell office:value-type="float" office:value="0.51997667551" calcext:value-type="float">
            <text:p>0.5199766755</text:p>
          </table:table-cell>
          <table:table-cell office:value-type="float" office:value="-1.02836060524" calcext:value-type="float">
            <text:p>-1.0283606052</text:p>
          </table:table-cell>
          <table:table-cell office:value-type="float" office:value="-1.10898065567" calcext:value-type="float">
            <text:p>-1.1089806557</text:p>
          </table:table-cell>
          <table:table-cell office:value-type="float" office:value="1.09940087795" calcext:value-type="float">
            <text:p>1.099400878</text:p>
          </table:table-cell>
          <table:table-cell office:value-type="float" office:value="-1.25843036175" calcext:value-type="float">
            <text:p>-1.2584303618</text:p>
          </table:table-cell>
          <table:table-cell office:value-type="float" office:value="4.79385519028" calcext:value-type="float">
            <text:p>4.793855190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.449" calcext:value-type="float">
            <text:p>1.449</text:p>
          </table:table-cell>
          <table:table-cell office:value-type="float" office:value="-2.836" calcext:value-type="float">
            <text:p>-2.836</text:p>
          </table:table-cell>
          <table:table-cell office:value-type="float" office:value="0.500186978143" calcext:value-type="float">
            <text:p>0.5001869781</text:p>
          </table:table-cell>
          <table:table-cell office:value-type="float" office:value="0.519719362259" calcext:value-type="float">
            <text:p>0.5197193623</text:p>
          </table:table-cell>
          <table:table-cell office:value-type="float" office:value="-1.02795231342" calcext:value-type="float">
            <text:p>-1.0279523134</text:p>
          </table:table-cell>
          <table:table-cell office:value-type="float" office:value="-1.11954402924" calcext:value-type="float">
            <text:p>-1.1195440292</text:p>
          </table:table-cell>
          <table:table-cell office:value-type="float" office:value="1.41031527519" calcext:value-type="float">
            <text:p>1.4103152752</text:p>
          </table:table-cell>
          <table:table-cell office:value-type="float" office:value="-1.29649221897" calcext:value-type="float">
            <text:p>-1.296492219</text:p>
          </table:table-cell>
          <table:table-cell office:value-type="float" office:value="5.24987220764" calcext:value-type="float">
            <text:p>5.24987220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55" calcext:value-type="float">
            <text:p>1.455</text:p>
          </table:table-cell>
          <table:table-cell office:value-type="float" office:value="-2.826" calcext:value-type="float">
            <text:p>-2.826</text:p>
          </table:table-cell>
          <table:table-cell office:value-type="float" office:value="0.500619874314" calcext:value-type="float">
            <text:p>0.5006198743</text:p>
          </table:table-cell>
          <table:table-cell office:value-type="float" office:value="0.519861012697" calcext:value-type="float">
            <text:p>0.5198610127</text:p>
          </table:table-cell>
          <table:table-cell office:value-type="float" office:value="-1.02769267559" calcext:value-type="float">
            <text:p>-1.0276926756</text:p>
          </table:table-cell>
          <table:table-cell office:value-type="float" office:value="-1.12292599678" calcext:value-type="float">
            <text:p>-1.1229259968</text:p>
          </table:table-cell>
          <table:table-cell office:value-type="float" office:value="1.44708812237" calcext:value-type="float">
            <text:p>1.4470881224</text:p>
          </table:table-cell>
          <table:table-cell office:value-type="float" office:value="-1.291877985" calcext:value-type="float">
            <text:p>-1.291877985</text:p>
          </table:table-cell>
          <table:table-cell office:value-type="float" office:value="5.47947311401" calcext:value-type="float">
            <text:p>5.47947311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462" calcext:value-type="float">
            <text:p>1.462</text:p>
          </table:table-cell>
          <table:table-cell office:value-type="float" office:value="-2.814" calcext:value-type="float">
            <text:p>-2.814</text:p>
          </table:table-cell>
          <table:table-cell office:value-type="float" office:value="0.500186978143" calcext:value-type="float">
            <text:p>0.5001869781</text:p>
          </table:table-cell>
          <table:table-cell office:value-type="float" office:value="0.519897803664" calcext:value-type="float">
            <text:p>0.5198978037</text:p>
          </table:table-cell>
          <table:table-cell office:value-type="float" office:value="-1.02718019485" calcext:value-type="float">
            <text:p>-1.0271801949</text:p>
          </table:table-cell>
          <table:table-cell office:value-type="float" office:value="-1.13059484959" calcext:value-type="float">
            <text:p>-1.1305948496</text:p>
          </table:table-cell>
          <table:table-cell office:value-type="float" office:value="1.48349285126" calcext:value-type="float">
            <text:p>1.4834928513</text:p>
          </table:table-cell>
          <table:table-cell office:value-type="float" office:value="-1.28662896156" calcext:value-type="float">
            <text:p>-1.2866289616</text:p>
          </table:table-cell>
          <table:table-cell office:value-type="float" office:value="5.72199058533" calcext:value-type="float">
            <text:p>5.721990585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.469" calcext:value-type="float">
            <text:p>1.469</text:p>
          </table:table-cell>
          <table:table-cell office:value-type="float" office:value="-2.8" calcext:value-type="float">
            <text:p>-2.8</text:p>
          </table:table-cell>
          <table:table-cell office:value-type="float" office:value="0.499753956925" calcext:value-type="float">
            <text:p>0.4997539569</text:p>
          </table:table-cell>
          <table:table-cell office:value-type="float" office:value="0.519995555282" calcext:value-type="float">
            <text:p>0.5199955553</text:p>
          </table:table-cell>
          <table:table-cell office:value-type="float" office:value="-1.02659404278" calcext:value-type="float">
            <text:p>-1.0265940428</text:p>
          </table:table-cell>
          <table:table-cell office:value-type="float" office:value="-1.14514195919" calcext:value-type="float">
            <text:p>-1.1451419592</text:p>
          </table:table-cell>
          <table:table-cell office:value-type="float" office:value="1.5198943615" calcext:value-type="float">
            <text:p>1.5198943615</text:p>
          </table:table-cell>
          <table:table-cell office:value-type="float" office:value="-1.28154444695" calcext:value-type="float">
            <text:p>-1.281544447</text:p>
          </table:table-cell>
          <table:table-cell office:value-type="float" office:value="5.91214847565" calcext:value-type="float">
            <text:p>5.912148475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.478" calcext:value-type="float">
            <text:p>1.478</text:p>
          </table:table-cell>
          <table:table-cell office:value-type="float" office:value="-2.786" calcext:value-type="float">
            <text:p>-2.786</text:p>
          </table:table-cell>
          <table:table-cell office:value-type="float" office:value="0.498887539782" calcext:value-type="float">
            <text:p>0.4988875398</text:p>
          </table:table-cell>
          <table:table-cell office:value-type="float" office:value="0.519052758813" calcext:value-type="float">
            <text:p>0.5190527588</text:p>
          </table:table-cell>
          <table:table-cell office:value-type="float" office:value="-1.02584731579" calcext:value-type="float">
            <text:p>-1.0258473158</text:p>
          </table:table-cell>
          <table:table-cell office:value-type="float" office:value="-1.14641010761" calcext:value-type="float">
            <text:p>-1.1464101076</text:p>
          </table:table-cell>
          <table:table-cell office:value-type="float" office:value="1.55482339859" calcext:value-type="float">
            <text:p>1.5548233986</text:p>
          </table:table-cell>
          <table:table-cell office:value-type="float" office:value="-1.27571582794" calcext:value-type="float">
            <text:p>-1.2757158279</text:p>
          </table:table-cell>
          <table:table-cell office:value-type="float" office:value="6.17366266251" calcext:value-type="float">
            <text:p>6.173662662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.487" calcext:value-type="float">
            <text:p>1.487</text:p>
          </table:table-cell>
          <table:table-cell office:value-type="float" office:value="-2.771" calcext:value-type="float">
            <text:p>-2.771</text:p>
          </table:table-cell>
          <table:table-cell office:value-type="float" office:value="0.497586978925" calcext:value-type="float">
            <text:p>0.4975869789</text:p>
          </table:table-cell>
          <table:table-cell office:value-type="float" office:value="0.518748477101" calcext:value-type="float">
            <text:p>0.5187484771</text:p>
          </table:table-cell>
          <table:table-cell office:value-type="float" office:value="-1.02564358711" calcext:value-type="float">
            <text:p>-1.0256435871</text:p>
          </table:table-cell>
          <table:table-cell office:value-type="float" office:value="-1.15236401558" calcext:value-type="float">
            <text:p>-1.1523640156</text:p>
          </table:table-cell>
          <table:table-cell office:value-type="float" office:value="1.58922040462" calcext:value-type="float">
            <text:p>1.5892204046</text:p>
          </table:table-cell>
          <table:table-cell office:value-type="float" office:value="-1.2696120739" calcext:value-type="float">
            <text:p>-1.2696120739</text:p>
          </table:table-cell>
          <table:table-cell office:value-type="float" office:value="6.46467781067" calcext:value-type="float">
            <text:p>6.464677810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496" calcext:value-type="float">
            <text:p>1.496</text:p>
          </table:table-cell>
          <table:table-cell office:value-type="float" office:value="-2.755" calcext:value-type="float">
            <text:p>-2.755</text:p>
          </table:table-cell>
          <table:table-cell office:value-type="float" office:value="0.495851156734" calcext:value-type="float">
            <text:p>0.4958511567</text:p>
          </table:table-cell>
          <table:table-cell office:value-type="float" office:value="0.518686696887" calcext:value-type="float">
            <text:p>0.5186866969</text:p>
          </table:table-cell>
          <table:table-cell office:value-type="float" office:value="-1.02550089359" calcext:value-type="float">
            <text:p>-1.0255008936</text:p>
          </table:table-cell>
          <table:table-cell office:value-type="float" office:value="-1.166254282" calcext:value-type="float">
            <text:p>-1.166254282</text:p>
          </table:table-cell>
          <table:table-cell office:value-type="float" office:value="1.6235512495" calcext:value-type="float">
            <text:p>1.6235512495</text:p>
          </table:table-cell>
          <table:table-cell office:value-type="float" office:value="-1.26617622375" calcext:value-type="float">
            <text:p>-1.2661762238</text:p>
          </table:table-cell>
          <table:table-cell office:value-type="float" office:value="6.60023450851" calcext:value-type="float">
            <text:p>6.600234508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506" calcext:value-type="float">
            <text:p>1.506</text:p>
          </table:table-cell>
          <table:table-cell office:value-type="float" office:value="-2.738" calcext:value-type="float">
            <text:p>-2.738</text:p>
          </table:table-cell>
          <table:table-cell office:value-type="float" office:value="0.492808699515" calcext:value-type="float">
            <text:p>0.4928086995</text:p>
          </table:table-cell>
          <table:table-cell office:value-type="float" office:value="0.518559262156" calcext:value-type="float">
            <text:p>0.5185592622</text:p>
          </table:table-cell>
          <table:table-cell office:value-type="float" office:value="-1.02516233921" calcext:value-type="float">
            <text:p>-1.0251623392</text:p>
          </table:table-cell>
          <table:table-cell office:value-type="float" office:value="-1.17524123192" calcext:value-type="float">
            <text:p>-1.1752412319</text:p>
          </table:table-cell>
          <table:table-cell office:value-type="float" office:value="1.66530179977" calcext:value-type="float">
            <text:p>1.6653017998</text:p>
          </table:table-cell>
          <table:table-cell office:value-type="float" office:value="-1.2603136301" calcext:value-type="float">
            <text:p>-1.2603136301</text:p>
          </table:table-cell>
          <table:table-cell office:value-type="float" office:value="6.72948026657" calcext:value-type="float">
            <text:p>6.729480266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517" calcext:value-type="float">
            <text:p>1.517</text:p>
          </table:table-cell>
          <table:table-cell office:value-type="float" office:value="-2.72" calcext:value-type="float">
            <text:p>-2.72</text:p>
          </table:table-cell>
          <table:table-cell office:value-type="float" office:value="0.490196072747" calcext:value-type="float">
            <text:p>0.4901960727</text:p>
          </table:table-cell>
          <table:table-cell office:value-type="float" office:value="0.518715903163" calcext:value-type="float">
            <text:p>0.5187159032</text:p>
          </table:table-cell>
          <table:table-cell office:value-type="float" office:value="-1.02468550205" calcext:value-type="float">
            <text:p>-1.0246855021</text:p>
          </table:table-cell>
          <table:table-cell office:value-type="float" office:value="-1.18583369255" calcext:value-type="float">
            <text:p>-1.1858336926</text:p>
          </table:table-cell>
          <table:table-cell office:value-type="float" office:value="1.70976662636" calcext:value-type="float">
            <text:p>1.7097666264</text:p>
          </table:table-cell>
          <table:table-cell office:value-type="float" office:value="-1.25286495686" calcext:value-type="float">
            <text:p>-1.2528649569</text:p>
          </table:table-cell>
          <table:table-cell office:value-type="float" office:value="6.91334581375" calcext:value-type="float">
            <text:p>6.913345813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529" calcext:value-type="float">
            <text:p>1.529</text:p>
          </table:table-cell>
          <table:table-cell office:value-type="float" office:value="-2.7" calcext:value-type="float">
            <text:p>-2.7</text:p>
          </table:table-cell>
          <table:table-cell office:value-type="float" office:value="0.488015512679" calcext:value-type="float">
            <text:p>0.4880155127</text:p>
          </table:table-cell>
          <table:table-cell office:value-type="float" office:value="0.518363192677" calcext:value-type="float">
            <text:p>0.5183631927</text:p>
          </table:table-cell>
          <table:table-cell office:value-type="float" office:value="-1.02410233021" calcext:value-type="float">
            <text:p>-1.0241023302</text:p>
          </table:table-cell>
          <table:table-cell office:value-type="float" office:value="-1.19299161434" calcext:value-type="float">
            <text:p>-1.1929916143</text:p>
          </table:table-cell>
          <table:table-cell office:value-type="float" office:value="1.75599312782" calcext:value-type="float">
            <text:p>1.7559931278</text:p>
          </table:table-cell>
          <table:table-cell office:value-type="float" office:value="-1.24641013145" calcext:value-type="float">
            <text:p>-1.2464101315</text:p>
          </table:table-cell>
          <table:table-cell office:value-type="float" office:value="7.05246400833" calcext:value-type="float">
            <text:p>7.052464008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.541" calcext:value-type="float">
            <text:p>1.541</text:p>
          </table:table-cell>
          <table:table-cell office:value-type="float" office:value="-2.68" calcext:value-type="float">
            <text:p>-2.68</text:p>
          </table:table-cell>
          <table:table-cell office:value-type="float" office:value="0.48495760748" calcext:value-type="float">
            <text:p>0.4849576075</text:p>
          </table:table-cell>
          <table:table-cell office:value-type="float" office:value="0.518060579896" calcext:value-type="float">
            <text:p>0.5180605799</text:p>
          </table:table-cell>
          <table:table-cell office:value-type="float" office:value="-1.02361416817" calcext:value-type="float">
            <text:p>-1.0236141682</text:p>
          </table:table-cell>
          <table:table-cell office:value-type="float" office:value="-1.19266355038" calcext:value-type="float">
            <text:p>-1.1926635504</text:p>
          </table:table-cell>
          <table:table-cell office:value-type="float" office:value="1.7998149395" calcext:value-type="float">
            <text:p>1.7998149395</text:p>
          </table:table-cell>
          <table:table-cell office:value-type="float" office:value="-1.24091088772" calcext:value-type="float">
            <text:p>-1.2409108877</text:p>
          </table:table-cell>
          <table:table-cell office:value-type="float" office:value="7.15062761307" calcext:value-type="float">
            <text:p>7.1506276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55" calcext:value-type="float">
            <text:p>1.555</text:p>
          </table:table-cell>
          <table:table-cell office:value-type="float" office:value="-2.659" calcext:value-type="float">
            <text:p>-2.659</text:p>
          </table:table-cell>
          <table:table-cell office:value-type="float" office:value="0.479701683792" calcext:value-type="float">
            <text:p>0.4797016838</text:p>
          </table:table-cell>
          <table:table-cell office:value-type="float" office:value="0.517681062222" calcext:value-type="float">
            <text:p>0.5176810622</text:p>
          </table:table-cell>
          <table:table-cell office:value-type="float" office:value="-1.02339088917" calcext:value-type="float">
            <text:p>-1.0233908892</text:p>
          </table:table-cell>
          <table:table-cell office:value-type="float" office:value="-1.19813287258" calcext:value-type="float">
            <text:p>-1.1981328726</text:p>
          </table:table-cell>
          <table:table-cell office:value-type="float" office:value="1.83190178871" calcext:value-type="float">
            <text:p>1.8319017887</text:p>
          </table:table-cell>
          <table:table-cell office:value-type="float" office:value="-1.23715472221" calcext:value-type="float">
            <text:p>-1.2371547222</text:p>
          </table:table-cell>
          <table:table-cell office:value-type="float" office:value="7.24871826172" calcext:value-type="float">
            <text:p>7.248718261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.569" calcext:value-type="float">
            <text:p>1.569</text:p>
          </table:table-cell>
          <table:table-cell office:value-type="float" office:value="-2.636" calcext:value-type="float">
            <text:p>-2.636</text:p>
          </table:table-cell>
          <table:table-cell office:value-type="float" office:value="0.476627741129" calcext:value-type="float">
            <text:p>0.4766277411</text:p>
          </table:table-cell>
          <table:table-cell office:value-type="float" office:value="0.517535686493" calcext:value-type="float">
            <text:p>0.5175356865</text:p>
          </table:table-cell>
          <table:table-cell office:value-type="float" office:value="-1.02322387695" calcext:value-type="float">
            <text:p>-1.023223877</text:p>
          </table:table-cell>
          <table:table-cell office:value-type="float" office:value="-1.20489037037" calcext:value-type="float">
            <text:p>-1.2048903704</text:p>
          </table:table-cell>
          <table:table-cell office:value-type="float" office:value="1.86136567593" calcext:value-type="float">
            <text:p>1.8613656759</text:p>
          </table:table-cell>
          <table:table-cell office:value-type="float" office:value="-1.23242712021" calcext:value-type="float">
            <text:p>-1.2324271202</text:p>
          </table:table-cell>
          <table:table-cell office:value-type="float" office:value="7.42083883286" calcext:value-type="float">
            <text:p>7.420838832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584" calcext:value-type="float">
            <text:p>1.584</text:p>
          </table:table-cell>
          <table:table-cell office:value-type="float" office:value="-2.614" calcext:value-type="float">
            <text:p>-2.614</text:p>
          </table:table-cell>
          <table:table-cell office:value-type="float" office:value="0.47310751659" calcext:value-type="float">
            <text:p>0.4731075166</text:p>
          </table:table-cell>
          <table:table-cell office:value-type="float" office:value="0.517477154732" calcext:value-type="float">
            <text:p>0.5174771547</text:p>
          </table:table-cell>
          <table:table-cell office:value-type="float" office:value="-1.02278530598" calcext:value-type="float">
            <text:p>-1.022785306</text:p>
          </table:table-cell>
          <table:table-cell office:value-type="float" office:value="-1.21302211285" calcext:value-type="float">
            <text:p>-1.2130221129</text:p>
          </table:table-cell>
          <table:table-cell office:value-type="float" office:value="1.89124727249" calcext:value-type="float">
            <text:p>1.8912472725</text:p>
          </table:table-cell>
          <table:table-cell office:value-type="float" office:value="-1.22694480419" calcext:value-type="float">
            <text:p>-1.2269448042</text:p>
          </table:table-cell>
          <table:table-cell office:value-type="float" office:value="7.62598133087" calcext:value-type="float">
            <text:p>7.625981330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601" calcext:value-type="float">
            <text:p>1.601</text:p>
          </table:table-cell>
          <table:table-cell office:value-type="float" office:value="-2.589" calcext:value-type="float">
            <text:p>-2.589</text:p>
          </table:table-cell>
          <table:table-cell office:value-type="float" office:value="0.470021108662" calcext:value-type="float">
            <text:p>0.4700211087</text:p>
          </table:table-cell>
          <table:table-cell office:value-type="float" office:value="0.517443954945" calcext:value-type="float">
            <text:p>0.5174439549</text:p>
          </table:table-cell>
          <table:table-cell office:value-type="float" office:value="-1.02226603031" calcext:value-type="float">
            <text:p>-1.0222660303</text:p>
          </table:table-cell>
          <table:table-cell office:value-type="float" office:value="-1.2285490036" calcext:value-type="float">
            <text:p>-1.2285490036</text:p>
          </table:table-cell>
          <table:table-cell office:value-type="float" office:value="1.92296874523" calcext:value-type="float">
            <text:p>1.9229687452</text:p>
          </table:table-cell>
          <table:table-cell office:value-type="float" office:value="-1.22065651417" calcext:value-type="float">
            <text:p>-1.2206565142</text:p>
          </table:table-cell>
          <table:table-cell office:value-type="float" office:value="7.84922170639" calcext:value-type="float">
            <text:p>7.849221706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.618" calcext:value-type="float">
            <text:p>1.618</text:p>
          </table:table-cell>
          <table:table-cell office:value-type="float" office:value="-2.563" calcext:value-type="float">
            <text:p>-2.563</text:p>
          </table:table-cell>
          <table:table-cell office:value-type="float" office:value="0.466486737214" calcext:value-type="float">
            <text:p>0.4664867372</text:p>
          </table:table-cell>
          <table:table-cell office:value-type="float" office:value="0.516757756472" calcext:value-type="float">
            <text:p>0.5167577565</text:p>
          </table:table-cell>
          <table:table-cell office:value-type="float" office:value="-1.02156734467" calcext:value-type="float">
            <text:p>-1.0215673447</text:p>
          </table:table-cell>
          <table:table-cell office:value-type="float" office:value="-1.23281061649" calcext:value-type="float">
            <text:p>-1.2328106165</text:p>
          </table:table-cell>
          <table:table-cell office:value-type="float" office:value="1.95169842243" calcext:value-type="float">
            <text:p>1.9516984224</text:p>
          </table:table-cell>
          <table:table-cell office:value-type="float" office:value="-1.21455156803" calcext:value-type="float">
            <text:p>-1.214551568</text:p>
          </table:table-cell>
          <table:table-cell office:value-type="float" office:value="8.1063117981" calcext:value-type="float">
            <text:p>8.106311798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637" calcext:value-type="float">
            <text:p>1.637</text:p>
          </table:table-cell>
          <table:table-cell office:value-type="float" office:value="-2.535" calcext:value-type="float">
            <text:p>-2.535</text:p>
          </table:table-cell>
          <table:table-cell office:value-type="float" office:value="0.463831057427" calcext:value-type="float">
            <text:p>0.4638310574</text:p>
          </table:table-cell>
          <table:table-cell office:value-type="float" office:value="0.516495630145" calcext:value-type="float">
            <text:p>0.5164956301</text:p>
          </table:table-cell>
          <table:table-cell office:value-type="float" office:value="-1.02126443386" calcext:value-type="float">
            <text:p>-1.0212644339</text:p>
          </table:table-cell>
          <table:table-cell office:value-type="float" office:value="-1.23825001717" calcext:value-type="float">
            <text:p>-1.2382500172</text:p>
          </table:table-cell>
          <table:table-cell office:value-type="float" office:value="1.98123419285" calcext:value-type="float">
            <text:p>1.9812341929</text:p>
          </table:table-cell>
          <table:table-cell office:value-type="float" office:value="-1.20801591873" calcext:value-type="float">
            <text:p>-1.2080159187</text:p>
          </table:table-cell>
          <table:table-cell office:value-type="float" office:value="8.42200660706" calcext:value-type="float">
            <text:p>8.422006607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.658" calcext:value-type="float">
            <text:p>1.658</text:p>
          </table:table-cell>
          <table:table-cell office:value-type="float" office:value="-2.506" calcext:value-type="float">
            <text:p>-2.506</text:p>
          </table:table-cell>
          <table:table-cell office:value-type="float" office:value="0.462058283605" calcext:value-type="float">
            <text:p>0.4620582836</text:p>
          </table:table-cell>
          <table:table-cell office:value-type="float" office:value="0.516442164779" calcext:value-type="float">
            <text:p>0.5164421648</text:p>
          </table:table-cell>
          <table:table-cell office:value-type="float" office:value="-1.02108967304" calcext:value-type="float">
            <text:p>-1.021089673</text:p>
          </table:table-cell>
          <table:table-cell office:value-type="float" office:value="-1.24598562717" calcext:value-type="float">
            <text:p>-1.2459856272</text:p>
          </table:table-cell>
          <table:table-cell office:value-type="float" office:value="2.00911426544" calcext:value-type="float">
            <text:p>2.0091142654</text:p>
          </table:table-cell>
          <table:table-cell office:value-type="float" office:value="-1.20316565037" calcext:value-type="float">
            <text:p>-1.2031656504</text:p>
          </table:table-cell>
          <table:table-cell office:value-type="float" office:value="8.68678665161" calcext:value-type="float">
            <text:p>8.686786651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.68" calcext:value-type="float">
            <text:p>1.68</text:p>
          </table:table-cell>
          <table:table-cell office:value-type="float" office:value="-2.474" calcext:value-type="float">
            <text:p>-2.474</text:p>
          </table:table-cell>
          <table:table-cell office:value-type="float" office:value="0.460727489948" calcext:value-type="float">
            <text:p>0.4607274899</text:p>
          </table:table-cell>
          <table:table-cell office:value-type="float" office:value="0.516352847219" calcext:value-type="float">
            <text:p>0.5163528472</text:p>
          </table:table-cell>
          <table:table-cell office:value-type="float" office:value="-1.02080583572" calcext:value-type="float">
            <text:p>-1.0208058357</text:p>
          </table:table-cell>
          <table:table-cell office:value-type="float" office:value="-1.24841320515" calcext:value-type="float">
            <text:p>-1.2484132052</text:p>
          </table:table-cell>
          <table:table-cell office:value-type="float" office:value="2.03719711304" calcext:value-type="float">
            <text:p>2.037197113</text:p>
          </table:table-cell>
          <table:table-cell office:value-type="float" office:value="-1.19770300388" calcext:value-type="float">
            <text:p>-1.1977030039</text:p>
          </table:table-cell>
          <table:table-cell office:value-type="float" office:value="8.97887802124" calcext:value-type="float">
            <text:p>8.978878021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.704" calcext:value-type="float">
            <text:p>1.704</text:p>
          </table:table-cell>
          <table:table-cell office:value-type="float" office:value="-2.44" calcext:value-type="float">
            <text:p>-2.44</text:p>
          </table:table-cell>
          <table:table-cell office:value-type="float" office:value="0.458507198363" calcext:value-type="float">
            <text:p>0.4585071984</text:p>
          </table:table-cell>
          <table:table-cell office:value-type="float" office:value="0.516232460737" calcext:value-type="float">
            <text:p>0.5162324607</text:p>
          </table:table-cell>
          <table:table-cell office:value-type="float" office:value="-1.02034640312" calcext:value-type="float">
            <text:p>-1.0203464031</text:p>
          </table:table-cell>
          <table:table-cell office:value-type="float" office:value="-1.26259303093" calcext:value-type="float">
            <text:p>-1.2625930309</text:p>
          </table:table-cell>
          <table:table-cell office:value-type="float" office:value="2.05936145782" calcext:value-type="float">
            <text:p>2.0593614578</text:p>
          </table:table-cell>
          <table:table-cell office:value-type="float" office:value="-1.19084835052" calcext:value-type="float">
            <text:p>-1.1908483505</text:p>
          </table:table-cell>
          <table:table-cell office:value-type="float" office:value="9.33438301086" calcext:value-type="float">
            <text:p>9.334383010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.73" calcext:value-type="float">
            <text:p>1.73</text:p>
          </table:table-cell>
          <table:table-cell office:value-type="float" office:value="-2.404" calcext:value-type="float">
            <text:p>-2.404</text:p>
          </table:table-cell>
          <table:table-cell office:value-type="float" office:value="0.456728901146" calcext:value-type="float">
            <text:p>0.4567289011</text:p>
          </table:table-cell>
          <table:table-cell office:value-type="float" office:value="0.515729308128" calcext:value-type="float">
            <text:p>0.5157293081</text:p>
          </table:table-cell>
          <table:table-cell office:value-type="float" office:value="-1.01967382431" calcext:value-type="float">
            <text:p>-1.0196738243</text:p>
          </table:table-cell>
          <table:table-cell office:value-type="float" office:value="-1.26839077473" calcext:value-type="float">
            <text:p>-1.2683907747</text:p>
          </table:table-cell>
          <table:table-cell office:value-type="float" office:value="2.08284950256" calcext:value-type="float">
            <text:p>2.0828495026</text:p>
          </table:table-cell>
          <table:table-cell office:value-type="float" office:value="-1.18396937847" calcext:value-type="float">
            <text:p>-1.1839693785</text:p>
          </table:table-cell>
          <table:table-cell office:value-type="float" office:value="9.66717147827" calcext:value-type="float">
            <text:p>9.6671714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57" calcext:value-type="float">
            <text:p>1.757</text:p>
          </table:table-cell>
          <table:table-cell office:value-type="float" office:value="-2.366" calcext:value-type="float">
            <text:p>-2.366</text:p>
          </table:table-cell>
          <table:table-cell office:value-type="float" office:value="0.454948777015" calcext:value-type="float">
            <text:p>0.454948777</text:p>
          </table:table-cell>
          <table:table-cell office:value-type="float" office:value="0.515656381845" calcext:value-type="float">
            <text:p>0.5156563818</text:p>
          </table:table-cell>
          <table:table-cell office:value-type="float" office:value="-1.01967465878" calcext:value-type="float">
            <text:p>-1.0196746588</text:p>
          </table:table-cell>
          <table:table-cell office:value-type="float" office:value="-1.30659461021" calcext:value-type="float">
            <text:p>-1.3065946102</text:p>
          </table:table-cell>
          <table:table-cell office:value-type="float" office:value="2.10724592209" calcext:value-type="float">
            <text:p>2.1072459221</text:p>
          </table:table-cell>
          <table:table-cell office:value-type="float" office:value="-1.17782151699" calcext:value-type="float">
            <text:p>-1.177821517</text:p>
          </table:table-cell>
          <table:table-cell office:value-type="float" office:value="10.0186748505" calcext:value-type="float">
            <text:p>10.018674850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785" calcext:value-type="float">
            <text:p>1.785</text:p>
          </table:table-cell>
          <table:table-cell office:value-type="float" office:value="-2.327" calcext:value-type="float">
            <text:p>-2.327</text:p>
          </table:table-cell>
          <table:table-cell office:value-type="float" office:value="0.451829185191" calcext:value-type="float">
            <text:p>0.4518291852</text:p>
          </table:table-cell>
          <table:table-cell office:value-type="float" office:value="0.516682893038" calcext:value-type="float">
            <text:p>0.516682893</text:p>
          </table:table-cell>
          <table:table-cell office:value-type="float" office:value="-1.01980996132" calcext:value-type="float">
            <text:p>-1.0198099613</text:p>
          </table:table-cell>
          <table:table-cell office:value-type="float" office:value="-1.32719433308" calcext:value-type="float">
            <text:p>-1.3271943331</text:p>
          </table:table-cell>
          <table:table-cell office:value-type="float" office:value="2.13125872612" calcext:value-type="float">
            <text:p>2.1312587261</text:p>
          </table:table-cell>
          <table:table-cell office:value-type="float" office:value="-1.17200934887" calcext:value-type="float">
            <text:p>-1.1720093489</text:p>
          </table:table-cell>
          <table:table-cell office:value-type="float" office:value="10.4175205231" calcext:value-type="float">
            <text:p>10.417520523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815" calcext:value-type="float">
            <text:p>1.815</text:p>
          </table:table-cell>
          <table:table-cell office:value-type="float" office:value="-2.287" calcext:value-type="float">
            <text:p>-2.287</text:p>
          </table:table-cell>
          <table:table-cell office:value-type="float" office:value="0.450490520679" calcext:value-type="float">
            <text:p>0.4504905207</text:p>
          </table:table-cell>
          <table:table-cell office:value-type="float" office:value="0.520419746637" calcext:value-type="float">
            <text:p>0.5204197466</text:p>
          </table:table-cell>
          <table:table-cell office:value-type="float" office:value="-1.01999044418" calcext:value-type="float">
            <text:p>-1.0199904442</text:p>
          </table:table-cell>
          <table:table-cell office:value-type="float" office:value="-1.34344577789" calcext:value-type="float">
            <text:p>-1.3434457779</text:p>
          </table:table-cell>
          <table:table-cell office:value-type="float" office:value="2.15799093246" calcext:value-type="float">
            <text:p>2.1579909325</text:p>
          </table:table-cell>
          <table:table-cell office:value-type="float" office:value="-1.16628313065" calcext:value-type="float">
            <text:p>-1.1662831307</text:p>
          </table:table-cell>
          <table:table-cell office:value-type="float" office:value="10.7592115402" calcext:value-type="float">
            <text:p>10.759211540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.847" calcext:value-type="float">
            <text:p>1.847</text:p>
          </table:table-cell>
          <table:table-cell office:value-type="float" office:value="-2.243" calcext:value-type="float">
            <text:p>-2.243</text:p>
          </table:table-cell>
          <table:table-cell office:value-type="float" office:value="0.448704058466" calcext:value-type="float">
            <text:p>0.4487040585</text:p>
          </table:table-cell>
          <table:table-cell office:value-type="float" office:value="0.52563624084" calcext:value-type="float">
            <text:p>0.5256362408</text:p>
          </table:table-cell>
          <table:table-cell office:value-type="float" office:value="-1.0202703476" calcext:value-type="float">
            <text:p>-1.0202703476</text:p>
          </table:table-cell>
          <table:table-cell office:value-type="float" office:value="-1.36937701702" calcext:value-type="float">
            <text:p>-1.369377017</text:p>
          </table:table-cell>
          <table:table-cell office:value-type="float" office:value="2.19206523895" calcext:value-type="float">
            <text:p>2.192065239</text:p>
          </table:table-cell>
          <table:table-cell office:value-type="float" office:value="-1.15885269642" calcext:value-type="float">
            <text:p>-1.1588526964</text:p>
          </table:table-cell>
          <table:table-cell office:value-type="float" office:value="11.0700092316" calcext:value-type="float">
            <text:p>11.070009231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881" calcext:value-type="float">
            <text:p>1.881</text:p>
          </table:table-cell>
          <table:table-cell office:value-type="float" office:value="-2.198" calcext:value-type="float">
            <text:p>-2.198</text:p>
          </table:table-cell>
          <table:table-cell office:value-type="float" office:value="0.449597514371" calcext:value-type="float">
            <text:p>0.4495975144</text:p>
          </table:table-cell>
          <table:table-cell office:value-type="float" office:value="0.533472001553" calcext:value-type="float">
            <text:p>0.5334720016</text:p>
          </table:table-cell>
          <table:table-cell office:value-type="float" office:value="-1.02058625221" calcext:value-type="float">
            <text:p>-1.0205862522</text:p>
          </table:table-cell>
          <table:table-cell office:value-type="float" office:value="-1.42594563961" calcext:value-type="float">
            <text:p>-1.4259456396</text:p>
          </table:table-cell>
          <table:table-cell office:value-type="float" office:value="2.22745895386" calcext:value-type="float">
            <text:p>2.2274589539</text:p>
          </table:table-cell>
          <table:table-cell office:value-type="float" office:value="-1.14794898033" calcext:value-type="float">
            <text:p>-1.1479489803</text:p>
          </table:table-cell>
          <table:table-cell office:value-type="float" office:value="11.4960947037" calcext:value-type="float">
            <text:p>11.496094703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914" calcext:value-type="float">
            <text:p>1.914</text:p>
          </table:table-cell>
          <table:table-cell office:value-type="float" office:value="-2.154" calcext:value-type="float">
            <text:p>-2.154</text:p>
          </table:table-cell>
          <table:table-cell office:value-type="float" office:value="0.446021002103" calcext:value-type="float">
            <text:p>0.4460210021</text:p>
          </table:table-cell>
          <table:table-cell office:value-type="float" office:value="0.542801395059" calcext:value-type="float">
            <text:p>0.5428013951</text:p>
          </table:table-cell>
          <table:table-cell office:value-type="float" office:value="-1.02049553394" calcext:value-type="float">
            <text:p>-1.0204955339</text:p>
          </table:table-cell>
          <table:table-cell office:value-type="float" office:value="-1.49702310562" calcext:value-type="float">
            <text:p>-1.4970231056</text:p>
          </table:table-cell>
          <table:table-cell office:value-type="float" office:value="2.26307988167" calcext:value-type="float">
            <text:p>2.2630798817</text:p>
          </table:table-cell>
          <table:table-cell office:value-type="float" office:value="-1.13774716854" calcext:value-type="float">
            <text:p>-1.1377471685</text:p>
          </table:table-cell>
          <table:table-cell office:value-type="float" office:value="11.8610544205" calcext:value-type="float">
            <text:p>11.861054420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948" calcext:value-type="float">
            <text:p>1.948</text:p>
          </table:table-cell>
          <table:table-cell office:value-type="float" office:value="-2.108" calcext:value-type="float">
            <text:p>-2.108</text:p>
          </table:table-cell>
          <table:table-cell office:value-type="float" office:value="0.445125756748" calcext:value-type="float">
            <text:p>0.4451257567</text:p>
          </table:table-cell>
          <table:table-cell office:value-type="float" office:value="0.553938835859" calcext:value-type="float">
            <text:p>0.5539388359</text:p>
          </table:table-cell>
          <table:table-cell office:value-type="float" office:value="-1.02047598362" calcext:value-type="float">
            <text:p>-1.0204759836</text:p>
          </table:table-cell>
          <table:table-cell office:value-type="float" office:value="-1.58777570724" calcext:value-type="float">
            <text:p>-1.5877757072</text:p>
          </table:table-cell>
          <table:table-cell office:value-type="float" office:value="2.29242110252" calcext:value-type="float">
            <text:p>2.2924211025</text:p>
          </table:table-cell>
          <table:table-cell office:value-type="float" office:value="-1.13083052635" calcext:value-type="float">
            <text:p>-1.1308305264</text:p>
          </table:table-cell>
          <table:table-cell office:value-type="float" office:value="12.1189136505" calcext:value-type="float">
            <text:p>12.118913650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984" calcext:value-type="float">
            <text:p>1.984</text:p>
          </table:table-cell>
          <table:table-cell office:value-type="float" office:value="-2.062" calcext:value-type="float">
            <text:p>-2.062</text:p>
          </table:table-cell>
          <table:table-cell office:value-type="float" office:value="0.443333931555" calcext:value-type="float">
            <text:p>0.4433339316</text:p>
          </table:table-cell>
          <table:table-cell office:value-type="float" office:value="0.567154198885" calcext:value-type="float">
            <text:p>0.5671541989</text:p>
          </table:table-cell>
          <table:table-cell office:value-type="float" office:value="-1.02082884312" calcext:value-type="float">
            <text:p>-1.0208288431</text:p>
          </table:table-cell>
          <table:table-cell office:value-type="float" office:value="-1.65059959888" calcext:value-type="float">
            <text:p>-1.6505995989</text:p>
          </table:table-cell>
          <table:table-cell office:value-type="float" office:value="2.3148598671" calcext:value-type="float">
            <text:p>2.3148598671</text:p>
          </table:table-cell>
          <table:table-cell office:value-type="float" office:value="-1.12440049648" calcext:value-type="float">
            <text:p>-1.1244004965</text:p>
          </table:table-cell>
          <table:table-cell office:value-type="float" office:value="12.3948040009" calcext:value-type="float">
            <text:p>12.394804000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019" calcext:value-type="float">
            <text:p>2.019</text:p>
          </table:table-cell>
          <table:table-cell office:value-type="float" office:value="-2.016" calcext:value-type="float">
            <text:p>-2.016</text:p>
          </table:table-cell>
          <table:table-cell office:value-type="float" office:value="0.442437353509" calcext:value-type="float">
            <text:p>0.4424373535</text:p>
          </table:table-cell>
          <table:table-cell office:value-type="float" office:value="0.580121576786" calcext:value-type="float">
            <text:p>0.5801215768</text:p>
          </table:table-cell>
          <table:table-cell office:value-type="float" office:value="-1.02050030231" calcext:value-type="float">
            <text:p>-1.0205003023</text:p>
          </table:table-cell>
          <table:table-cell office:value-type="float" office:value="-1.66268908978" calcext:value-type="float">
            <text:p>-1.6626890898</text:p>
          </table:table-cell>
          <table:table-cell office:value-type="float" office:value="2.33701467514" calcext:value-type="float">
            <text:p>2.3370146751</text:p>
          </table:table-cell>
          <table:table-cell office:value-type="float" office:value="-1.11952412128" calcext:value-type="float">
            <text:p>-1.1195241213</text:p>
          </table:table-cell>
          <table:table-cell office:value-type="float" office:value="12.5346460342" calcext:value-type="float">
            <text:p>12.534646034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.053" calcext:value-type="float">
            <text:p>2.053</text:p>
          </table:table-cell>
          <table:table-cell office:value-type="float" office:value="-1.972" calcext:value-type="float">
            <text:p>-1.972</text:p>
          </table:table-cell>
          <table:table-cell office:value-type="float" office:value="0.441540333026" calcext:value-type="float">
            <text:p>0.441540333</text:p>
          </table:table-cell>
          <table:table-cell office:value-type="float" office:value="0.594672679901" calcext:value-type="float">
            <text:p>0.5946726799</text:p>
          </table:table-cell>
          <table:table-cell office:value-type="float" office:value="-1.0201407671" calcext:value-type="float">
            <text:p>-1.0201407671</text:p>
          </table:table-cell>
          <table:table-cell office:value-type="float" office:value="-1.62840664387" calcext:value-type="float">
            <text:p>-1.6284066439</text:p>
          </table:table-cell>
          <table:table-cell office:value-type="float" office:value="2.37298822403" calcext:value-type="float">
            <text:p>2.372988224</text:p>
          </table:table-cell>
          <table:table-cell office:value-type="float" office:value="-1.11323332787" calcext:value-type="float">
            <text:p>-1.1132333279</text:p>
          </table:table-cell>
          <table:table-cell office:value-type="float" office:value="12.5148353577" calcext:value-type="float">
            <text:p>12.51483535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87" calcext:value-type="float">
            <text:p>2.087</text:p>
          </table:table-cell>
          <table:table-cell office:value-type="float" office:value="-1.927" calcext:value-type="float">
            <text:p>-1.927</text:p>
          </table:table-cell>
          <table:table-cell office:value-type="float" office:value="0.439295852044" calcext:value-type="float">
            <text:p>0.439295852</text:p>
          </table:table-cell>
          <table:table-cell office:value-type="float" office:value="0.609759971499" calcext:value-type="float">
            <text:p>0.6097599715</text:p>
          </table:table-cell>
          <table:table-cell office:value-type="float" office:value="-1.01939022541" calcext:value-type="float">
            <text:p>-1.0193902254</text:p>
          </table:table-cell>
          <table:table-cell office:value-type="float" office:value="-1.55724430084" calcext:value-type="float">
            <text:p>-1.5572443008</text:p>
          </table:table-cell>
          <table:table-cell office:value-type="float" office:value="2.41140127182" calcext:value-type="float">
            <text:p>2.4114012718</text:p>
          </table:table-cell>
          <table:table-cell office:value-type="float" office:value="-1.10557901859" calcext:value-type="float">
            <text:p>-1.1055790186</text:p>
          </table:table-cell>
          <table:table-cell office:value-type="float" office:value="12.4908418655" calcext:value-type="float">
            <text:p>12.490841865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.122" calcext:value-type="float">
            <text:p>2.122</text:p>
          </table:table-cell>
          <table:table-cell office:value-type="float" office:value="-1.882" calcext:value-type="float">
            <text:p>-1.882</text:p>
          </table:table-cell>
          <table:table-cell office:value-type="float" office:value="0.437947844669" calcext:value-type="float">
            <text:p>0.4379478447</text:p>
          </table:table-cell>
          <table:table-cell office:value-type="float" office:value="0.624307349324" calcext:value-type="float">
            <text:p>0.6243073493</text:p>
          </table:table-cell>
          <table:table-cell office:value-type="float" office:value="-1.01814246178" calcext:value-type="float">
            <text:p>-1.0181424618</text:p>
          </table:table-cell>
          <table:table-cell office:value-type="float" office:value="-1.41749918461" calcext:value-type="float">
            <text:p>-1.4174991846</text:p>
          </table:table-cell>
          <table:table-cell office:value-type="float" office:value="2.45058488846" calcext:value-type="float">
            <text:p>2.4505848885</text:p>
          </table:table-cell>
          <table:table-cell office:value-type="float" office:value="-1.09742891788" calcext:value-type="float">
            <text:p>-1.0974289179</text:p>
          </table:table-cell>
          <table:table-cell office:value-type="float" office:value="12.4208402634" calcext:value-type="float">
            <text:p>12.420840263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.158" calcext:value-type="float">
            <text:p>2.158</text:p>
          </table:table-cell>
          <table:table-cell office:value-type="float" office:value="-1.837" calcext:value-type="float">
            <text:p>-1.837</text:p>
          </table:table-cell>
          <table:table-cell office:value-type="float" office:value="0.434798667331" calcext:value-type="float">
            <text:p>0.4347986673</text:p>
          </table:table-cell>
          <table:table-cell office:value-type="float" office:value="0.639605417848" calcext:value-type="float">
            <text:p>0.6396054178</text:p>
          </table:table-cell>
          <table:table-cell office:value-type="float" office:value="-1.01613759995" calcext:value-type="float">
            <text:p>-1.0161376</text:p>
          </table:table-cell>
          <table:table-cell office:value-type="float" office:value="-1.20173239708" calcext:value-type="float">
            <text:p>-1.2017323971</text:p>
          </table:table-cell>
          <table:table-cell office:value-type="float" office:value="2.48743653297" calcext:value-type="float">
            <text:p>2.487436533</text:p>
          </table:table-cell>
          <table:table-cell office:value-type="float" office:value="-1.09188342094" calcext:value-type="float">
            <text:p>-1.0918834209</text:p>
          </table:table-cell>
          <table:table-cell office:value-type="float" office:value="12.2152986526" calcext:value-type="float">
            <text:p>12.215298652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.193" calcext:value-type="float">
            <text:p>2.193</text:p>
          </table:table-cell>
          <table:table-cell office:value-type="float" office:value="-1.793" calcext:value-type="float">
            <text:p>-1.793</text:p>
          </table:table-cell>
          <table:table-cell office:value-type="float" office:value="0.432545991708" calcext:value-type="float">
            <text:p>0.4325459917</text:p>
          </table:table-cell>
          <table:table-cell office:value-type="float" office:value="0.655411884189" calcext:value-type="float">
            <text:p>0.6554118842</text:p>
          </table:table-cell>
          <table:table-cell office:value-type="float" office:value="-1.01303374767" calcext:value-type="float">
            <text:p>-1.0130337477</text:p>
          </table:table-cell>
          <table:table-cell office:value-type="float" office:value="-0.909003615379" calcext:value-type="float">
            <text:p>-0.9090036154</text:p>
          </table:table-cell>
          <table:table-cell office:value-type="float" office:value="2.51216816902" calcext:value-type="float">
            <text:p>2.512168169</text:p>
          </table:table-cell>
          <table:table-cell office:value-type="float" office:value="-1.08866035938" calcext:value-type="float">
            <text:p>-1.0886603594</text:p>
          </table:table-cell>
          <table:table-cell office:value-type="float" office:value="12.0014019012" calcext:value-type="float">
            <text:p>12.001401901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.228" calcext:value-type="float">
            <text:p>2.228</text:p>
          </table:table-cell>
          <table:table-cell office:value-type="float" office:value="-1.749" calcext:value-type="float">
            <text:p>-1.749</text:p>
          </table:table-cell>
          <table:table-cell office:value-type="float" office:value="0.431644163715" calcext:value-type="float">
            <text:p>0.4316441637</text:p>
          </table:table-cell>
          <table:table-cell office:value-type="float" office:value="0.671456426382" calcext:value-type="float">
            <text:p>0.6714564264</text:p>
          </table:table-cell>
          <table:table-cell office:value-type="float" office:value="-1.00835740566" calcext:value-type="float">
            <text:p>-1.0083574057</text:p>
          </table:table-cell>
          <table:table-cell office:value-type="float" office:value="-0.542385280132" calcext:value-type="float">
            <text:p>-0.5423852801</text:p>
          </table:table-cell>
          <table:table-cell office:value-type="float" office:value="2.53089880943" calcext:value-type="float">
            <text:p>2.5308988094</text:p>
          </table:table-cell>
          <table:table-cell office:value-type="float" office:value="-1.08686566353" calcext:value-type="float">
            <text:p>-1.0868656635</text:p>
          </table:table-cell>
          <table:table-cell office:value-type="float" office:value="11.7434396744" calcext:value-type="float">
            <text:p>11.743439674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.263" calcext:value-type="float">
            <text:p>2.263</text:p>
          </table:table-cell>
          <table:table-cell office:value-type="float" office:value="-1.705" calcext:value-type="float">
            <text:p>-1.705</text:p>
          </table:table-cell>
          <table:table-cell office:value-type="float" office:value="0.431644163715" calcext:value-type="float">
            <text:p>0.4316441637</text:p>
          </table:table-cell>
          <table:table-cell office:value-type="float" office:value="0.688755229115" calcext:value-type="float">
            <text:p>0.6887552291</text:p>
          </table:table-cell>
          <table:table-cell office:value-type="float" office:value="-1.0041693449" calcext:value-type="float">
            <text:p>-1.0041693449</text:p>
          </table:table-cell>
          <table:table-cell office:value-type="float" office:value="-0.115750402212" calcext:value-type="float">
            <text:p>-0.1157504022</text:p>
          </table:table-cell>
          <table:table-cell office:value-type="float" office:value="2.55047750473" calcext:value-type="float">
            <text:p>2.5504775047</text:p>
          </table:table-cell>
          <table:table-cell office:value-type="float" office:value="-1.08699023724" calcext:value-type="float">
            <text:p>-1.0869902372</text:p>
          </table:table-cell>
          <table:table-cell office:value-type="float" office:value="11.3838739395" calcext:value-type="float">
            <text:p>11.383873939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298" calcext:value-type="float">
            <text:p>2.298</text:p>
          </table:table-cell>
          <table:table-cell office:value-type="float" office:value="-1.663" calcext:value-type="float">
            <text:p>-1.663</text:p>
          </table:table-cell>
          <table:table-cell office:value-type="float" office:value="0.429387707263" calcext:value-type="float">
            <text:p>0.4293877073</text:p>
          </table:table-cell>
          <table:table-cell office:value-type="float" office:value="0.705459948629" calcext:value-type="float">
            <text:p>0.7054599486</text:p>
          </table:table-cell>
          <table:table-cell office:value-type="float" office:value="-0.999636828899" calcext:value-type="float">
            <text:p>-0.9996368289</text:p>
          </table:table-cell>
          <table:table-cell office:value-type="float" office:value="0.331208407879" calcext:value-type="float">
            <text:p>0.3312084079</text:p>
          </table:table-cell>
          <table:table-cell office:value-type="float" office:value="2.57236456871" calcext:value-type="float">
            <text:p>2.5723645687</text:p>
          </table:table-cell>
          <table:table-cell office:value-type="float" office:value="-1.08585095406" calcext:value-type="float">
            <text:p>-1.0858509541</text:p>
          </table:table-cell>
          <table:table-cell office:value-type="float" office:value="11.0682954788" calcext:value-type="float">
            <text:p>11.0682954788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.334" calcext:value-type="float">
            <text:p>2.334</text:p>
          </table:table-cell>
          <table:table-cell office:value-type="float" office:value="-1.619" calcext:value-type="float">
            <text:p>-1.619</text:p>
          </table:table-cell>
          <table:table-cell office:value-type="float" office:value="0.427128567139" calcext:value-type="float">
            <text:p>0.4271285671</text:p>
          </table:table-cell>
          <table:table-cell office:value-type="float" office:value="0.722634891048" calcext:value-type="float">
            <text:p>0.722634891</text:p>
          </table:table-cell>
          <table:table-cell office:value-type="float" office:value="-0.995580911636" calcext:value-type="float">
            <text:p>-0.9955809116</text:p>
          </table:table-cell>
          <table:table-cell office:value-type="float" office:value="0.734595656395" calcext:value-type="float">
            <text:p>0.7345956564</text:p>
          </table:table-cell>
          <table:table-cell office:value-type="float" office:value="2.5950152874" calcext:value-type="float">
            <text:p>2.5950152874</text:p>
          </table:table-cell>
          <table:table-cell office:value-type="float" office:value="-1.08451592922" calcext:value-type="float">
            <text:p>-1.0845159292</text:p>
          </table:table-cell>
          <table:table-cell office:value-type="float" office:value="10.7454633713" calcext:value-type="float">
            <text:p>10.745463371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.37" calcext:value-type="float">
            <text:p>2.37</text:p>
          </table:table-cell>
          <table:table-cell office:value-type="float" office:value="-1.576" calcext:value-type="float">
            <text:p>-1.576</text:p>
          </table:table-cell>
          <table:table-cell office:value-type="float" office:value="0.423961289283" calcext:value-type="float">
            <text:p>0.4239612893</text:p>
          </table:table-cell>
          <table:table-cell office:value-type="float" office:value="0.741342476569" calcext:value-type="float">
            <text:p>0.7413424766</text:p>
          </table:table-cell>
          <table:table-cell office:value-type="float" office:value="-0.991990447044" calcext:value-type="float">
            <text:p>-0.991990447</text:p>
          </table:table-cell>
          <table:table-cell office:value-type="float" office:value="1.11277472973" calcext:value-type="float">
            <text:p>1.1127747297</text:p>
          </table:table-cell>
          <table:table-cell office:value-type="float" office:value="2.61555552483" calcext:value-type="float">
            <text:p>2.6155555248</text:p>
          </table:table-cell>
          <table:table-cell office:value-type="float" office:value="-1.0853317976" calcext:value-type="float">
            <text:p>-1.0853317976</text:p>
          </table:table-cell>
          <table:table-cell office:value-type="float" office:value="10.3306856155" calcext:value-type="float">
            <text:p>10.330685615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.405" calcext:value-type="float">
            <text:p>2.405</text:p>
          </table:table-cell>
          <table:table-cell office:value-type="float" office:value="-1.533" calcext:value-type="float">
            <text:p>-1.533</text:p>
          </table:table-cell>
          <table:table-cell office:value-type="float" office:value="0.419881449039" calcext:value-type="float">
            <text:p>0.419881449</text:p>
          </table:table-cell>
          <table:table-cell office:value-type="float" office:value="0.760670284741" calcext:value-type="float">
            <text:p>0.7606702847</text:p>
          </table:table-cell>
          <table:table-cell office:value-type="float" office:value="-0.987940490246" calcext:value-type="float">
            <text:p>-0.9879404902</text:p>
          </table:table-cell>
          <table:table-cell office:value-type="float" office:value="1.4966545105" calcext:value-type="float">
            <text:p>1.4966545105</text:p>
          </table:table-cell>
          <table:table-cell office:value-type="float" office:value="2.63421320915" calcext:value-type="float">
            <text:p>2.6342132092</text:p>
          </table:table-cell>
          <table:table-cell office:value-type="float" office:value="-1.08559274673" calcext:value-type="float">
            <text:p>-1.0855927467</text:p>
          </table:table-cell>
          <table:table-cell office:value-type="float" office:value="9.96901035309" calcext:value-type="float">
            <text:p>9.9690103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41" calcext:value-type="float">
            <text:p>2.441</text:p>
          </table:table-cell>
          <table:table-cell office:value-type="float" office:value="-1.492" calcext:value-type="float">
            <text:p>-1.492</text:p>
          </table:table-cell>
          <table:table-cell office:value-type="float" office:value="0.41579310621" calcext:value-type="float">
            <text:p>0.4157931062</text:p>
          </table:table-cell>
          <table:table-cell office:value-type="float" office:value="0.781719639897" calcext:value-type="float">
            <text:p>0.7817196399</text:p>
          </table:table-cell>
          <table:table-cell office:value-type="float" office:value="-0.984404444695" calcext:value-type="float">
            <text:p>-0.9844044447</text:p>
          </table:table-cell>
          <table:table-cell office:value-type="float" office:value="1.85637152195" calcext:value-type="float">
            <text:p>1.856371522</text:p>
          </table:table-cell>
          <table:table-cell office:value-type="float" office:value="2.65323638916" calcext:value-type="float">
            <text:p>2.6532363892</text:p>
          </table:table-cell>
          <table:table-cell office:value-type="float" office:value="-1.0835391283" calcext:value-type="float">
            <text:p>-1.0835391283</text:p>
          </table:table-cell>
          <table:table-cell office:value-type="float" office:value="9.77683925629" calcext:value-type="float">
            <text:p>9.776839256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.478" calcext:value-type="float">
            <text:p>2.478</text:p>
          </table:table-cell>
          <table:table-cell office:value-type="float" office:value="-1.449" calcext:value-type="float">
            <text:p>-1.449</text:p>
          </table:table-cell>
          <table:table-cell office:value-type="float" office:value="0.412151952647" calcext:value-type="float">
            <text:p>0.4121519526</text:p>
          </table:table-cell>
          <table:table-cell office:value-type="float" office:value="0.803774185479" calcext:value-type="float">
            <text:p>0.8037741855</text:p>
          </table:table-cell>
          <table:table-cell office:value-type="float" office:value="-0.981611788273" calcext:value-type="float">
            <text:p>-0.9816117883</text:p>
          </table:table-cell>
          <table:table-cell office:value-type="float" office:value="2.17918920517" calcext:value-type="float">
            <text:p>2.1791892052</text:p>
          </table:table-cell>
          <table:table-cell office:value-type="float" office:value="2.67536711693" calcext:value-type="float">
            <text:p>2.6753671169</text:p>
          </table:table-cell>
          <table:table-cell office:value-type="float" office:value="-1.08178079128" calcext:value-type="float">
            <text:p>-1.0817807913</text:p>
          </table:table-cell>
          <table:table-cell office:value-type="float" office:value="9.56157779694" calcext:value-type="float">
            <text:p>9.561577796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.515" calcext:value-type="float">
            <text:p>2.515</text:p>
          </table:table-cell>
          <table:table-cell office:value-type="float" office:value="-1.408" calcext:value-type="float">
            <text:p>-1.408</text:p>
          </table:table-cell>
          <table:table-cell office:value-type="float" office:value="0.408504204661" calcext:value-type="float">
            <text:p>0.4085042047</text:p>
          </table:table-cell>
          <table:table-cell office:value-type="float" office:value="0.827278286219" calcext:value-type="float">
            <text:p>0.8272782862</text:p>
          </table:table-cell>
          <table:table-cell office:value-type="float" office:value="-0.979604959488" calcext:value-type="float">
            <text:p>-0.9796049595</text:p>
          </table:table-cell>
          <table:table-cell office:value-type="float" office:value="2.44487833977" calcext:value-type="float">
            <text:p>2.4448783398</text:p>
          </table:table-cell>
          <table:table-cell office:value-type="float" office:value="2.69679045677" calcext:value-type="float">
            <text:p>2.6967904568</text:p>
          </table:table-cell>
          <table:table-cell office:value-type="float" office:value="-1.08118629456" calcext:value-type="float">
            <text:p>-1.0811862946</text:p>
          </table:table-cell>
          <table:table-cell office:value-type="float" office:value="9.32096099854" calcext:value-type="float">
            <text:p>9.320960998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.552" calcext:value-type="float">
            <text:p>2.552</text:p>
          </table:table-cell>
          <table:table-cell office:value-type="float" office:value="-1.366" calcext:value-type="float">
            <text:p>-1.366</text:p>
          </table:table-cell>
          <table:table-cell office:value-type="float" office:value="0.406221039369" calcext:value-type="float">
            <text:p>0.4062210394</text:p>
          </table:table-cell>
          <table:table-cell office:value-type="float" office:value="0.852012082934" calcext:value-type="float">
            <text:p>0.8520120829</text:p>
          </table:table-cell>
          <table:table-cell office:value-type="float" office:value="-0.978052198887" calcext:value-type="float">
            <text:p>-0.9780521989</text:p>
          </table:table-cell>
          <table:table-cell office:value-type="float" office:value="2.66853618622" calcext:value-type="float">
            <text:p>2.6685361862</text:p>
          </table:table-cell>
          <table:table-cell office:value-type="float" office:value="2.71585559845" calcext:value-type="float">
            <text:p>2.7158555985</text:p>
          </table:table-cell>
          <table:table-cell office:value-type="float" office:value="-1.07944524288" calcext:value-type="float">
            <text:p>-1.0794452429</text:p>
          </table:table-cell>
          <table:table-cell office:value-type="float" office:value="9.19882583618" calcext:value-type="float">
            <text:p>9.198825836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.59" calcext:value-type="float">
            <text:p>2.59</text:p>
          </table:table-cell>
          <table:table-cell office:value-type="float" office:value="-1.324" calcext:value-type="float">
            <text:p>-1.324</text:p>
          </table:table-cell>
          <table:table-cell office:value-type="float" office:value="0.404392678455" calcext:value-type="float">
            <text:p>0.4043926785</text:p>
          </table:table-cell>
          <table:table-cell office:value-type="float" office:value="0.878268942237" calcext:value-type="float">
            <text:p>0.8782689422</text:p>
          </table:table-cell>
          <table:table-cell office:value-type="float" office:value="-0.975903511047" calcext:value-type="float">
            <text:p>-0.975903511</text:p>
          </table:table-cell>
          <table:table-cell office:value-type="float" office:value="2.86122274399" calcext:value-type="float">
            <text:p>2.861222744</text:p>
          </table:table-cell>
          <table:table-cell office:value-type="float" office:value="2.73610663414" calcext:value-type="float">
            <text:p>2.7361066341</text:p>
          </table:table-cell>
          <table:table-cell office:value-type="float" office:value="-1.07673799992" calcext:value-type="float">
            <text:p>-1.0767379999</text:p>
          </table:table-cell>
          <table:table-cell office:value-type="float" office:value="9.17857074738" calcext:value-type="float">
            <text:p>9.178570747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.627" calcext:value-type="float">
            <text:p>2.627</text:p>
          </table:table-cell>
          <table:table-cell office:value-type="float" office:value="-1.283" calcext:value-type="float">
            <text:p>-1.283</text:p>
          </table:table-cell>
          <table:table-cell office:value-type="float" office:value="0.402104953463" calcext:value-type="float">
            <text:p>0.4021049535</text:p>
          </table:table-cell>
          <table:table-cell office:value-type="float" office:value="0.904554352164" calcext:value-type="float">
            <text:p>0.9045543522</text:p>
          </table:table-cell>
          <table:table-cell office:value-type="float" office:value="-0.974365830421" calcext:value-type="float">
            <text:p>-0.9743658304</text:p>
          </table:table-cell>
          <table:table-cell office:value-type="float" office:value="3.03631949425" calcext:value-type="float">
            <text:p>3.0363194943</text:p>
          </table:table-cell>
          <table:table-cell office:value-type="float" office:value="2.75887608528" calcext:value-type="float">
            <text:p>2.7588760853</text:p>
          </table:table-cell>
          <table:table-cell office:value-type="float" office:value="-1.07623267174" calcext:value-type="float">
            <text:p>-1.0762326717</text:p>
          </table:table-cell>
          <table:table-cell office:value-type="float" office:value="9.03278160095" calcext:value-type="float">
            <text:p>9.03278160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.666" calcext:value-type="float">
            <text:p>2.666</text:p>
          </table:table-cell>
          <table:table-cell office:value-type="float" office:value="-1.241" calcext:value-type="float">
            <text:p>-1.241</text:p>
          </table:table-cell>
          <table:table-cell office:value-type="float" office:value="0.399356367368" calcext:value-type="float">
            <text:p>0.3993563674</text:p>
          </table:table-cell>
          <table:table-cell office:value-type="float" office:value="1.78124201298" calcext:value-type="float">
            <text:p>1.781242013</text:p>
          </table:table-cell>
          <table:table-cell office:value-type="float" office:value="-1.26370024681" calcext:value-type="float">
            <text:p>-1.2637002468</text:p>
          </table:table-cell>
          <table:table-cell office:value-type="float" office:value="4.50822687149" calcext:value-type="float">
            <text:p>4.5082268715</text:p>
          </table:table-cell>
          <table:table-cell office:value-type="float" office:value="2.77943348885" calcext:value-type="float">
            <text:p>2.7794334889</text:p>
          </table:table-cell>
          <table:table-cell office:value-type="float" office:value="-1.07678866386" calcext:value-type="float">
            <text:p>-1.0767886639</text:p>
          </table:table-cell>
          <table:table-cell office:value-type="float" office:value="8.86312675476" calcext:value-type="float">
            <text:p>8.863126754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.704" calcext:value-type="float">
            <text:p>2.704</text:p>
          </table:table-cell>
          <table:table-cell office:value-type="float" office:value="-1.201" calcext:value-type="float">
            <text:p>-1.201</text:p>
          </table:table-cell>
          <table:table-cell office:value-type="float" office:value="0.396604187068" calcext:value-type="float">
            <text:p>0.3966041871</text:p>
          </table:table-cell>
          <table:table-cell office:value-type="float" office:value="1.81565749645" calcext:value-type="float">
            <text:p>1.8156574965</text:p>
          </table:table-cell>
          <table:table-cell office:value-type="float" office:value="-1.2609320879" calcext:value-type="float">
            <text:p>-1.2609320879</text:p>
          </table:table-cell>
          <table:table-cell office:value-type="float" office:value="4.65921354294" calcext:value-type="float">
            <text:p>4.6592135429</text:p>
          </table:table-cell>
          <table:table-cell office:value-type="float" office:value="2.79804039001" calcext:value-type="float">
            <text:p>2.79804039</text:p>
          </table:table-cell>
          <table:table-cell office:value-type="float" office:value="-1.07532596588" calcext:value-type="float">
            <text:p>-1.0753259659</text:p>
          </table:table-cell>
          <table:table-cell office:value-type="float" office:value="8.82700252533" calcext:value-type="float">
            <text:p>8.827002525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.742" calcext:value-type="float">
            <text:p>2.742</text:p>
          </table:table-cell>
          <table:table-cell office:value-type="float" office:value="-1.16" calcext:value-type="float">
            <text:p>-1.16</text:p>
          </table:table-cell>
          <table:table-cell office:value-type="float" office:value="0.393848437334" calcext:value-type="float">
            <text:p>0.3938484373</text:p>
          </table:table-cell>
          <table:table-cell office:value-type="float" office:value="1.84940087795" calcext:value-type="float">
            <text:p>1.849400878</text:p>
          </table:table-cell>
          <table:table-cell office:value-type="float" office:value="-1.25843036175" calcext:value-type="float">
            <text:p>-1.2584303618</text:p>
          </table:table-cell>
          <table:table-cell office:value-type="float" office:value="4.79385519028" calcext:value-type="float">
            <text:p>4.7938551903</text:p>
          </table:table-cell>
          <table:table-cell office:value-type="float" office:value="2.81752991676" calcext:value-type="float">
            <text:p>2.8175299168</text:p>
          </table:table-cell>
          <table:table-cell office:value-type="float" office:value="-1.07490980625" calcext:value-type="float">
            <text:p>-1.0749098063</text:p>
          </table:table-cell>
          <table:table-cell office:value-type="float" office:value="8.7387714386" calcext:value-type="float">
            <text:p>8.7387714386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.781" calcext:value-type="float">
            <text:p>2.781</text:p>
          </table:table-cell>
          <table:table-cell office:value-type="float" office:value="-1.119" calcext:value-type="float">
            <text:p>-1.119</text:p>
          </table:table-cell>
          <table:table-cell office:value-type="float" office:value="0.391549270462" calcext:value-type="float">
            <text:p>0.3915492705</text:p>
          </table:table-cell>
          <table:table-cell office:value-type="float" office:value="2.16031527519" calcext:value-type="float">
            <text:p>2.1603152752</text:p>
          </table:table-cell>
          <table:table-cell office:value-type="float" office:value="-1.29649221897" calcext:value-type="float">
            <text:p>-1.296492219</text:p>
          </table:table-cell>
          <table:table-cell office:value-type="float" office:value="5.24987220764" calcext:value-type="float">
            <text:p>5.2498722076</text:p>
          </table:table-cell>
          <table:table-cell office:value-type="float" office:value="2.84363770485" calcext:value-type="float">
            <text:p>2.8436377049</text:p>
          </table:table-cell>
          <table:table-cell office:value-type="float" office:value="-1.07536411285" calcext:value-type="float">
            <text:p>-1.0753641129</text:p>
          </table:table-cell>
          <table:table-cell office:value-type="float" office:value="8.52718925476" calcext:value-type="float">
            <text:p>8.5271892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2" calcext:value-type="float">
            <text:p>2.82</text:p>
          </table:table-cell>
          <table:table-cell office:value-type="float" office:value="-1.079" calcext:value-type="float">
            <text:p>-1.079</text:p>
          </table:table-cell>
          <table:table-cell office:value-type="float" office:value="0.387865519313" calcext:value-type="float">
            <text:p>0.3878655193</text:p>
          </table:table-cell>
          <table:table-cell office:value-type="float" office:value="2.19708812237" calcext:value-type="float">
            <text:p>2.1970881224</text:p>
          </table:table-cell>
          <table:table-cell office:value-type="float" office:value="-1.291877985" calcext:value-type="float">
            <text:p>-1.291877985</text:p>
          </table:table-cell>
          <table:table-cell office:value-type="float" office:value="5.47947311401" calcext:value-type="float">
            <text:p>5.479473114</text:p>
          </table:table-cell>
          <table:table-cell office:value-type="float" office:value="2.87471055984" calcext:value-type="float">
            <text:p>2.8747105598</text:p>
          </table:table-cell>
          <table:table-cell office:value-type="float" office:value="-1.07283997536" calcext:value-type="float">
            <text:p>-1.0728399754</text:p>
          </table:table-cell>
          <table:table-cell office:value-type="float" office:value="8.38585758209" calcext:value-type="float">
            <text:p>8.385857582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.86" calcext:value-type="float">
            <text:p>2.86</text:p>
          </table:table-cell>
          <table:table-cell office:value-type="float" office:value="-1.038" calcext:value-type="float">
            <text:p>-1.038</text:p>
          </table:table-cell>
          <table:table-cell office:value-type="float" office:value="0.388326328798" calcext:value-type="float">
            <text:p>0.3883263288</text:p>
          </table:table-cell>
          <table:table-cell office:value-type="float" office:value="2.23349285126" calcext:value-type="float">
            <text:p>2.2334928513</text:p>
          </table:table-cell>
          <table:table-cell office:value-type="float" office:value="-1.28662896156" calcext:value-type="float">
            <text:p>-1.2866289616</text:p>
          </table:table-cell>
          <table:table-cell office:value-type="float" office:value="5.72199058533" calcext:value-type="float">
            <text:p>5.7219905853</text:p>
          </table:table-cell>
          <table:table-cell office:value-type="float" office:value="2.90601825714" calcext:value-type="float">
            <text:p>2.9060182571</text:p>
          </table:table-cell>
          <table:table-cell office:value-type="float" office:value="-1.06870317459" calcext:value-type="float">
            <text:p>-1.0687031746</text:p>
          </table:table-cell>
          <table:table-cell office:value-type="float" office:value="8.31319522858" calcext:value-type="float">
            <text:p>8.313195228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.9" calcext:value-type="float">
            <text:p>2.9</text:p>
          </table:table-cell>
          <table:table-cell office:value-type="float" office:value="-0.997" calcext:value-type="float">
            <text:p>-0.997</text:p>
          </table:table-cell>
          <table:table-cell office:value-type="float" office:value="0.38648250952" calcext:value-type="float">
            <text:p>0.3864825095</text:p>
          </table:table-cell>
          <table:table-cell office:value-type="float" office:value="2.2698943615" calcext:value-type="float">
            <text:p>2.2698943615</text:p>
          </table:table-cell>
          <table:table-cell office:value-type="float" office:value="-1.28154444695" calcext:value-type="float">
            <text:p>-1.281544447</text:p>
          </table:table-cell>
          <table:table-cell office:value-type="float" office:value="5.91214847565" calcext:value-type="float">
            <text:p>5.9121484757</text:p>
          </table:table-cell>
          <table:table-cell office:value-type="float" office:value="2.93721532822" calcext:value-type="float">
            <text:p>2.9372153282</text:p>
          </table:table-cell>
          <table:table-cell office:value-type="float" office:value="-1.06655168533" calcext:value-type="float">
            <text:p>-1.0665516853</text:p>
          </table:table-cell>
          <table:table-cell office:value-type="float" office:value="8.14667510986" calcext:value-type="float">
            <text:p>8.146675109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.94" calcext:value-type="float">
            <text:p>2.94</text:p>
          </table:table-cell>
          <table:table-cell office:value-type="float" office:value="-0.956" calcext:value-type="float">
            <text:p>-0.956</text:p>
          </table:table-cell>
          <table:table-cell office:value-type="float" office:value="0.386021312861" calcext:value-type="float">
            <text:p>0.3860213129</text:p>
          </table:table-cell>
          <table:table-cell office:value-type="float" office:value="2.30482339859" calcext:value-type="float">
            <text:p>2.3048233986</text:p>
          </table:table-cell>
          <table:table-cell office:value-type="float" office:value="-1.27571582794" calcext:value-type="float">
            <text:p>-1.2757158279</text:p>
          </table:table-cell>
          <table:table-cell office:value-type="float" office:value="6.17366266251" calcext:value-type="float">
            <text:p>6.1736626625</text:p>
          </table:table-cell>
          <table:table-cell office:value-type="float" office:value="2.96818041801" calcext:value-type="float">
            <text:p>2.968180418</text:p>
          </table:table-cell>
          <table:table-cell office:value-type="float" office:value="-1.06515848637" calcext:value-type="float">
            <text:p>-1.0651584864</text:p>
          </table:table-cell>
          <table:table-cell office:value-type="float" office:value="7.9694185257" calcext:value-type="float">
            <text:p>7.969418525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.98" calcext:value-type="float">
            <text:p>2.98</text:p>
          </table:table-cell>
          <table:table-cell office:value-type="float" office:value="-0.916" calcext:value-type="float">
            <text:p>-0.916</text:p>
          </table:table-cell>
          <table:table-cell office:value-type="float" office:value="0.384637144312" calcext:value-type="float">
            <text:p>0.3846371443</text:p>
          </table:table-cell>
          <table:table-cell office:value-type="float" office:value="2.33922040462" calcext:value-type="float">
            <text:p>2.3392204046</text:p>
          </table:table-cell>
          <table:table-cell office:value-type="float" office:value="-1.2696120739" calcext:value-type="float">
            <text:p>-1.2696120739</text:p>
          </table:table-cell>
          <table:table-cell office:value-type="float" office:value="6.46467781067" calcext:value-type="float">
            <text:p>6.4646778107</text:p>
          </table:table-cell>
          <table:table-cell office:value-type="float" office:value="2.98527407646" calcext:value-type="float">
            <text:p>2.9852740765</text:p>
          </table:table-cell>
          <table:table-cell office:value-type="float" office:value="-1.06348586082" calcext:value-type="float">
            <text:p>-1.0634858608</text:p>
          </table:table-cell>
          <table:table-cell office:value-type="float" office:value="7.93594646454" calcext:value-type="float">
            <text:p>7.935946464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.021" calcext:value-type="float">
            <text:p>3.02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385560019696" calcext:value-type="float">
            <text:p>0.3855600197</text:p>
          </table:table-cell>
          <table:table-cell office:value-type="float" office:value="2.3735512495" calcext:value-type="float">
            <text:p>2.3735512495</text:p>
          </table:table-cell>
          <table:table-cell office:value-type="float" office:value="-1.26617622375" calcext:value-type="float">
            <text:p>-1.2661762238</text:p>
          </table:table-cell>
          <table:table-cell office:value-type="float" office:value="6.60023450851" calcext:value-type="float">
            <text:p>6.6002345085</text:p>
          </table:table-cell>
          <table:table-cell office:value-type="float" office:value="3.00344657898" calcext:value-type="float">
            <text:p>3.003446579</text:p>
          </table:table-cell>
          <table:table-cell office:value-type="float" office:value="-1.06290400028" calcext:value-type="float">
            <text:p>-1.0629040003</text:p>
          </table:table-cell>
          <table:table-cell office:value-type="float" office:value="7.82814025879" calcext:value-type="float">
            <text:p>7.8281402588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.062" calcext:value-type="float">
            <text:p>3.062</text:p>
          </table:table-cell>
          <table:table-cell office:value-type="float" office:value="-0.834" calcext:value-type="float">
            <text:p>-0.834</text:p>
          </table:table-cell>
          <table:table-cell office:value-type="float" office:value="0.386943609559" calcext:value-type="float">
            <text:p>0.3869436096</text:p>
          </table:table-cell>
          <table:table-cell office:value-type="float" office:value="2.41530179977" calcext:value-type="float">
            <text:p>2.4153017998</text:p>
          </table:table-cell>
          <table:table-cell office:value-type="float" office:value="-1.2603136301" calcext:value-type="float">
            <text:p>-1.2603136301</text:p>
          </table:table-cell>
          <table:table-cell office:value-type="float" office:value="6.72948026657" calcext:value-type="float">
            <text:p>6.7294802666</text:p>
          </table:table-cell>
          <table:table-cell office:value-type="float" office:value="3.02295780182" calcext:value-type="float">
            <text:p>3.0229578018</text:p>
          </table:table-cell>
          <table:table-cell office:value-type="float" office:value="-1.06429350376" calcext:value-type="float">
            <text:p>-1.0642935038</text:p>
          </table:table-cell>
          <table:table-cell office:value-type="float" office:value="7.57761049271" calcext:value-type="float">
            <text:p>7.5776104927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.101" calcext:value-type="float">
            <text:p>3.101</text:p>
          </table:table-cell>
          <table:table-cell office:value-type="float" office:value="-0.793" calcext:value-type="float">
            <text:p>-0.793</text:p>
          </table:table-cell>
          <table:table-cell office:value-type="float" office:value="0.389247656409" calcext:value-type="float">
            <text:p>0.3892476564</text:p>
          </table:table-cell>
          <table:table-cell office:value-type="float" office:value="2.45976662636" calcext:value-type="float">
            <text:p>2.4597666264</text:p>
          </table:table-cell>
          <table:table-cell office:value-type="float" office:value="-1.25286495686" calcext:value-type="float">
            <text:p>-1.2528649569</text:p>
          </table:table-cell>
          <table:table-cell office:value-type="float" office:value="6.91334581375" calcext:value-type="float">
            <text:p>6.9133458138</text:p>
          </table:table-cell>
          <table:table-cell office:value-type="float" office:value="3.05337667465" calcext:value-type="float">
            <text:p>3.0533766747</text:p>
          </table:table-cell>
          <table:table-cell office:value-type="float" office:value="-1.06295621395" calcext:value-type="float">
            <text:p>-1.062956214</text:p>
          </table:table-cell>
          <table:table-cell office:value-type="float" office:value="7.35954999924" calcext:value-type="float">
            <text:p>7.359549999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.14" calcext:value-type="float">
            <text:p>3.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0.394767415652" calcext:value-type="float">
            <text:p>0.3947674157</text:p>
          </table:table-cell>
          <table:table-cell office:value-type="float" office:value="2.50599312782" calcext:value-type="float">
            <text:p>2.5059931278</text:p>
          </table:table-cell>
          <table:table-cell office:value-type="float" office:value="-1.24641013145" calcext:value-type="float">
            <text:p>-1.2464101315</text:p>
          </table:table-cell>
          <table:table-cell office:value-type="float" office:value="7.05246400833" calcext:value-type="float">
            <text:p>7.0524640083</text:p>
          </table:table-cell>
          <table:table-cell office:value-type="float" office:value="3.08360958099" calcext:value-type="float">
            <text:p>3.083609581</text:p>
          </table:table-cell>
          <table:table-cell office:value-type="float" office:value="-1.06011283398" calcext:value-type="float">
            <text:p>-1.060112834</text:p>
          </table:table-cell>
          <table:table-cell office:value-type="float" office:value="7.23318052292" calcext:value-type="float">
            <text:p>7.233180522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3.179" calcext:value-type="float">
            <text:p>3.179</text:p>
          </table:table-cell>
          <table:table-cell office:value-type="float" office:value="-0.712" calcext:value-type="float">
            <text:p>-0.712</text:p>
          </table:table-cell>
          <table:table-cell office:value-type="float" office:value="0.398439372069" calcext:value-type="float">
            <text:p>0.3984393721</text:p>
          </table:table-cell>
          <table:table-cell office:value-type="float" office:value="2.5498149395" calcext:value-type="float">
            <text:p>2.5498149395</text:p>
          </table:table-cell>
          <table:table-cell office:value-type="float" office:value="-1.24091088772" calcext:value-type="float">
            <text:p>-1.2409108877</text:p>
          </table:table-cell>
          <table:table-cell office:value-type="float" office:value="7.15062761307" calcext:value-type="float">
            <text:p>7.1506276131</text:p>
          </table:table-cell>
          <table:table-cell office:value-type="float" office:value="3.11472392082" calcext:value-type="float">
            <text:p>3.1147239208</text:p>
          </table:table-cell>
          <table:table-cell office:value-type="float" office:value="-1.05969083309" calcext:value-type="float">
            <text:p>-1.0596908331</text:p>
          </table:table-cell>
          <table:table-cell office:value-type="float" office:value="7.02441644669" calcext:value-type="float">
            <text:p>7.02441644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17" calcext:value-type="float">
            <text:p>3.217</text:p>
          </table:table-cell>
          <table:table-cell office:value-type="float" office:value="-0.67" calcext:value-type="float">
            <text:p>-0.67</text:p>
          </table:table-cell>
          <table:table-cell office:value-type="float" office:value="0.399814715317" calcext:value-type="float">
            <text:p>0.3998147153</text:p>
          </table:table-cell>
          <table:table-cell office:value-type="float" office:value="2.58190178871" calcext:value-type="float">
            <text:p>2.5819017887</text:p>
          </table:table-cell>
          <table:table-cell office:value-type="float" office:value="-1.23715472221" calcext:value-type="float">
            <text:p>-1.2371547222</text:p>
          </table:table-cell>
          <table:table-cell office:value-type="float" office:value="7.24871826172" calcext:value-type="float">
            <text:p>7.2487182617</text:p>
          </table:table-cell>
          <table:table-cell office:value-type="float" office:value="3.14598083496" calcext:value-type="float">
            <text:p>3.145980835</text:p>
          </table:table-cell>
          <table:table-cell office:value-type="float" office:value="-1.06048500538" calcext:value-type="float">
            <text:p>-1.0604850054</text:p>
          </table:table-cell>
          <table:table-cell office:value-type="float" office:value="6.70156574249" calcext:value-type="float">
            <text:p>6.7015657425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3.257" calcext:value-type="float">
            <text:p>3.257</text:p>
          </table:table-cell>
          <table:table-cell office:value-type="float" office:value="-0.628" calcext:value-type="float">
            <text:p>-0.628</text:p>
          </table:table-cell>
          <table:table-cell office:value-type="float" office:value="0.406221039369" calcext:value-type="float">
            <text:p>0.4062210394</text:p>
          </table:table-cell>
          <table:table-cell office:value-type="float" office:value="2.61136567593" calcext:value-type="float">
            <text:p>2.6113656759</text:p>
          </table:table-cell>
          <table:table-cell office:value-type="float" office:value="-1.23242712021" calcext:value-type="float">
            <text:p>-1.2324271202</text:p>
          </table:table-cell>
          <table:table-cell office:value-type="float" office:value="7.42083883286" calcext:value-type="float">
            <text:p>7.4208388329</text:p>
          </table:table-cell>
          <table:table-cell office:value-type="float" office:value="3.16244506836" calcext:value-type="float">
            <text:p>3.1624450684</text:p>
          </table:table-cell>
          <table:table-cell office:value-type="float" office:value="-1.0623588562" calcext:value-type="float">
            <text:p>-1.0623588562</text:p>
          </table:table-cell>
          <table:table-cell office:value-type="float" office:value="6.40949487686" calcext:value-type="float">
            <text:p>6.409494876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.294" calcext:value-type="float">
            <text:p>3.294</text:p>
          </table:table-cell>
          <table:table-cell office:value-type="float" office:value="-0.585" calcext:value-type="float">
            <text:p>-0.585</text:p>
          </table:table-cell>
          <table:table-cell office:value-type="float" office:value="0.408960531798" calcext:value-type="float">
            <text:p>0.4089605318</text:p>
          </table:table-cell>
          <table:table-cell office:value-type="float" office:value="2.64124727249" calcext:value-type="float">
            <text:p>2.6412472725</text:p>
          </table:table-cell>
          <table:table-cell office:value-type="float" office:value="-1.22694480419" calcext:value-type="float">
            <text:p>-1.2269448042</text:p>
          </table:table-cell>
          <table:table-cell office:value-type="float" office:value="7.62598133087" calcext:value-type="float">
            <text:p>7.6259813309</text:p>
          </table:table-cell>
          <table:table-cell office:value-type="float" office:value="3.17880225182" calcext:value-type="float">
            <text:p>3.1788022518</text:p>
          </table:table-cell>
          <table:table-cell office:value-type="float" office:value="-1.06316006184" calcext:value-type="float">
            <text:p>-1.0631600618</text:p>
          </table:table-cell>
          <table:table-cell office:value-type="float" office:value="6.17482376099" calcext:value-type="float">
            <text:p>6.17482376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.332" calcext:value-type="float">
            <text:p>3.332</text:p>
          </table:table-cell>
          <table:table-cell office:value-type="float" office:value="-0.544" calcext:value-type="float">
            <text:p>-0.544</text:p>
          </table:table-cell>
          <table:table-cell office:value-type="float" office:value="0.411696343585" calcext:value-type="float">
            <text:p>0.4116963436</text:p>
          </table:table-cell>
          <table:table-cell office:value-type="float" office:value="2.67296874523" calcext:value-type="float">
            <text:p>2.6729687452</text:p>
          </table:table-cell>
          <table:table-cell office:value-type="float" office:value="-1.22065651417" calcext:value-type="float">
            <text:p>-1.2206565142</text:p>
          </table:table-cell>
          <table:table-cell office:value-type="float" office:value="7.84922170639" calcext:value-type="float">
            <text:p>7.8492217064</text:p>
          </table:table-cell>
          <table:table-cell office:value-type="float" office:value="3.1941781044" calcext:value-type="float">
            <text:p>3.1941781044</text:p>
          </table:table-cell>
          <table:table-cell office:value-type="float" office:value="-1.06400156021" calcext:value-type="float">
            <text:p>-1.0640015602</text:p>
          </table:table-cell>
          <table:table-cell office:value-type="float" office:value="5.92609548569" calcext:value-type="float">
            <text:p>5.9260954857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.37" calcext:value-type="float">
            <text:p>3.37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414883439235" calcext:value-type="float">
            <text:p>0.4148834392</text:p>
          </table:table-cell>
          <table:table-cell office:value-type="float" office:value="2.70169842243" calcext:value-type="float">
            <text:p>2.7016984224</text:p>
          </table:table-cell>
          <table:table-cell office:value-type="float" office:value="-1.21455156803" calcext:value-type="float">
            <text:p>-1.214551568</text:p>
          </table:table-cell>
          <table:table-cell office:value-type="float" office:value="8.1063117981" calcext:value-type="float">
            <text:p>8.1063117981</text:p>
          </table:table-cell>
          <table:table-cell office:value-type="float" office:value="3.20931434631" calcext:value-type="float">
            <text:p>3.2093143463</text:p>
          </table:table-cell>
          <table:table-cell office:value-type="float" office:value="-1.06557548046" calcext:value-type="float">
            <text:p>-1.0655754805</text:p>
          </table:table-cell>
          <table:table-cell office:value-type="float" office:value="5.63800430298" calcext:value-type="float">
            <text:p>5.63800430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.408" calcext:value-type="float">
            <text:p>3.408</text:p>
          </table:table-cell>
          <table:table-cell office:value-type="float" office:value="-0.455" calcext:value-type="float">
            <text:p>-0.455</text:p>
          </table:table-cell>
          <table:table-cell office:value-type="float" office:value="0.41533832464" calcext:value-type="float">
            <text:p>0.4153383246</text:p>
          </table:table-cell>
          <table:table-cell office:value-type="float" office:value="2.73123419285" calcext:value-type="float">
            <text:p>2.7312341929</text:p>
          </table:table-cell>
          <table:table-cell office:value-type="float" office:value="-1.20801591873" calcext:value-type="float">
            <text:p>-1.2080159187</text:p>
          </table:table-cell>
          <table:table-cell office:value-type="float" office:value="8.42200660706" calcext:value-type="float">
            <text:p>8.4220066071</text:p>
          </table:table-cell>
          <table:table-cell office:value-type="float" office:value="3.22405529022" calcext:value-type="float">
            <text:p>3.2240552902</text:p>
          </table:table-cell>
          <table:table-cell office:value-type="float" office:value="-1.06630849838" calcext:value-type="float">
            <text:p>-1.0663084984</text:p>
          </table:table-cell>
          <table:table-cell office:value-type="float" office:value="5.40354394913" calcext:value-type="float">
            <text:p>5.403543949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.447" calcext:value-type="float">
            <text:p>3.447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416247783833" calcext:value-type="float">
            <text:p>0.4162477838</text:p>
          </table:table-cell>
          <table:table-cell office:value-type="float" office:value="2.75911426544" calcext:value-type="float">
            <text:p>2.7591142654</text:p>
          </table:table-cell>
          <table:table-cell office:value-type="float" office:value="-1.20316565037" calcext:value-type="float">
            <text:p>-1.2031656504</text:p>
          </table:table-cell>
          <table:table-cell office:value-type="float" office:value="8.68678665161" calcext:value-type="float">
            <text:p>8.6867866516</text:p>
          </table:table-cell>
          <table:table-cell office:value-type="float" office:value="3.23997879028" calcext:value-type="float">
            <text:p>3.2399787903</text:p>
          </table:table-cell>
          <table:table-cell office:value-type="float" office:value="-1.06587922573" calcext:value-type="float">
            <text:p>-1.0658792257</text:p>
          </table:table-cell>
          <table:table-cell office:value-type="float" office:value="5.2266960144" calcext:value-type="float">
            <text:p>5.226696014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3.484" calcext:value-type="float">
            <text:p>3.484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418065452567" calcext:value-type="float">
            <text:p>0.4180654526</text:p>
          </table:table-cell>
          <table:table-cell office:value-type="float" office:value="2.78719711304" calcext:value-type="float">
            <text:p>2.787197113</text:p>
          </table:table-cell>
          <table:table-cell office:value-type="float" office:value="-1.19770300388" calcext:value-type="float">
            <text:p>-1.1977030039</text:p>
          </table:table-cell>
          <table:table-cell office:value-type="float" office:value="8.97887802124" calcext:value-type="float">
            <text:p>8.9788780212</text:p>
          </table:table-cell>
          <table:table-cell office:value-type="float" office:value="3.25634765625" calcext:value-type="float">
            <text:p>3.2563476563</text:p>
          </table:table-cell>
          <table:table-cell office:value-type="float" office:value="-1.06663620472" calcext:value-type="float">
            <text:p>-1.0666362047</text:p>
          </table:table-cell>
          <table:table-cell office:value-type="float" office:value="5.01403427124" calcext:value-type="float">
            <text:p>5.014034271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.52" calcext:value-type="float">
            <text:p>3.52</text:p>
          </table:table-cell>
          <table:table-cell office:value-type="float" office:value="-0.326" calcext:value-type="float">
            <text:p>-0.326</text:p>
          </table:table-cell>
          <table:table-cell office:value-type="float" office:value="0.418519608743" calcext:value-type="float">
            <text:p>0.4185196087</text:p>
          </table:table-cell>
          <table:table-cell office:value-type="float" office:value="2.80936145782" calcext:value-type="float">
            <text:p>2.8093614578</text:p>
          </table:table-cell>
          <table:table-cell office:value-type="float" office:value="-1.19084835052" calcext:value-type="float">
            <text:p>-1.1908483505</text:p>
          </table:table-cell>
          <table:table-cell office:value-type="float" office:value="9.33438301086" calcext:value-type="float">
            <text:p>9.3343830109</text:p>
          </table:table-cell>
          <table:table-cell office:value-type="float" office:value="3.27389216423" calcext:value-type="float">
            <text:p>3.2738921642</text:p>
          </table:table-cell>
          <table:table-cell office:value-type="float" office:value="-1.0676060915" calcext:value-type="float">
            <text:p>-1.0676060915</text:p>
          </table:table-cell>
          <table:table-cell office:value-type="float" office:value="4.81477880478" calcext:value-type="float">
            <text:p>4.814778804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3.557" calcext:value-type="float">
            <text:p>3.557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420788817908" calcext:value-type="float">
            <text:p>0.4207888179</text:p>
          </table:table-cell>
          <table:table-cell office:value-type="float" office:value="2.83284950256" calcext:value-type="float">
            <text:p>2.8328495026</text:p>
          </table:table-cell>
          <table:table-cell office:value-type="float" office:value="-1.18396937847" calcext:value-type="float">
            <text:p>-1.1839693785</text:p>
          </table:table-cell>
          <table:table-cell office:value-type="float" office:value="9.66717147827" calcext:value-type="float">
            <text:p>9.6671714783</text:p>
          </table:table-cell>
          <table:table-cell office:value-type="float" office:value="3.28930234909" calcext:value-type="float">
            <text:p>3.2893023491</text:p>
          </table:table-cell>
          <table:table-cell office:value-type="float" office:value="-1.06902992725" calcext:value-type="float">
            <text:p>-1.0690299273</text:p>
          </table:table-cell>
          <table:table-cell office:value-type="float" office:value="4.60685253143" calcext:value-type="float">
            <text:p>4.60685253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92" calcext:value-type="float">
            <text:p>3.592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414883439235" calcext:value-type="float">
            <text:p>0.4148834392</text:p>
          </table:table-cell>
          <table:table-cell office:value-type="float" office:value="2.85724592209" calcext:value-type="float">
            <text:p>2.8572459221</text:p>
          </table:table-cell>
          <table:table-cell office:value-type="float" office:value="-1.17782151699" calcext:value-type="float">
            <text:p>-1.177821517</text:p>
          </table:table-cell>
          <table:table-cell office:value-type="float" office:value="10.0186748505" calcext:value-type="float">
            <text:p>10.0186748505</text:p>
          </table:table-cell>
          <table:table-cell office:value-type="float" office:value="3.30573368073" calcext:value-type="float">
            <text:p>3.3057336807</text:p>
          </table:table-cell>
          <table:table-cell office:value-type="float" office:value="-1.07051134109" calcext:value-type="float">
            <text:p>-1.0705113411</text:p>
          </table:table-cell>
          <table:table-cell office:value-type="float" office:value="4.40092277527" calcext:value-type="float">
            <text:p>4.4009227753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.626" calcext:value-type="float">
            <text:p>3.626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409872879237" calcext:value-type="float">
            <text:p>0.4098728792</text:p>
          </table:table-cell>
          <table:table-cell office:value-type="float" office:value="2.88125872612" calcext:value-type="float">
            <text:p>2.8812587261</text:p>
          </table:table-cell>
          <table:table-cell office:value-type="float" office:value="-1.17200934887" calcext:value-type="float">
            <text:p>-1.1720093489</text:p>
          </table:table-cell>
          <table:table-cell office:value-type="float" office:value="10.4175205231" calcext:value-type="float">
            <text:p>10.4175205231</text:p>
          </table:table-cell>
          <table:table-cell office:value-type="float" office:value="3.32139849663" calcext:value-type="float">
            <text:p>3.3213984966</text:p>
          </table:table-cell>
          <table:table-cell office:value-type="float" office:value="-1.07207119465" calcext:value-type="float">
            <text:p>-1.0720711947</text:p>
          </table:table-cell>
          <table:table-cell office:value-type="float" office:value="4.17739295959" calcext:value-type="float">
            <text:p>4.177392959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.665" calcext:value-type="float">
            <text:p>3.665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412151952647" calcext:value-type="float">
            <text:p>0.4121519526</text:p>
          </table:table-cell>
          <table:table-cell office:value-type="float" office:value="2.90799093246" calcext:value-type="float">
            <text:p>2.9079909325</text:p>
          </table:table-cell>
          <table:table-cell office:value-type="float" office:value="-1.16628313065" calcext:value-type="float">
            <text:p>-1.1662831307</text:p>
          </table:table-cell>
          <table:table-cell office:value-type="float" office:value="10.7592115402" calcext:value-type="float">
            <text:p>10.7592115402</text:p>
          </table:table-cell>
          <table:table-cell office:value-type="float" office:value="3.33914852142" calcext:value-type="float">
            <text:p>3.3391485214</text:p>
          </table:table-cell>
          <table:table-cell office:value-type="float" office:value="-1.07257020473" calcext:value-type="float">
            <text:p>-1.0725702047</text:p>
          </table:table-cell>
          <table:table-cell office:value-type="float" office:value="4.03378868103" calcext:value-type="float">
            <text:p>4.033788681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.702" calcext:value-type="float">
            <text:p>3.702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411696343585" calcext:value-type="float">
            <text:p>0.4116963436</text:p>
          </table:table-cell>
          <table:table-cell office:value-type="float" office:value="2.94206523895" calcext:value-type="float">
            <text:p>2.942065239</text:p>
          </table:table-cell>
          <table:table-cell office:value-type="float" office:value="-1.15885269642" calcext:value-type="float">
            <text:p>-1.1588526964</text:p>
          </table:table-cell>
          <table:table-cell office:value-type="float" office:value="11.0700092316" calcext:value-type="float">
            <text:p>11.0700092316</text:p>
          </table:table-cell>
          <table:table-cell office:value-type="float" office:value="3.35755062103" calcext:value-type="float">
            <text:p>3.357550621</text:p>
          </table:table-cell>
          <table:table-cell office:value-type="float" office:value="-1.07248926163" calcext:value-type="float">
            <text:p>-1.0724892616</text:p>
          </table:table-cell>
          <table:table-cell office:value-type="float" office:value="3.92329096794" calcext:value-type="float">
            <text:p>3.923290967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.741" calcext:value-type="float">
            <text:p>3.741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410328899312" calcext:value-type="float">
            <text:p>0.4103288993</text:p>
          </table:table-cell>
          <table:table-cell office:value-type="float" office:value="2.97745895386" calcext:value-type="float">
            <text:p>2.9774589539</text:p>
          </table:table-cell>
          <table:table-cell office:value-type="float" office:value="-1.14794898033" calcext:value-type="float">
            <text:p>-1.1479489803</text:p>
          </table:table-cell>
          <table:table-cell office:value-type="float" office:value="11.4960947037" calcext:value-type="float">
            <text:p>11.4960947037</text:p>
          </table:table-cell>
          <table:table-cell office:value-type="float" office:value="3.37579989433" calcext:value-type="float">
            <text:p>3.3757998943</text:p>
          </table:table-cell>
          <table:table-cell office:value-type="float" office:value="-1.07540225983" calcext:value-type="float">
            <text:p>-1.0754022598</text:p>
          </table:table-cell>
          <table:table-cell office:value-type="float" office:value="3.63141131401" calcext:value-type="float">
            <text:p>3.6314113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.779" calcext:value-type="float">
            <text:p>3.779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409416756695" calcext:value-type="float">
            <text:p>0.4094167567</text:p>
          </table:table-cell>
          <table:table-cell office:value-type="float" office:value="3.01307988167" calcext:value-type="float">
            <text:p>3.0130798817</text:p>
          </table:table-cell>
          <table:table-cell office:value-type="float" office:value="-1.13774716854" calcext:value-type="float">
            <text:p>-1.1377471685</text:p>
          </table:table-cell>
          <table:table-cell office:value-type="float" office:value="11.8610544205" calcext:value-type="float">
            <text:p>11.8610544205</text:p>
          </table:table-cell>
          <table:table-cell office:value-type="float" office:value="3.40230059624" calcext:value-type="float">
            <text:p>3.4023005962</text:p>
          </table:table-cell>
          <table:table-cell office:value-type="float" office:value="-1.0777848959" calcext:value-type="float">
            <text:p>-1.0777848959</text:p>
          </table:table-cell>
          <table:table-cell office:value-type="float" office:value="3.33000445366" calcext:value-type="float">
            <text:p>3.3300044537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.817" calcext:value-type="float">
            <text:p>3.8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4112406316" calcext:value-type="float">
            <text:p>0.4112406316</text:p>
          </table:table-cell>
          <table:table-cell office:value-type="float" office:value="3.04242110252" calcext:value-type="float">
            <text:p>3.0424211025</text:p>
          </table:table-cell>
          <table:table-cell office:value-type="float" office:value="-1.13083052635" calcext:value-type="float">
            <text:p>-1.1308305264</text:p>
          </table:table-cell>
          <table:table-cell office:value-type="float" office:value="12.1189136505" calcext:value-type="float">
            <text:p>12.1189136505</text:p>
          </table:table-cell>
          <table:table-cell office:value-type="float" office:value="3.42945718765" calcext:value-type="float">
            <text:p>3.4294571877</text:p>
          </table:table-cell>
          <table:table-cell office:value-type="float" office:value="-1.0746794939" calcext:value-type="float">
            <text:p>-1.0746794939</text:p>
          </table:table-cell>
          <table:table-cell office:value-type="float" office:value="3.37188839912" calcext:value-type="float">
            <text:p>3.371888399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.854" calcext:value-type="float">
            <text:p>3.8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412607458671" calcext:value-type="float">
            <text:p>0.4126074587</text:p>
          </table:table-cell>
          <table:table-cell office:value-type="float" office:value="3.0648598671" calcext:value-type="float">
            <text:p>3.0648598671</text:p>
          </table:table-cell>
          <table:table-cell office:value-type="float" office:value="-1.12440049648" calcext:value-type="float">
            <text:p>-1.1244004965</text:p>
          </table:table-cell>
          <table:table-cell office:value-type="float" office:value="12.3948040009" calcext:value-type="float">
            <text:p>12.3948040009</text:p>
          </table:table-cell>
          <table:table-cell office:value-type="float" office:value="3.45694041252" calcext:value-type="float">
            <text:p>3.4569404125</text:p>
          </table:table-cell>
          <table:table-cell office:value-type="float" office:value="-1.07283341885" calcext:value-type="float">
            <text:p>-1.0728334189</text:p>
          </table:table-cell>
          <table:table-cell office:value-type="float" office:value="3.35942101479" calcext:value-type="float">
            <text:p>3.359421014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.891" calcext:value-type="float">
            <text:p>3.8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413062861543" calcext:value-type="float">
            <text:p>0.4130628615</text:p>
          </table:table-cell>
          <table:table-cell office:value-type="float" office:value="3.08701467514" calcext:value-type="float">
            <text:p>3.0870146751</text:p>
          </table:table-cell>
          <table:table-cell office:value-type="float" office:value="-1.11952412128" calcext:value-type="float">
            <text:p>-1.1195241213</text:p>
          </table:table-cell>
          <table:table-cell office:value-type="float" office:value="12.5346460342" calcext:value-type="float">
            <text:p>12.5346460342</text:p>
          </table:table-cell>
          <table:table-cell office:value-type="float" office:value="3.48873114586" calcext:value-type="float">
            <text:p>3.4887311459</text:p>
          </table:table-cell>
          <table:table-cell office:value-type="float" office:value="-1.07768392563" calcext:value-type="float">
            <text:p>-1.0776839256</text:p>
          </table:table-cell>
          <table:table-cell office:value-type="float" office:value="2.95425248146" calcext:value-type="float">
            <text:p>2.954252481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.929" calcext:value-type="float">
            <text:p>3.92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6702357393" calcext:value-type="float">
            <text:p>0.4167023574</text:p>
          </table:table-cell>
          <table:table-cell office:value-type="float" office:value="3.12298822403" calcext:value-type="float">
            <text:p>3.122988224</text:p>
          </table:table-cell>
          <table:table-cell office:value-type="float" office:value="-1.11323332787" calcext:value-type="float">
            <text:p>-1.1132333279</text:p>
          </table:table-cell>
          <table:table-cell office:value-type="float" office:value="12.5148353577" calcext:value-type="float">
            <text:p>12.5148353577</text:p>
          </table:table-cell>
          <table:table-cell office:value-type="float" office:value="3.51782035828" calcext:value-type="float">
            <text:p>3.5178203583</text:p>
          </table:table-cell>
          <table:table-cell office:value-type="float" office:value="-1.08119654655" calcext:value-type="float">
            <text:p>-1.0811965466</text:p>
          </table:table-cell>
          <table:table-cell office:value-type="float" office:value="2.57203245163" calcext:value-type="float">
            <text:p>2.5720324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66" calcext:value-type="float">
            <text:p>3.966</text:p>
          </table:table-cell>
          <table:table-cell office:value-type="float" office:value="0.184" calcext:value-type="float">
            <text:p>0.184</text:p>
          </table:table-cell>
          <table:table-cell office:value-type="float" office:value="0.41579310621" calcext:value-type="float">
            <text:p>0.4157931062</text:p>
          </table:table-cell>
          <table:table-cell office:value-type="float" office:value="3.16140127182" calcext:value-type="float">
            <text:p>3.1614012718</text:p>
          </table:table-cell>
          <table:table-cell office:value-type="float" office:value="-1.10557901859" calcext:value-type="float">
            <text:p>-1.1055790186</text:p>
          </table:table-cell>
          <table:table-cell office:value-type="float" office:value="12.4908418655" calcext:value-type="float">
            <text:p>12.4908418655</text:p>
          </table:table-cell>
          <table:table-cell office:value-type="float" office:value="3.54975152016" calcext:value-type="float">
            <text:p>3.5497515202</text:p>
          </table:table-cell>
          <table:table-cell office:value-type="float" office:value="-1.08096790314" calcext:value-type="float">
            <text:p>-1.0809679031</text:p>
          </table:table-cell>
          <table:table-cell office:value-type="float" office:value="2.36516714096" calcext:value-type="float">
            <text:p>2.365167141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.003" calcext:value-type="float">
            <text:p>4.003</text:p>
          </table:table-cell>
          <table:table-cell office:value-type="float" office:value="0.228" calcext:value-type="float">
            <text:p>0.228</text:p>
          </table:table-cell>
          <table:table-cell office:value-type="float" office:value="0.41897366029" calcext:value-type="float">
            <text:p>0.4189736603</text:p>
          </table:table-cell>
          <table:table-cell office:value-type="float" office:value="3.20058488846" calcext:value-type="float">
            <text:p>3.2005848885</text:p>
          </table:table-cell>
          <table:table-cell office:value-type="float" office:value="-1.09742891788" calcext:value-type="float">
            <text:p>-1.0974289179</text:p>
          </table:table-cell>
          <table:table-cell office:value-type="float" office:value="12.4208402634" calcext:value-type="float">
            <text:p>12.4208402634</text:p>
          </table:table-cell>
          <table:table-cell office:value-type="float" office:value="3.57744860649" calcext:value-type="float">
            <text:p>3.5774486065</text:p>
          </table:table-cell>
          <table:table-cell office:value-type="float" office:value="-1.08282339573" calcext:value-type="float">
            <text:p>-1.0828233957</text:p>
          </table:table-cell>
          <table:table-cell office:value-type="float" office:value="2.03788614273" calcext:value-type="float">
            <text:p>2.037886142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.041" calcext:value-type="float">
            <text:p>4.04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1242344602" calcext:value-type="float">
            <text:p>0.4212423446</text:p>
          </table:table-cell>
          <table:table-cell office:value-type="float" office:value="3.23743653297" calcext:value-type="float">
            <text:p>3.237436533</text:p>
          </table:table-cell>
          <table:table-cell office:value-type="float" office:value="-1.09188342094" calcext:value-type="float">
            <text:p>-1.0918834209</text:p>
          </table:table-cell>
          <table:table-cell office:value-type="float" office:value="12.2152986526" calcext:value-type="float">
            <text:p>12.2152986526</text:p>
          </table:table-cell>
          <table:table-cell office:value-type="float" office:value="3.59715366364" calcext:value-type="float">
            <text:p>3.5971536636</text:p>
          </table:table-cell>
          <table:table-cell office:value-type="float" office:value="-1.08832776546" calcext:value-type="float">
            <text:p>-1.0883277655</text:p>
          </table:table-cell>
          <table:table-cell office:value-type="float" office:value="1.49273061752" calcext:value-type="float">
            <text:p>1.492730617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.076" calcext:value-type="float">
            <text:p>4.076</text:p>
          </table:table-cell>
          <table:table-cell office:value-type="float" office:value="0.313" calcext:value-type="float">
            <text:p>0.313</text:p>
          </table:table-cell>
          <table:table-cell office:value-type="float" office:value="0.424414076425" calcext:value-type="float">
            <text:p>0.4244140764</text:p>
          </table:table-cell>
          <table:table-cell office:value-type="float" office:value="3.26216816902" calcext:value-type="float">
            <text:p>3.262168169</text:p>
          </table:table-cell>
          <table:table-cell office:value-type="float" office:value="-1.08866035938" calcext:value-type="float">
            <text:p>-1.0886603594</text:p>
          </table:table-cell>
          <table:table-cell office:value-type="float" office:value="12.0014019012" calcext:value-type="float">
            <text:p>12.0014019012</text:p>
          </table:table-cell>
          <table:table-cell office:value-type="float" office:value="3.62631893158" calcext:value-type="float">
            <text:p>3.6263189316</text:p>
          </table:table-cell>
          <table:table-cell office:value-type="float" office:value="-1.0908178091" calcext:value-type="float">
            <text:p>-1.0908178091</text:p>
          </table:table-cell>
          <table:table-cell office:value-type="float" office:value="1.06147253513" calcext:value-type="float">
            <text:p>1.0614725351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.112" calcext:value-type="float">
            <text:p>4.112</text:p>
          </table:table-cell>
          <table:table-cell office:value-type="float" office:value="0.358" calcext:value-type="float">
            <text:p>0.358</text:p>
          </table:table-cell>
          <table:table-cell office:value-type="float" office:value="0.42758060918" calcext:value-type="float">
            <text:p>0.4275806092</text:p>
          </table:table-cell>
          <table:table-cell office:value-type="float" office:value="3.28089880943" calcext:value-type="float">
            <text:p>3.2808988094</text:p>
          </table:table-cell>
          <table:table-cell office:value-type="float" office:value="-1.08686566353" calcext:value-type="float">
            <text:p>-1.0868656635</text:p>
          </table:table-cell>
          <table:table-cell office:value-type="float" office:value="11.7434396744" calcext:value-type="float">
            <text:p>11.7434396744</text:p>
          </table:table-cell>
          <table:table-cell office:value-type="float" office:value="3.65593671799" calcext:value-type="float">
            <text:p>3.655936718</text:p>
          </table:table-cell>
          <table:table-cell office:value-type="float" office:value="-1.09231066704" calcext:value-type="float">
            <text:p>-1.092310667</text:p>
          </table:table-cell>
          <table:table-cell office:value-type="float" office:value="0.631572902203" calcext:value-type="float">
            <text:p>0.631572902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.149" calcext:value-type="float">
            <text:p>4.149</text:p>
          </table:table-cell>
          <table:table-cell office:value-type="float" office:value="0.402" calcext:value-type="float">
            <text:p>0.402</text:p>
          </table:table-cell>
          <table:table-cell office:value-type="float" office:value="0.429839213699" calcext:value-type="float">
            <text:p>0.4298392137</text:p>
          </table:table-cell>
          <table:table-cell office:value-type="float" office:value="3.30047750473" calcext:value-type="float">
            <text:p>3.3004775047</text:p>
          </table:table-cell>
          <table:table-cell office:value-type="float" office:value="-1.08699023724" calcext:value-type="float">
            <text:p>-1.0869902372</text:p>
          </table:table-cell>
          <table:table-cell office:value-type="float" office:value="11.3838739395" calcext:value-type="float">
            <text:p>11.3838739395</text:p>
          </table:table-cell>
          <table:table-cell office:value-type="float" office:value="3.6808655262" calcext:value-type="float">
            <text:p>3.6808655262</text:p>
          </table:table-cell>
          <table:table-cell office:value-type="float" office:value="-1.09879243374" calcext:value-type="float">
            <text:p>-1.0987924337</text:p>
          </table:table-cell>
          <table:table-cell office:value-type="float" office:value="-0.0955173373222" calcext:value-type="float">
            <text:p>-0.0955173373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.184" calcext:value-type="float">
            <text:p>4.18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31193087796" calcext:value-type="float">
            <text:p>0.4311930878</text:p>
          </table:table-cell>
          <table:table-cell office:value-type="float" office:value="3.32236456871" calcext:value-type="float">
            <text:p>3.3223645687</text:p>
          </table:table-cell>
          <table:table-cell office:value-type="float" office:value="-1.08585095406" calcext:value-type="float">
            <text:p>-1.0858509541</text:p>
          </table:table-cell>
          <table:table-cell office:value-type="float" office:value="11.0682954788" calcext:value-type="float">
            <text:p>11.0682954788</text:p>
          </table:table-cell>
          <table:table-cell office:value-type="float" office:value="3.70511031151" calcext:value-type="float">
            <text:p>3.7051103115</text:p>
          </table:table-cell>
          <table:table-cell office:value-type="float" office:value="-1.10440564156" calcext:value-type="float">
            <text:p>-1.1044056416</text:p>
          </table:table-cell>
          <table:table-cell office:value-type="float" office:value="-0.795427262783" calcext:value-type="float">
            <text:p>-0.795427262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.221" calcext:value-type="float">
            <text:p>4.221</text:p>
          </table:table-cell>
          <table:table-cell office:value-type="float" office:value="0.491" calcext:value-type="float">
            <text:p>0.491</text:p>
          </table:table-cell>
          <table:table-cell office:value-type="float" office:value="0.434348349156" calcext:value-type="float">
            <text:p>0.4343483492</text:p>
          </table:table-cell>
          <table:table-cell office:value-type="float" office:value="3.3450152874" calcext:value-type="float">
            <text:p>3.3450152874</text:p>
          </table:table-cell>
          <table:table-cell office:value-type="float" office:value="-1.08451592922" calcext:value-type="float">
            <text:p>-1.0845159292</text:p>
          </table:table-cell>
          <table:table-cell office:value-type="float" office:value="10.7454633713" calcext:value-type="float">
            <text:p>10.7454633713</text:p>
          </table:table-cell>
          <table:table-cell office:value-type="float" office:value="3.73560452461" calcext:value-type="float">
            <text:p>3.7356045246</text:p>
          </table:table-cell>
          <table:table-cell office:value-type="float" office:value="-1.10541415215" calcext:value-type="float">
            <text:p>-1.1054141522</text:p>
          </table:table-cell>
          <table:table-cell office:value-type="float" office:value="-1.2063177824" calcext:value-type="float">
            <text:p>-1.206317782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.256" calcext:value-type="float">
            <text:p>4.256</text:p>
          </table:table-cell>
          <table:table-cell office:value-type="float" office:value="0.536" calcext:value-type="float">
            <text:p>0.536</text:p>
          </table:table-cell>
          <table:table-cell office:value-type="float" office:value="0.434798667331" calcext:value-type="float">
            <text:p>0.4347986673</text:p>
          </table:table-cell>
          <table:table-cell office:value-type="float" office:value="3.36555552483" calcext:value-type="float">
            <text:p>3.3655555248</text:p>
          </table:table-cell>
          <table:table-cell office:value-type="float" office:value="-1.0853317976" calcext:value-type="float">
            <text:p>-1.0853317976</text:p>
          </table:table-cell>
          <table:table-cell office:value-type="float" office:value="10.3306856155" calcext:value-type="float">
            <text:p>10.3306856155</text:p>
          </table:table-cell>
          <table:table-cell office:value-type="float" office:value="3.76442527771" calcext:value-type="float">
            <text:p>3.7644252777</text:p>
          </table:table-cell>
          <table:table-cell office:value-type="float" office:value="-1.10968637466" calcext:value-type="float">
            <text:p>-1.1096863747</text:p>
          </table:table-cell>
          <table:table-cell office:value-type="float" office:value="-1.77613794804" calcext:value-type="float">
            <text:p>-1.77613794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.292" calcext:value-type="float">
            <text:p>4.292</text:p>
          </table:table-cell>
          <table:table-cell office:value-type="float" office:value="0.581" calcext:value-type="float">
            <text:p>0.581</text:p>
          </table:table-cell>
          <table:table-cell office:value-type="float" office:value="0.434798667331" calcext:value-type="float">
            <text:p>0.4347986673</text:p>
          </table:table-cell>
          <table:table-cell office:value-type="float" office:value="3.38421320915" calcext:value-type="float">
            <text:p>3.3842132092</text:p>
          </table:table-cell>
          <table:table-cell office:value-type="float" office:value="-1.08559274673" calcext:value-type="float">
            <text:p>-1.0855927467</text:p>
          </table:table-cell>
          <table:table-cell office:value-type="float" office:value="9.96901035309" calcext:value-type="float">
            <text:p>9.9690103531</text:p>
          </table:table-cell>
          <table:table-cell office:value-type="float" office:value="3.79488801956" calcext:value-type="float">
            <text:p>3.7948880196</text:p>
          </table:table-cell>
          <table:table-cell office:value-type="float" office:value="-1.11833906174" calcext:value-type="float">
            <text:p>-1.1183390617</text:p>
          </table:table-cell>
          <table:table-cell office:value-type="float" office:value="-2.57381534576" calcext:value-type="float">
            <text:p>-2.57381534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28" calcext:value-type="float">
            <text:p>4.328</text:p>
          </table:table-cell>
          <table:table-cell office:value-type="float" office:value="0.626" calcext:value-type="float">
            <text:p>0.626</text:p>
          </table:table-cell>
          <table:table-cell office:value-type="float" office:value="0.43614896921" calcext:value-type="float">
            <text:p>0.4361489692</text:p>
          </table:table-cell>
          <table:table-cell office:value-type="float" office:value="3.40323638916" calcext:value-type="float">
            <text:p>3.4032363892</text:p>
          </table:table-cell>
          <table:table-cell office:value-type="float" office:value="-1.0835391283" calcext:value-type="float">
            <text:p>-1.0835391283</text:p>
          </table:table-cell>
          <table:table-cell office:value-type="float" office:value="9.77683925629" calcext:value-type="float">
            <text:p>9.7768392563</text:p>
          </table:table-cell>
          <table:table-cell office:value-type="float" office:value="3.81815767288" calcext:value-type="float">
            <text:p>3.8181576729</text:p>
          </table:table-cell>
          <table:table-cell office:value-type="float" office:value="-1.12546598911" calcext:value-type="float">
            <text:p>-1.1254659891</text:p>
          </table:table-cell>
          <table:table-cell office:value-type="float" office:value="-3.30357837677" calcext:value-type="float">
            <text:p>-3.3035783768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.363" calcext:value-type="float">
            <text:p>4.363</text:p>
          </table:table-cell>
          <table:table-cell office:value-type="float" office:value="0.671" calcext:value-type="float">
            <text:p>0.671</text:p>
          </table:table-cell>
          <table:table-cell office:value-type="float" office:value="0.437048625464" calcext:value-type="float">
            <text:p>0.4370486255</text:p>
          </table:table-cell>
          <table:table-cell office:value-type="float" office:value="3.42536711693" calcext:value-type="float">
            <text:p>3.4253671169</text:p>
          </table:table-cell>
          <table:table-cell office:value-type="float" office:value="-1.08178079128" calcext:value-type="float">
            <text:p>-1.0817807913</text:p>
          </table:table-cell>
          <table:table-cell office:value-type="float" office:value="9.56157779694" calcext:value-type="float">
            <text:p>9.5615777969</text:p>
          </table:table-cell>
          <table:table-cell office:value-type="float" office:value="3.8410923481" calcext:value-type="float">
            <text:p>3.8410923481</text:p>
          </table:table-cell>
          <table:table-cell office:value-type="float" office:value="-1.13200080395" calcext:value-type="float">
            <text:p>-1.132000804</text:p>
          </table:table-cell>
          <table:table-cell office:value-type="float" office:value="-4.02217388153" calcext:value-type="float">
            <text:p>-4.0221738815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.399" calcext:value-type="float">
            <text:p>4.399</text:p>
          </table:table-cell>
          <table:table-cell office:value-type="float" office:value="0.717" calcext:value-type="float">
            <text:p>0.717</text:p>
          </table:table-cell>
          <table:table-cell office:value-type="float" office:value="0.440193974694" calcext:value-type="float">
            <text:p>0.4401939747</text:p>
          </table:table-cell>
          <table:table-cell office:value-type="float" office:value="3.44679045677" calcext:value-type="float">
            <text:p>3.4467904568</text:p>
          </table:table-cell>
          <table:table-cell office:value-type="float" office:value="-1.08118629456" calcext:value-type="float">
            <text:p>-1.0811862946</text:p>
          </table:table-cell>
          <table:table-cell office:value-type="float" office:value="9.32096099854" calcext:value-type="float">
            <text:p>9.3209609985</text:p>
          </table:table-cell>
          <table:table-cell office:value-type="float" office:value="3.86382746696" calcext:value-type="float">
            <text:p>3.863827467</text:p>
          </table:table-cell>
          <table:table-cell office:value-type="float" office:value="-1.14078557491" calcext:value-type="float">
            <text:p>-1.1407855749</text:p>
          </table:table-cell>
          <table:table-cell office:value-type="float" office:value="-4.91080999374" calcext:value-type="float">
            <text:p>-4.910809993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.434" calcext:value-type="float">
            <text:p>4.434</text:p>
          </table:table-cell>
          <table:table-cell office:value-type="float" office:value="0.762" calcext:value-type="float">
            <text:p>0.762</text:p>
          </table:table-cell>
          <table:table-cell office:value-type="float" office:value="0.440193974694" calcext:value-type="float">
            <text:p>0.4401939747</text:p>
          </table:table-cell>
          <table:table-cell office:value-type="float" office:value="3.46585559845" calcext:value-type="float">
            <text:p>3.4658555985</text:p>
          </table:table-cell>
          <table:table-cell office:value-type="float" office:value="-1.07944524288" calcext:value-type="float">
            <text:p>-1.0794452429</text:p>
          </table:table-cell>
          <table:table-cell office:value-type="float" office:value="9.19882583618" calcext:value-type="float">
            <text:p>9.1988258362</text:p>
          </table:table-cell>
          <table:table-cell office:value-type="float" office:value="3.88190722466" calcext:value-type="float">
            <text:p>3.8819072247</text:p>
          </table:table-cell>
          <table:table-cell office:value-type="float" office:value="-1.15039765835" calcext:value-type="float">
            <text:p>-1.1503976584</text:p>
          </table:table-cell>
          <table:table-cell office:value-type="float" office:value="-5.84485673904" calcext:value-type="float">
            <text:p>-5.84485673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.469" calcext:value-type="float">
            <text:p>4.469</text:p>
          </table:table-cell>
          <table:table-cell office:value-type="float" office:value="0.807" calcext:value-type="float">
            <text:p>0.807</text:p>
          </table:table-cell>
          <table:table-cell office:value-type="float" office:value="0.440642871003" calcext:value-type="float">
            <text:p>0.440642871</text:p>
          </table:table-cell>
          <table:table-cell office:value-type="float" office:value="3.48610663414" calcext:value-type="float">
            <text:p>3.4861066341</text:p>
          </table:table-cell>
          <table:table-cell office:value-type="float" office:value="-1.07673799992" calcext:value-type="float">
            <text:p>-1.0767379999</text:p>
          </table:table-cell>
          <table:table-cell office:value-type="float" office:value="9.17857074738" calcext:value-type="float">
            <text:p>9.1785707474</text:p>
          </table:table-cell>
          <table:table-cell office:value-type="float" office:value="3.89378046989" calcext:value-type="float">
            <text:p>3.8937804699</text:p>
          </table:table-cell>
          <table:table-cell office:value-type="float" office:value="-1.15839898586" calcext:value-type="float">
            <text:p>-1.1583989859</text:p>
          </table:table-cell>
          <table:table-cell office:value-type="float" office:value="-6.6724729538" calcext:value-type="float">
            <text:p>-6.672472953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.503" calcext:value-type="float">
            <text:p>4.503</text:p>
          </table:table-cell>
          <table:table-cell office:value-type="float" office:value="0.851" calcext:value-type="float">
            <text:p>0.851</text:p>
          </table:table-cell>
          <table:table-cell office:value-type="float" office:value="0.440193974694" calcext:value-type="float">
            <text:p>0.4401939747</text:p>
          </table:table-cell>
          <table:table-cell office:value-type="float" office:value="3.50887608528" calcext:value-type="float">
            <text:p>3.5088760853</text:p>
          </table:table-cell>
          <table:table-cell office:value-type="float" office:value="-1.07623267174" calcext:value-type="float">
            <text:p>-1.0762326717</text:p>
          </table:table-cell>
          <table:table-cell office:value-type="float" office:value="9.03278160095" calcext:value-type="float">
            <text:p>9.032781601</text:p>
          </table:table-cell>
          <table:table-cell office:value-type="float" office:value="3.90601110458" calcext:value-type="float">
            <text:p>3.9060111046</text:p>
          </table:table-cell>
          <table:table-cell office:value-type="float" office:value="-1.16843295097" calcext:value-type="float">
            <text:p>-1.168432951</text:p>
          </table:table-cell>
          <table:table-cell office:value-type="float" office:value="-7.72083806992" calcext:value-type="float">
            <text:p>-7.720838069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.537" calcext:value-type="float">
            <text:p>4.537</text:p>
          </table:table-cell>
          <table:table-cell office:value-type="float" office:value="0.896" calcext:value-type="float">
            <text:p>0.896</text:p>
          </table:table-cell>
          <table:table-cell office:value-type="float" office:value="0.440642871003" calcext:value-type="float">
            <text:p>0.440642871</text:p>
          </table:table-cell>
          <table:table-cell office:value-type="float" office:value="3.52943348885" calcext:value-type="float">
            <text:p>3.5294334889</text:p>
          </table:table-cell>
          <table:table-cell office:value-type="float" office:value="-1.07678866386" calcext:value-type="float">
            <text:p>-1.0767886639</text:p>
          </table:table-cell>
          <table:table-cell office:value-type="float" office:value="8.86312675476" calcext:value-type="float">
            <text:p>8.8631267548</text:p>
          </table:table-cell>
          <table:table-cell office:value-type="float" office:value="3.92564439774" calcext:value-type="float">
            <text:p>3.9256443977</text:p>
          </table:table-cell>
          <table:table-cell office:value-type="float" office:value="-1.18091595173" calcext:value-type="float">
            <text:p>-1.1809159517</text:p>
          </table:table-cell>
          <table:table-cell office:value-type="float" office:value="-8.93318080902" calcext:value-type="float">
            <text:p>-8.93318080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.573" calcext:value-type="float">
            <text:p>4.573</text:p>
          </table:table-cell>
          <table:table-cell office:value-type="float" office:value="0.942" calcext:value-type="float">
            <text:p>0.942</text:p>
          </table:table-cell>
          <table:table-cell office:value-type="float" office:value="0.444677967092" calcext:value-type="float">
            <text:p>0.4446779671</text:p>
          </table:table-cell>
          <table:table-cell office:value-type="float" office:value="3.54804039001" calcext:value-type="float">
            <text:p>3.54804039</text:p>
          </table:table-cell>
          <table:table-cell office:value-type="float" office:value="-1.07532596588" calcext:value-type="float">
            <text:p>-1.0753259659</text:p>
          </table:table-cell>
          <table:table-cell office:value-type="float" office:value="8.82700252533" calcext:value-type="float">
            <text:p>8.8270025253</text:p>
          </table:table-cell>
          <table:table-cell office:value-type="float" office:value="3.95092701912" calcext:value-type="float">
            <text:p>3.9509270191</text:p>
          </table:table-cell>
          <table:table-cell office:value-type="float" office:value="-1.19200587273" calcext:value-type="float">
            <text:p>-1.1920058727</text:p>
          </table:table-cell>
          <table:table-cell office:value-type="float" office:value="-10.0924520493" calcext:value-type="float">
            <text:p>-10.092452049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.607" calcext:value-type="float">
            <text:p>4.607</text:p>
          </table:table-cell>
          <table:table-cell office:value-type="float" office:value="0.987" calcext:value-type="float">
            <text:p>0.987</text:p>
          </table:table-cell>
          <table:table-cell office:value-type="float" office:value="0.445125756748" calcext:value-type="float">
            <text:p>0.4451257567</text:p>
          </table:table-cell>
          <table:table-cell office:value-type="float" office:value="3.56752991676" calcext:value-type="float">
            <text:p>3.5675299168</text:p>
          </table:table-cell>
          <table:table-cell office:value-type="float" office:value="-1.07490980625" calcext:value-type="float">
            <text:p>-1.0749098063</text:p>
          </table:table-cell>
          <table:table-cell office:value-type="float" office:value="8.7387714386" calcext:value-type="float">
            <text:p>8.7387714386</text:p>
          </table:table-cell>
          <table:table-cell office:value-type="float" office:value="3.97665047646" calcext:value-type="float">
            <text:p>3.9766504765</text:p>
          </table:table-cell>
          <table:table-cell office:value-type="float" office:value="-1.20286035538" calcext:value-type="float">
            <text:p>-1.2028603554</text:p>
          </table:table-cell>
          <table:table-cell office:value-type="float" office:value="-11.2974319458" calcext:value-type="float">
            <text:p>-11.2974319458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.642" calcext:value-type="float">
            <text:p>4.642</text:p>
          </table:table-cell>
          <table:table-cell office:value-type="float" office:value="1.033" calcext:value-type="float">
            <text:p>1.033</text:p>
          </table:table-cell>
          <table:table-cell office:value-type="float" office:value="0.446468457579" calcext:value-type="float">
            <text:p>0.4464684576</text:p>
          </table:table-cell>
          <table:table-cell office:value-type="float" office:value="3.59363770485" calcext:value-type="float">
            <text:p>3.5936377049</text:p>
          </table:table-cell>
          <table:table-cell office:value-type="float" office:value="-1.07536411285" calcext:value-type="float">
            <text:p>-1.0753641129</text:p>
          </table:table-cell>
          <table:table-cell office:value-type="float" office:value="8.52718925476" calcext:value-type="float">
            <text:p>8.5271892548</text:p>
          </table:table-cell>
          <table:table-cell office:value-type="float" office:value="3.99901223183" calcext:value-type="float">
            <text:p>3.9990122318</text:p>
          </table:table-cell>
          <table:table-cell office:value-type="float" office:value="-1.21645963192" calcext:value-type="float">
            <text:p>-1.2164596319</text:p>
          </table:table-cell>
          <table:table-cell office:value-type="float" office:value="-12.6419782639" calcext:value-type="float">
            <text:p>-12.64197826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76" calcext:value-type="float">
            <text:p>4.676</text:p>
          </table:table-cell>
          <table:table-cell office:value-type="float" office:value="1.079" calcext:value-type="float">
            <text:p>1.079</text:p>
          </table:table-cell>
          <table:table-cell office:value-type="float" office:value="0.448257162194" calcext:value-type="float">
            <text:p>0.4482571622</text:p>
          </table:table-cell>
          <table:table-cell office:value-type="float" office:value="3.62471055984" calcext:value-type="float">
            <text:p>3.6247105598</text:p>
          </table:table-cell>
          <table:table-cell office:value-type="float" office:value="-1.07283997536" calcext:value-type="float">
            <text:p>-1.0728399754</text:p>
          </table:table-cell>
          <table:table-cell office:value-type="float" office:value="8.38585758209" calcext:value-type="float">
            <text:p>8.3858575821</text:p>
          </table:table-cell>
          <table:table-cell office:value-type="float" office:value="4.00936555862" calcext:value-type="float">
            <text:p>4.0093655586</text:p>
          </table:table-cell>
          <table:table-cell office:value-type="float" office:value="-1.22871983051" calcext:value-type="float">
            <text:p>-1.2287198305</text:p>
          </table:table-cell>
          <table:table-cell office:value-type="float" office:value="-13.9842882156" calcext:value-type="float">
            <text:p>-13.9842882156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.709" calcext:value-type="float">
            <text:p>4.709</text:p>
          </table:table-cell>
          <table:table-cell office:value-type="float" office:value="1.123" calcext:value-type="float">
            <text:p>1.123</text:p>
          </table:table-cell>
          <table:table-cell office:value-type="float" office:value="0.449597514371" calcext:value-type="float">
            <text:p>0.4495975144</text:p>
          </table:table-cell>
          <table:table-cell office:value-type="float" office:value="3.65601825714" calcext:value-type="float">
            <text:p>3.6560182571</text:p>
          </table:table-cell>
          <table:table-cell office:value-type="float" office:value="-1.06870317459" calcext:value-type="float">
            <text:p>-1.0687031746</text:p>
          </table:table-cell>
          <table:table-cell office:value-type="float" office:value="8.31319522858" calcext:value-type="float">
            <text:p>8.3131952286</text:p>
          </table:table-cell>
          <table:table-cell office:value-type="float" office:value="4.01671743393" calcext:value-type="float">
            <text:p>4.0167174339</text:p>
          </table:table-cell>
          <table:table-cell office:value-type="float" office:value="-1.24156820774" calcext:value-type="float">
            <text:p>-1.2415682077</text:p>
          </table:table-cell>
          <table:table-cell office:value-type="float" office:value="-15.3953227997" calcext:value-type="float">
            <text:p>-15.395322799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.743" calcext:value-type="float">
            <text:p>4.743</text:p>
          </table:table-cell>
          <table:table-cell office:value-type="float" office:value="1.169" calcext:value-type="float">
            <text:p>1.169</text:p>
          </table:table-cell>
          <table:table-cell office:value-type="float" office:value="0.454948777015" calcext:value-type="float">
            <text:p>0.454948777</text:p>
          </table:table-cell>
          <table:table-cell office:value-type="float" office:value="3.68721532822" calcext:value-type="float">
            <text:p>3.6872153282</text:p>
          </table:table-cell>
          <table:table-cell office:value-type="float" office:value="-1.06655168533" calcext:value-type="float">
            <text:p>-1.0665516853</text:p>
          </table:table-cell>
          <table:table-cell office:value-type="float" office:value="8.14667510986" calcext:value-type="float">
            <text:p>8.1466751099</text:p>
          </table:table-cell>
          <table:table-cell office:value-type="float" office:value="4.02288389206" calcext:value-type="float">
            <text:p>4.0228838921</text:p>
          </table:table-cell>
          <table:table-cell office:value-type="float" office:value="-1.25540578365" calcext:value-type="float">
            <text:p>-1.2554057837</text:p>
          </table:table-cell>
          <table:table-cell office:value-type="float" office:value="-16.8707466125" calcext:value-type="float">
            <text:p>-16.8707466125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.776" calcext:value-type="float">
            <text:p>4.776</text:p>
          </table:table-cell>
          <table:table-cell office:value-type="float" office:value="1.215" calcext:value-type="float">
            <text:p>1.215</text:p>
          </table:table-cell>
          <table:table-cell office:value-type="float" office:value="0.456284041109" calcext:value-type="float">
            <text:p>0.4562840411</text:p>
          </table:table-cell>
          <table:table-cell office:value-type="float" office:value="3.71818041801" calcext:value-type="float">
            <text:p>3.718180418</text:p>
          </table:table-cell>
          <table:table-cell office:value-type="float" office:value="-1.06515848637" calcext:value-type="float">
            <text:p>-1.0651584864</text:p>
          </table:table-cell>
          <table:table-cell office:value-type="float" office:value="7.9694185257" calcext:value-type="float">
            <text:p>7.9694185257</text:p>
          </table:table-cell>
          <table:table-cell office:value-type="float" office:value="4.02816581726" calcext:value-type="float">
            <text:p>4.0281658173</text:p>
          </table:table-cell>
          <table:table-cell office:value-type="float" office:value="-1.26823711395" calcext:value-type="float">
            <text:p>-1.268237114</text:p>
          </table:table-cell>
          <table:table-cell office:value-type="float" office:value="-18.3636608124" calcext:value-type="float">
            <text:p>-18.363660812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.809" calcext:value-type="float">
            <text:p>4.809</text:p>
          </table:table-cell>
          <table:table-cell office:value-type="float" office:value="1.261" calcext:value-type="float">
            <text:p>1.261</text:p>
          </table:table-cell>
          <table:table-cell office:value-type="float" office:value="0.458062795721" calcext:value-type="float">
            <text:p>0.4580627957</text:p>
          </table:table-cell>
          <table:table-cell office:value-type="float" office:value="3.73527407646" calcext:value-type="float">
            <text:p>3.7352740765</text:p>
          </table:table-cell>
          <table:table-cell office:value-type="float" office:value="-1.06348586082" calcext:value-type="float">
            <text:p>-1.0634858608</text:p>
          </table:table-cell>
          <table:table-cell office:value-type="float" office:value="7.93594646454" calcext:value-type="float">
            <text:p>7.9359464645</text:p>
          </table:table-cell>
          <table:table-cell office:value-type="float" office:value="4.03707456589" calcext:value-type="float">
            <text:p>4.0370745659</text:p>
          </table:table-cell>
          <table:table-cell office:value-type="float" office:value="-1.28039932251" calcext:value-type="float">
            <text:p>-1.2803993225</text:p>
          </table:table-cell>
          <table:table-cell office:value-type="float" office:value="-19.8172016144" calcext:value-type="float">
            <text:p>-19.817201614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.841" calcext:value-type="float">
            <text:p>4.841</text:p>
          </table:table-cell>
          <table:table-cell office:value-type="float" office:value="1.307" calcext:value-type="float">
            <text:p>1.307</text:p>
          </table:table-cell>
          <table:table-cell office:value-type="float" office:value="0.461171203164" calcext:value-type="float">
            <text:p>0.4611712032</text:p>
          </table:table-cell>
          <table:table-cell office:value-type="float" office:value="3.75344657898" calcext:value-type="float">
            <text:p>3.753446579</text:p>
          </table:table-cell>
          <table:table-cell office:value-type="float" office:value="-1.06290400028" calcext:value-type="float">
            <text:p>-1.0629040003</text:p>
          </table:table-cell>
          <table:table-cell office:value-type="float" office:value="7.82814025879" calcext:value-type="float">
            <text:p>7.8281402588</text:p>
          </table:table-cell>
          <table:table-cell office:value-type="float" office:value="4.04686880112" calcext:value-type="float">
            <text:p>4.0468688011</text:p>
          </table:table-cell>
          <table:table-cell office:value-type="float" office:value="-1.29563391209" calcext:value-type="float">
            <text:p>-1.2956339121</text:p>
          </table:table-cell>
          <table:table-cell office:value-type="float" office:value="-21.396440506" calcext:value-type="float">
            <text:p>-21.39644050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.873" calcext:value-type="float">
            <text:p>4.873</text:p>
          </table:table-cell>
          <table:table-cell office:value-type="float" office:value="1.352" calcext:value-type="float">
            <text:p>1.352</text:p>
          </table:table-cell>
          <table:table-cell office:value-type="float" office:value="0.464716749035" calcext:value-type="float">
            <text:p>0.464716749</text:p>
          </table:table-cell>
          <table:table-cell office:value-type="float" office:value="3.77295780182" calcext:value-type="float">
            <text:p>3.7729578018</text:p>
          </table:table-cell>
          <table:table-cell office:value-type="float" office:value="-1.06429350376" calcext:value-type="float">
            <text:p>-1.0642935038</text:p>
          </table:table-cell>
          <table:table-cell office:value-type="float" office:value="7.57761049271" calcext:value-type="float">
            <text:p>7.5776104927</text:p>
          </table:table-cell>
          <table:table-cell office:value-type="float" office:value="4.05126953125" calcext:value-type="float">
            <text:p>4.0512695313</text:p>
          </table:table-cell>
          <table:table-cell office:value-type="float" office:value="-1.3102940321" calcext:value-type="float">
            <text:p>-1.3102940321</text:p>
          </table:table-cell>
          <table:table-cell office:value-type="float" office:value="-23.0382881165" calcext:value-type="float">
            <text:p>-23.038288116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.903" calcext:value-type="float">
            <text:p>4.903</text:p>
          </table:table-cell>
          <table:table-cell office:value-type="float" office:value="1.396" calcext:value-type="float">
            <text:p>1.396</text:p>
          </table:table-cell>
          <table:table-cell office:value-type="float" office:value="0.470903528679" calcext:value-type="float">
            <text:p>0.4709035287</text:p>
          </table:table-cell>
          <table:table-cell office:value-type="float" office:value="3.80337667465" calcext:value-type="float">
            <text:p>3.8033766747</text:p>
          </table:table-cell>
          <table:table-cell office:value-type="float" office:value="-1.06295621395" calcext:value-type="float">
            <text:p>-1.062956214</text:p>
          </table:table-cell>
          <table:table-cell office:value-type="float" office:value="7.35954999924" calcext:value-type="float">
            <text:p>7.3595499992</text:p>
          </table:table-cell>
          <table:table-cell office:value-type="float" office:value="4.05850458145" calcext:value-type="float">
            <text:p>4.0585045815</text:p>
          </table:table-cell>
          <table:table-cell office:value-type="float" office:value="-1.323320508" calcext:value-type="float">
            <text:p>-1.323320508</text:p>
          </table:table-cell>
          <table:table-cell office:value-type="float" office:value="-24.5945682526" calcext:value-type="float">
            <text:p>-24.594568252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4.933" calcext:value-type="float">
            <text:p>4.933</text:p>
          </table:table-cell>
          <table:table-cell office:value-type="float" office:value="1.441" calcext:value-type="float">
            <text:p>1.441</text:p>
          </table:table-cell>
          <table:table-cell office:value-type="float" office:value="0.47530854758" calcext:value-type="float">
            <text:p>0.4753085476</text:p>
          </table:table-cell>
          <table:table-cell office:value-type="float" office:value="3.83360958099" calcext:value-type="float">
            <text:p>3.833609581</text:p>
          </table:table-cell>
          <table:table-cell office:value-type="float" office:value="-1.06011283398" calcext:value-type="float">
            <text:p>-1.060112834</text:p>
          </table:table-cell>
          <table:table-cell office:value-type="float" office:value="7.23318052292" calcext:value-type="float">
            <text:p>7.2331805229</text:p>
          </table:table-cell>
          <table:table-cell office:value-type="float" office:value="4.06971979141" calcext:value-type="float">
            <text:p>4.0697197914</text:p>
          </table:table-cell>
          <table:table-cell office:value-type="float" office:value="-1.33797585964" calcext:value-type="float">
            <text:p>-1.3379758596</text:p>
          </table:table-cell>
          <table:table-cell office:value-type="float" office:value="-26.1723804474" calcext:value-type="float">
            <text:p>-26.172380447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.963" calcext:value-type="float">
            <text:p>4.963</text:p>
          </table:table-cell>
          <table:table-cell office:value-type="float" office:value="1.488" calcext:value-type="float">
            <text:p>1.488</text:p>
          </table:table-cell>
          <table:table-cell office:value-type="float" office:value="0.477506607893" calcext:value-type="float">
            <text:p>0.4775066079</text:p>
          </table:table-cell>
          <table:table-cell office:value-type="float" office:value="3.86472392082" calcext:value-type="float">
            <text:p>3.8647239208</text:p>
          </table:table-cell>
          <table:table-cell office:value-type="float" office:value="-1.05969083309" calcext:value-type="float">
            <text:p>-1.0596908331</text:p>
          </table:table-cell>
          <table:table-cell office:value-type="float" office:value="7.02441644669" calcext:value-type="float">
            <text:p>7.0244164467</text:p>
          </table:table-cell>
          <table:table-cell office:value-type="float" office:value="4.08193206787" calcext:value-type="float">
            <text:p>4.0819320679</text:p>
          </table:table-cell>
          <table:table-cell office:value-type="float" office:value="-1.35269701481" calcext:value-type="float">
            <text:p>-1.3526970148</text:p>
          </table:table-cell>
          <table:table-cell office:value-type="float" office:value="-27.860666275" calcext:value-type="float">
            <text:p>-27.860666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992" calcext:value-type="float">
            <text:p>4.992</text:p>
          </table:table-cell>
          <table:table-cell office:value-type="float" office:value="1.533" calcext:value-type="float">
            <text:p>1.533</text:p>
          </table:table-cell>
          <table:table-cell office:value-type="float" office:value="0.481017291104" calcext:value-type="float">
            <text:p>0.4810172911</text:p>
          </table:table-cell>
          <table:table-cell office:value-type="float" office:value="3.89598083496" calcext:value-type="float">
            <text:p>3.895980835</text:p>
          </table:table-cell>
          <table:table-cell office:value-type="float" office:value="-1.06048500538" calcext:value-type="float">
            <text:p>-1.0604850054</text:p>
          </table:table-cell>
          <table:table-cell office:value-type="float" office:value="6.70156574249" calcext:value-type="float">
            <text:p>6.7015657425</text:p>
          </table:table-cell>
          <table:table-cell office:value-type="float" office:value="4.08597564697" calcext:value-type="float">
            <text:p>4.085975647</text:p>
          </table:table-cell>
          <table:table-cell office:value-type="float" office:value="-1.36455273628" calcext:value-type="float">
            <text:p>-1.3645527363</text:p>
          </table:table-cell>
          <table:table-cell office:value-type="float" office:value="-29.4911556244" calcext:value-type="float">
            <text:p>-29.4911556244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5.021" calcext:value-type="float">
            <text:p>5.021</text:p>
          </table:table-cell>
          <table:table-cell office:value-type="float" office:value="1.579" calcext:value-type="float">
            <text:p>1.579</text:p>
          </table:table-cell>
          <table:table-cell office:value-type="float" office:value="0.486705711719" calcext:value-type="float">
            <text:p>0.4867057117</text:p>
          </table:table-cell>
          <table:table-cell office:value-type="float" office:value="3.91244506836" calcext:value-type="float">
            <text:p>3.9124450684</text:p>
          </table:table-cell>
          <table:table-cell office:value-type="float" office:value="-1.0623588562" calcext:value-type="float">
            <text:p>-1.0623588562</text:p>
          </table:table-cell>
          <table:table-cell office:value-type="float" office:value="6.40949487686" calcext:value-type="float">
            <text:p>6.4094948769</text:p>
          </table:table-cell>
          <table:table-cell office:value-type="float" office:value="4.0866394043" calcext:value-type="float">
            <text:p>4.0866394043</text:p>
          </table:table-cell>
          <table:table-cell office:value-type="float" office:value="-1.37590575218" calcext:value-type="float">
            <text:p>-1.3759057522</text:p>
          </table:table-cell>
          <table:table-cell office:value-type="float" office:value="-31.2190284729" calcext:value-type="float">
            <text:p>-31.219028472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5.05" calcext:value-type="float">
            <text:p>5.05</text:p>
          </table:table-cell>
          <table:table-cell office:value-type="float" office:value="1.627" calcext:value-type="float">
            <text:p>1.627</text:p>
          </table:table-cell>
          <table:table-cell office:value-type="float" office:value="0.494113351139" calcext:value-type="float">
            <text:p>0.4941133511</text:p>
          </table:table-cell>
          <table:table-cell office:value-type="float" office:value="3.92880225182" calcext:value-type="float">
            <text:p>3.9288022518</text:p>
          </table:table-cell>
          <table:table-cell office:value-type="float" office:value="-1.06316006184" calcext:value-type="float">
            <text:p>-1.0631600618</text:p>
          </table:table-cell>
          <table:table-cell office:value-type="float" office:value="6.17482376099" calcext:value-type="float">
            <text:p>6.174823761</text:p>
          </table:table-cell>
          <table:table-cell office:value-type="float" office:value="4.08637475967" calcext:value-type="float">
            <text:p>4.0863747597</text:p>
          </table:table-cell>
          <table:table-cell office:value-type="float" office:value="-1.38640165329" calcext:value-type="float">
            <text:p>-1.3864016533</text:p>
          </table:table-cell>
          <table:table-cell office:value-type="float" office:value="-33.0008583069" calcext:value-type="float">
            <text:p>-33.000858306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5.078" calcext:value-type="float">
            <text:p>5.078</text:p>
          </table:table-cell>
          <table:table-cell office:value-type="float" office:value="1.673" calcext:value-type="float">
            <text:p>1.673</text:p>
          </table:table-cell>
          <table:table-cell office:value-type="float" office:value="0.499753956925" calcext:value-type="float">
            <text:p>0.4997539569</text:p>
          </table:table-cell>
          <table:table-cell office:value-type="float" office:value="3.9441781044" calcext:value-type="float">
            <text:p>3.9441781044</text:p>
          </table:table-cell>
          <table:table-cell office:value-type="float" office:value="-1.06400156021" calcext:value-type="float">
            <text:p>-1.0640015602</text:p>
          </table:table-cell>
          <table:table-cell office:value-type="float" office:value="5.92609548569" calcext:value-type="float">
            <text:p>5.9260954857</text:p>
          </table:table-cell>
          <table:table-cell office:value-type="float" office:value="4.08705472946" calcext:value-type="float">
            <text:p>4.0870547295</text:p>
          </table:table-cell>
          <table:table-cell office:value-type="float" office:value="-1.39698445797" calcext:value-type="float">
            <text:p>-1.396984458</text:p>
          </table:table-cell>
          <table:table-cell office:value-type="float" office:value="-34.7748756409" calcext:value-type="float">
            <text:p>-34.774875640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5.104" calcext:value-type="float">
            <text:p>5.104</text:p>
          </table:table-cell>
          <table:table-cell office:value-type="float" office:value="1.72" calcext:value-type="float">
            <text:p>1.72</text:p>
          </table:table-cell>
          <table:table-cell office:value-type="float" office:value="0.50752911848" calcext:value-type="float">
            <text:p>0.5075291185</text:p>
          </table:table-cell>
          <table:table-cell office:value-type="float" office:value="3.95931434631" calcext:value-type="float">
            <text:p>3.9593143463</text:p>
          </table:table-cell>
          <table:table-cell office:value-type="float" office:value="-1.06557548046" calcext:value-type="float">
            <text:p>-1.0655754805</text:p>
          </table:table-cell>
          <table:table-cell office:value-type="float" office:value="5.63800430298" calcext:value-type="float">
            <text:p>5.638004303</text:p>
          </table:table-cell>
          <table:table-cell office:value-type="float" office:value="4.08933544159" calcext:value-type="float">
            <text:p>4.0893354416</text:p>
          </table:table-cell>
          <table:table-cell office:value-type="float" office:value="-1.40598797798" calcext:value-type="float">
            <text:p>-1.405987978</text:p>
          </table:table-cell>
          <table:table-cell office:value-type="float" office:value="-36.440574646" calcext:value-type="float">
            <text:p>-36.440574646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5.129" calcext:value-type="float">
            <text:p>5.129</text:p>
          </table:table-cell>
          <table:table-cell office:value-type="float" office:value="1.765" calcext:value-type="float">
            <text:p>1.765</text:p>
          </table:table-cell>
          <table:table-cell office:value-type="float" office:value="0.515263170453" calcext:value-type="float">
            <text:p>0.5152631705</text:p>
          </table:table-cell>
          <table:table-cell office:value-type="float" office:value="3.97405529022" calcext:value-type="float">
            <text:p>3.9740552902</text:p>
          </table:table-cell>
          <table:table-cell office:value-type="float" office:value="-1.06630849838" calcext:value-type="float">
            <text:p>-1.0663084984</text:p>
          </table:table-cell>
          <table:table-cell office:value-type="float" office:value="5.40354394913" calcext:value-type="float">
            <text:p>5.4035439491</text:p>
          </table:table-cell>
          <table:table-cell office:value-type="float" office:value="4.09611082077" calcext:value-type="float">
            <text:p>4.0961108208</text:p>
          </table:table-cell>
          <table:table-cell office:value-type="float" office:value="-1.41673874855" calcext:value-type="float">
            <text:p>-1.4167387486</text:p>
          </table:table-cell>
          <table:table-cell office:value-type="float" office:value="-38.1232566833" calcext:value-type="float">
            <text:p>-38.123256683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5.153" calcext:value-type="float">
            <text:p>5.153</text:p>
          </table:table-cell>
          <table:table-cell office:value-type="float" office:value="1.812" calcext:value-type="float">
            <text:p>1.812</text:p>
          </table:table-cell>
          <table:table-cell office:value-type="float" office:value="0.524659159332" calcext:value-type="float">
            <text:p>0.5246591593</text:p>
          </table:table-cell>
          <table:table-cell office:value-type="float" office:value="3.98997879028" calcext:value-type="float">
            <text:p>3.9899787903</text:p>
          </table:table-cell>
          <table:table-cell office:value-type="float" office:value="-1.06587922573" calcext:value-type="float">
            <text:p>-1.0658792257</text:p>
          </table:table-cell>
          <table:table-cell office:value-type="float" office:value="5.2266960144" calcext:value-type="float">
            <text:p>5.2266960144</text:p>
          </table:table-cell>
          <table:table-cell office:value-type="float" office:value="4.10754299164" calcext:value-type="float">
            <text:p>4.1075429916</text:p>
          </table:table-cell>
          <table:table-cell office:value-type="float" office:value="-1.4316008091" calcext:value-type="float">
            <text:p>-1.4316008091</text:p>
          </table:table-cell>
          <table:table-cell office:value-type="float" office:value="-39.8281936646" calcext:value-type="float">
            <text:p>-39.8281936646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5.175" calcext:value-type="float">
            <text:p>5.175</text:p>
          </table:table-cell>
          <table:table-cell office:value-type="float" office:value="1.857" calcext:value-type="float">
            <text:p>1.857</text:p>
          </table:table-cell>
          <table:table-cell office:value-type="float" office:value="0.530605443221" calcext:value-type="float">
            <text:p>0.5306054432</text:p>
          </table:table-cell>
          <table:table-cell office:value-type="float" office:value="4.00634765625" calcext:value-type="float">
            <text:p>4.0063476563</text:p>
          </table:table-cell>
          <table:table-cell office:value-type="float" office:value="-1.06663620472" calcext:value-type="float">
            <text:p>-1.0666362047</text:p>
          </table:table-cell>
          <table:table-cell office:value-type="float" office:value="5.01403427124" calcext:value-type="float">
            <text:p>5.0140342712</text:p>
          </table:table-cell>
          <table:table-cell office:value-type="float" office:value="4.11385011673" calcext:value-type="float">
            <text:p>4.1138501167</text:p>
          </table:table-cell>
          <table:table-cell office:value-type="float" office:value="-1.4432322979" calcext:value-type="float">
            <text:p>-1.4432322979</text:p>
          </table:table-cell>
          <table:table-cell office:value-type="float" office:value="-41.5258331299" calcext:value-type="float">
            <text:p>-41.5258331299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.196" calcext:value-type="float">
            <text:p>5.196</text:p>
          </table:table-cell>
          <table:table-cell office:value-type="float" office:value="1.9" calcext:value-type="float">
            <text:p>1.9</text:p>
          </table:table-cell>
          <table:table-cell office:value-type="float" office:value="0.539054961278" calcext:value-type="float">
            <text:p>0.5390549613</text:p>
          </table:table-cell>
          <table:table-cell office:value-type="float" office:value="4.02389216423" calcext:value-type="float">
            <text:p>4.0238921642</text:p>
          </table:table-cell>
          <table:table-cell office:value-type="float" office:value="-1.0676060915" calcext:value-type="float">
            <text:p>-1.0676060915</text:p>
          </table:table-cell>
          <table:table-cell office:value-type="float" office:value="4.81477880478" calcext:value-type="float">
            <text:p>4.8147788048</text:p>
          </table:table-cell>
          <table:table-cell office:value-type="float" office:value="4.11953353882" calcext:value-type="float">
            <text:p>4.1195335388</text:p>
          </table:table-cell>
          <table:table-cell office:value-type="float" office:value="-1.45504057407" calcext:value-type="float">
            <text:p>-1.4550405741</text:p>
          </table:table-cell>
          <table:table-cell office:value-type="float" office:value="-43.21667099" calcext:value-type="float">
            <text:p>-43.2166709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5.215" calcext:value-type="float">
            <text:p>5.215</text:p>
          </table:table-cell>
          <table:table-cell office:value-type="float" office:value="1.943" calcext:value-type="float">
            <text:p>1.943</text:p>
          </table:table-cell>
          <table:table-cell office:value-type="float" office:value="0.548287138442" calcext:value-type="float">
            <text:p>0.5482871384</text:p>
          </table:table-cell>
          <table:table-cell office:value-type="float" office:value="4.03930234909" calcext:value-type="float">
            <text:p>4.0393023491</text:p>
          </table:table-cell>
          <table:table-cell office:value-type="float" office:value="-1.06902992725" calcext:value-type="float">
            <text:p>-1.0690299273</text:p>
          </table:table-cell>
          <table:table-cell office:value-type="float" office:value="4.60685253143" calcext:value-type="float">
            <text:p>4.6068525314</text:p>
          </table:table-cell>
          <table:table-cell office:value-type="float" office:value="4.12290906906" calcext:value-type="float">
            <text:p>4.1229090691</text:p>
          </table:table-cell>
          <table:table-cell office:value-type="float" office:value="-1.46831929684" calcext:value-type="float">
            <text:p>-1.4683192968</text:p>
          </table:table-cell>
          <table:table-cell office:value-type="float" office:value="-44.9086914062" calcext:value-type="float">
            <text:p>-44.90869140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232" calcext:value-type="float">
            <text:p>5.232</text:p>
          </table:table-cell>
          <table:table-cell office:value-type="float" office:value="1.983" calcext:value-type="float">
            <text:p>1.983</text:p>
          </table:table-cell>
          <table:table-cell office:value-type="float" office:value="0.557452973531" calcext:value-type="float">
            <text:p>0.5574529735</text:p>
          </table:table-cell>
          <table:table-cell office:value-type="float" office:value="4.05573368073" calcext:value-type="float">
            <text:p>4.0557336807</text:p>
          </table:table-cell>
          <table:table-cell office:value-type="float" office:value="-1.07051134109" calcext:value-type="float">
            <text:p>-1.0705113411</text:p>
          </table:table-cell>
          <table:table-cell office:value-type="float" office:value="4.40092277527" calcext:value-type="float">
            <text:p>4.4009227753</text:p>
          </table:table-cell>
          <table:table-cell office:value-type="float" office:value="4.12008237839" calcext:value-type="float">
            <text:p>4.1200823784</text:p>
          </table:table-cell>
          <table:table-cell office:value-type="float" office:value="-1.4775698185" calcext:value-type="float">
            <text:p>-1.4775698185</text:p>
          </table:table-cell>
          <table:table-cell office:value-type="float" office:value="-46.5566978455" calcext:value-type="float">
            <text:p>-46.556697845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5.248" calcext:value-type="float">
            <text:p>5.248</text:p>
          </table:table-cell>
          <table:table-cell office:value-type="float" office:value="2.022" calcext:value-type="float">
            <text:p>2.022</text:p>
          </table:table-cell>
          <table:table-cell office:value-type="float" office:value="0.56696329987" calcext:value-type="float">
            <text:p>0.5669632999</text:p>
          </table:table-cell>
          <table:table-cell office:value-type="float" office:value="4.07139849663" calcext:value-type="float">
            <text:p>4.0713984966</text:p>
          </table:table-cell>
          <table:table-cell office:value-type="float" office:value="-1.07207119465" calcext:value-type="float">
            <text:p>-1.0720711947</text:p>
          </table:table-cell>
          <table:table-cell office:value-type="float" office:value="4.17739295959" calcext:value-type="float">
            <text:p>4.1773929596</text:p>
          </table:table-cell>
          <table:table-cell office:value-type="float" office:value="4.11691999435" calcext:value-type="float">
            <text:p>4.1169199944</text:p>
          </table:table-cell>
          <table:table-cell office:value-type="float" office:value="-1.48450231552" calcext:value-type="float">
            <text:p>-1.4845023155</text:p>
          </table:table-cell>
          <table:table-cell office:value-type="float" office:value="-48.1797637939" calcext:value-type="float">
            <text:p>-48.1797637939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5.262" calcext:value-type="float">
            <text:p>5.262</text:p>
          </table:table-cell>
          <table:table-cell office:value-type="float" office:value="2.061" calcext:value-type="float">
            <text:p>2.061</text:p>
          </table:table-cell>
          <table:table-cell office:value-type="float" office:value="0.576398646139" calcext:value-type="float">
            <text:p>0.5763986461</text:p>
          </table:table-cell>
          <table:table-cell office:value-type="float" office:value="4.08914852142" calcext:value-type="float">
            <text:p>4.0891485214</text:p>
          </table:table-cell>
          <table:table-cell office:value-type="float" office:value="-1.07257020473" calcext:value-type="float">
            <text:p>-1.0725702047</text:p>
          </table:table-cell>
          <table:table-cell office:value-type="float" office:value="4.03378868103" calcext:value-type="float">
            <text:p>4.033788681</text:p>
          </table:table-cell>
          <table:table-cell office:value-type="float" office:value="4.11679458618" calcext:value-type="float">
            <text:p>4.1167945862</text:p>
          </table:table-cell>
          <table:table-cell office:value-type="float" office:value="-1.49600958824" calcext:value-type="float">
            <text:p>-1.4960095882</text:p>
          </table:table-cell>
          <table:table-cell office:value-type="float" office:value="-49.7634506226" calcext:value-type="float">
            <text:p>-49.763450622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5.276" calcext:value-type="float">
            <text:p>5.276</text:p>
          </table:table-cell>
          <table:table-cell office:value-type="float" office:value="2.099" calcext:value-type="float">
            <text:p>2.099</text:p>
          </table:table-cell>
          <table:table-cell office:value-type="float" office:value="0.585757764527" calcext:value-type="float">
            <text:p>0.5857577645</text:p>
          </table:table-cell>
          <table:table-cell office:value-type="float" office:value="4.10755062103" calcext:value-type="float">
            <text:p>4.107550621</text:p>
          </table:table-cell>
          <table:table-cell office:value-type="float" office:value="-1.07248926163" calcext:value-type="float">
            <text:p>-1.0724892616</text:p>
          </table:table-cell>
          <table:table-cell office:value-type="float" office:value="3.92329096794" calcext:value-type="float">
            <text:p>3.9232909679</text:p>
          </table:table-cell>
          <table:table-cell office:value-type="float" office:value="4.11481904984" calcext:value-type="float">
            <text:p>4.1148190498</text:p>
          </table:table-cell>
          <table:table-cell office:value-type="float" office:value="-1.50446259975" calcext:value-type="float">
            <text:p>-1.5044625998</text:p>
          </table:table-cell>
          <table:table-cell office:value-type="float" office:value="-51.4100036621" calcext:value-type="float">
            <text:p>-51.410003662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.288" calcext:value-type="float">
            <text:p>5.288</text:p>
          </table:table-cell>
          <table:table-cell office:value-type="float" office:value="2.137" calcext:value-type="float">
            <text:p>2.137</text:p>
          </table:table-cell>
          <table:table-cell office:value-type="float" office:value="0.594637494682" calcext:value-type="float">
            <text:p>0.5946374947</text:p>
          </table:table-cell>
          <table:table-cell office:value-type="float" office:value="4.12579989433" calcext:value-type="float">
            <text:p>4.1257998943</text:p>
          </table:table-cell>
          <table:table-cell office:value-type="float" office:value="-1.07540225983" calcext:value-type="float">
            <text:p>-1.0754022598</text:p>
          </table:table-cell>
          <table:table-cell office:value-type="float" office:value="3.63141131401" calcext:value-type="float">
            <text:p>3.631411314</text:p>
          </table:table-cell>
          <table:table-cell office:value-type="float" office:value="4.11116600037" calcext:value-type="float">
            <text:p>4.1111660004</text:p>
          </table:table-cell>
          <table:table-cell office:value-type="float" office:value="-1.5146239996" calcext:value-type="float">
            <text:p>-1.5146239996</text:p>
          </table:table-cell>
          <table:table-cell office:value-type="float" office:value="-53.0527267456" calcext:value-type="float">
            <text:p>-53.0527267456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5.298" calcext:value-type="float">
            <text:p>5.298</text:p>
          </table:table-cell>
          <table:table-cell office:value-type="float" office:value="2.173" calcext:value-type="float">
            <text:p>2.173</text:p>
          </table:table-cell>
          <table:table-cell office:value-type="float" office:value="0.604242376986" calcext:value-type="float">
            <text:p>0.604242377</text:p>
          </table:table-cell>
          <table:table-cell office:value-type="float" office:value="4.15230059624" calcext:value-type="float">
            <text:p>4.1523005962</text:p>
          </table:table-cell>
          <table:table-cell office:value-type="float" office:value="-1.0777848959" calcext:value-type="float">
            <text:p>-1.0777848959</text:p>
          </table:table-cell>
          <table:table-cell office:value-type="float" office:value="3.33000445366" calcext:value-type="float">
            <text:p>3.3300044537</text:p>
          </table:table-cell>
          <table:table-cell office:value-type="float" office:value="4.10675430298" calcext:value-type="float">
            <text:p>4.106754303</text:p>
          </table:table-cell>
          <table:table-cell office:value-type="float" office:value="-1.52326929569" calcext:value-type="float">
            <text:p>-1.5232692957</text:p>
          </table:table-cell>
          <table:table-cell office:value-type="float" office:value="-54.6221694946" calcext:value-type="float">
            <text:p>-54.622169494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.308" calcext:value-type="float">
            <text:p>5.308</text:p>
          </table:table-cell>
          <table:table-cell office:value-type="float" office:value="2.208" calcext:value-type="float">
            <text:p>2.208</text:p>
          </table:table-cell>
          <table:table-cell office:value-type="float" office:value="0.614943797208" calcext:value-type="float">
            <text:p>0.6149437972</text:p>
          </table:table-cell>
          <table:table-cell office:value-type="float" office:value="4.17945718765" calcext:value-type="float">
            <text:p>4.1794571877</text:p>
          </table:table-cell>
          <table:table-cell office:value-type="float" office:value="-1.0746794939" calcext:value-type="float">
            <text:p>-1.0746794939</text:p>
          </table:table-cell>
          <table:table-cell office:value-type="float" office:value="3.37188839912" calcext:value-type="float">
            <text:p>3.3718883991</text:p>
          </table:table-cell>
          <table:table-cell office:value-type="float" office:value="4.09985113144" calcext:value-type="float">
            <text:p>4.0998511314</text:p>
          </table:table-cell>
          <table:table-cell office:value-type="float" office:value="-1.53302156925" calcext:value-type="float">
            <text:p>-1.5330215693</text:p>
          </table:table-cell>
          <table:table-cell office:value-type="float" office:value="-56.252155304" calcext:value-type="float">
            <text:p>-56.25215530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5.316" calcext:value-type="float">
            <text:p>5.316</text:p>
          </table:table-cell>
          <table:table-cell office:value-type="float" office:value="2.244" calcext:value-type="float">
            <text:p>2.244</text:p>
          </table:table-cell>
          <table:table-cell office:value-type="float" office:value="0.626702737851" calcext:value-type="float">
            <text:p>0.6267027379</text:p>
          </table:table-cell>
          <table:table-cell office:value-type="float" office:value="4.20694041252" calcext:value-type="float">
            <text:p>4.2069404125</text:p>
          </table:table-cell>
          <table:table-cell office:value-type="float" office:value="-1.07283341885" calcext:value-type="float">
            <text:p>-1.0728334189</text:p>
          </table:table-cell>
          <table:table-cell office:value-type="float" office:value="3.35942101479" calcext:value-type="float">
            <text:p>3.3594210148</text:p>
          </table:table-cell>
          <table:table-cell office:value-type="float" office:value="4.09172391891" calcext:value-type="float">
            <text:p>4.0917239189</text:p>
          </table:table-cell>
          <table:table-cell office:value-type="float" office:value="-1.54306721687" calcext:value-type="float">
            <text:p>-1.5430672169</text:p>
          </table:table-cell>
          <table:table-cell office:value-type="float" office:value="-57.9321212769" calcext:value-type="float">
            <text:p>-57.932121276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5.323" calcext:value-type="float">
            <text:p>5.323</text:p>
          </table:table-cell>
          <table:table-cell office:value-type="float" office:value="2.276" calcext:value-type="float">
            <text:p>2.276</text:p>
          </table:table-cell>
          <table:table-cell office:value-type="float" office:value="0.63639425387" calcext:value-type="float">
            <text:p>0.6363942539</text:p>
          </table:table-cell>
          <table:table-cell office:value-type="float" office:value="4.23873114586" calcext:value-type="float">
            <text:p>4.2387311459</text:p>
          </table:table-cell>
          <table:table-cell office:value-type="float" office:value="-1.07768392563" calcext:value-type="float">
            <text:p>-1.0776839256</text:p>
          </table:table-cell>
          <table:table-cell office:value-type="float" office:value="2.95425248146" calcext:value-type="float">
            <text:p>2.9542524815</text:p>
          </table:table-cell>
          <table:table-cell office:value-type="float" office:value="4.08495187759" calcext:value-type="float">
            <text:p>4.0849518776</text:p>
          </table:table-cell>
          <table:table-cell office:value-type="float" office:value="-1.55281329155" calcext:value-type="float">
            <text:p>-1.5528132916</text:p>
          </table:table-cell>
          <table:table-cell office:value-type="float" office:value="-59.5508460999" calcext:value-type="float">
            <text:p>-59.550846099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5.329" calcext:value-type="float">
            <text:p>5.329</text:p>
          </table:table-cell>
          <table:table-cell office:value-type="float" office:value="2.306" calcext:value-type="float">
            <text:p>2.306</text:p>
          </table:table-cell>
          <table:table-cell office:value-type="float" office:value="0.647892686321" calcext:value-type="float">
            <text:p>0.6478926863</text:p>
          </table:table-cell>
          <table:table-cell office:value-type="float" office:value="4.26782035828" calcext:value-type="float">
            <text:p>4.2678203583</text:p>
          </table:table-cell>
          <table:table-cell office:value-type="float" office:value="-1.08119654655" calcext:value-type="float">
            <text:p>-1.0811965466</text:p>
          </table:table-cell>
          <table:table-cell office:value-type="float" office:value="2.57203245163" calcext:value-type="float">
            <text:p>2.5720324516</text:p>
          </table:table-cell>
          <table:table-cell office:value-type="float" office:value="4.07990217209" calcext:value-type="float">
            <text:p>4.0799021721</text:p>
          </table:table-cell>
          <table:table-cell office:value-type="float" office:value="-1.56200838089" calcext:value-type="float">
            <text:p>-1.5620083809</text:p>
          </table:table-cell>
          <table:table-cell office:value-type="float" office:value="-61.1291542053" calcext:value-type="float">
            <text:p>-61.12915420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333" calcext:value-type="float">
            <text:p>5.333</text:p>
          </table:table-cell>
          <table:table-cell office:value-type="float" office:value="2.333" calcext:value-type="float">
            <text:p>2.333</text:p>
          </table:table-cell>
          <table:table-cell office:value-type="float" office:value="0.659245345652" calcext:value-type="float">
            <text:p>0.6592453457</text:p>
          </table:table-cell>
          <table:table-cell office:value-type="float" office:value="4.29975152016" calcext:value-type="float">
            <text:p>4.2997515202</text:p>
          </table:table-cell>
          <table:table-cell office:value-type="float" office:value="-1.08096790314" calcext:value-type="float">
            <text:p>-1.0809679031</text:p>
          </table:table-cell>
          <table:table-cell office:value-type="float" office:value="2.36516714096" calcext:value-type="float">
            <text:p>2.365167141</text:p>
          </table:table-cell>
          <table:table-cell office:value-type="float" office:value="4.07439565659" calcext:value-type="float">
            <text:p>4.0743956566</text:p>
          </table:table-cell>
          <table:table-cell office:value-type="float" office:value="-1.57113349438" calcext:value-type="float">
            <text:p>-1.5711334944</text:p>
          </table:table-cell>
          <table:table-cell office:value-type="float" office:value="-62.733127594" calcext:value-type="float">
            <text:p>-62.73312759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5.336" calcext:value-type="float">
            <text:p>5.336</text:p>
          </table:table-cell>
          <table:table-cell office:value-type="float" office:value="2.36" calcext:value-type="float">
            <text:p>2.36</text:p>
          </table:table-cell>
          <table:table-cell office:value-type="float" office:value="0.670078616267" calcext:value-type="float">
            <text:p>0.6700786163</text:p>
          </table:table-cell>
          <table:table-cell office:value-type="float" office:value="4.32744860649" calcext:value-type="float">
            <text:p>4.3274486065</text:p>
          </table:table-cell>
          <table:table-cell office:value-type="float" office:value="-1.08282339573" calcext:value-type="float">
            <text:p>-1.0828233957</text:p>
          </table:table-cell>
          <table:table-cell office:value-type="float" office:value="2.03788614273" calcext:value-type="float">
            <text:p>2.0378861427</text:p>
          </table:table-cell>
          <table:table-cell office:value-type="float" office:value="4.06827020645" calcext:value-type="float">
            <text:p>4.0682702065</text:p>
          </table:table-cell>
          <table:table-cell office:value-type="float" office:value="-1.57850825787" calcext:value-type="float">
            <text:p>-1.5785082579</text:p>
          </table:table-cell>
          <table:table-cell office:value-type="float" office:value="-64.388999939" calcext:value-type="float">
            <text:p>-64.38899993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5.338" calcext:value-type="float">
            <text:p>5.338</text:p>
          </table:table-cell>
          <table:table-cell office:value-type="float" office:value="2.384" calcext:value-type="float">
            <text:p>2.384</text:p>
          </table:table-cell>
          <table:table-cell office:value-type="float" office:value="0.681137168363" calcext:value-type="float">
            <text:p>0.6811371684</text:p>
          </table:table-cell>
          <table:table-cell office:value-type="float" office:value="4.34715366364" calcext:value-type="float">
            <text:p>4.3471536636</text:p>
          </table:table-cell>
          <table:table-cell office:value-type="float" office:value="-1.08832776546" calcext:value-type="float">
            <text:p>-1.0883277655</text:p>
          </table:table-cell>
          <table:table-cell office:value-type="float" office:value="1.49273061752" calcext:value-type="float">
            <text:p>1.4927306175</text:p>
          </table:table-cell>
          <table:table-cell office:value-type="float" office:value="4.06157302856" calcext:value-type="float">
            <text:p>4.0615730286</text:p>
          </table:table-cell>
          <table:table-cell office:value-type="float" office:value="-1.58439135551" calcext:value-type="float">
            <text:p>-1.5843913555</text:p>
          </table:table-cell>
          <table:table-cell office:value-type="float" office:value="-66.0940856934" calcext:value-type="float">
            <text:p>-66.094085693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5.339" calcext:value-type="float">
            <text:p>5.339</text:p>
          </table:table-cell>
          <table:table-cell office:value-type="float" office:value="2.407" calcext:value-type="float">
            <text:p>2.407</text:p>
          </table:table-cell>
          <table:table-cell office:value-type="float" office:value="0.692403309344" calcext:value-type="float">
            <text:p>0.6924033093</text:p>
          </table:table-cell>
          <table:table-cell office:value-type="float" office:value="4.37631893158" calcext:value-type="float">
            <text:p>4.3763189316</text:p>
          </table:table-cell>
          <table:table-cell office:value-type="float" office:value="-1.0908178091" calcext:value-type="float">
            <text:p>-1.0908178091</text:p>
          </table:table-cell>
          <table:table-cell office:value-type="float" office:value="1.06147253513" calcext:value-type="float">
            <text:p>1.0614725351</text:p>
          </table:table-cell>
          <table:table-cell office:value-type="float" office:value="4.0551366806" calcext:value-type="float">
            <text:p>4.0551366806</text:p>
          </table:table-cell>
          <table:table-cell office:value-type="float" office:value="-1.59062504768" calcext:value-type="float">
            <text:p>-1.5906250477</text:p>
          </table:table-cell>
          <table:table-cell office:value-type="float" office:value="-67.8212051392" calcext:value-type="float">
            <text:p>-67.8212051392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5.34" calcext:value-type="float">
            <text:p>5.34</text:p>
          </table:table-cell>
          <table:table-cell office:value-type="float" office:value="2.429" calcext:value-type="float">
            <text:p>2.429</text:p>
          </table:table-cell>
          <table:table-cell office:value-type="float" office:value="0.7038583619" calcext:value-type="float">
            <text:p>0.7038583619</text:p>
          </table:table-cell>
          <table:table-cell office:value-type="float" office:value="4.40593671799" calcext:value-type="float">
            <text:p>4.405936718</text:p>
          </table:table-cell>
          <table:table-cell office:value-type="float" office:value="-1.09231066704" calcext:value-type="float">
            <text:p>-1.092310667</text:p>
          </table:table-cell>
          <table:table-cell office:value-type="float" office:value="0.631572902203" calcext:value-type="float">
            <text:p>0.6315729022</text:p>
          </table:table-cell>
          <table:table-cell office:value-type="float" office:value="4.04935646057" calcext:value-type="float">
            <text:p>4.0493564606</text:p>
          </table:table-cell>
          <table:table-cell office:value-type="float" office:value="-1.59823679924" calcext:value-type="float">
            <text:p>-1.5982367992</text:p>
          </table:table-cell>
          <table:table-cell office:value-type="float" office:value="-69.5287322998" calcext:value-type="float">
            <text:p>-69.528732299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5.34" calcext:value-type="float">
            <text:p>5.34</text:p>
          </table:table-cell>
          <table:table-cell office:value-type="float" office:value="2.451" calcext:value-type="float">
            <text:p>2.451</text:p>
          </table:table-cell>
          <table:table-cell office:value-type="float" office:value="0.715133230559" calcext:value-type="float">
            <text:p>0.7151332306</text:p>
          </table:table-cell>
          <table:table-cell office:value-type="float" office:value="4.4308655262" calcext:value-type="float">
            <text:p>4.4308655262</text:p>
          </table:table-cell>
          <table:table-cell office:value-type="float" office:value="-1.09879243374" calcext:value-type="float">
            <text:p>-1.0987924337</text:p>
          </table:table-cell>
          <table:table-cell office:value-type="float" office:value="-0.0955173373222" calcext:value-type="float">
            <text:p>-0.0955173373</text:p>
          </table:table-cell>
          <table:table-cell office:value-type="float" office:value="4.04377555847" calcext:value-type="float">
            <text:p>4.0437755585</text:p>
          </table:table-cell>
          <table:table-cell office:value-type="float" office:value="-1.6081597805" calcext:value-type="float">
            <text:p>-1.6081597805</text:p>
          </table:table-cell>
          <table:table-cell office:value-type="float" office:value="-71.2297439575" calcext:value-type="float">
            <text:p>-71.229743957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.339" calcext:value-type="float">
            <text:p>5.339</text:p>
          </table:table-cell>
          <table:table-cell office:value-type="float" office:value="2.472" calcext:value-type="float">
            <text:p>2.472</text:p>
          </table:table-cell>
          <table:table-cell office:value-type="float" office:value="0.726568666754" calcext:value-type="float">
            <text:p>0.7265686668</text:p>
          </table:table-cell>
          <table:table-cell office:value-type="float" office:value="4.45511031151" calcext:value-type="float">
            <text:p>4.4551103115</text:p>
          </table:table-cell>
          <table:table-cell office:value-type="float" office:value="-1.10440564156" calcext:value-type="float">
            <text:p>-1.1044056416</text:p>
          </table:table-cell>
          <table:table-cell office:value-type="float" office:value="-0.795427262783" calcext:value-type="float">
            <text:p>-0.7954272628</text:p>
          </table:table-cell>
          <table:table-cell office:value-type="float" office:value="4.0375919342" calcext:value-type="float">
            <text:p>4.0375919342</text:p>
          </table:table-cell>
          <table:table-cell office:value-type="float" office:value="-1.61728215218" calcext:value-type="float">
            <text:p>-1.6172821522</text:p>
          </table:table-cell>
          <table:table-cell office:value-type="float" office:value="-72.938873291" calcext:value-type="float">
            <text:p>-72.938873291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5.338" calcext:value-type="float">
            <text:p>5.338</text:p>
          </table:table-cell>
          <table:table-cell office:value-type="float" office:value="2.496" calcext:value-type="float">
            <text:p>2.496</text:p>
          </table:table-cell>
          <table:table-cell office:value-type="float" office:value="0.738143713124" calcext:value-type="float">
            <text:p>0.7381437131</text:p>
          </table:table-cell>
          <table:table-cell office:value-type="float" office:value="4.48560452461" calcext:value-type="float">
            <text:p>4.4856045246</text:p>
          </table:table-cell>
          <table:table-cell office:value-type="float" office:value="-1.10541415215" calcext:value-type="float">
            <text:p>-1.1054141522</text:p>
          </table:table-cell>
          <table:table-cell office:value-type="float" office:value="-1.2063177824" calcext:value-type="float">
            <text:p>-1.2063177824</text:p>
          </table:table-cell>
          <table:table-cell office:value-type="float" office:value="4.03092670441" calcext:value-type="float">
            <text:p>4.0309267044</text:p>
          </table:table-cell>
          <table:table-cell office:value-type="float" office:value="-1.62710285187" calcext:value-type="float">
            <text:p>-1.6271028519</text:p>
          </table:table-cell>
          <table:table-cell office:value-type="float" office:value="-74.6692581177" calcext:value-type="float">
            <text:p>-74.6692581177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5.335" calcext:value-type="float">
            <text:p>5.335</text:p>
          </table:table-cell>
          <table:table-cell office:value-type="float" office:value="2.521" calcext:value-type="float">
            <text:p>2.521</text:p>
          </table:table-cell>
          <table:table-cell office:value-type="float" office:value="0.749174348332" calcext:value-type="float">
            <text:p>0.7491743483</text:p>
          </table:table-cell>
          <table:table-cell office:value-type="float" office:value="4.51442527771" calcext:value-type="float">
            <text:p>4.5144252777</text:p>
          </table:table-cell>
          <table:table-cell office:value-type="float" office:value="-1.10968637466" calcext:value-type="float">
            <text:p>-1.1096863747</text:p>
          </table:table-cell>
          <table:table-cell office:value-type="float" office:value="-1.77613794804" calcext:value-type="float">
            <text:p>-1.776137948</text:p>
          </table:table-cell>
          <table:table-cell office:value-type="float" office:value="4.02387523651" calcext:value-type="float">
            <text:p>4.0238752365</text:p>
          </table:table-cell>
          <table:table-cell office:value-type="float" office:value="-1.63631916046" calcext:value-type="float">
            <text:p>-1.6363191605</text:p>
          </table:table-cell>
          <table:table-cell office:value-type="float" office:value="-76.3896560669" calcext:value-type="float">
            <text:p>-76.3896560669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5.331" calcext:value-type="float">
            <text:p>5.331</text:p>
          </table:table-cell>
          <table:table-cell office:value-type="float" office:value="2.548" calcext:value-type="float">
            <text:p>2.548</text:p>
          </table:table-cell>
          <table:table-cell office:value-type="float" office:value="0.760325891374" calcext:value-type="float">
            <text:p>0.7603258914</text:p>
          </table:table-cell>
          <table:table-cell office:value-type="float" office:value="4.54488801956" calcext:value-type="float">
            <text:p>4.5448880196</text:p>
          </table:table-cell>
          <table:table-cell office:value-type="float" office:value="-1.11833906174" calcext:value-type="float">
            <text:p>-1.1183390617</text:p>
          </table:table-cell>
          <table:table-cell office:value-type="float" office:value="-2.57381534576" calcext:value-type="float">
            <text:p>-2.5738153458</text:p>
          </table:table-cell>
          <table:table-cell office:value-type="float" office:value="4.01631307602" calcext:value-type="float">
            <text:p>4.016313076</text:p>
          </table:table-cell>
          <table:table-cell office:value-type="float" office:value="-1.64541876316" calcext:value-type="float">
            <text:p>-1.6454187632</text:p>
          </table:table-cell>
          <table:table-cell office:value-type="float" office:value="-78.1352615356" calcext:value-type="float">
            <text:p>-78.13526153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327" calcext:value-type="float">
            <text:p>5.327</text:p>
          </table:table-cell>
          <table:table-cell office:value-type="float" office:value="2.575" calcext:value-type="float">
            <text:p>2.575</text:p>
          </table:table-cell>
          <table:table-cell office:value-type="float" office:value="0.770939347623" calcext:value-type="float">
            <text:p>0.7709393476</text:p>
          </table:table-cell>
          <table:table-cell office:value-type="float" office:value="4.56815767288" calcext:value-type="float">
            <text:p>4.5681576729</text:p>
          </table:table-cell>
          <table:table-cell office:value-type="float" office:value="-1.12546598911" calcext:value-type="float">
            <text:p>-1.1254659891</text:p>
          </table:table-cell>
          <table:table-cell office:value-type="float" office:value="-3.30357837677" calcext:value-type="float">
            <text:p>-3.3035783768</text:p>
          </table:table-cell>
          <table:table-cell office:value-type="float" office:value="4.0081038475" calcext:value-type="float">
            <text:p>4.0081038475</text:p>
          </table:table-cell>
          <table:table-cell office:value-type="float" office:value="-1.65411424637" calcext:value-type="float">
            <text:p>-1.6541142464</text:p>
          </table:table-cell>
          <table:table-cell office:value-type="float" office:value="-79.9238967896" calcext:value-type="float">
            <text:p>-79.9238967896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5.321" calcext:value-type="float">
            <text:p>5.321</text:p>
          </table:table-cell>
          <table:table-cell office:value-type="float" office:value="2.602" calcext:value-type="float">
            <text:p>2.602</text:p>
          </table:table-cell>
          <table:table-cell office:value-type="float" office:value="0.780405888815" calcext:value-type="float">
            <text:p>0.7804058888</text:p>
          </table:table-cell>
          <table:table-cell office:value-type="float" office:value="4.5910923481" calcext:value-type="float">
            <text:p>4.5910923481</text:p>
          </table:table-cell>
          <table:table-cell office:value-type="float" office:value="-1.13200080395" calcext:value-type="float">
            <text:p>-1.132000804</text:p>
          </table:table-cell>
          <table:table-cell office:value-type="float" office:value="-4.02217388153" calcext:value-type="float">
            <text:p>-4.0221738815</text:p>
          </table:table-cell>
          <table:table-cell office:value-type="float" office:value="4.00009822845" calcext:value-type="float">
            <text:p>4.0000982285</text:p>
          </table:table-cell>
          <table:table-cell office:value-type="float" office:value="-1.6603910923" calcext:value-type="float">
            <text:p>-1.6603910923</text:p>
          </table:table-cell>
          <table:table-cell office:value-type="float" office:value="-81.6873092651" calcext:value-type="float">
            <text:p>-81.687309265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.315" calcext:value-type="float">
            <text:p>5.315</text:p>
          </table:table-cell>
          <table:table-cell office:value-type="float" office:value="2.628" calcext:value-type="float">
            <text:p>2.628</text:p>
          </table:table-cell>
          <table:table-cell office:value-type="float" office:value="0.789389994641" calcext:value-type="float">
            <text:p>0.7893899946</text:p>
          </table:table-cell>
          <table:table-cell office:value-type="float" office:value="4.61382746696" calcext:value-type="float">
            <text:p>4.613827467</text:p>
          </table:table-cell>
          <table:table-cell office:value-type="float" office:value="-1.14078557491" calcext:value-type="float">
            <text:p>-1.1407855749</text:p>
          </table:table-cell>
          <table:table-cell office:value-type="float" office:value="-4.91080999374" calcext:value-type="float">
            <text:p>-4.9108099937</text:p>
          </table:table-cell>
          <table:table-cell office:value-type="float" office:value="3.99260926247" calcext:value-type="float">
            <text:p>3.9926092625</text:p>
          </table:table-cell>
          <table:table-cell office:value-type="float" office:value="-1.66525018215" calcext:value-type="float">
            <text:p>-1.6652501822</text:p>
          </table:table-cell>
          <table:table-cell office:value-type="float" office:value="-83.4393844604" calcext:value-type="float">
            <text:p>-83.439384460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5.308" calcext:value-type="float">
            <text:p>5.308</text:p>
          </table:table-cell>
          <table:table-cell office:value-type="float" office:value="2.654" calcext:value-type="float">
            <text:p>2.654</text:p>
          </table:table-cell>
          <table:table-cell office:value-type="float" office:value="0.799711592541" calcext:value-type="float">
            <text:p>0.7997115925</text:p>
          </table:table-cell>
          <table:table-cell office:value-type="float" office:value="4.63190722466" calcext:value-type="float">
            <text:p>4.6319072247</text:p>
          </table:table-cell>
          <table:table-cell office:value-type="float" office:value="-1.15039765835" calcext:value-type="float">
            <text:p>-1.1503976584</text:p>
          </table:table-cell>
          <table:table-cell office:value-type="float" office:value="-5.84485673904" calcext:value-type="float">
            <text:p>-5.844856739</text:p>
          </table:table-cell>
          <table:table-cell office:value-type="float" office:value="3.98490333557" calcext:value-type="float">
            <text:p>3.9849033356</text:p>
          </table:table-cell>
          <table:table-cell office:value-type="float" office:value="-1.6687027216" calcext:value-type="float">
            <text:p>-1.6687027216</text:p>
          </table:table-cell>
          <table:table-cell office:value-type="float" office:value="-85.1961288452" calcext:value-type="float">
            <text:p>-85.1961288452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5.3" calcext:value-type="float">
            <text:p>5.3</text:p>
          </table:table-cell>
          <table:table-cell office:value-type="float" office:value="2.681" calcext:value-type="float">
            <text:p>2.681</text:p>
          </table:table-cell>
          <table:table-cell office:value-type="float" office:value="0.808627054224" calcext:value-type="float">
            <text:p>0.8086270542</text:p>
          </table:table-cell>
          <table:table-cell office:value-type="float" office:value="4.64378046989" calcext:value-type="float">
            <text:p>4.6437804699</text:p>
          </table:table-cell>
          <table:table-cell office:value-type="float" office:value="-1.15839898586" calcext:value-type="float">
            <text:p>-1.1583989859</text:p>
          </table:table-cell>
          <table:table-cell office:value-type="float" office:value="-6.6724729538" calcext:value-type="float">
            <text:p>-6.6724729538</text:p>
          </table:table-cell>
          <table:table-cell office:value-type="float" office:value="3.97696828842" calcext:value-type="float">
            <text:p>3.9769682884</text:p>
          </table:table-cell>
          <table:table-cell office:value-type="float" office:value="-1.67213308811" calcext:value-type="float">
            <text:p>-1.6721330881</text:p>
          </table:table-cell>
          <table:table-cell office:value-type="float" office:value="-86.935005188" calcext:value-type="float">
            <text:p>-86.93500518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5.291" calcext:value-type="float">
            <text:p>5.291</text:p>
          </table:table-cell>
          <table:table-cell office:value-type="float" office:value="2.706" calcext:value-type="float">
            <text:p>2.706</text:p>
          </table:table-cell>
          <table:table-cell office:value-type="float" office:value="0.816784043198" calcext:value-type="float">
            <text:p>0.8167840432</text:p>
          </table:table-cell>
          <table:table-cell office:value-type="float" office:value="4.65601110458" calcext:value-type="float">
            <text:p>4.6560111046</text:p>
          </table:table-cell>
          <table:table-cell office:value-type="float" office:value="-1.16843295097" calcext:value-type="float">
            <text:p>-1.168432951</text:p>
          </table:table-cell>
          <table:table-cell office:value-type="float" office:value="-7.72083806992" calcext:value-type="float">
            <text:p>-7.7208380699</text:p>
          </table:table-cell>
          <table:table-cell office:value-type="float" office:value="3.96894240379" calcext:value-type="float">
            <text:p>3.9689424038</text:p>
          </table:table-cell>
          <table:table-cell office:value-type="float" office:value="-1.67603313923" calcext:value-type="float">
            <text:p>-1.6760331392</text:p>
          </table:table-cell>
          <table:table-cell office:value-type="float" office:value="-88.6878662109" calcext:value-type="float">
            <text:p>-88.6878662109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5.282" calcext:value-type="float">
            <text:p>5.282</text:p>
          </table:table-cell>
          <table:table-cell office:value-type="float" office:value="2.731" calcext:value-type="float">
            <text:p>2.731</text:p>
          </table:table-cell>
          <table:table-cell office:value-type="float" office:value="0.825345985009" calcext:value-type="float">
            <text:p>0.825345985</text:p>
          </table:table-cell>
          <table:table-cell office:value-type="float" office:value="4.67564439774" calcext:value-type="float">
            <text:p>4.6756443977</text:p>
          </table:table-cell>
          <table:table-cell office:value-type="float" office:value="-1.18091595173" calcext:value-type="float">
            <text:p>-1.1809159517</text:p>
          </table:table-cell>
          <table:table-cell office:value-type="float" office:value="-8.93318080902" calcext:value-type="float">
            <text:p>-8.933180809</text:p>
          </table:table-cell>
          <table:table-cell office:value-type="float" office:value="3.9610080719" calcext:value-type="float">
            <text:p>3.9610080719</text:p>
          </table:table-cell>
          <table:table-cell office:value-type="float" office:value="-1.67903971672" calcext:value-type="float">
            <text:p>-1.6790397167</text:p>
          </table:table-cell>
          <table:table-cell office:value-type="float" office:value="-90.4386138916" calcext:value-type="float">
            <text:p>-90.4386138916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5.272" calcext:value-type="float">
            <text:p>5.272</text:p>
          </table:table-cell>
          <table:table-cell office:value-type="float" office:value="2.756" calcext:value-type="float">
            <text:p>2.756</text:p>
          </table:table-cell>
          <table:table-cell office:value-type="float" office:value="0.833998215263" calcext:value-type="float">
            <text:p>0.8339982153</text:p>
          </table:table-cell>
          <table:table-cell office:value-type="float" office:value="4.70092701912" calcext:value-type="float">
            <text:p>4.7009270191</text:p>
          </table:table-cell>
          <table:table-cell office:value-type="float" office:value="-1.19200587273" calcext:value-type="float">
            <text:p>-1.1920058727</text:p>
          </table:table-cell>
          <table:table-cell office:value-type="float" office:value="-10.0924520493" calcext:value-type="float">
            <text:p>-10.0924520493</text:p>
          </table:table-cell>
          <table:table-cell office:value-type="float" office:value="3.95360541344" calcext:value-type="float">
            <text:p>3.9536054134</text:p>
          </table:table-cell>
          <table:table-cell office:value-type="float" office:value="-1.68275654316" calcext:value-type="float">
            <text:p>-1.6827565432</text:p>
          </table:table-cell>
          <table:table-cell office:value-type="float" office:value="-92.1527862549" calcext:value-type="float">
            <text:p>-92.1527862549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.262" calcext:value-type="float">
            <text:p>5.262</text:p>
          </table:table-cell>
          <table:table-cell office:value-type="float" office:value="2.779" calcext:value-type="float">
            <text:p>2.779</text:p>
          </table:table-cell>
          <table:table-cell office:value-type="float" office:value="0.842180588959" calcext:value-type="float">
            <text:p>0.842180589</text:p>
          </table:table-cell>
          <table:table-cell office:value-type="float" office:value="4.72665047646" calcext:value-type="float">
            <text:p>4.7266504765</text:p>
          </table:table-cell>
          <table:table-cell office:value-type="float" office:value="-1.20286035538" calcext:value-type="float">
            <text:p>-1.2028603554</text:p>
          </table:table-cell>
          <table:table-cell office:value-type="float" office:value="-11.2974319458" calcext:value-type="float">
            <text:p>-11.2974319458</text:p>
          </table:table-cell>
          <table:table-cell office:value-type="float" office:value="3.94491887093" calcext:value-type="float">
            <text:p>3.9449188709</text:p>
          </table:table-cell>
          <table:table-cell office:value-type="float" office:value="-1.68702614307" calcext:value-type="float">
            <text:p>-1.6870261431</text:p>
          </table:table-cell>
          <table:table-cell office:value-type="float" office:value="-93.8937454224" calcext:value-type="float">
            <text:p>-93.893745422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5.251" calcext:value-type="float">
            <text:p>5.251</text:p>
          </table:table-cell>
          <table:table-cell office:value-type="float" office:value="2.801" calcext:value-type="float">
            <text:p>2.801</text:p>
          </table:table-cell>
          <table:table-cell office:value-type="float" office:value="0.85096227284" calcext:value-type="float">
            <text:p>0.8509622728</text:p>
          </table:table-cell>
          <table:table-cell office:value-type="float" office:value="4.74901223183" calcext:value-type="float">
            <text:p>4.7490122318</text:p>
          </table:table-cell>
          <table:table-cell office:value-type="float" office:value="-1.21645963192" calcext:value-type="float">
            <text:p>-1.2164596319</text:p>
          </table:table-cell>
          <table:table-cell office:value-type="float" office:value="-12.6419782639" calcext:value-type="float">
            <text:p>-12.6419782639</text:p>
          </table:table-cell>
          <table:table-cell office:value-type="float" office:value="3.9357585907" calcext:value-type="float">
            <text:p>3.9357585907</text:p>
          </table:table-cell>
          <table:table-cell office:value-type="float" office:value="-1.68897438049" calcext:value-type="float">
            <text:p>-1.6889743805</text:p>
          </table:table-cell>
          <table:table-cell office:value-type="float" office:value="-95.6120605469" calcext:value-type="float">
            <text:p>-95.61206054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241" calcext:value-type="float">
            <text:p>5.241</text:p>
          </table:table-cell>
          <table:table-cell office:value-type="float" office:value="2.822" calcext:value-type="float">
            <text:p>2.822</text:p>
          </table:table-cell>
          <table:table-cell office:value-type="float" office:value="0.859000742744" calcext:value-type="float">
            <text:p>0.8590007427</text:p>
          </table:table-cell>
          <table:table-cell office:value-type="float" office:value="4.75936555862" calcext:value-type="float">
            <text:p>4.7593655586</text:p>
          </table:table-cell>
          <table:table-cell office:value-type="float" office:value="-1.22871983051" calcext:value-type="float">
            <text:p>-1.2287198305</text:p>
          </table:table-cell>
          <table:table-cell office:value-type="float" office:value="-13.9842882156" calcext:value-type="float">
            <text:p>-13.9842882156</text:p>
          </table:table-cell>
          <table:table-cell office:value-type="float" office:value="3.92757964134" calcext:value-type="float">
            <text:p>3.9275796413</text:p>
          </table:table-cell>
          <table:table-cell office:value-type="float" office:value="-1.69066977501" calcext:value-type="float">
            <text:p>-1.690669775</text:p>
          </table:table-cell>
          <table:table-cell office:value-type="float" office:value="-97.3272399902" calcext:value-type="float">
            <text:p>-97.3272399902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5.23" calcext:value-type="float">
            <text:p>5.23</text:p>
          </table:table-cell>
          <table:table-cell office:value-type="float" office:value="2.841" calcext:value-type="float">
            <text:p>2.841</text:p>
          </table:table-cell>
          <table:table-cell office:value-type="float" office:value="0.866832841852" calcext:value-type="float">
            <text:p>0.8668328419</text:p>
          </table:table-cell>
          <table:table-cell office:value-type="float" office:value="4.76671743393" calcext:value-type="float">
            <text:p>4.7667174339</text:p>
          </table:table-cell>
          <table:table-cell office:value-type="float" office:value="-1.24156820774" calcext:value-type="float">
            <text:p>-1.2415682077</text:p>
          </table:table-cell>
          <table:table-cell office:value-type="float" office:value="-15.3953227997" calcext:value-type="float">
            <text:p>-15.3953227997</text:p>
          </table:table-cell>
          <table:table-cell office:value-type="float" office:value="3.91986846924" calcext:value-type="float">
            <text:p>3.9198684692</text:p>
          </table:table-cell>
          <table:table-cell office:value-type="float" office:value="-1.69261872768" calcext:value-type="float">
            <text:p>-1.6926187277</text:p>
          </table:table-cell>
          <table:table-cell office:value-type="float" office:value="-99.0870056152" calcext:value-type="float">
            <text:p>-99.087005615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5.22" calcext:value-type="float">
            <text:p>5.22</text:p>
          </table:table-cell>
          <table:table-cell office:value-type="float" office:value="2.858" calcext:value-type="float">
            <text:p>2.858</text:p>
          </table:table-cell>
          <table:table-cell office:value-type="float" office:value="0.874699131021" calcext:value-type="float">
            <text:p>0.874699131</text:p>
          </table:table-cell>
          <table:table-cell office:value-type="float" office:value="4.77288389206" calcext:value-type="float">
            <text:p>4.7728838921</text:p>
          </table:table-cell>
          <table:table-cell office:value-type="float" office:value="-1.25540578365" calcext:value-type="float">
            <text:p>-1.2554057837</text:p>
          </table:table-cell>
          <table:table-cell office:value-type="float" office:value="-16.8707466125" calcext:value-type="float">
            <text:p>-16.8707466125</text:p>
          </table:table-cell>
          <table:table-cell office:value-type="float" office:value="3.91202068329" calcext:value-type="float">
            <text:p>3.9120206833</text:p>
          </table:table-cell>
          <table:table-cell office:value-type="float" office:value="-1.69443321228" calcext:value-type="float">
            <text:p>-1.6944332123</text:p>
          </table:table-cell>
          <table:table-cell office:value-type="float" office:value="-100.861114502" calcext:value-type="float">
            <text:p>-100.861114502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5.209" calcext:value-type="float">
            <text:p>5.209</text:p>
          </table:table-cell>
          <table:table-cell office:value-type="float" office:value="2.875" calcext:value-type="float">
            <text:p>2.875</text:p>
          </table:table-cell>
          <table:table-cell office:value-type="float" office:value="0.882106086864" calcext:value-type="float">
            <text:p>0.8821060869</text:p>
          </table:table-cell>
          <table:table-cell office:value-type="float" office:value="4.77816581726" calcext:value-type="float">
            <text:p>4.7781658173</text:p>
          </table:table-cell>
          <table:table-cell office:value-type="float" office:value="-1.26823711395" calcext:value-type="float">
            <text:p>-1.268237114</text:p>
          </table:table-cell>
          <table:table-cell office:value-type="float" office:value="-18.3636608124" calcext:value-type="float">
            <text:p>-18.3636608124</text:p>
          </table:table-cell>
          <table:table-cell office:value-type="float" office:value="3.9043776989" calcext:value-type="float">
            <text:p>3.9043776989</text:p>
          </table:table-cell>
          <table:table-cell office:value-type="float" office:value="-1.69513654709" calcext:value-type="float">
            <text:p>-1.6951365471</text:p>
          </table:table-cell>
          <table:table-cell office:value-type="float" office:value="-102.584182739" calcext:value-type="float">
            <text:p>-102.584182739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.198" calcext:value-type="float">
            <text:p>5.198</text:p>
          </table:table-cell>
          <table:table-cell office:value-type="float" office:value="2.891" calcext:value-type="float">
            <text:p>2.891</text:p>
          </table:table-cell>
          <table:table-cell office:value-type="float" office:value="0.888843354274" calcext:value-type="float">
            <text:p>0.8888433543</text:p>
          </table:table-cell>
          <table:table-cell office:value-type="float" office:value="4.78707456589" calcext:value-type="float">
            <text:p>4.7870745659</text:p>
          </table:table-cell>
          <table:table-cell office:value-type="float" office:value="-1.28039932251" calcext:value-type="float">
            <text:p>-1.2803993225</text:p>
          </table:table-cell>
          <table:table-cell office:value-type="float" office:value="-19.8172016144" calcext:value-type="float">
            <text:p>-19.8172016144</text:p>
          </table:table-cell>
          <table:table-cell office:value-type="float" office:value="3.89723324776" calcext:value-type="float">
            <text:p>3.8972332478</text:p>
          </table:table-cell>
          <table:table-cell office:value-type="float" office:value="-1.69512271881" calcext:value-type="float">
            <text:p>-1.6951227188</text:p>
          </table:table-cell>
          <table:table-cell office:value-type="float" office:value="-104.302703857" calcext:value-type="float">
            <text:p>-104.30270385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5.188" calcext:value-type="float">
            <text:p>5.188</text:p>
          </table:table-cell>
          <table:table-cell office:value-type="float" office:value="2.905" calcext:value-type="float">
            <text:p>2.905</text:p>
          </table:table-cell>
          <table:table-cell office:value-type="float" office:value="0.895838573113" calcext:value-type="float">
            <text:p>0.8958385731</text:p>
          </table:table-cell>
          <table:table-cell office:value-type="float" office:value="4.79686880112" calcext:value-type="float">
            <text:p>4.7968688011</text:p>
          </table:table-cell>
          <table:table-cell office:value-type="float" office:value="-1.29563391209" calcext:value-type="float">
            <text:p>-1.2956339121</text:p>
          </table:table-cell>
          <table:table-cell office:value-type="float" office:value="-21.396440506" calcext:value-type="float">
            <text:p>-21.396440506</text:p>
          </table:table-cell>
          <table:table-cell office:value-type="float" office:value="3.88860630989" calcext:value-type="float">
            <text:p>3.8886063099</text:p>
          </table:table-cell>
          <table:table-cell office:value-type="float" office:value="-1.69639849663" calcext:value-type="float">
            <text:p>-1.6963984966</text:p>
          </table:table-cell>
          <table:table-cell office:value-type="float" office:value="-105.92741394" calcext:value-type="float">
            <text:p>-105.9274139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5.178" calcext:value-type="float">
            <text:p>5.178</text:p>
          </table:table-cell>
          <table:table-cell office:value-type="float" office:value="2.918" calcext:value-type="float">
            <text:p>2.918</text:p>
          </table:table-cell>
          <table:table-cell office:value-type="float" office:value="0.903048560966" calcext:value-type="float">
            <text:p>0.903048561</text:p>
          </table:table-cell>
          <table:table-cell office:value-type="float" office:value="4.80126953125" calcext:value-type="float">
            <text:p>4.8012695313</text:p>
          </table:table-cell>
          <table:table-cell office:value-type="float" office:value="-1.3102940321" calcext:value-type="float">
            <text:p>-1.3102940321</text:p>
          </table:table-cell>
          <table:table-cell office:value-type="float" office:value="-23.0382881165" calcext:value-type="float">
            <text:p>-23.0382881165</text:p>
          </table:table-cell>
          <table:table-cell office:value-type="float" office:value="3.87946629524" calcext:value-type="float">
            <text:p>3.8794662952</text:p>
          </table:table-cell>
          <table:table-cell office:value-type="float" office:value="-1.69776582718" calcext:value-type="float">
            <text:p>-1.6977658272</text:p>
          </table:table-cell>
          <table:table-cell office:value-type="float" office:value="-107.607070923" calcext:value-type="float">
            <text:p>-107.607070923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5.167" calcext:value-type="float">
            <text:p>5.167</text:p>
          </table:table-cell>
          <table:table-cell office:value-type="float" office:value="2.93" calcext:value-type="float">
            <text:p>2.93</text:p>
          </table:table-cell>
          <table:table-cell office:value-type="float" office:value="0.910012699426" calcext:value-type="float">
            <text:p>0.9100126994</text:p>
          </table:table-cell>
          <table:table-cell office:value-type="float" office:value="4.80850458145" calcext:value-type="float">
            <text:p>4.8085045815</text:p>
          </table:table-cell>
          <table:table-cell office:value-type="float" office:value="-1.323320508" calcext:value-type="float">
            <text:p>-1.323320508</text:p>
          </table:table-cell>
          <table:table-cell office:value-type="float" office:value="-24.5945682526" calcext:value-type="float">
            <text:p>-24.5945682526</text:p>
          </table:table-cell>
          <table:table-cell office:value-type="float" office:value="3.87081646919" calcext:value-type="float">
            <text:p>3.8708164692</text:p>
          </table:table-cell>
          <table:table-cell office:value-type="float" office:value="-1.69857895374" calcext:value-type="float">
            <text:p>-1.6985789537</text:p>
          </table:table-cell>
          <table:table-cell office:value-type="float" office:value="-109.347442627" calcext:value-type="float">
            <text:p>-109.34744262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5.157" calcext:value-type="float">
            <text:p>5.157</text:p>
          </table:table-cell>
          <table:table-cell office:value-type="float" office:value="2.942" calcext:value-type="float">
            <text:p>2.942</text:p>
          </table:table-cell>
          <table:table-cell office:value-type="float" office:value="0.916729092549" calcext:value-type="float">
            <text:p>0.9167290925</text:p>
          </table:table-cell>
          <table:table-cell office:value-type="float" office:value="4.81971979141" calcext:value-type="float">
            <text:p>4.8197197914</text:p>
          </table:table-cell>
          <table:table-cell office:value-type="float" office:value="-1.33797585964" calcext:value-type="float">
            <text:p>-1.3379758596</text:p>
          </table:table-cell>
          <table:table-cell office:value-type="float" office:value="-26.1723804474" calcext:value-type="float">
            <text:p>-26.1723804474</text:p>
          </table:table-cell>
          <table:table-cell office:value-type="float" office:value="3.86269140244" calcext:value-type="float">
            <text:p>3.8626914024</text:p>
          </table:table-cell>
          <table:table-cell office:value-type="float" office:value="-1.6991764307" calcext:value-type="float">
            <text:p>-1.6991764307</text:p>
          </table:table-cell>
          <table:table-cell office:value-type="float" office:value="-111.0938797" calcext:value-type="float">
            <text:p>-111.0938797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5.147" calcext:value-type="float">
            <text:p>5.147</text:p>
          </table:table-cell>
          <table:table-cell office:value-type="float" office:value="2.952" calcext:value-type="float">
            <text:p>2.952</text:p>
          </table:table-cell>
          <table:table-cell office:value-type="float" office:value="0.923003631604" calcext:value-type="float">
            <text:p>0.9230036316</text:p>
          </table:table-cell>
          <table:table-cell office:value-type="float" office:value="4.83193206787" calcext:value-type="float">
            <text:p>4.8319320679</text:p>
          </table:table-cell>
          <table:table-cell office:value-type="float" office:value="-1.35269701481" calcext:value-type="float">
            <text:p>-1.3526970148</text:p>
          </table:table-cell>
          <table:table-cell office:value-type="float" office:value="-27.860666275" calcext:value-type="float">
            <text:p>-27.860666275</text:p>
          </table:table-cell>
          <table:table-cell office:value-type="float" office:value="3.85461115837" calcext:value-type="float">
            <text:p>3.8546111584</text:p>
          </table:table-cell>
          <table:table-cell office:value-type="float" office:value="-1.69853460789" calcext:value-type="float">
            <text:p>-1.6985346079</text:p>
          </table:table-cell>
          <table:table-cell office:value-type="float" office:value="-112.835159302" calcext:value-type="float">
            <text:p>-112.8351593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136" calcext:value-type="float">
            <text:p>5.136</text:p>
          </table:table-cell>
          <table:table-cell office:value-type="float" office:value="2.963" calcext:value-type="float">
            <text:p>2.963</text:p>
          </table:table-cell>
          <table:table-cell office:value-type="float" office:value="0.929226757911" calcext:value-type="float">
            <text:p>0.9292267579</text:p>
          </table:table-cell>
          <table:table-cell office:value-type="float" office:value="4.83597564697" calcext:value-type="float">
            <text:p>4.835975647</text:p>
          </table:table-cell>
          <table:table-cell office:value-type="float" office:value="-1.36455273628" calcext:value-type="float">
            <text:p>-1.3645527363</text:p>
          </table:table-cell>
          <table:table-cell office:value-type="float" office:value="-29.4911556244" calcext:value-type="float">
            <text:p>-29.4911556244</text:p>
          </table:table-cell>
          <table:table-cell office:value-type="float" office:value="3.84548544884" calcext:value-type="float">
            <text:p>3.8454854488</text:p>
          </table:table-cell>
          <table:table-cell office:value-type="float" office:value="-1.69850611687" calcext:value-type="float">
            <text:p>-1.6985061169</text:p>
          </table:table-cell>
          <table:table-cell office:value-type="float" office:value="-114.569389343" calcext:value-type="float">
            <text:p>-114.56938934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5.125" calcext:value-type="float">
            <text:p>5.125</text:p>
          </table:table-cell>
          <table:table-cell office:value-type="float" office:value="2.973" calcext:value-type="float">
            <text:p>2.973</text:p>
          </table:table-cell>
          <table:table-cell office:value-type="float" office:value="0.934842312288" calcext:value-type="float">
            <text:p>0.9348423123</text:p>
          </table:table-cell>
          <table:table-cell office:value-type="float" office:value="4.8366394043" calcext:value-type="float">
            <text:p>4.8366394043</text:p>
          </table:table-cell>
          <table:table-cell office:value-type="float" office:value="-1.37590575218" calcext:value-type="float">
            <text:p>-1.3759057522</text:p>
          </table:table-cell>
          <table:table-cell office:value-type="float" office:value="-31.2190284729" calcext:value-type="float">
            <text:p>-31.2190284729</text:p>
          </table:table-cell>
          <table:table-cell office:value-type="float" office:value="3.83639025688" calcext:value-type="float">
            <text:p>3.8363902569</text:p>
          </table:table-cell>
          <table:table-cell office:value-type="float" office:value="-1.6981678009" calcext:value-type="float">
            <text:p>-1.6981678009</text:p>
          </table:table-cell>
          <table:table-cell office:value-type="float" office:value="-116.313911438" calcext:value-type="float">
            <text:p>-116.313911438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5.113" calcext:value-type="float">
            <text:p>5.113</text:p>
          </table:table-cell>
          <table:table-cell office:value-type="float" office:value="2.984" calcext:value-type="float">
            <text:p>2.984</text:p>
          </table:table-cell>
          <table:table-cell office:value-type="float" office:value="0.940743013899" calcext:value-type="float">
            <text:p>0.9407430139</text:p>
          </table:table-cell>
          <table:table-cell office:value-type="float" office:value="4.83637475967" calcext:value-type="float">
            <text:p>4.8363747597</text:p>
          </table:table-cell>
          <table:table-cell office:value-type="float" office:value="-1.38640165329" calcext:value-type="float">
            <text:p>-1.3864016533</text:p>
          </table:table-cell>
          <table:table-cell office:value-type="float" office:value="-33.0008583069" calcext:value-type="float">
            <text:p>-33.0008583069</text:p>
          </table:table-cell>
          <table:table-cell office:value-type="float" office:value="3.82809877396" calcext:value-type="float">
            <text:p>3.828098774</text:p>
          </table:table-cell>
          <table:table-cell office:value-type="float" office:value="-1.69775557518" calcext:value-type="float">
            <text:p>-1.6977555752</text:p>
          </table:table-cell>
          <table:table-cell office:value-type="float" office:value="-118.0443573" calcext:value-type="float">
            <text:p>-118.0443573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5.101" calcext:value-type="float">
            <text:p>5.101</text:p>
          </table:table-cell>
          <table:table-cell office:value-type="float" office:value="2.993" calcext:value-type="float">
            <text:p>2.993</text:p>
          </table:table-cell>
          <table:table-cell office:value-type="float" office:value="0.946371847327" calcext:value-type="float">
            <text:p>0.9463718473</text:p>
          </table:table-cell>
          <table:table-cell office:value-type="float" office:value="4.83705472946" calcext:value-type="float">
            <text:p>4.8370547295</text:p>
          </table:table-cell>
          <table:table-cell office:value-type="float" office:value="-1.39698445797" calcext:value-type="float">
            <text:p>-1.396984458</text:p>
          </table:table-cell>
          <table:table-cell office:value-type="float" office:value="-34.7748756409" calcext:value-type="float">
            <text:p>-34.7748756409</text:p>
          </table:table-cell>
          <table:table-cell office:value-type="float" office:value="3.82039475441" calcext:value-type="float">
            <text:p>3.8203947544</text:p>
          </table:table-cell>
          <table:table-cell office:value-type="float" office:value="-1.69619202614" calcext:value-type="float">
            <text:p>-1.6961920261</text:p>
          </table:table-cell>
          <table:table-cell office:value-type="float" office:value="-119.765510559" calcext:value-type="float">
            <text:p>-119.765510559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5.088" calcext:value-type="float">
            <text:p>5.088</text:p>
          </table:table-cell>
          <table:table-cell office:value-type="float" office:value="3.003" calcext:value-type="float">
            <text:p>3.003</text:p>
          </table:table-cell>
          <table:table-cell office:value-type="float" office:value="0.951419764852" calcext:value-type="float">
            <text:p>0.9514197649</text:p>
          </table:table-cell>
          <table:table-cell office:value-type="float" office:value="4.83933544159" calcext:value-type="float">
            <text:p>4.8393354416</text:p>
          </table:table-cell>
          <table:table-cell office:value-type="float" office:value="-1.40598797798" calcext:value-type="float">
            <text:p>-1.405987978</text:p>
          </table:table-cell>
          <table:table-cell office:value-type="float" office:value="-36.440574646" calcext:value-type="float">
            <text:p>-36.440574646</text:p>
          </table:table-cell>
          <table:table-cell office:value-type="float" office:value="3.81250214577" calcext:value-type="float">
            <text:p>3.8125021458</text:p>
          </table:table-cell>
          <table:table-cell office:value-type="float" office:value="-1.69428038597" calcext:value-type="float">
            <text:p>-1.694280386</text:p>
          </table:table-cell>
          <table:table-cell office:value-type="float" office:value="-121.526947021" calcext:value-type="float">
            <text:p>-121.52694702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5.075" calcext:value-type="float">
            <text:p>5.075</text:p>
          </table:table-cell>
          <table:table-cell office:value-type="float" office:value="3.012" calcext:value-type="float">
            <text:p>3.012</text:p>
          </table:table-cell>
          <table:table-cell office:value-type="float" office:value="0.956370322234" calcext:value-type="float">
            <text:p>0.9563703222</text:p>
          </table:table-cell>
          <table:table-cell office:value-type="float" office:value="4.84611082077" calcext:value-type="float">
            <text:p>4.8461108208</text:p>
          </table:table-cell>
          <table:table-cell office:value-type="float" office:value="-1.41673874855" calcext:value-type="float">
            <text:p>-1.4167387486</text:p>
          </table:table-cell>
          <table:table-cell office:value-type="float" office:value="-38.1232566833" calcext:value-type="float">
            <text:p>-38.1232566833</text:p>
          </table:table-cell>
          <table:table-cell office:value-type="float" office:value="3.80437994003" calcext:value-type="float">
            <text:p>3.80437994</text:p>
          </table:table-cell>
          <table:table-cell office:value-type="float" office:value="-1.6919696331" calcext:value-type="float">
            <text:p>-1.6919696331</text:p>
          </table:table-cell>
          <table:table-cell office:value-type="float" office:value="-123.295578003" calcext:value-type="float">
            <text:p>-123.29557800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.063" calcext:value-type="float">
            <text:p>5.063</text:p>
          </table:table-cell>
          <table:table-cell office:value-type="float" office:value="3.02" calcext:value-type="float">
            <text:p>3.02</text:p>
          </table:table-cell>
          <table:table-cell office:value-type="float" office:value="0.960922224578" calcext:value-type="float">
            <text:p>0.9609222246</text:p>
          </table:table-cell>
          <table:table-cell office:value-type="float" office:value="4.85754299164" calcext:value-type="float">
            <text:p>4.8575429916</text:p>
          </table:table-cell>
          <table:table-cell office:value-type="float" office:value="-1.4316008091" calcext:value-type="float">
            <text:p>-1.4316008091</text:p>
          </table:table-cell>
          <table:table-cell office:value-type="float" office:value="-39.8281936646" calcext:value-type="float">
            <text:p>-39.8281936646</text:p>
          </table:table-cell>
          <table:table-cell office:value-type="float" office:value="3.79639482498" calcext:value-type="float">
            <text:p>3.796394825</text:p>
          </table:table-cell>
          <table:table-cell office:value-type="float" office:value="-1.69009792805" calcext:value-type="float">
            <text:p>-1.6900979281</text:p>
          </table:table-cell>
          <table:table-cell office:value-type="float" office:value="-125.028289795" calcext:value-type="float">
            <text:p>-125.028289795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5.05" calcext:value-type="float">
            <text:p>5.05</text:p>
          </table:table-cell>
          <table:table-cell office:value-type="float" office:value="3.028" calcext:value-type="float">
            <text:p>3.028</text:p>
          </table:table-cell>
          <table:table-cell office:value-type="float" office:value="0.965619163494" calcext:value-type="float">
            <text:p>0.9656191635</text:p>
          </table:table-cell>
          <table:table-cell office:value-type="float" office:value="4.86385011673" calcext:value-type="float">
            <text:p>4.8638501167</text:p>
          </table:table-cell>
          <table:table-cell office:value-type="float" office:value="-1.4432322979" calcext:value-type="float">
            <text:p>-1.4432322979</text:p>
          </table:table-cell>
          <table:table-cell office:value-type="float" office:value="-41.5258331299" calcext:value-type="float">
            <text:p>-41.5258331299</text:p>
          </table:table-cell>
          <table:table-cell office:value-type="float" office:value="3.7876367569" calcext:value-type="float">
            <text:p>3.7876367569</text:p>
          </table:table-cell>
          <table:table-cell office:value-type="float" office:value="-1.68800806999" calcext:value-type="float">
            <text:p>-1.68800807</text:p>
          </table:table-cell>
          <table:table-cell office:value-type="float" office:value="-126.773674011" calcext:value-type="float">
            <text:p>-126.773674011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5.037" calcext:value-type="float">
            <text:p>5.037</text:p>
          </table:table-cell>
          <table:table-cell office:value-type="float" office:value="3.035" calcext:value-type="float">
            <text:p>3.035</text:p>
          </table:table-cell>
          <table:table-cell office:value-type="float" office:value="0.96940979954" calcext:value-type="float">
            <text:p>0.9694097995</text:p>
          </table:table-cell>
          <table:table-cell office:value-type="float" office:value="4.86953353882" calcext:value-type="float">
            <text:p>4.8695335388</text:p>
          </table:table-cell>
          <table:table-cell office:value-type="float" office:value="-1.45504057407" calcext:value-type="float">
            <text:p>-1.4550405741</text:p>
          </table:table-cell>
          <table:table-cell office:value-type="float" office:value="-43.21667099" calcext:value-type="float">
            <text:p>-43.21667099</text:p>
          </table:table-cell>
          <table:table-cell office:value-type="float" office:value="3.779992342" calcext:value-type="float">
            <text:p>3.779992342</text:p>
          </table:table-cell>
          <table:table-cell office:value-type="float" office:value="-1.68492054939" calcext:value-type="float">
            <text:p>-1.6849205494</text:p>
          </table:table-cell>
          <table:table-cell office:value-type="float" office:value="-128.518280029" calcext:value-type="float">
            <text:p>-128.51828002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5.025" calcext:value-type="float">
            <text:p>5.025</text:p>
          </table:table-cell>
          <table:table-cell office:value-type="float" office:value="3.042" calcext:value-type="float">
            <text:p>3.042</text:p>
          </table:table-cell>
          <table:table-cell office:value-type="float" office:value="0.973442135444" calcext:value-type="float">
            <text:p>0.9734421354</text:p>
          </table:table-cell>
          <table:table-cell office:value-type="float" office:value="4.87290906906" calcext:value-type="float">
            <text:p>4.8729090691</text:p>
          </table:table-cell>
          <table:table-cell office:value-type="float" office:value="-1.46831929684" calcext:value-type="float">
            <text:p>-1.4683192968</text:p>
          </table:table-cell>
          <table:table-cell office:value-type="float" office:value="-44.9086914062" calcext:value-type="float">
            <text:p>-44.9086914062</text:p>
          </table:table-cell>
          <table:table-cell office:value-type="float" office:value="3.77236819267" calcext:value-type="float">
            <text:p>3.7723681927</text:p>
          </table:table-cell>
          <table:table-cell office:value-type="float" office:value="-1.68122661114" calcext:value-type="float">
            <text:p>-1.6812266111</text:p>
          </table:table-cell>
          <table:table-cell office:value-type="float" office:value="-130.305374146" calcext:value-type="float">
            <text:p>-130.3053741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013" calcext:value-type="float">
            <text:p>5.013</text:p>
          </table:table-cell>
          <table:table-cell office:value-type="float" office:value="3.047" calcext:value-type="float">
            <text:p>3.047</text:p>
          </table:table-cell>
          <table:table-cell office:value-type="float" office:value="0.976873525526" calcext:value-type="float">
            <text:p>0.9768735255</text:p>
          </table:table-cell>
          <table:table-cell office:value-type="float" office:value="4.87008237839" calcext:value-type="float">
            <text:p>4.8700823784</text:p>
          </table:table-cell>
          <table:table-cell office:value-type="float" office:value="-1.4775698185" calcext:value-type="float">
            <text:p>-1.4775698185</text:p>
          </table:table-cell>
          <table:table-cell office:value-type="float" office:value="-46.5566978455" calcext:value-type="float">
            <text:p>-46.5566978455</text:p>
          </table:table-cell>
          <table:table-cell office:value-type="float" office:value="3.76508235931" calcext:value-type="float">
            <text:p>3.7650823593</text:p>
          </table:table-cell>
          <table:table-cell office:value-type="float" office:value="-1.67740285397" calcext:value-type="float">
            <text:p>-1.677402854</text:p>
          </table:table-cell>
          <table:table-cell office:value-type="float" office:value="-132.076461792" calcext:value-type="float">
            <text:p>-132.076461792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5.001" calcext:value-type="float">
            <text:p>5.001</text:p>
          </table:table-cell>
          <table:table-cell office:value-type="float" office:value="3.053" calcext:value-type="float">
            <text:p>3.053</text:p>
          </table:table-cell>
          <table:table-cell office:value-type="float" office:value="0.980268387705" calcext:value-type="float">
            <text:p>0.9802683877</text:p>
          </table:table-cell>
          <table:table-cell office:value-type="float" office:value="4.86691999435" calcext:value-type="float">
            <text:p>4.8669199944</text:p>
          </table:table-cell>
          <table:table-cell office:value-type="float" office:value="-1.48450231552" calcext:value-type="float">
            <text:p>-1.4845023155</text:p>
          </table:table-cell>
          <table:table-cell office:value-type="float" office:value="-48.1797637939" calcext:value-type="float">
            <text:p>-48.1797637939</text:p>
          </table:table-cell>
          <table:table-cell office:value-type="float" office:value="3.75898599625" calcext:value-type="float">
            <text:p>3.7589859963</text:p>
          </table:table-cell>
          <table:table-cell office:value-type="float" office:value="-1.67410898209" calcext:value-type="float">
            <text:p>-1.6741089821</text:p>
          </table:table-cell>
          <table:table-cell office:value-type="float" office:value="-133.873565674" calcext:value-type="float">
            <text:p>-133.87356567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.988" calcext:value-type="float">
            <text:p>4.988</text:p>
          </table:table-cell>
          <table:table-cell office:value-type="float" office:value="3.058" calcext:value-type="float">
            <text:p>3.058</text:p>
          </table:table-cell>
          <table:table-cell office:value-type="float" office:value="0.98339637787" calcext:value-type="float">
            <text:p>0.9833963779</text:p>
          </table:table-cell>
          <table:table-cell office:value-type="float" office:value="4.86679458618" calcext:value-type="float">
            <text:p>4.8667945862</text:p>
          </table:table-cell>
          <table:table-cell office:value-type="float" office:value="-1.49600958824" calcext:value-type="float">
            <text:p>-1.4960095882</text:p>
          </table:table-cell>
          <table:table-cell office:value-type="float" office:value="-49.7634506226" calcext:value-type="float">
            <text:p>-49.7634506226</text:p>
          </table:table-cell>
          <table:table-cell office:value-type="float" office:value="3.75316429138" calcext:value-type="float">
            <text:p>3.7531642914</text:p>
          </table:table-cell>
          <table:table-cell office:value-type="float" office:value="-1.67122960091" calcext:value-type="float">
            <text:p>-1.6712296009</text:p>
          </table:table-cell>
          <table:table-cell office:value-type="float" office:value="-135.573242188" calcext:value-type="float">
            <text:p>-135.573242188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4.975" calcext:value-type="float">
            <text:p>4.975</text:p>
          </table:table-cell>
          <table:table-cell office:value-type="float" office:value="3.063" calcext:value-type="float">
            <text:p>3.063</text:p>
          </table:table-cell>
          <table:table-cell office:value-type="float" office:value="0.986256644445" calcext:value-type="float">
            <text:p>0.9862566444</text:p>
          </table:table-cell>
          <table:table-cell office:value-type="float" office:value="4.86481904984" calcext:value-type="float">
            <text:p>4.8648190498</text:p>
          </table:table-cell>
          <table:table-cell office:value-type="float" office:value="-1.50446259975" calcext:value-type="float">
            <text:p>-1.5044625998</text:p>
          </table:table-cell>
          <table:table-cell office:value-type="float" office:value="-51.4100036621" calcext:value-type="float">
            <text:p>-51.4100036621</text:p>
          </table:table-cell>
          <table:table-cell office:value-type="float" office:value="3.74541187286" calcext:value-type="float">
            <text:p>3.7454118729</text:p>
          </table:table-cell>
          <table:table-cell office:value-type="float" office:value="-1.66822612286" calcext:value-type="float">
            <text:p>-1.6682261229</text:p>
          </table:table-cell>
          <table:table-cell office:value-type="float" office:value="-137.180252075" calcext:value-type="float">
            <text:p>-137.18025207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.961" calcext:value-type="float">
            <text:p>4.961</text:p>
          </table:table-cell>
          <table:table-cell office:value-type="float" office:value="3.067" calcext:value-type="float">
            <text:p>3.067</text:p>
          </table:table-cell>
          <table:table-cell office:value-type="float" office:value="0.989217632121" calcext:value-type="float">
            <text:p>0.9892176321</text:p>
          </table:table-cell>
          <table:table-cell office:value-type="float" office:value="4.86116600037" calcext:value-type="float">
            <text:p>4.8611660004</text:p>
          </table:table-cell>
          <table:table-cell office:value-type="float" office:value="-1.5146239996" calcext:value-type="float">
            <text:p>-1.5146239996</text:p>
          </table:table-cell>
          <table:table-cell office:value-type="float" office:value="-53.0527267456" calcext:value-type="float">
            <text:p>-53.0527267456</text:p>
          </table:table-cell>
          <table:table-cell office:value-type="float" office:value="3.73790788651" calcext:value-type="float">
            <text:p>3.7379078865</text:p>
          </table:table-cell>
          <table:table-cell office:value-type="float" office:value="-1.66442394257" calcext:value-type="float">
            <text:p>-1.6644239426</text:p>
          </table:table-cell>
          <table:table-cell office:value-type="float" office:value="-138.783340454" calcext:value-type="float">
            <text:p>-138.783340454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.949" calcext:value-type="float">
            <text:p>4.949</text:p>
          </table:table-cell>
          <table:table-cell office:value-type="float" office:value="3.071" calcext:value-type="float">
            <text:p>3.071</text:p>
          </table:table-cell>
          <table:table-cell office:value-type="float" office:value="0.991628958429" calcext:value-type="float">
            <text:p>0.9916289584</text:p>
          </table:table-cell>
          <table:table-cell office:value-type="float" office:value="4.85675430298" calcext:value-type="float">
            <text:p>4.856754303</text:p>
          </table:table-cell>
          <table:table-cell office:value-type="float" office:value="-1.52326929569" calcext:value-type="float">
            <text:p>-1.5232692957</text:p>
          </table:table-cell>
          <table:table-cell office:value-type="float" office:value="-54.6221694946" calcext:value-type="float">
            <text:p>-54.6221694946</text:p>
          </table:table-cell>
          <table:table-cell office:value-type="float" office:value="3.7294023037" calcext:value-type="float">
            <text:p>3.7294023037</text:p>
          </table:table-cell>
          <table:table-cell office:value-type="float" office:value="-1.66036570072" calcext:value-type="float">
            <text:p>-1.6603657007</text:p>
          </table:table-cell>
          <table:table-cell office:value-type="float" office:value="-140.417739868" calcext:value-type="float">
            <text:p>-140.417739868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.937" calcext:value-type="float">
            <text:p>4.937</text:p>
          </table:table-cell>
          <table:table-cell office:value-type="float" office:value="3.074" calcext:value-type="float">
            <text:p>3.074</text:p>
          </table:table-cell>
          <table:table-cell office:value-type="float" office:value="0.993567866617" calcext:value-type="float">
            <text:p>0.9935678666</text:p>
          </table:table-cell>
          <table:table-cell office:value-type="float" office:value="4.84985113144" calcext:value-type="float">
            <text:p>4.8498511314</text:p>
          </table:table-cell>
          <table:table-cell office:value-type="float" office:value="-1.53302156925" calcext:value-type="float">
            <text:p>-1.5330215693</text:p>
          </table:table-cell>
          <table:table-cell office:value-type="float" office:value="-56.252155304" calcext:value-type="float">
            <text:p>-56.252155304</text:p>
          </table:table-cell>
          <table:table-cell office:value-type="float" office:value="3.7210290432" calcext:value-type="float">
            <text:p>3.7210290432</text:p>
          </table:table-cell>
          <table:table-cell office:value-type="float" office:value="-1.65594828129" calcext:value-type="float">
            <text:p>-1.6559482813</text:p>
          </table:table-cell>
          <table:table-cell office:value-type="float" office:value="-142.078338623" calcext:value-type="float">
            <text:p>-142.078338623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.925" calcext:value-type="float">
            <text:p>4.925</text:p>
          </table:table-cell>
          <table:table-cell office:value-type="float" office:value="3.076" calcext:value-type="float">
            <text:p>3.076</text:p>
          </table:table-cell>
          <table:table-cell office:value-type="float" office:value="0.995252426857" calcext:value-type="float">
            <text:p>0.9952524269</text:p>
          </table:table-cell>
          <table:table-cell office:value-type="float" office:value="4.84172391891" calcext:value-type="float">
            <text:p>4.8417239189</text:p>
          </table:table-cell>
          <table:table-cell office:value-type="float" office:value="-1.54306721687" calcext:value-type="float">
            <text:p>-1.5430672169</text:p>
          </table:table-cell>
          <table:table-cell office:value-type="float" office:value="-57.9321212769" calcext:value-type="float">
            <text:p>-57.9321212769</text:p>
          </table:table-cell>
          <table:table-cell office:value-type="float" office:value="3.71193313599" calcext:value-type="float">
            <text:p>3.711933136</text:p>
          </table:table-cell>
          <table:table-cell office:value-type="float" office:value="-1.65234184265" calcext:value-type="float">
            <text:p>-1.6523418427</text:p>
          </table:table-cell>
          <table:table-cell office:value-type="float" office:value="-143.820617676" calcext:value-type="float">
            <text:p>-143.820617676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.915" calcext:value-type="float">
            <text:p>4.915</text:p>
          </table:table-cell>
          <table:table-cell office:value-type="float" office:value="3.078" calcext:value-type="float">
            <text:p>3.078</text:p>
          </table:table-cell>
          <table:table-cell office:value-type="float" office:value="0.996600318083" calcext:value-type="float">
            <text:p>0.9966003181</text:p>
          </table:table-cell>
          <table:table-cell office:value-type="float" office:value="4.83495187759" calcext:value-type="float">
            <text:p>4.8349518776</text:p>
          </table:table-cell>
          <table:table-cell office:value-type="float" office:value="-1.55281329155" calcext:value-type="float">
            <text:p>-1.5528132916</text:p>
          </table:table-cell>
          <table:table-cell office:value-type="float" office:value="-59.5508460999" calcext:value-type="float">
            <text:p>-59.5508460999</text:p>
          </table:table-cell>
          <table:table-cell office:value-type="float" office:value="3.70330810547" calcext:value-type="float">
            <text:p>3.7033081055</text:p>
          </table:table-cell>
          <table:table-cell office:value-type="float" office:value="-1.64954566956" calcext:value-type="float">
            <text:p>-1.6495456696</text:p>
          </table:table-cell>
          <table:table-cell office:value-type="float" office:value="-145.51890564" calcext:value-type="float">
            <text:p>-145.51890564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4.905" calcext:value-type="float">
            <text:p>4.905</text:p>
          </table:table-cell>
          <table:table-cell office:value-type="float" office:value="3.08" calcext:value-type="float">
            <text:p>3.08</text:p>
          </table:table-cell>
          <table:table-cell office:value-type="float" office:value="0.997790909998" calcext:value-type="float">
            <text:p>0.99779091</text:p>
          </table:table-cell>
          <table:table-cell office:value-type="float" office:value="4.82990217209" calcext:value-type="float">
            <text:p>4.8299021721</text:p>
          </table:table-cell>
          <table:table-cell office:value-type="float" office:value="-1.56200838089" calcext:value-type="float">
            <text:p>-1.5620083809</text:p>
          </table:table-cell>
          <table:table-cell office:value-type="float" office:value="-61.1291542053" calcext:value-type="float">
            <text:p>-61.1291542053</text:p>
          </table:table-cell>
          <table:table-cell office:value-type="float" office:value="3.69559025764" calcext:value-type="float">
            <text:p>3.6955902576</text:p>
          </table:table-cell>
          <table:table-cell office:value-type="float" office:value="-1.64577436447" calcext:value-type="float">
            <text:p>-1.6457743645</text:p>
          </table:table-cell>
          <table:table-cell office:value-type="float" office:value="-147.227645874" calcext:value-type="float">
            <text:p>-147.2276458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895" calcext:value-type="float">
            <text:p>4.895</text:p>
          </table:table-cell>
          <table:table-cell office:value-type="float" office:value="3.081" calcext:value-type="float">
            <text:p>3.081</text:p>
          </table:table-cell>
          <table:table-cell office:value-type="float" office:value="0.998800639588" calcext:value-type="float">
            <text:p>0.9988006396</text:p>
          </table:table-cell>
          <table:table-cell office:value-type="float" office:value="4.82439565659" calcext:value-type="float">
            <text:p>4.8243956566</text:p>
          </table:table-cell>
          <table:table-cell office:value-type="float" office:value="-1.57113349438" calcext:value-type="float">
            <text:p>-1.5711334944</text:p>
          </table:table-cell>
          <table:table-cell office:value-type="float" office:value="-62.733127594" calcext:value-type="float">
            <text:p>-62.733127594</text:p>
          </table:table-cell>
          <table:table-cell office:value-type="float" office:value="3.68918943405" calcext:value-type="float">
            <text:p>3.6891894341</text:p>
          </table:table-cell>
          <table:table-cell office:value-type="float" office:value="-1.64062130451" calcext:value-type="float">
            <text:p>-1.6406213045</text:p>
          </table:table-cell>
          <table:table-cell office:value-type="float" office:value="-148.952377319" calcext:value-type="float">
            <text:p>-148.952377319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.884" calcext:value-type="float">
            <text:p>4.884</text:p>
          </table:table-cell>
          <table:table-cell office:value-type="float" office:value="3.082" calcext:value-type="float">
            <text:p>3.082</text:p>
          </table:table-cell>
          <table:table-cell office:value-type="float" office:value="0.999456155212" calcext:value-type="float">
            <text:p>0.9994561552</text:p>
          </table:table-cell>
          <table:table-cell office:value-type="float" office:value="4.81827020645" calcext:value-type="float">
            <text:p>4.8182702065</text:p>
          </table:table-cell>
          <table:table-cell office:value-type="float" office:value="-1.57850825787" calcext:value-type="float">
            <text:p>-1.5785082579</text:p>
          </table:table-cell>
          <table:table-cell office:value-type="float" office:value="-64.388999939" calcext:value-type="float">
            <text:p>-64.388999939</text:p>
          </table:table-cell>
          <table:table-cell office:value-type="float" office:value="3.68351960182" calcext:value-type="float">
            <text:p>3.6835196018</text:p>
          </table:table-cell>
          <table:table-cell office:value-type="float" office:value="-1.63541555405" calcext:value-type="float">
            <text:p>-1.6354155541</text:p>
          </table:table-cell>
          <table:table-cell office:value-type="float" office:value="-150.6456604" calcext:value-type="float">
            <text:p>-150.6456604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.875" calcext:value-type="float">
            <text:p>4.875</text:p>
          </table:table-cell>
          <table:table-cell office:value-type="float" office:value="3.082" calcext:value-type="float">
            <text:p>3.082</text:p>
          </table:table-cell>
          <table:table-cell office:value-type="float" office:value="0.999855815519" calcext:value-type="float">
            <text:p>0.9998558155</text:p>
          </table:table-cell>
          <table:table-cell office:value-type="float" office:value="4.81157302856" calcext:value-type="float">
            <text:p>4.8115730286</text:p>
          </table:table-cell>
          <table:table-cell office:value-type="float" office:value="-1.58439135551" calcext:value-type="float">
            <text:p>-1.5843913555</text:p>
          </table:table-cell>
          <table:table-cell office:value-type="float" office:value="-66.0940856934" calcext:value-type="float">
            <text:p>-66.0940856934</text:p>
          </table:table-cell>
          <table:table-cell office:value-type="float" office:value="3.6776535511" calcext:value-type="float">
            <text:p>3.6776535511</text:p>
          </table:table-cell>
          <table:table-cell office:value-type="float" office:value="-1.63074171543" calcext:value-type="float">
            <text:p>-1.6307417154</text:p>
          </table:table-cell>
          <table:table-cell office:value-type="float" office:value="-152.354995728" calcext:value-type="float">
            <text:p>-152.354995728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.864" calcext:value-type="float">
            <text:p>4.864</text:p>
          </table:table-cell>
          <table:table-cell office:value-type="float" office:value="3.083" calcext:value-type="float">
            <text:p>3.083</text:p>
          </table:table-cell>
          <table:table-cell office:value-type="float" office:value="0.999999884014" calcext:value-type="float">
            <text:p>0.999999884</text:p>
          </table:table-cell>
          <table:table-cell office:value-type="float" office:value="4.8051366806" calcext:value-type="float">
            <text:p>4.8051366806</text:p>
          </table:table-cell>
          <table:table-cell office:value-type="float" office:value="-1.59062504768" calcext:value-type="float">
            <text:p>-1.5906250477</text:p>
          </table:table-cell>
          <table:table-cell office:value-type="float" office:value="-67.8212051392" calcext:value-type="float">
            <text:p>-67.8212051392</text:p>
          </table:table-cell>
          <table:table-cell office:value-type="float" office:value="3.67201828957" calcext:value-type="float">
            <text:p>3.6720182896</text:p>
          </table:table-cell>
          <table:table-cell office:value-type="float" office:value="-1.62523424625" calcext:value-type="float">
            <text:p>-1.6252342463</text:p>
          </table:table-cell>
          <table:table-cell office:value-type="float" office:value="-154.094619751" calcext:value-type="float">
            <text:p>-154.094619751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.854" calcext:value-type="float">
            <text:p>4.854</text:p>
          </table:table-cell>
          <table:table-cell office:value-type="float" office:value="3.082" calcext:value-type="float">
            <text:p>3.082</text:p>
          </table:table-cell>
          <table:table-cell office:value-type="float" office:value="0.999863574894" calcext:value-type="float">
            <text:p>0.9998635749</text:p>
          </table:table-cell>
          <table:table-cell office:value-type="float" office:value="4.79935646057" calcext:value-type="float">
            <text:p>4.7993564606</text:p>
          </table:table-cell>
          <table:table-cell office:value-type="float" office:value="-1.59823679924" calcext:value-type="float">
            <text:p>-1.5982367992</text:p>
          </table:table-cell>
          <table:table-cell office:value-type="float" office:value="-69.5287322998" calcext:value-type="float">
            <text:p>-69.5287322998</text:p>
          </table:table-cell>
          <table:table-cell office:value-type="float" office:value="3.66553902626" calcext:value-type="float">
            <text:p>3.6655390263</text:p>
          </table:table-cell>
          <table:table-cell office:value-type="float" office:value="-1.61931538582" calcext:value-type="float">
            <text:p>-1.6193153858</text:p>
          </table:table-cell>
          <table:table-cell office:value-type="float" office:value="-155.845596313" calcext:value-type="float">
            <text:p>-155.84559631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.843" calcext:value-type="float">
            <text:p>4.843</text:p>
          </table:table-cell>
          <table:table-cell office:value-type="float" office:value="3.082" calcext:value-type="float">
            <text:p>3.082</text:p>
          </table:table-cell>
          <table:table-cell office:value-type="float" office:value="0.999421431185" calcext:value-type="float">
            <text:p>0.9994214312</text:p>
          </table:table-cell>
          <table:table-cell office:value-type="float" office:value="4.79377555847" calcext:value-type="float">
            <text:p>4.7937755585</text:p>
          </table:table-cell>
          <table:table-cell office:value-type="float" office:value="-1.6081597805" calcext:value-type="float">
            <text:p>-1.6081597805</text:p>
          </table:table-cell>
          <table:table-cell office:value-type="float" office:value="-71.2297439575" calcext:value-type="float">
            <text:p>-71.2297439575</text:p>
          </table:table-cell>
          <table:table-cell office:value-type="float" office:value="3.6584713459" calcext:value-type="float">
            <text:p>3.6584713459</text:p>
          </table:table-cell>
          <table:table-cell office:value-type="float" office:value="-1.61402869225" calcext:value-type="float">
            <text:p>-1.6140286923</text:p>
          </table:table-cell>
          <table:table-cell office:value-type="float" office:value="-157.574157715" calcext:value-type="float">
            <text:p>-157.574157715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.832" calcext:value-type="float">
            <text:p>4.832</text:p>
          </table:table-cell>
          <table:table-cell office:value-type="float" office:value="3.081" calcext:value-type="float">
            <text:p>3.081</text:p>
          </table:table-cell>
          <table:table-cell office:value-type="float" office:value="0.998724218709" calcext:value-type="float">
            <text:p>0.9987242187</text:p>
          </table:table-cell>
          <table:table-cell office:value-type="float" office:value="4.7875919342" calcext:value-type="float">
            <text:p>4.7875919342</text:p>
          </table:table-cell>
          <table:table-cell office:value-type="float" office:value="-1.61728215218" calcext:value-type="float">
            <text:p>-1.6172821522</text:p>
          </table:table-cell>
          <table:table-cell office:value-type="float" office:value="-72.938873291" calcext:value-type="float">
            <text:p>-72.938873291</text:p>
          </table:table-cell>
          <table:table-cell office:value-type="float" office:value="3.65289521217" calcext:value-type="float">
            <text:p>3.6528952122</text:p>
          </table:table-cell>
          <table:table-cell office:value-type="float" office:value="-1.60844385624" calcext:value-type="float">
            <text:p>-1.6084438562</text:p>
          </table:table-cell>
          <table:table-cell office:value-type="float" office:value="-159.311660767" calcext:value-type="float">
            <text:p>-159.311660767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4.822" calcext:value-type="float">
            <text:p>4.822</text:p>
          </table:table-cell>
          <table:table-cell office:value-type="float" office:value="3.08" calcext:value-type="float">
            <text:p>3.08</text:p>
          </table:table-cell>
          <table:table-cell office:value-type="float" office:value="0.997755109733" calcext:value-type="float">
            <text:p>0.9977551097</text:p>
          </table:table-cell>
          <table:table-cell office:value-type="float" office:value="4.78092670441" calcext:value-type="float">
            <text:p>4.7809267044</text:p>
          </table:table-cell>
          <table:table-cell office:value-type="float" office:value="-1.62710285187" calcext:value-type="float">
            <text:p>-1.6271028519</text:p>
          </table:table-cell>
          <table:table-cell office:value-type="float" office:value="-74.6692581177" calcext:value-type="float">
            <text:p>-74.6692581177</text:p>
          </table:table-cell>
          <table:table-cell office:value-type="float" office:value="3.64622139931" calcext:value-type="float">
            <text:p>3.6462213993</text:p>
          </table:table-cell>
          <table:table-cell office:value-type="float" office:value="-1.60261714458" calcext:value-type="float">
            <text:p>-1.6026171446</text:p>
          </table:table-cell>
          <table:table-cell office:value-type="float" office:value="-161.09425354" calcext:value-type="float">
            <text:p>-161.09425354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.811" calcext:value-type="float">
            <text:p>4.811</text:p>
          </table:table-cell>
          <table:table-cell office:value-type="float" office:value="3.078" calcext:value-type="float">
            <text:p>3.078</text:p>
          </table:table-cell>
          <table:table-cell office:value-type="float" office:value="0.996430448542" calcext:value-type="float">
            <text:p>0.9964304485</text:p>
          </table:table-cell>
          <table:table-cell office:value-type="float" office:value="4.77387523651" calcext:value-type="float">
            <text:p>4.7738752365</text:p>
          </table:table-cell>
          <table:table-cell office:value-type="float" office:value="-1.63631916046" calcext:value-type="float">
            <text:p>-1.6363191605</text:p>
          </table:table-cell>
          <table:table-cell office:value-type="float" office:value="-76.3896560669" calcext:value-type="float">
            <text:p>-76.3896560669</text:p>
          </table:table-cell>
          <table:table-cell office:value-type="float" office:value="3.63985800743" calcext:value-type="float">
            <text:p>3.6398580074</text:p>
          </table:table-cell>
          <table:table-cell office:value-type="float" office:value="-1.59711778164" calcext:value-type="float">
            <text:p>-1.5971177816</text:p>
          </table:table-cell>
          <table:table-cell office:value-type="float" office:value="-162.878555298" calcext:value-type="float">
            <text:p>-162.878555298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.801" calcext:value-type="float">
            <text:p>4.801</text:p>
          </table:table-cell>
          <table:table-cell office:value-type="float" office:value="3.076" calcext:value-type="float">
            <text:p>3.076</text:p>
          </table:table-cell>
          <table:table-cell office:value-type="float" office:value="0.994901982392" calcext:value-type="float">
            <text:p>0.9949019824</text:p>
          </table:table-cell>
          <table:table-cell office:value-type="float" office:value="4.76631307602" calcext:value-type="float">
            <text:p>4.766313076</text:p>
          </table:table-cell>
          <table:table-cell office:value-type="float" office:value="-1.64541876316" calcext:value-type="float">
            <text:p>-1.6454187632</text:p>
          </table:table-cell>
          <table:table-cell office:value-type="float" office:value="-78.1352615356" calcext:value-type="float">
            <text:p>-78.1352615356</text:p>
          </table:table-cell>
          <table:table-cell office:value-type="float" office:value="3.63447785378" calcext:value-type="float">
            <text:p>3.6344778538</text:p>
          </table:table-cell>
          <table:table-cell office:value-type="float" office:value="-1.59062933922" calcext:value-type="float">
            <text:p>-1.5906293392</text:p>
          </table:table-cell>
          <table:table-cell office:value-type="float" office:value="-164.698669434" calcext:value-type="float">
            <text:p>-164.6986694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791" calcext:value-type="float">
            <text:p>4.791</text:p>
          </table:table-cell>
          <table:table-cell office:value-type="float" office:value="3.074" calcext:value-type="float">
            <text:p>3.074</text:p>
          </table:table-cell>
          <table:table-cell office:value-type="float" office:value="0.99304391216" calcext:value-type="float">
            <text:p>0.9930439122</text:p>
          </table:table-cell>
          <table:table-cell office:value-type="float" office:value="4.7581038475" calcext:value-type="float">
            <text:p>4.7581038475</text:p>
          </table:table-cell>
          <table:table-cell office:value-type="float" office:value="-1.65411424637" calcext:value-type="float">
            <text:p>-1.6541142464</text:p>
          </table:table-cell>
          <table:table-cell office:value-type="float" office:value="-79.9238967896" calcext:value-type="float">
            <text:p>-79.9238967896</text:p>
          </table:table-cell>
          <table:table-cell office:value-type="float" office:value="3.62977027893" calcext:value-type="float">
            <text:p>3.6297702789</text:p>
          </table:table-cell>
          <table:table-cell office:value-type="float" office:value="-1.58421576023" calcext:value-type="float">
            <text:p>-1.5842157602</text:p>
          </table:table-cell>
          <table:table-cell office:value-type="float" office:value="-166.53213501" calcext:value-type="float">
            <text:p>-166.5321350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.78" calcext:value-type="float">
            <text:p>4.78</text:p>
          </table:table-cell>
          <table:table-cell office:value-type="float" office:value="3.071" calcext:value-type="float">
            <text:p>3.071</text:p>
          </table:table-cell>
          <table:table-cell office:value-type="float" office:value="0.990966039538" calcext:value-type="float">
            <text:p>0.9909660395</text:p>
          </table:table-cell>
          <table:table-cell office:value-type="float" office:value="4.75009822845" calcext:value-type="float">
            <text:p>4.7500982285</text:p>
          </table:table-cell>
          <table:table-cell office:value-type="float" office:value="-1.6603910923" calcext:value-type="float">
            <text:p>-1.6603910923</text:p>
          </table:table-cell>
          <table:table-cell office:value-type="float" office:value="-81.6873092651" calcext:value-type="float">
            <text:p>-81.6873092651</text:p>
          </table:table-cell>
          <table:table-cell office:value-type="float" office:value="3.62446475029" calcext:value-type="float">
            <text:p>3.6244647503</text:p>
          </table:table-cell>
          <table:table-cell office:value-type="float" office:value="-1.57784640789" calcext:value-type="float">
            <text:p>-1.5778464079</text:p>
          </table:table-cell>
          <table:table-cell office:value-type="float" office:value="-168.312347412" calcext:value-type="float">
            <text:p>-168.31234741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.77" calcext:value-type="float">
            <text:p>4.77</text:p>
          </table:table-cell>
          <table:table-cell office:value-type="float" office:value="3.069" calcext:value-type="float">
            <text:p>3.069</text:p>
          </table:table-cell>
          <table:table-cell office:value-type="float" office:value="0.988543036466" calcext:value-type="float">
            <text:p>0.9885430365</text:p>
          </table:table-cell>
          <table:table-cell office:value-type="float" office:value="4.74260926247" calcext:value-type="float">
            <text:p>4.7426092625</text:p>
          </table:table-cell>
          <table:table-cell office:value-type="float" office:value="-1.66525018215" calcext:value-type="float">
            <text:p>-1.6652501822</text:p>
          </table:table-cell>
          <table:table-cell office:value-type="float" office:value="-83.4393844604" calcext:value-type="float">
            <text:p>-83.4393844604</text:p>
          </table:table-cell>
          <table:table-cell office:value-type="float" office:value="3.61965250969" calcext:value-type="float">
            <text:p>3.6196525097</text:p>
          </table:table-cell>
          <table:table-cell office:value-type="float" office:value="-1.57077467442" calcext:value-type="float">
            <text:p>-1.5707746744</text:p>
          </table:table-cell>
          <table:table-cell office:value-type="float" office:value="-170.130584717" calcext:value-type="float">
            <text:p>-170.130584717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.761" calcext:value-type="float">
            <text:p>4.761</text:p>
          </table:table-cell>
          <table:table-cell office:value-type="float" office:value="3.065" calcext:value-type="float">
            <text:p>3.065</text:p>
          </table:table-cell>
          <table:table-cell office:value-type="float" office:value="0.985918089048" calcext:value-type="float">
            <text:p>0.985918089</text:p>
          </table:table-cell>
          <table:table-cell office:value-type="float" office:value="4.73490333557" calcext:value-type="float">
            <text:p>4.7349033356</text:p>
          </table:table-cell>
          <table:table-cell office:value-type="float" office:value="-1.6687027216" calcext:value-type="float">
            <text:p>-1.6687027216</text:p>
          </table:table-cell>
          <table:table-cell office:value-type="float" office:value="-85.1961288452" calcext:value-type="float">
            <text:p>-85.1961288452</text:p>
          </table:table-cell>
          <table:table-cell office:value-type="float" office:value="3.61513471603" calcext:value-type="float">
            <text:p>3.615134716</text:p>
          </table:table-cell>
          <table:table-cell office:value-type="float" office:value="-1.56396186352" calcext:value-type="float">
            <text:p>-1.5639618635</text:p>
          </table:table-cell>
          <table:table-cell office:value-type="float" office:value="-171.925933838" calcext:value-type="float">
            <text:p>-171.925933838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.752" calcext:value-type="float">
            <text:p>4.752</text:p>
          </table:table-cell>
          <table:table-cell office:value-type="float" office:value="3.062" calcext:value-type="float">
            <text:p>3.062</text:p>
          </table:table-cell>
          <table:table-cell office:value-type="float" office:value="0.983116345187" calcext:value-type="float">
            <text:p>0.9831163452</text:p>
          </table:table-cell>
          <table:table-cell office:value-type="float" office:value="4.72696828842" calcext:value-type="float">
            <text:p>4.7269682884</text:p>
          </table:table-cell>
          <table:table-cell office:value-type="float" office:value="-1.67213308811" calcext:value-type="float">
            <text:p>-1.6721330881</text:p>
          </table:table-cell>
          <table:table-cell office:value-type="float" office:value="-86.935005188" calcext:value-type="float">
            <text:p>-86.935005188</text:p>
          </table:table-cell>
          <table:table-cell office:value-type="float" office:value="3.61092114449" calcext:value-type="float">
            <text:p>3.6109211445</text:p>
          </table:table-cell>
          <table:table-cell office:value-type="float" office:value="-1.55841243267" calcext:value-type="float">
            <text:p>-1.5584124327</text:p>
          </table:table-cell>
          <table:table-cell office:value-type="float" office:value="-173.680541992" calcext:value-type="float">
            <text:p>-173.68054199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.743" calcext:value-type="float">
            <text:p>4.743</text:p>
          </table:table-cell>
          <table:table-cell office:value-type="float" office:value="3.059" calcext:value-type="float">
            <text:p>3.059</text:p>
          </table:table-cell>
          <table:table-cell office:value-type="float" office:value="0.979963462741" calcext:value-type="float">
            <text:p>0.9799634627</text:p>
          </table:table-cell>
          <table:table-cell office:value-type="float" office:value="4.71894240379" calcext:value-type="float">
            <text:p>4.7189424038</text:p>
          </table:table-cell>
          <table:table-cell office:value-type="float" office:value="-1.67603313923" calcext:value-type="float">
            <text:p>-1.6760331392</text:p>
          </table:table-cell>
          <table:table-cell office:value-type="float" office:value="-88.6878662109" calcext:value-type="float">
            <text:p>-88.6878662109</text:p>
          </table:table-cell>
          <table:table-cell office:value-type="float" office:value="3.60646748543" calcext:value-type="float">
            <text:p>3.6064674854</text:p>
          </table:table-cell>
          <table:table-cell office:value-type="float" office:value="-1.55201220512" calcext:value-type="float">
            <text:p>-1.5520122051</text:p>
          </table:table-cell>
          <table:table-cell office:value-type="float" office:value="-175.443481445" calcext:value-type="float">
            <text:p>-175.443481445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.735" calcext:value-type="float">
            <text:p>4.735</text:p>
          </table:table-cell>
          <table:table-cell office:value-type="float" office:value="3.055" calcext:value-type="float">
            <text:p>3.055</text:p>
          </table:table-cell>
          <table:table-cell office:value-type="float" office:value="0.976865670895" calcext:value-type="float">
            <text:p>0.9768656709</text:p>
          </table:table-cell>
          <table:table-cell office:value-type="float" office:value="4.7110080719" calcext:value-type="float">
            <text:p>4.7110080719</text:p>
          </table:table-cell>
          <table:table-cell office:value-type="float" office:value="-1.67903971672" calcext:value-type="float">
            <text:p>-1.6790397167</text:p>
          </table:table-cell>
          <table:table-cell office:value-type="float" office:value="-90.4386138916" calcext:value-type="float">
            <text:p>-90.4386138916</text:p>
          </table:table-cell>
          <table:table-cell office:value-type="float" office:value="3.60172557831" calcext:value-type="float">
            <text:p>3.6017255783</text:p>
          </table:table-cell>
          <table:table-cell office:value-type="float" office:value="-1.54427540302" calcext:value-type="float">
            <text:p>-1.544275403</text:p>
          </table:table-cell>
          <table:table-cell office:value-type="float" office:value="-177.235961914" calcext:value-type="float">
            <text:p>-177.235961914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.727" calcext:value-type="float">
            <text:p>4.727</text:p>
          </table:table-cell>
          <table:table-cell office:value-type="float" office:value="3.051" calcext:value-type="float">
            <text:p>3.051</text:p>
          </table:table-cell>
          <table:table-cell office:value-type="float" office:value="0.973433725601" calcext:value-type="float">
            <text:p>0.9734337256</text:p>
          </table:table-cell>
          <table:table-cell office:value-type="float" office:value="4.70360541344" calcext:value-type="float">
            <text:p>4.7036054134</text:p>
          </table:table-cell>
          <table:table-cell office:value-type="float" office:value="-1.68275654316" calcext:value-type="float">
            <text:p>-1.6827565432</text:p>
          </table:table-cell>
          <table:table-cell office:value-type="float" office:value="-92.1527862549" calcext:value-type="float">
            <text:p>-92.1527862549</text:p>
          </table:table-cell>
          <table:table-cell office:value-type="float" office:value="3.59835648537" calcext:value-type="float">
            <text:p>3.5983564854</text:p>
          </table:table-cell>
          <table:table-cell office:value-type="float" office:value="-1.5365408659" calcext:value-type="float">
            <text:p>-1.5365408659</text:p>
          </table:table-cell>
          <table:table-cell office:value-type="float" office:value="-179.035171509" calcext:value-type="float">
            <text:p>-179.035171509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.719" calcext:value-type="float">
            <text:p>4.719</text:p>
          </table:table-cell>
          <table:table-cell office:value-type="float" office:value="3.047" calcext:value-type="float">
            <text:p>3.047</text:p>
          </table:table-cell>
          <table:table-cell office:value-type="float" office:value="0.969645781787" calcext:value-type="float">
            <text:p>0.9696457818</text:p>
          </table:table-cell>
          <table:table-cell office:value-type="float" office:value="4.69491887093" calcext:value-type="float">
            <text:p>4.6949188709</text:p>
          </table:table-cell>
          <table:table-cell office:value-type="float" office:value="-1.68702614307" calcext:value-type="float">
            <text:p>-1.6870261431</text:p>
          </table:table-cell>
          <table:table-cell office:value-type="float" office:value="-93.8937454224" calcext:value-type="float">
            <text:p>-93.8937454224</text:p>
          </table:table-cell>
          <table:table-cell office:value-type="float" office:value="3.59419083595" calcext:value-type="float">
            <text:p>3.594190836</text:p>
          </table:table-cell>
          <table:table-cell office:value-type="float" office:value="-1.52959024906" calcext:value-type="float">
            <text:p>-1.5295902491</text:p>
          </table:table-cell>
          <table:table-cell office:value-type="float" office:value="179.215774536" calcext:value-type="float">
            <text:p>179.21577453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.711" calcext:value-type="float">
            <text:p>4.711</text:p>
          </table:table-cell>
          <table:table-cell office:value-type="float" office:value="3.043" calcext:value-type="float">
            <text:p>3.043</text:p>
          </table:table-cell>
          <table:table-cell office:value-type="float" office:value="0.965609613948" calcext:value-type="float">
            <text:p>0.9656096139</text:p>
          </table:table-cell>
          <table:table-cell office:value-type="float" office:value="4.6857585907" calcext:value-type="float">
            <text:p>4.6857585907</text:p>
          </table:table-cell>
          <table:table-cell office:value-type="float" office:value="-1.68897438049" calcext:value-type="float">
            <text:p>-1.6889743805</text:p>
          </table:table-cell>
          <table:table-cell office:value-type="float" office:value="-95.6120605469" calcext:value-type="float">
            <text:p>-95.6120605469</text:p>
          </table:table-cell>
          <table:table-cell office:value-type="float" office:value="3.58954453468" calcext:value-type="float">
            <text:p>3.5895445347</text:p>
          </table:table-cell>
          <table:table-cell office:value-type="float" office:value="-1.52353334427" calcext:value-type="float">
            <text:p>-1.5235333443</text:p>
          </table:table-cell>
          <table:table-cell office:value-type="float" office:value="177.538284302" calcext:value-type="float">
            <text:p>177.5382843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03" calcext:value-type="float">
            <text:p>4.703</text:p>
          </table:table-cell>
          <table:table-cell office:value-type="float" office:value="3.038" calcext:value-type="float">
            <text:p>3.038</text:p>
          </table:table-cell>
          <table:table-cell office:value-type="float" office:value="0.961326255322" calcext:value-type="float">
            <text:p>0.9613262553</text:p>
          </table:table-cell>
          <table:table-cell office:value-type="float" office:value="4.67757964134" calcext:value-type="float">
            <text:p>4.6775796413</text:p>
          </table:table-cell>
          <table:table-cell office:value-type="float" office:value="-1.69066977501" calcext:value-type="float">
            <text:p>-1.690669775</text:p>
          </table:table-cell>
          <table:table-cell office:value-type="float" office:value="-97.3272399902" calcext:value-type="float">
            <text:p>-97.3272399902</text:p>
          </table:table-cell>
          <table:table-cell office:value-type="float" office:value="3.5825214386" calcext:value-type="float">
            <text:p>3.5825214386</text:p>
          </table:table-cell>
          <table:table-cell office:value-type="float" office:value="-1.51739966869" calcext:value-type="float">
            <text:p>-1.5173996687</text:p>
          </table:table-cell>
          <table:table-cell office:value-type="float" office:value="175.961456299" calcext:value-type="float">
            <text:p>175.961456299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.695" calcext:value-type="float">
            <text:p>4.695</text:p>
          </table:table-cell>
          <table:table-cell office:value-type="float" office:value="3.033" calcext:value-type="float">
            <text:p>3.033</text:p>
          </table:table-cell>
          <table:table-cell office:value-type="float" office:value="0.95694206153" calcext:value-type="float">
            <text:p>0.9569420615</text:p>
          </table:table-cell>
          <table:table-cell office:value-type="float" office:value="4.66986846924" calcext:value-type="float">
            <text:p>4.6698684692</text:p>
          </table:table-cell>
          <table:table-cell office:value-type="float" office:value="-1.69261872768" calcext:value-type="float">
            <text:p>-1.6926187277</text:p>
          </table:table-cell>
          <table:table-cell office:value-type="float" office:value="-99.0870056152" calcext:value-type="float">
            <text:p>-99.0870056152</text:p>
          </table:table-cell>
          <table:table-cell office:value-type="float" office:value="3.57409834862" calcext:value-type="float">
            <text:p>3.5740983486</text:p>
          </table:table-cell>
          <table:table-cell office:value-type="float" office:value="-1.51048851013" calcext:value-type="float">
            <text:p>-1.5104885101</text:p>
          </table:table-cell>
          <table:table-cell office:value-type="float" office:value="174.428985596" calcext:value-type="float">
            <text:p>174.428985596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.687" calcext:value-type="float">
            <text:p>4.687</text:p>
          </table:table-cell>
          <table:table-cell office:value-type="float" office:value="3.027" calcext:value-type="float">
            <text:p>3.027</text:p>
          </table:table-cell>
          <table:table-cell office:value-type="float" office:value="0.951869281623" calcext:value-type="float">
            <text:p>0.9518692816</text:p>
          </table:table-cell>
          <table:table-cell office:value-type="float" office:value="4.66202068329" calcext:value-type="float">
            <text:p>4.6620206833</text:p>
          </table:table-cell>
          <table:table-cell office:value-type="float" office:value="-1.69443321228" calcext:value-type="float">
            <text:p>-1.6944332123</text:p>
          </table:table-cell>
          <table:table-cell office:value-type="float" office:value="-100.861114502" calcext:value-type="float">
            <text:p>-100.861114502</text:p>
          </table:table-cell>
          <table:table-cell office:value-type="float" office:value="3.56450343132" calcext:value-type="float">
            <text:p>3.5645034313</text:p>
          </table:table-cell>
          <table:table-cell office:value-type="float" office:value="-1.50278103352" calcext:value-type="float">
            <text:p>-1.5027810335</text:p>
          </table:table-cell>
          <table:table-cell office:value-type="float" office:value="172.942565918" calcext:value-type="float">
            <text:p>172.942565918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4.679" calcext:value-type="float">
            <text:p>4.679</text:p>
          </table:table-cell>
          <table:table-cell office:value-type="float" office:value="3.021" calcext:value-type="float">
            <text:p>3.021</text:p>
          </table:table-cell>
          <table:table-cell office:value-type="float" office:value="0.946521418118" calcext:value-type="float">
            <text:p>0.9465214181</text:p>
          </table:table-cell>
          <table:table-cell office:value-type="float" office:value="4.6543776989" calcext:value-type="float">
            <text:p>4.6543776989</text:p>
          </table:table-cell>
          <table:table-cell office:value-type="float" office:value="-1.69513654709" calcext:value-type="float">
            <text:p>-1.6951365471</text:p>
          </table:table-cell>
          <table:table-cell office:value-type="float" office:value="-102.584182739" calcext:value-type="float">
            <text:p>-102.584182739</text:p>
          </table:table-cell>
          <table:table-cell office:value-type="float" office:value="7.55377197266" calcext:value-type="float">
            <text:p>7.5537719727</text:p>
          </table:table-cell>
          <table:table-cell office:value-type="float" office:value="-2.00573134422" calcext:value-type="float">
            <text:p>-2.0057313442</text:p>
          </table:table-cell>
          <table:table-cell office:value-type="float" office:value="170.229858398" calcext:value-type="float">
            <text:p>170.229858398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.671" calcext:value-type="float">
            <text:p>4.671</text:p>
          </table:table-cell>
          <table:table-cell office:value-type="float" office:value="3.015" calcext:value-type="float">
            <text:p>3.015</text:p>
          </table:table-cell>
          <table:table-cell office:value-type="float" office:value="0.941069241119" calcext:value-type="float">
            <text:p>0.9410692411</text:p>
          </table:table-cell>
          <table:table-cell office:value-type="float" office:value="4.64723324776" calcext:value-type="float">
            <text:p>4.6472332478</text:p>
          </table:table-cell>
          <table:table-cell office:value-type="float" office:value="-1.69512271881" calcext:value-type="float">
            <text:p>-1.6951227188</text:p>
          </table:table-cell>
          <table:table-cell office:value-type="float" office:value="-104.302703857" calcext:value-type="float">
            <text:p>-104.302703857</text:p>
          </table:table-cell>
          <table:table-cell office:value-type="float" office:value="7.87853908539" calcext:value-type="float">
            <text:p>7.8785390854</text:p>
          </table:table-cell>
          <table:table-cell office:value-type="float" office:value="-2.06716418266" calcext:value-type="float">
            <text:p>-2.0671641827</text:p>
          </table:table-cell>
          <table:table-cell office:value-type="float" office:value="169.211700439" calcext:value-type="float">
            <text:p>169.211700439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.663" calcext:value-type="float">
            <text:p>4.663</text:p>
          </table:table-cell>
          <table:table-cell office:value-type="float" office:value="3.008" calcext:value-type="float">
            <text:p>3.008</text:p>
          </table:table-cell>
          <table:table-cell office:value-type="float" office:value="0.935360863831" calcext:value-type="float">
            <text:p>0.9353608638</text:p>
          </table:table-cell>
          <table:table-cell office:value-type="float" office:value="4.63860630989" calcext:value-type="float">
            <text:p>4.6386063099</text:p>
          </table:table-cell>
          <table:table-cell office:value-type="float" office:value="-1.69639849663" calcext:value-type="float">
            <text:p>-1.6963984966</text:p>
          </table:table-cell>
          <table:table-cell office:value-type="float" office:value="-105.92741394" calcext:value-type="float">
            <text:p>-105.92741394</text:p>
          </table:table-cell>
          <table:table-cell office:value-type="float" office:value="7.87001037598" calcext:value-type="float">
            <text:p>7.870010376</text:p>
          </table:table-cell>
          <table:table-cell office:value-type="float" office:value="-2.06604766846" calcext:value-type="float">
            <text:p>-2.0660476685</text:p>
          </table:table-cell>
          <table:table-cell office:value-type="float" office:value="168.429336548" calcext:value-type="float">
            <text:p>168.429336548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.656" calcext:value-type="float">
            <text:p>4.656</text:p>
          </table:table-cell>
          <table:table-cell office:value-type="float" office:value="3.002" calcext:value-type="float">
            <text:p>3.002</text:p>
          </table:table-cell>
          <table:table-cell office:value-type="float" office:value="0.929213184424" calcext:value-type="float">
            <text:p>0.9292131844</text:p>
          </table:table-cell>
          <table:table-cell office:value-type="float" office:value="4.62946629524" calcext:value-type="float">
            <text:p>4.6294662952</text:p>
          </table:table-cell>
          <table:table-cell office:value-type="float" office:value="-1.69776582718" calcext:value-type="float">
            <text:p>-1.6977658272</text:p>
          </table:table-cell>
          <table:table-cell office:value-type="float" office:value="-107.607070923" calcext:value-type="float">
            <text:p>-107.607070923</text:p>
          </table:table-cell>
          <table:table-cell office:value-type="float" office:value="7.96103000641" calcext:value-type="float">
            <text:p>7.9610300064</text:p>
          </table:table-cell>
          <table:table-cell office:value-type="float" office:value="-2.07670068741" calcext:value-type="float">
            <text:p>-2.0767006874</text:p>
          </table:table-cell>
          <table:table-cell office:value-type="float" office:value="167.959487915" calcext:value-type="float">
            <text:p>167.959487915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.648" calcext:value-type="float">
            <text:p>4.648</text:p>
          </table:table-cell>
          <table:table-cell office:value-type="float" office:value="2.994" calcext:value-type="float">
            <text:p>2.994</text:p>
          </table:table-cell>
          <table:table-cell office:value-type="float" office:value="0.922604210239" calcext:value-type="float">
            <text:p>0.9226042102</text:p>
          </table:table-cell>
          <table:table-cell office:value-type="float" office:value="4.62081646919" calcext:value-type="float">
            <text:p>4.6208164692</text:p>
          </table:table-cell>
          <table:table-cell office:value-type="float" office:value="-1.69857895374" calcext:value-type="float">
            <text:p>-1.6985789537</text:p>
          </table:table-cell>
          <table:table-cell office:value-type="float" office:value="-109.347442627" calcext:value-type="float">
            <text:p>-109.347442627</text:p>
          </table:table-cell>
          <table:table-cell office:value-type="float" office:value="8.09967136383" calcext:value-type="float">
            <text:p>8.0996713638</text:p>
          </table:table-cell>
          <table:table-cell office:value-type="float" office:value="-2.09219193459" calcext:value-type="float">
            <text:p>-2.0921919346</text:p>
          </table:table-cell>
          <table:table-cell office:value-type="float" office:value="167.637771606" calcext:value-type="float">
            <text:p>167.637771606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.641" calcext:value-type="float">
            <text:p>4.641</text:p>
          </table:table-cell>
          <table:table-cell office:value-type="float" office:value="2.987" calcext:value-type="float">
            <text:p>2.987</text:p>
          </table:table-cell>
          <table:table-cell office:value-type="float" office:value="0.916314415754" calcext:value-type="float">
            <text:p>0.9163144158</text:p>
          </table:table-cell>
          <table:table-cell office:value-type="float" office:value="4.61269140244" calcext:value-type="float">
            <text:p>4.6126914024</text:p>
          </table:table-cell>
          <table:table-cell office:value-type="float" office:value="-1.6991764307" calcext:value-type="float">
            <text:p>-1.6991764307</text:p>
          </table:table-cell>
          <table:table-cell office:value-type="float" office:value="-111.0938797" calcext:value-type="float">
            <text:p>-111.0938797</text:p>
          </table:table-cell>
          <table:table-cell office:value-type="float" office:value="8.08151912689" calcext:value-type="float">
            <text:p>8.0815191269</text:p>
          </table:table-cell>
          <table:table-cell office:value-type="float" office:value="-2.08998155594" calcext:value-type="float">
            <text:p>-2.0899815559</text:p>
          </table:table-cell>
          <table:table-cell office:value-type="float" office:value="167.382400513" calcext:value-type="float">
            <text:p>167.382400513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.634" calcext:value-type="float">
            <text:p>4.634</text:p>
          </table:table-cell>
          <table:table-cell office:value-type="float" office:value="2.98" calcext:value-type="float">
            <text:p>2.98</text:p>
          </table:table-cell>
          <table:table-cell office:value-type="float" office:value="0.909582401694" calcext:value-type="float">
            <text:p>0.9095824017</text:p>
          </table:table-cell>
          <table:table-cell office:value-type="float" office:value="4.60461115837" calcext:value-type="float">
            <text:p>4.6046111584</text:p>
          </table:table-cell>
          <table:table-cell office:value-type="float" office:value="-1.69853460789" calcext:value-type="float">
            <text:p>-1.6985346079</text:p>
          </table:table-cell>
          <table:table-cell office:value-type="float" office:value="-112.835159302" calcext:value-type="float">
            <text:p>-112.835159302</text:p>
          </table:table-cell>
          <table:table-cell office:value-type="float" office:value="8.08111095428" calcext:value-type="float">
            <text:p>8.0811109543</text:p>
          </table:table-cell>
          <table:table-cell office:value-type="float" office:value="-2.07357311249" calcext:value-type="float">
            <text:p>-2.0735731125</text:p>
          </table:table-cell>
          <table:table-cell office:value-type="float" office:value="167.280609131" calcext:value-type="float">
            <text:p>167.2806091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628" calcext:value-type="float">
            <text:p>4.628</text:p>
          </table:table-cell>
          <table:table-cell office:value-type="float" office:value="2.972" calcext:value-type="float">
            <text:p>2.972</text:p>
          </table:table-cell>
          <table:table-cell office:value-type="float" office:value="0.902817883838" calcext:value-type="float">
            <text:p>0.9028178838</text:p>
          </table:table-cell>
          <table:table-cell office:value-type="float" office:value="4.59548544884" calcext:value-type="float">
            <text:p>4.5954854488</text:p>
          </table:table-cell>
          <table:table-cell office:value-type="float" office:value="-1.69850611687" calcext:value-type="float">
            <text:p>-1.6985061169</text:p>
          </table:table-cell>
          <table:table-cell office:value-type="float" office:value="-114.569389343" calcext:value-type="float">
            <text:p>-114.569389343</text:p>
          </table:table-cell>
          <table:table-cell office:value-type="float" office:value="8.0592250824" calcext:value-type="float">
            <text:p>8.0592250824</text:p>
          </table:table-cell>
          <table:table-cell office:value-type="float" office:value="-2.06537699699" calcext:value-type="float">
            <text:p>-2.065376997</text:p>
          </table:table-cell>
          <table:table-cell office:value-type="float" office:value="167.15435791" calcext:value-type="float">
            <text:p>167.15435791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4.622" calcext:value-type="float">
            <text:p>4.622</text:p>
          </table:table-cell>
          <table:table-cell office:value-type="float" office:value="2.964" calcext:value-type="float">
            <text:p>2.964</text:p>
          </table:table-cell>
          <table:table-cell office:value-type="float" office:value="0.895822249534" calcext:value-type="float">
            <text:p>0.8958222495</text:p>
          </table:table-cell>
          <table:table-cell office:value-type="float" office:value="4.58639025688" calcext:value-type="float">
            <text:p>4.5863902569</text:p>
          </table:table-cell>
          <table:table-cell office:value-type="float" office:value="-1.6981678009" calcext:value-type="float">
            <text:p>-1.6981678009</text:p>
          </table:table-cell>
          <table:table-cell office:value-type="float" office:value="-116.313911438" calcext:value-type="float">
            <text:p>-116.313911438</text:p>
          </table:table-cell>
          <table:table-cell office:value-type="float" office:value="8.03923225403" calcext:value-type="float">
            <text:p>8.039232254</text:p>
          </table:table-cell>
          <table:table-cell office:value-type="float" office:value="-2.05782651901" calcext:value-type="float">
            <text:p>-2.057826519</text:p>
          </table:table-cell>
          <table:table-cell office:value-type="float" office:value="167.111129761" calcext:value-type="float">
            <text:p>167.111129761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.616" calcext:value-type="float">
            <text:p>4.616</text:p>
          </table:table-cell>
          <table:table-cell office:value-type="float" office:value="2.956" calcext:value-type="float">
            <text:p>2.956</text:p>
          </table:table-cell>
          <table:table-cell office:value-type="float" office:value="0.888138157213" calcext:value-type="float">
            <text:p>0.8881381572</text:p>
          </table:table-cell>
          <table:table-cell office:value-type="float" office:value="4.57809877396" calcext:value-type="float">
            <text:p>4.578098774</text:p>
          </table:table-cell>
          <table:table-cell office:value-type="float" office:value="-1.69775557518" calcext:value-type="float">
            <text:p>-1.6977555752</text:p>
          </table:table-cell>
          <table:table-cell office:value-type="float" office:value="-118.0443573" calcext:value-type="float">
            <text:p>-118.0443573</text:p>
          </table:table-cell>
          <table:table-cell office:value-type="float" office:value="8.01925373077" calcext:value-type="float">
            <text:p>8.0192537308</text:p>
          </table:table-cell>
          <table:table-cell office:value-type="float" office:value="-2.05118465424" calcext:value-type="float">
            <text:p>-2.0511846542</text:p>
          </table:table-cell>
          <table:table-cell office:value-type="float" office:value="167.139541626" calcext:value-type="float">
            <text:p>167.139541626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.61" calcext:value-type="float">
            <text:p>4.61</text:p>
          </table:table-cell>
          <table:table-cell office:value-type="float" office:value="2.947" calcext:value-type="float">
            <text:p>2.947</text:p>
          </table:table-cell>
          <table:table-cell office:value-type="float" office:value="0.880197399146" calcext:value-type="float">
            <text:p>0.8801973991</text:p>
          </table:table-cell>
          <table:table-cell office:value-type="float" office:value="4.57039475441" calcext:value-type="float">
            <text:p>4.5703947544</text:p>
          </table:table-cell>
          <table:table-cell office:value-type="float" office:value="-1.69619202614" calcext:value-type="float">
            <text:p>-1.6961920261</text:p>
          </table:table-cell>
          <table:table-cell office:value-type="float" office:value="-119.765510559" calcext:value-type="float">
            <text:p>-119.765510559</text:p>
          </table:table-cell>
          <table:table-cell office:value-type="float" office:value="7.99953603745" calcext:value-type="float">
            <text:p>7.9995360375</text:p>
          </table:table-cell>
          <table:table-cell office:value-type="float" office:value="-2.04523563385" calcext:value-type="float">
            <text:p>-2.0452356339</text:p>
          </table:table-cell>
          <table:table-cell office:value-type="float" office:value="167.195495605" calcext:value-type="float">
            <text:p>167.19549560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.604" calcext:value-type="float">
            <text:p>4.604</text:p>
          </table:table-cell>
          <table:table-cell office:value-type="float" office:value="2.938" calcext:value-type="float">
            <text:p>2.938</text:p>
          </table:table-cell>
          <table:table-cell office:value-type="float" office:value="0.872246912061" calcext:value-type="float">
            <text:p>0.8722469121</text:p>
          </table:table-cell>
          <table:table-cell office:value-type="float" office:value="4.56250214577" calcext:value-type="float">
            <text:p>4.5625021458</text:p>
          </table:table-cell>
          <table:table-cell office:value-type="float" office:value="-1.69428038597" calcext:value-type="float">
            <text:p>-1.694280386</text:p>
          </table:table-cell>
          <table:table-cell office:value-type="float" office:value="-121.526947021" calcext:value-type="float">
            <text:p>-121.526947021</text:p>
          </table:table-cell>
          <table:table-cell office:value-type="float" office:value="7.97805595398" calcext:value-type="float">
            <text:p>7.978055954</text:p>
          </table:table-cell>
          <table:table-cell office:value-type="float" office:value="-2.03875637054" calcext:value-type="float">
            <text:p>-2.0387563705</text:p>
          </table:table-cell>
          <table:table-cell office:value-type="float" office:value="167.208206177" calcext:value-type="float">
            <text:p>167.20820617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.599" calcext:value-type="float">
            <text:p>4.599</text:p>
          </table:table-cell>
          <table:table-cell office:value-type="float" office:value="2.93" calcext:value-type="float">
            <text:p>2.93</text:p>
          </table:table-cell>
          <table:table-cell office:value-type="float" office:value="0.86355513858" calcext:value-type="float">
            <text:p>0.8635551386</text:p>
          </table:table-cell>
          <table:table-cell office:value-type="float" office:value="4.55437994003" calcext:value-type="float">
            <text:p>4.55437994</text:p>
          </table:table-cell>
          <table:table-cell office:value-type="float" office:value="-1.6919696331" calcext:value-type="float">
            <text:p>-1.6919696331</text:p>
          </table:table-cell>
          <table:table-cell office:value-type="float" office:value="-123.295578003" calcext:value-type="float">
            <text:p>-123.295578003</text:p>
          </table:table-cell>
          <table:table-cell office:value-type="float" office:value="7.95629072189" calcext:value-type="float">
            <text:p>7.9562907219</text:p>
          </table:table-cell>
          <table:table-cell office:value-type="float" office:value="-2.03381466866" calcext:value-type="float">
            <text:p>-2.0338146687</text:p>
          </table:table-cell>
          <table:table-cell office:value-type="float" office:value="167.218261719" calcext:value-type="float">
            <text:p>167.218261719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.594" calcext:value-type="float">
            <text:p>4.594</text:p>
          </table:table-cell>
          <table:table-cell office:value-type="float" office:value="2.921" calcext:value-type="float">
            <text:p>2.921</text:p>
          </table:table-cell>
          <table:table-cell office:value-type="float" office:value="0.85485844558" calcext:value-type="float">
            <text:p>0.8548584456</text:p>
          </table:table-cell>
          <table:table-cell office:value-type="float" office:value="4.54639482498" calcext:value-type="float">
            <text:p>4.546394825</text:p>
          </table:table-cell>
          <table:table-cell office:value-type="float" office:value="-1.69009792805" calcext:value-type="float">
            <text:p>-1.6900979281</text:p>
          </table:table-cell>
          <table:table-cell office:value-type="float" office:value="-125.028289795" calcext:value-type="float">
            <text:p>-125.028289795</text:p>
          </table:table-cell>
          <table:table-cell office:value-type="float" office:value="7.93188238144" calcext:value-type="float">
            <text:p>7.9318823814</text:p>
          </table:table-cell>
          <table:table-cell office:value-type="float" office:value="-2.02918934822" calcext:value-type="float">
            <text:p>-2.0291893482</text:p>
          </table:table-cell>
          <table:table-cell office:value-type="float" office:value="167.286743164" calcext:value-type="float">
            <text:p>167.286743164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4.589" calcext:value-type="float">
            <text:p>4.589</text:p>
          </table:table-cell>
          <table:table-cell office:value-type="float" office:value="2.911" calcext:value-type="float">
            <text:p>2.911</text:p>
          </table:table-cell>
          <table:table-cell office:value-type="float" office:value="0.845914704438" calcext:value-type="float">
            <text:p>0.8459147044</text:p>
          </table:table-cell>
          <table:table-cell office:value-type="float" office:value="4.5376367569" calcext:value-type="float">
            <text:p>4.5376367569</text:p>
          </table:table-cell>
          <table:table-cell office:value-type="float" office:value="-1.68800806999" calcext:value-type="float">
            <text:p>-1.68800807</text:p>
          </table:table-cell>
          <table:table-cell office:value-type="float" office:value="-126.773674011" calcext:value-type="float">
            <text:p>-126.773674011</text:p>
          </table:table-cell>
          <table:table-cell office:value-type="float" office:value="7.91131353378" calcext:value-type="float">
            <text:p>7.9113135338</text:p>
          </table:table-cell>
          <table:table-cell office:value-type="float" office:value="-2.02569389343" calcext:value-type="float">
            <text:p>-2.0256938934</text:p>
          </table:table-cell>
          <table:table-cell office:value-type="float" office:value="167.31628418" calcext:value-type="float">
            <text:p>167.31628418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.585" calcext:value-type="float">
            <text:p>4.585</text:p>
          </table:table-cell>
          <table:table-cell office:value-type="float" office:value="2.902" calcext:value-type="float">
            <text:p>2.902</text:p>
          </table:table-cell>
          <table:table-cell office:value-type="float" office:value="0.837000205734" calcext:value-type="float">
            <text:p>0.8370002057</text:p>
          </table:table-cell>
          <table:table-cell office:value-type="float" office:value="4.529992342" calcext:value-type="float">
            <text:p>4.529992342</text:p>
          </table:table-cell>
          <table:table-cell office:value-type="float" office:value="-1.68492054939" calcext:value-type="float">
            <text:p>-1.6849205494</text:p>
          </table:table-cell>
          <table:table-cell office:value-type="float" office:value="-128.518280029" calcext:value-type="float">
            <text:p>-128.518280029</text:p>
          </table:table-cell>
          <table:table-cell office:value-type="float" office:value="7.89217758179" calcext:value-type="float">
            <text:p>7.8921775818</text:p>
          </table:table-cell>
          <table:table-cell office:value-type="float" office:value="-2.02202391624" calcext:value-type="float">
            <text:p>-2.0220239162</text:p>
          </table:table-cell>
          <table:table-cell office:value-type="float" office:value="167.322647095" calcext:value-type="float">
            <text:p>167.322647095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.581" calcext:value-type="float">
            <text:p>4.581</text:p>
          </table:table-cell>
          <table:table-cell office:value-type="float" office:value="2.892" calcext:value-type="float">
            <text:p>2.892</text:p>
          </table:table-cell>
          <table:table-cell office:value-type="float" office:value="0.828418362835" calcext:value-type="float">
            <text:p>0.8284183628</text:p>
          </table:table-cell>
          <table:table-cell office:value-type="float" office:value="4.52236819267" calcext:value-type="float">
            <text:p>4.5223681927</text:p>
          </table:table-cell>
          <table:table-cell office:value-type="float" office:value="-1.68122661114" calcext:value-type="float">
            <text:p>-1.6812266111</text:p>
          </table:table-cell>
          <table:table-cell office:value-type="float" office:value="-130.305374146" calcext:value-type="float">
            <text:p>-130.305374146</text:p>
          </table:table-cell>
          <table:table-cell office:value-type="float" office:value="7.86881017685" calcext:value-type="float">
            <text:p>7.8688101769</text:p>
          </table:table-cell>
          <table:table-cell office:value-type="float" office:value="-2.01773142815" calcext:value-type="float">
            <text:p>-2.0177314282</text:p>
          </table:table-cell>
          <table:table-cell office:value-type="float" office:value="167.382446289" calcext:value-type="float">
            <text:p>167.3824462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576" calcext:value-type="float">
            <text:p>4.576</text:p>
          </table:table-cell>
          <table:table-cell office:value-type="float" office:value="2.88" calcext:value-type="float">
            <text:p>2.88</text:p>
          </table:table-cell>
          <table:table-cell office:value-type="float" office:value="0.818490092871" calcext:value-type="float">
            <text:p>0.8184900929</text:p>
          </table:table-cell>
          <table:table-cell office:value-type="float" office:value="4.51508235931" calcext:value-type="float">
            <text:p>4.5150823593</text:p>
          </table:table-cell>
          <table:table-cell office:value-type="float" office:value="-1.67740285397" calcext:value-type="float">
            <text:p>-1.677402854</text:p>
          </table:table-cell>
          <table:table-cell office:value-type="float" office:value="-132.076461792" calcext:value-type="float">
            <text:p>-132.076461792</text:p>
          </table:table-cell>
          <table:table-cell office:value-type="float" office:value="7.84490585327" calcext:value-type="float">
            <text:p>7.8449058533</text:p>
          </table:table-cell>
          <table:table-cell office:value-type="float" office:value="-2.01232171059" calcext:value-type="float">
            <text:p>-2.0123217106</text:p>
          </table:table-cell>
          <table:table-cell office:value-type="float" office:value="167.416183472" calcext:value-type="float">
            <text:p>167.416183472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.572" calcext:value-type="float">
            <text:p>4.572</text:p>
          </table:table-cell>
          <table:table-cell office:value-type="float" office:value="2.868" calcext:value-type="float">
            <text:p>2.868</text:p>
          </table:table-cell>
          <table:table-cell office:value-type="float" office:value="0.809487060338" calcext:value-type="float">
            <text:p>0.8094870603</text:p>
          </table:table-cell>
          <table:table-cell office:value-type="float" office:value="4.50898599625" calcext:value-type="float">
            <text:p>4.5089859963</text:p>
          </table:table-cell>
          <table:table-cell office:value-type="float" office:value="-1.67410898209" calcext:value-type="float">
            <text:p>-1.6741089821</text:p>
          </table:table-cell>
          <table:table-cell office:value-type="float" office:value="-133.873565674" calcext:value-type="float">
            <text:p>-133.873565674</text:p>
          </table:table-cell>
          <table:table-cell office:value-type="float" office:value="7.8183889389" calcext:value-type="float">
            <text:p>7.8183889389</text:p>
          </table:table-cell>
          <table:table-cell office:value-type="float" office:value="-2.00625419617" calcext:value-type="float">
            <text:p>-2.0062541962</text:p>
          </table:table-cell>
          <table:table-cell office:value-type="float" office:value="167.47366333" calcext:value-type="float">
            <text:p>167.4736633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.567" calcext:value-type="float">
            <text:p>4.567</text:p>
          </table:table-cell>
          <table:table-cell office:value-type="float" office:value="2.853" calcext:value-type="float">
            <text:p>2.853</text:p>
          </table:table-cell>
          <table:table-cell office:value-type="float" office:value="0.799989645542" calcext:value-type="float">
            <text:p>0.7999896455</text:p>
          </table:table-cell>
          <table:table-cell office:value-type="float" office:value="4.50316429138" calcext:value-type="float">
            <text:p>4.5031642914</text:p>
          </table:table-cell>
          <table:table-cell office:value-type="float" office:value="-1.67122960091" calcext:value-type="float">
            <text:p>-1.6712296009</text:p>
          </table:table-cell>
          <table:table-cell office:value-type="float" office:value="-135.573242188" calcext:value-type="float">
            <text:p>-135.573242188</text:p>
          </table:table-cell>
          <table:table-cell office:value-type="float" office:value="7.63645410538" calcext:value-type="float">
            <text:p>7.6364541054</text:p>
          </table:table-cell>
          <table:table-cell office:value-type="float" office:value="-1.95876157284" calcext:value-type="float">
            <text:p>-1.9587615728</text:p>
          </table:table-cell>
          <table:table-cell office:value-type="float" office:value="167.632995605" calcext:value-type="float">
            <text:p>167.632995605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.563" calcext:value-type="float">
            <text:p>4.563</text:p>
          </table:table-cell>
          <table:table-cell office:value-type="float" office:value="2.838" calcext:value-type="float">
            <text:p>2.838</text:p>
          </table:table-cell>
          <table:table-cell office:value-type="float" office:value="0.791205652787" calcext:value-type="float">
            <text:p>0.7912056528</text:p>
          </table:table-cell>
          <table:table-cell office:value-type="float" office:value="4.49541187286" calcext:value-type="float">
            <text:p>4.4954118729</text:p>
          </table:table-cell>
          <table:table-cell office:value-type="float" office:value="-1.66822612286" calcext:value-type="float">
            <text:p>-1.6682261229</text:p>
          </table:table-cell>
          <table:table-cell office:value-type="float" office:value="-137.180252075" calcext:value-type="float">
            <text:p>-137.180252075</text:p>
          </table:table-cell>
          <table:table-cell office:value-type="float" office:value="7.54888963699" calcext:value-type="float">
            <text:p>7.548889637</text:p>
          </table:table-cell>
          <table:table-cell office:value-type="float" office:value="-1.93797278404" calcext:value-type="float">
            <text:p>-1.937972784</text:p>
          </table:table-cell>
          <table:table-cell office:value-type="float" office:value="167.888381958" calcext:value-type="float">
            <text:p>167.888381958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.559" calcext:value-type="float">
            <text:p>4.559</text:p>
          </table:table-cell>
          <table:table-cell office:value-type="float" office:value="2.819" calcext:value-type="float">
            <text:p>2.819</text:p>
          </table:table-cell>
          <table:table-cell office:value-type="float" office:value="0.78163196297" calcext:value-type="float">
            <text:p>0.781631963</text:p>
          </table:table-cell>
          <table:table-cell office:value-type="float" office:value="4.48790788651" calcext:value-type="float">
            <text:p>4.4879078865</text:p>
          </table:table-cell>
          <table:table-cell office:value-type="float" office:value="-1.66442394257" calcext:value-type="float">
            <text:p>-1.6644239426</text:p>
          </table:table-cell>
          <table:table-cell office:value-type="float" office:value="-138.783340454" calcext:value-type="float">
            <text:p>-138.783340454</text:p>
          </table:table-cell>
          <table:table-cell office:value-type="float" office:value="7.53052902222" calcext:value-type="float">
            <text:p>7.5305290222</text:p>
          </table:table-cell>
          <table:table-cell office:value-type="float" office:value="-1.93668580055" calcext:value-type="float">
            <text:p>-1.9366858006</text:p>
          </table:table-cell>
          <table:table-cell office:value-type="float" office:value="168.17565918" calcext:value-type="float">
            <text:p>168.1756591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4.554" calcext:value-type="float">
            <text:p>4.554</text:p>
          </table:table-cell>
          <table:table-cell office:value-type="float" office:value="2.799" calcext:value-type="float">
            <text:p>2.799</text:p>
          </table:table-cell>
          <table:table-cell office:value-type="float" office:value="0.772505883586" calcext:value-type="float">
            <text:p>0.7725058836</text:p>
          </table:table-cell>
          <table:table-cell office:value-type="float" office:value="4.4794023037" calcext:value-type="float">
            <text:p>4.4794023037</text:p>
          </table:table-cell>
          <table:table-cell office:value-type="float" office:value="-1.66036570072" calcext:value-type="float">
            <text:p>-1.6603657007</text:p>
          </table:table-cell>
          <table:table-cell office:value-type="float" office:value="-140.417739868" calcext:value-type="float">
            <text:p>-140.417739868</text:p>
          </table:table-cell>
          <table:table-cell office:value-type="float" office:value="7.50991773605" calcext:value-type="float">
            <text:p>7.5099177361</text:p>
          </table:table-cell>
          <table:table-cell office:value-type="float" office:value="-1.93466126919" calcext:value-type="float">
            <text:p>-1.9346612692</text:p>
          </table:table-cell>
          <table:table-cell office:value-type="float" office:value="168.503265381" calcext:value-type="float">
            <text:p>168.50326538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.55" calcext:value-type="float">
            <text:p>4.55</text:p>
          </table:table-cell>
          <table:table-cell office:value-type="float" office:value="2.777" calcext:value-type="float">
            <text:p>2.777</text:p>
          </table:table-cell>
          <table:table-cell office:value-type="float" office:value="0.764185741395" calcext:value-type="float">
            <text:p>0.7641857414</text:p>
          </table:table-cell>
          <table:table-cell office:value-type="float" office:value="4.4710290432" calcext:value-type="float">
            <text:p>4.4710290432</text:p>
          </table:table-cell>
          <table:table-cell office:value-type="float" office:value="-1.65594828129" calcext:value-type="float">
            <text:p>-1.6559482813</text:p>
          </table:table-cell>
          <table:table-cell office:value-type="float" office:value="-142.078338623" calcext:value-type="float">
            <text:p>-142.078338623</text:p>
          </table:table-cell>
          <table:table-cell office:value-type="float" office:value="7.48588132858" calcext:value-type="float">
            <text:p>7.4858813286</text:p>
          </table:table-cell>
          <table:table-cell office:value-type="float" office:value="-1.93272471428" calcext:value-type="float">
            <text:p>-1.9327247143</text:p>
          </table:table-cell>
          <table:table-cell office:value-type="float" office:value="168.936920166" calcext:value-type="float">
            <text:p>168.936920166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.546" calcext:value-type="float">
            <text:p>4.546</text:p>
          </table:table-cell>
          <table:table-cell office:value-type="float" office:value="2.753" calcext:value-type="float">
            <text:p>2.753</text:p>
          </table:table-cell>
          <table:table-cell office:value-type="float" office:value="0.757697677502" calcext:value-type="float">
            <text:p>0.7576976775</text:p>
          </table:table-cell>
          <table:table-cell office:value-type="float" office:value="4.46193313599" calcext:value-type="float">
            <text:p>4.461933136</text:p>
          </table:table-cell>
          <table:table-cell office:value-type="float" office:value="-1.65234184265" calcext:value-type="float">
            <text:p>-1.6523418427</text:p>
          </table:table-cell>
          <table:table-cell office:value-type="float" office:value="-143.820617676" calcext:value-type="float">
            <text:p>-143.820617676</text:p>
          </table:table-cell>
          <table:table-cell office:value-type="float" office:value="7.45604991913" calcext:value-type="float">
            <text:p>7.4560499191</text:p>
          </table:table-cell>
          <table:table-cell office:value-type="float" office:value="-1.93137347698" calcext:value-type="float">
            <text:p>-1.931373477</text:p>
          </table:table-cell>
          <table:table-cell office:value-type="float" office:value="169.528823853" calcext:value-type="float">
            <text:p>169.528823853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.542" calcext:value-type="float">
            <text:p>4.542</text:p>
          </table:table-cell>
          <table:table-cell office:value-type="float" office:value="2.726" calcext:value-type="float">
            <text:p>2.726</text:p>
          </table:table-cell>
          <table:table-cell office:value-type="float" office:value="0.753110911232" calcext:value-type="float">
            <text:p>0.7531109112</text:p>
          </table:table-cell>
          <table:table-cell office:value-type="float" office:value="4.45330810547" calcext:value-type="float">
            <text:p>4.4533081055</text:p>
          </table:table-cell>
          <table:table-cell office:value-type="float" office:value="-1.64954566956" calcext:value-type="float">
            <text:p>-1.6495456696</text:p>
          </table:table-cell>
          <table:table-cell office:value-type="float" office:value="-145.51890564" calcext:value-type="float">
            <text:p>-145.51890564</text:p>
          </table:table-cell>
          <table:table-cell office:value-type="float" office:value="7.10248088837" calcext:value-type="float">
            <text:p>7.1024808884</text:p>
          </table:table-cell>
          <table:table-cell office:value-type="float" office:value="-1.85794556141" calcext:value-type="float">
            <text:p>-1.8579455614</text:p>
          </table:table-cell>
          <table:table-cell office:value-type="float" office:value="170.262008667" calcext:value-type="float">
            <text:p>170.262008667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.538" calcext:value-type="float">
            <text:p>4.538</text:p>
          </table:table-cell>
          <table:table-cell office:value-type="float" office:value="2.696" calcext:value-type="float">
            <text:p>2.696</text:p>
          </table:table-cell>
          <table:table-cell office:value-type="float" office:value="0.749812043198" calcext:value-type="float">
            <text:p>0.7498120432</text:p>
          </table:table-cell>
          <table:table-cell office:value-type="float" office:value="4.44559025764" calcext:value-type="float">
            <text:p>4.4455902576</text:p>
          </table:table-cell>
          <table:table-cell office:value-type="float" office:value="-1.64577436447" calcext:value-type="float">
            <text:p>-1.6457743645</text:p>
          </table:table-cell>
          <table:table-cell office:value-type="float" office:value="-147.227645874" calcext:value-type="float">
            <text:p>-147.227645874</text:p>
          </table:table-cell>
          <table:table-cell office:value-type="float" office:value="7.08360910416" calcext:value-type="float">
            <text:p>7.0836091042</text:p>
          </table:table-cell>
          <table:table-cell office:value-type="float" office:value="-1.85970747471" calcext:value-type="float">
            <text:p>-1.8597074747</text:p>
          </table:table-cell>
          <table:table-cell office:value-type="float" office:value="170.801879883" calcext:value-type="float">
            <text:p>170.8018798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34" calcext:value-type="float">
            <text:p>4.534</text:p>
          </table:table-cell>
          <table:table-cell office:value-type="float" office:value="2.662" calcext:value-type="float">
            <text:p>2.662</text:p>
          </table:table-cell>
          <table:table-cell office:value-type="float" office:value="0.749481124041" calcext:value-type="float">
            <text:p>0.749481124</text:p>
          </table:table-cell>
          <table:table-cell office:value-type="float" office:value="4.43918943405" calcext:value-type="float">
            <text:p>4.4391894341</text:p>
          </table:table-cell>
          <table:table-cell office:value-type="float" office:value="-1.64062130451" calcext:value-type="float">
            <text:p>-1.6406213045</text:p>
          </table:table-cell>
          <table:table-cell office:value-type="float" office:value="-148.952377319" calcext:value-type="float">
            <text:p>-148.952377319</text:p>
          </table:table-cell>
          <table:table-cell office:value-type="float" office:value="6.88774967194" calcext:value-type="float">
            <text:p>6.8877496719</text:p>
          </table:table-cell>
          <table:table-cell office:value-type="float" office:value="-1.82434427738" calcext:value-type="float">
            <text:p>-1.8243442774</text:p>
          </table:table-cell>
          <table:table-cell office:value-type="float" office:value="171.573150635" calcext:value-type="float">
            <text:p>171.573150635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4.53" calcext:value-type="float">
            <text:p>4.53</text:p>
          </table:table-cell>
          <table:table-cell office:value-type="float" office:value="2.626" calcext:value-type="float">
            <text:p>2.626</text:p>
          </table:table-cell>
          <table:table-cell office:value-type="float" office:value="0.748155574536" calcext:value-type="float">
            <text:p>0.7481555745</text:p>
          </table:table-cell>
          <table:table-cell office:value-type="float" office:value="4.43351960182" calcext:value-type="float">
            <text:p>4.4335196018</text:p>
          </table:table-cell>
          <table:table-cell office:value-type="float" office:value="-1.63541555405" calcext:value-type="float">
            <text:p>-1.6354155541</text:p>
          </table:table-cell>
          <table:table-cell office:value-type="float" office:value="-150.6456604" calcext:value-type="float">
            <text:p>-150.6456604</text:p>
          </table:table-cell>
          <table:table-cell office:value-type="float" office:value="6.72842645645" calcext:value-type="float">
            <text:p>6.7284264565</text:p>
          </table:table-cell>
          <table:table-cell office:value-type="float" office:value="-1.80410814285" calcext:value-type="float">
            <text:p>-1.8041081429</text:p>
          </table:table-cell>
          <table:table-cell office:value-type="float" office:value="172.370071411" calcext:value-type="float">
            <text:p>172.370071411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.525" calcext:value-type="float">
            <text:p>4.525</text:p>
          </table:table-cell>
          <table:table-cell office:value-type="float" office:value="2.586" calcext:value-type="float">
            <text:p>2.586</text:p>
          </table:table-cell>
          <table:table-cell office:value-type="float" office:value="0.746827032409" calcext:value-type="float">
            <text:p>0.7468270324</text:p>
          </table:table-cell>
          <table:table-cell office:value-type="float" office:value="4.4276535511" calcext:value-type="float">
            <text:p>4.4276535511</text:p>
          </table:table-cell>
          <table:table-cell office:value-type="float" office:value="-1.63074171543" calcext:value-type="float">
            <text:p>-1.6307417154</text:p>
          </table:table-cell>
          <table:table-cell office:value-type="float" office:value="-152.354995728" calcext:value-type="float">
            <text:p>-152.354995728</text:p>
          </table:table-cell>
          <table:table-cell office:value-type="float" office:value="6.46481275558" calcext:value-type="float">
            <text:p>6.4648127556</text:p>
          </table:table-cell>
          <table:table-cell office:value-type="float" office:value="-1.76908218861" calcext:value-type="float">
            <text:p>-1.7690821886</text:p>
          </table:table-cell>
          <table:table-cell office:value-type="float" office:value="173.122039795" calcext:value-type="float">
            <text:p>173.122039795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.52" calcext:value-type="float">
            <text:p>4.52</text:p>
          </table:table-cell>
          <table:table-cell office:value-type="float" office:value="2.543" calcext:value-type="float">
            <text:p>2.543</text:p>
          </table:table-cell>
          <table:table-cell office:value-type="float" office:value="0.746827032409" calcext:value-type="float">
            <text:p>0.7468270324</text:p>
          </table:table-cell>
          <table:table-cell office:value-type="float" office:value="4.42201828957" calcext:value-type="float">
            <text:p>4.4220182896</text:p>
          </table:table-cell>
          <table:table-cell office:value-type="float" office:value="-1.62523424625" calcext:value-type="float">
            <text:p>-1.6252342463</text:p>
          </table:table-cell>
          <table:table-cell office:value-type="float" office:value="-154.094619751" calcext:value-type="float">
            <text:p>-154.094619751</text:p>
          </table:table-cell>
          <table:table-cell office:value-type="float" office:value="6.28315067291" calcext:value-type="float">
            <text:p>6.2831506729</text:p>
          </table:table-cell>
          <table:table-cell office:value-type="float" office:value="-1.75051701069" calcext:value-type="float">
            <text:p>-1.7505170107</text:p>
          </table:table-cell>
          <table:table-cell office:value-type="float" office:value="173.79145813" calcext:value-type="float">
            <text:p>173.79145813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.515" calcext:value-type="float">
            <text:p>4.515</text:p>
          </table:table-cell>
          <table:table-cell office:value-type="float" office:value="2.497" calcext:value-type="float">
            <text:p>2.497</text:p>
          </table:table-cell>
          <table:table-cell office:value-type="float" office:value="0.747823719355" calcext:value-type="float">
            <text:p>0.7478237194</text:p>
          </table:table-cell>
          <table:table-cell office:value-type="float" office:value="4.41553902626" calcext:value-type="float">
            <text:p>4.4155390263</text:p>
          </table:table-cell>
          <table:table-cell office:value-type="float" office:value="-1.61931538582" calcext:value-type="float">
            <text:p>-1.6193153858</text:p>
          </table:table-cell>
          <table:table-cell office:value-type="float" office:value="-155.845596313" calcext:value-type="float">
            <text:p>-155.845596313</text:p>
          </table:table-cell>
          <table:table-cell office:value-type="float" office:value="6.07952547073" calcext:value-type="float">
            <text:p>6.0795254707</text:p>
          </table:table-cell>
          <table:table-cell office:value-type="float" office:value="-1.73262035847" calcext:value-type="float">
            <text:p>-1.7326203585</text:p>
          </table:table-cell>
          <table:table-cell office:value-type="float" office:value="174.494308472" calcext:value-type="float">
            <text:p>174.49430847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.509" calcext:value-type="float">
            <text:p>4.509</text:p>
          </table:table-cell>
          <table:table-cell office:value-type="float" office:value="2.449" calcext:value-type="float">
            <text:p>2.449</text:p>
          </table:table-cell>
          <table:table-cell office:value-type="float" office:value="0.748487242677" calcext:value-type="float">
            <text:p>0.7484872427</text:p>
          </table:table-cell>
          <table:table-cell office:value-type="float" office:value="4.4084713459" calcext:value-type="float">
            <text:p>4.4084713459</text:p>
          </table:table-cell>
          <table:table-cell office:value-type="float" office:value="-1.61402869225" calcext:value-type="float">
            <text:p>-1.6140286923</text:p>
          </table:table-cell>
          <table:table-cell office:value-type="float" office:value="-157.574157715" calcext:value-type="float">
            <text:p>-157.574157715</text:p>
          </table:table-cell>
          <table:table-cell office:value-type="float" office:value="5.94570159912" calcext:value-type="float">
            <text:p>5.9457015991</text:p>
          </table:table-cell>
          <table:table-cell office:value-type="float" office:value="-1.72913253307" calcext:value-type="float">
            <text:p>-1.7291325331</text:p>
          </table:table-cell>
          <table:table-cell office:value-type="float" office:value="175.13041687" calcext:value-type="float">
            <text:p>175.13041687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.503" calcext:value-type="float">
            <text:p>4.503</text:p>
          </table:table-cell>
          <table:table-cell office:value-type="float" office:value="2.399" calcext:value-type="float">
            <text:p>2.399</text:p>
          </table:table-cell>
          <table:table-cell office:value-type="float" office:value="0.748155574536" calcext:value-type="float">
            <text:p>0.7481555745</text:p>
          </table:table-cell>
          <table:table-cell office:value-type="float" office:value="4.40289521217" calcext:value-type="float">
            <text:p>4.4028952122</text:p>
          </table:table-cell>
          <table:table-cell office:value-type="float" office:value="-1.60844385624" calcext:value-type="float">
            <text:p>-1.6084438562</text:p>
          </table:table-cell>
          <table:table-cell office:value-type="float" office:value="-159.311660767" calcext:value-type="float">
            <text:p>-159.311660767</text:p>
          </table:table-cell>
          <table:table-cell office:value-type="float" office:value="5.89255237579" calcext:value-type="float">
            <text:p>5.8925523758</text:p>
          </table:table-cell>
          <table:table-cell office:value-type="float" office:value="-1.73205947876" calcext:value-type="float">
            <text:p>-1.7320594788</text:p>
          </table:table-cell>
          <table:table-cell office:value-type="float" office:value="175.71862793" calcext:value-type="float">
            <text:p>175.71862793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.496" calcext:value-type="float">
            <text:p>4.496</text:p>
          </table:table-cell>
          <table:table-cell office:value-type="float" office:value="2.347" calcext:value-type="float">
            <text:p>2.347</text:p>
          </table:table-cell>
          <table:table-cell office:value-type="float" office:value="0.748155574536" calcext:value-type="float">
            <text:p>0.7481555745</text:p>
          </table:table-cell>
          <table:table-cell office:value-type="float" office:value="4.39622139931" calcext:value-type="float">
            <text:p>4.3962213993</text:p>
          </table:table-cell>
          <table:table-cell office:value-type="float" office:value="-1.60261714458" calcext:value-type="float">
            <text:p>-1.6026171446</text:p>
          </table:table-cell>
          <table:table-cell office:value-type="float" office:value="-161.09425354" calcext:value-type="float">
            <text:p>-161.09425354</text:p>
          </table:table-cell>
          <table:table-cell office:value-type="float" office:value="5.83497047424" calcext:value-type="float">
            <text:p>5.8349704742</text:p>
          </table:table-cell>
          <table:table-cell office:value-type="float" office:value="-1.73380243778" calcext:value-type="float">
            <text:p>-1.7338024378</text:p>
          </table:table-cell>
          <table:table-cell office:value-type="float" office:value="176.235198975" calcext:value-type="float">
            <text:p>176.235198975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.49" calcext:value-type="float">
            <text:p>4.49</text:p>
          </table:table-cell>
          <table:table-cell office:value-type="float" office:value="2.291" calcext:value-type="float">
            <text:p>2.291</text:p>
          </table:table-cell>
          <table:table-cell office:value-type="float" office:value="0.745495502976" calcext:value-type="float">
            <text:p>0.745495503</text:p>
          </table:table-cell>
          <table:table-cell office:value-type="float" office:value="4.38985800743" calcext:value-type="float">
            <text:p>4.3898580074</text:p>
          </table:table-cell>
          <table:table-cell office:value-type="float" office:value="-1.59711778164" calcext:value-type="float">
            <text:p>-1.5971177816</text:p>
          </table:table-cell>
          <table:table-cell office:value-type="float" office:value="-162.878555298" calcext:value-type="float">
            <text:p>-162.878555298</text:p>
          </table:table-cell>
          <table:table-cell office:value-type="float" office:value="5.64029836655" calcext:value-type="float">
            <text:p>5.6402983666</text:p>
          </table:table-cell>
          <table:table-cell office:value-type="float" office:value="-1.73491275311" calcext:value-type="float">
            <text:p>-1.7349127531</text:p>
          </table:table-cell>
          <table:table-cell office:value-type="float" office:value="176.738357544" calcext:value-type="float">
            <text:p>176.738357544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.483" calcext:value-type="float">
            <text:p>4.483</text:p>
          </table:table-cell>
          <table:table-cell office:value-type="float" office:value="2.235" calcext:value-type="float">
            <text:p>2.235</text:p>
          </table:table-cell>
          <table:table-cell office:value-type="float" office:value="0.745828665103" calcext:value-type="float">
            <text:p>0.7458286651</text:p>
          </table:table-cell>
          <table:table-cell office:value-type="float" office:value="4.38447785378" calcext:value-type="float">
            <text:p>4.3844778538</text:p>
          </table:table-cell>
          <table:table-cell office:value-type="float" office:value="-1.59062933922" calcext:value-type="float">
            <text:p>-1.5906293392</text:p>
          </table:table-cell>
          <table:table-cell office:value-type="float" office:value="-164.698669434" calcext:value-type="float">
            <text:p>-164.698669434</text:p>
          </table:table-cell>
          <table:table-cell office:value-type="float" office:value="5.49324798584" calcext:value-type="float">
            <text:p>5.4932479858</text:p>
          </table:table-cell>
          <table:table-cell office:value-type="float" office:value="-1.73816120625" calcext:value-type="float">
            <text:p>-1.7381612063</text:p>
          </table:table-cell>
          <table:table-cell office:value-type="float" office:value="177.22517395" calcext:value-type="float">
            <text:p>177.225173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477" calcext:value-type="float">
            <text:p>4.477</text:p>
          </table:table-cell>
          <table:table-cell office:value-type="float" office:value="2.177" calcext:value-type="float">
            <text:p>2.177</text:p>
          </table:table-cell>
          <table:table-cell office:value-type="float" office:value="0.743158154286" calcext:value-type="float">
            <text:p>0.7431581543</text:p>
          </table:table-cell>
          <table:table-cell office:value-type="float" office:value="4.37977027893" calcext:value-type="float">
            <text:p>4.3797702789</text:p>
          </table:table-cell>
          <table:table-cell office:value-type="float" office:value="-1.58421576023" calcext:value-type="float">
            <text:p>-1.5842157602</text:p>
          </table:table-cell>
          <table:table-cell office:value-type="float" office:value="-166.53213501" calcext:value-type="float">
            <text:p>-166.53213501</text:p>
          </table:table-cell>
          <table:table-cell office:value-type="float" office:value="5.39917325974" calcext:value-type="float">
            <text:p>5.3991732597</text:p>
          </table:table-cell>
          <table:table-cell office:value-type="float" office:value="-1.74256193638" calcext:value-type="float">
            <text:p>-1.7425619364</text:p>
          </table:table-cell>
          <table:table-cell office:value-type="float" office:value="177.683334351" calcext:value-type="float">
            <text:p>177.683334351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4.471" calcext:value-type="float">
            <text:p>4.471</text:p>
          </table:table-cell>
          <table:table-cell office:value-type="float" office:value="2.119" calcext:value-type="float">
            <text:p>2.119</text:p>
          </table:table-cell>
          <table:table-cell office:value-type="float" office:value="0.742488667015" calcext:value-type="float">
            <text:p>0.742488667</text:p>
          </table:table-cell>
          <table:table-cell office:value-type="float" office:value="4.37446475029" calcext:value-type="float">
            <text:p>4.3744647503</text:p>
          </table:table-cell>
          <table:table-cell office:value-type="float" office:value="-1.57784640789" calcext:value-type="float">
            <text:p>-1.5778464079</text:p>
          </table:table-cell>
          <table:table-cell office:value-type="float" office:value="-168.312347412" calcext:value-type="float">
            <text:p>-168.312347412</text:p>
          </table:table-cell>
          <table:table-cell office:value-type="float" office:value="5.30874109268" calcext:value-type="float">
            <text:p>5.3087410927</text:p>
          </table:table-cell>
          <table:table-cell office:value-type="float" office:value="-1.74586796761" calcext:value-type="float">
            <text:p>-1.7458679676</text:p>
          </table:table-cell>
          <table:table-cell office:value-type="float" office:value="178.094558716" calcext:value-type="float">
            <text:p>178.094558716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.465" calcext:value-type="float">
            <text:p>4.465</text:p>
          </table:table-cell>
          <table:table-cell office:value-type="float" office:value="2.062" calcext:value-type="float">
            <text:p>2.062</text:p>
          </table:table-cell>
          <table:table-cell office:value-type="float" office:value="0.742153644905" calcext:value-type="float">
            <text:p>0.7421536449</text:p>
          </table:table-cell>
          <table:table-cell office:value-type="float" office:value="4.36965250969" calcext:value-type="float">
            <text:p>4.3696525097</text:p>
          </table:table-cell>
          <table:table-cell office:value-type="float" office:value="-1.57077467442" calcext:value-type="float">
            <text:p>-1.5707746744</text:p>
          </table:table-cell>
          <table:table-cell office:value-type="float" office:value="-170.130584717" calcext:value-type="float">
            <text:p>-170.130584717</text:p>
          </table:table-cell>
          <table:table-cell office:value-type="float" office:value="5.24678039551" calcext:value-type="float">
            <text:p>5.2467803955</text:p>
          </table:table-cell>
          <table:table-cell office:value-type="float" office:value="-1.75052380562" calcext:value-type="float">
            <text:p>-1.7505238056</text:p>
          </table:table-cell>
          <table:table-cell office:value-type="float" office:value="178.595199585" calcext:value-type="float">
            <text:p>178.595199585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4.459" calcext:value-type="float">
            <text:p>4.459</text:p>
          </table:table-cell>
          <table:table-cell office:value-type="float" office:value="2.003" calcext:value-type="float">
            <text:p>2.003</text:p>
          </table:table-cell>
          <table:table-cell office:value-type="float" office:value="0.743492619279" calcext:value-type="float">
            <text:p>0.7434926193</text:p>
          </table:table-cell>
          <table:table-cell office:value-type="float" office:value="4.36513471603" calcext:value-type="float">
            <text:p>4.365134716</text:p>
          </table:table-cell>
          <table:table-cell office:value-type="float" office:value="-1.56396186352" calcext:value-type="float">
            <text:p>-1.5639618635</text:p>
          </table:table-cell>
          <table:table-cell office:value-type="float" office:value="-171.925933838" calcext:value-type="float">
            <text:p>-171.925933838</text:p>
          </table:table-cell>
          <table:table-cell office:value-type="float" office:value="5.14398336411" calcext:value-type="float">
            <text:p>5.1439833641</text:p>
          </table:table-cell>
          <table:table-cell office:value-type="float" office:value="-1.75823616982" calcext:value-type="float">
            <text:p>-1.7582361698</text:p>
          </table:table-cell>
          <table:table-cell office:value-type="float" office:value="179.158752441" calcext:value-type="float">
            <text:p>179.158752441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.453" calcext:value-type="float">
            <text:p>4.453</text:p>
          </table:table-cell>
          <table:table-cell office:value-type="float" office:value="1.947" calcext:value-type="float">
            <text:p>1.947</text:p>
          </table:table-cell>
          <table:table-cell office:value-type="float" office:value="0.743826898398" calcext:value-type="float">
            <text:p>0.7438268984</text:p>
          </table:table-cell>
          <table:table-cell office:value-type="float" office:value="4.36092114449" calcext:value-type="float">
            <text:p>4.3609211445</text:p>
          </table:table-cell>
          <table:table-cell office:value-type="float" office:value="-1.55841243267" calcext:value-type="float">
            <text:p>-1.5584124327</text:p>
          </table:table-cell>
          <table:table-cell office:value-type="float" office:value="-173.680541992" calcext:value-type="float">
            <text:p>-173.680541992</text:p>
          </table:table-cell>
          <table:table-cell office:value-type="float" office:value="5.02448749542" calcext:value-type="float">
            <text:p>5.0244874954</text:p>
          </table:table-cell>
          <table:table-cell office:value-type="float" office:value="-1.76923644543" calcext:value-type="float">
            <text:p>-1.7692364454</text:p>
          </table:table-cell>
          <table:table-cell office:value-type="float" office:value="179.689590454" calcext:value-type="float">
            <text:p>179.689590454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4.447" calcext:value-type="float">
            <text:p>4.447</text:p>
          </table:table-cell>
          <table:table-cell office:value-type="float" office:value="1.891" calcext:value-type="float">
            <text:p>1.891</text:p>
          </table:table-cell>
          <table:table-cell office:value-type="float" office:value="0.744494898684" calcext:value-type="float">
            <text:p>0.7444948987</text:p>
          </table:table-cell>
          <table:table-cell office:value-type="float" office:value="4.35646748543" calcext:value-type="float">
            <text:p>4.3564674854</text:p>
          </table:table-cell>
          <table:table-cell office:value-type="float" office:value="-1.55201220512" calcext:value-type="float">
            <text:p>-1.5520122051</text:p>
          </table:table-cell>
          <table:table-cell office:value-type="float" office:value="-175.443481445" calcext:value-type="float">
            <text:p>-175.443481445</text:p>
          </table:table-cell>
          <table:table-cell office:value-type="float" office:value="4.92163419724" calcext:value-type="float">
            <text:p>4.9216341972</text:p>
          </table:table-cell>
          <table:table-cell office:value-type="float" office:value="-1.78061890602" calcext:value-type="float">
            <text:p>-1.780618906</text:p>
          </table:table-cell>
          <table:table-cell office:value-type="float" office:value="-179.79548645" calcext:value-type="float">
            <text:p>-179.79548645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.441" calcext:value-type="float">
            <text:p>4.441</text:p>
          </table:table-cell>
          <table:table-cell office:value-type="float" office:value="1.835" calcext:value-type="float">
            <text:p>1.835</text:p>
          </table:table-cell>
          <table:table-cell office:value-type="float" office:value="0.746161640773" calcext:value-type="float">
            <text:p>0.7461616408</text:p>
          </table:table-cell>
          <table:table-cell office:value-type="float" office:value="4.35172557831" calcext:value-type="float">
            <text:p>4.3517255783</text:p>
          </table:table-cell>
          <table:table-cell office:value-type="float" office:value="-1.54427540302" calcext:value-type="float">
            <text:p>-1.544275403</text:p>
          </table:table-cell>
          <table:table-cell office:value-type="float" office:value="-177.235961914" calcext:value-type="float">
            <text:p>-177.235961914</text:p>
          </table:table-cell>
          <table:table-cell office:value-type="float" office:value="4.83725309372" calcext:value-type="float">
            <text:p>4.8372530937</text:p>
          </table:table-cell>
          <table:table-cell office:value-type="float" office:value="-1.79328489304" calcext:value-type="float">
            <text:p>-1.793284893</text:p>
          </table:table-cell>
          <table:table-cell office:value-type="float" office:value="-179.173446655" calcext:value-type="float">
            <text:p>-179.173446655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4.434" calcext:value-type="float">
            <text:p>4.434</text:p>
          </table:table-cell>
          <table:table-cell office:value-type="float" office:value="1.78" calcext:value-type="float">
            <text:p>1.78</text:p>
          </table:table-cell>
          <table:table-cell office:value-type="float" office:value="0.746827032409" calcext:value-type="float">
            <text:p>0.7468270324</text:p>
          </table:table-cell>
          <table:table-cell office:value-type="float" office:value="4.34835648537" calcext:value-type="float">
            <text:p>4.3483564854</text:p>
          </table:table-cell>
          <table:table-cell office:value-type="float" office:value="-1.5365408659" calcext:value-type="float">
            <text:p>-1.5365408659</text:p>
          </table:table-cell>
          <table:table-cell office:value-type="float" office:value="-179.035171509" calcext:value-type="float">
            <text:p>-179.035171509</text:p>
          </table:table-cell>
          <table:table-cell office:value-type="float" office:value="4.74774551392" calcext:value-type="float">
            <text:p>4.7477455139</text:p>
          </table:table-cell>
          <table:table-cell office:value-type="float" office:value="-1.80607557297" calcext:value-type="float">
            <text:p>-1.806075573</text:p>
          </table:table-cell>
          <table:table-cell office:value-type="float" office:value="-178.533279419" calcext:value-type="float">
            <text:p>-178.533279419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.428" calcext:value-type="float">
            <text:p>4.428</text:p>
          </table:table-cell>
          <table:table-cell office:value-type="float" office:value="1.724" calcext:value-type="float">
            <text:p>1.724</text:p>
          </table:table-cell>
          <table:table-cell office:value-type="float" office:value="0.749481124041" calcext:value-type="float">
            <text:p>0.749481124</text:p>
          </table:table-cell>
          <table:table-cell office:value-type="float" office:value="4.34419083595" calcext:value-type="float">
            <text:p>4.344190836</text:p>
          </table:table-cell>
          <table:table-cell office:value-type="float" office:value="-1.52959024906" calcext:value-type="float">
            <text:p>-1.5295902491</text:p>
          </table:table-cell>
          <table:table-cell office:value-type="float" office:value="179.215774536" calcext:value-type="float">
            <text:p>179.215774536</text:p>
          </table:table-cell>
          <table:table-cell office:value-type="float" office:value="4.66419506073" calcext:value-type="float">
            <text:p>4.6641950607</text:p>
          </table:table-cell>
          <table:table-cell office:value-type="float" office:value="-1.82138073444" calcext:value-type="float">
            <text:p>-1.8213807344</text:p>
          </table:table-cell>
          <table:table-cell office:value-type="float" office:value="-177.90397644" calcext:value-type="float">
            <text:p>-177.90397644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4.421" calcext:value-type="float">
            <text:p>4.421</text:p>
          </table:table-cell>
          <table:table-cell office:value-type="float" office:value="1.671" calcext:value-type="float">
            <text:p>1.671</text:p>
          </table:table-cell>
          <table:table-cell office:value-type="float" office:value="0.752781870319" calcext:value-type="float">
            <text:p>0.7527818703</text:p>
          </table:table-cell>
          <table:table-cell office:value-type="float" office:value="4.33954453468" calcext:value-type="float">
            <text:p>4.3395445347</text:p>
          </table:table-cell>
          <table:table-cell office:value-type="float" office:value="-1.52353334427" calcext:value-type="float">
            <text:p>-1.5235333443</text:p>
          </table:table-cell>
          <table:table-cell office:value-type="float" office:value="177.538284302" calcext:value-type="float">
            <text:p>177.538284302</text:p>
          </table:table-cell>
          <table:table-cell office:value-type="float" office:value="4.57458114624" calcext:value-type="float">
            <text:p>4.5745811462</text:p>
          </table:table-cell>
          <table:table-cell office:value-type="float" office:value="-1.83928918839" calcext:value-type="float">
            <text:p>-1.8392891884</text:p>
          </table:table-cell>
          <table:table-cell office:value-type="float" office:value="-177.275665283" calcext:value-type="float">
            <text:p>-177.2756652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14" calcext:value-type="float">
            <text:p>4.414</text:p>
          </table:table-cell>
          <table:table-cell office:value-type="float" office:value="1.618" calcext:value-type="float">
            <text:p>1.618</text:p>
          </table:table-cell>
          <table:table-cell office:value-type="float" office:value="0.75606379709" calcext:value-type="float">
            <text:p>0.7560637971</text:p>
          </table:table-cell>
          <table:table-cell office:value-type="float" office:value="4.3325214386" calcext:value-type="float">
            <text:p>4.3325214386</text:p>
          </table:table-cell>
          <table:table-cell office:value-type="float" office:value="-1.51739966869" calcext:value-type="float">
            <text:p>-1.5173996687</text:p>
          </table:table-cell>
          <table:table-cell office:value-type="float" office:value="175.961456299" calcext:value-type="float">
            <text:p>175.961456299</text:p>
          </table:table-cell>
          <table:table-cell office:value-type="float" office:value="4.49931573868" calcext:value-type="float">
            <text:p>4.4993157387</text:p>
          </table:table-cell>
          <table:table-cell office:value-type="float" office:value="-1.85159265995" calcext:value-type="float">
            <text:p>-1.85159266</text:p>
          </table:table-cell>
          <table:table-cell office:value-type="float" office:value="-176.675582886" calcext:value-type="float">
            <text:p>-176.675582886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.406" calcext:value-type="float">
            <text:p>4.406</text:p>
          </table:table-cell>
          <table:table-cell office:value-type="float" office:value="1.567" calcext:value-type="float">
            <text:p>1.567</text:p>
          </table:table-cell>
          <table:table-cell office:value-type="float" office:value="0.759001372682" calcext:value-type="float">
            <text:p>0.7590013727</text:p>
          </table:table-cell>
          <table:table-cell office:value-type="float" office:value="4.32409834862" calcext:value-type="float">
            <text:p>4.3240983486</text:p>
          </table:table-cell>
          <table:table-cell office:value-type="float" office:value="-1.51048851013" calcext:value-type="float">
            <text:p>-1.5104885101</text:p>
          </table:table-cell>
          <table:table-cell office:value-type="float" office:value="174.428985596" calcext:value-type="float">
            <text:p>174.428985596</text:p>
          </table:table-cell>
          <table:table-cell office:value-type="float" office:value="4.43522882462" calcext:value-type="float">
            <text:p>4.4352288246</text:p>
          </table:table-cell>
          <table:table-cell office:value-type="float" office:value="-1.8638497591" calcext:value-type="float">
            <text:p>-1.8638497591</text:p>
          </table:table-cell>
          <table:table-cell office:value-type="float" office:value="-176.099868774" calcext:value-type="float">
            <text:p>-176.099868774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.398" calcext:value-type="float">
            <text:p>4.398</text:p>
          </table:table-cell>
          <table:table-cell office:value-type="float" office:value="1.514" calcext:value-type="float">
            <text:p>1.514</text:p>
          </table:table-cell>
          <table:table-cell office:value-type="float" office:value="0.762894221399" calcext:value-type="float">
            <text:p>0.7628942214</text:p>
          </table:table-cell>
          <table:table-cell office:value-type="float" office:value="4.31450343132" calcext:value-type="float">
            <text:p>4.3145034313</text:p>
          </table:table-cell>
          <table:table-cell office:value-type="float" office:value="-1.50278103352" calcext:value-type="float">
            <text:p>-1.5027810335</text:p>
          </table:table-cell>
          <table:table-cell office:value-type="float" office:value="172.942565918" calcext:value-type="float">
            <text:p>172.942565918</text:p>
          </table:table-cell>
          <table:table-cell office:value-type="float" office:value="4.37490510941" calcext:value-type="float">
            <text:p>4.3749051094</text:p>
          </table:table-cell>
          <table:table-cell office:value-type="float" office:value="-1.87659275532" calcext:value-type="float">
            <text:p>-1.8765927553</text:p>
          </table:table-cell>
          <table:table-cell office:value-type="float" office:value="-175.512023926" calcext:value-type="float">
            <text:p>-175.512023926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.389" calcext:value-type="float">
            <text:p>4.389</text:p>
          </table:table-cell>
          <table:table-cell office:value-type="float" office:value="1.463" calcext:value-type="float">
            <text:p>1.463</text:p>
          </table:table-cell>
          <table:table-cell office:value-type="float" office:value="0.765474204649" calcext:value-type="float">
            <text:p>0.7654742046</text:p>
          </table:table-cell>
          <table:table-cell office:value-type="float" office:value="8.30377197266" calcext:value-type="float">
            <text:p>8.3037719727</text:p>
          </table:table-cell>
          <table:table-cell office:value-type="float" office:value="-2.00573134422" calcext:value-type="float">
            <text:p>-2.0057313442</text:p>
          </table:table-cell>
          <table:table-cell office:value-type="float" office:value="170.229858398" calcext:value-type="float">
            <text:p>170.229858398</text:p>
          </table:table-cell>
          <table:table-cell office:value-type="float" office:value="4.31733751297" calcext:value-type="float">
            <text:p>4.317337513</text:p>
          </table:table-cell>
          <table:table-cell office:value-type="float" office:value="-1.88912582397" calcext:value-type="float">
            <text:p>-1.889125824</text:p>
          </table:table-cell>
          <table:table-cell office:value-type="float" office:value="-174.943817139" calcext:value-type="float">
            <text:p>-174.943817139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.38" calcext:value-type="float">
            <text:p>4.38</text:p>
          </table:table-cell>
          <table:table-cell office:value-type="float" office:value="1.412" calcext:value-type="float">
            <text:p>1.412</text:p>
          </table:table-cell>
          <table:table-cell office:value-type="float" office:value="0.769001675238" calcext:value-type="float">
            <text:p>0.7690016752</text:p>
          </table:table-cell>
          <table:table-cell office:value-type="float" office:value="8.62853908539" calcext:value-type="float">
            <text:p>8.6285390854</text:p>
          </table:table-cell>
          <table:table-cell office:value-type="float" office:value="-2.06716418266" calcext:value-type="float">
            <text:p>-2.0671641827</text:p>
          </table:table-cell>
          <table:table-cell office:value-type="float" office:value="169.211700439" calcext:value-type="float">
            <text:p>169.211700439</text:p>
          </table:table-cell>
          <table:table-cell office:value-type="float" office:value="4.26356649399" calcext:value-type="float">
            <text:p>4.263566494</text:p>
          </table:table-cell>
          <table:table-cell office:value-type="float" office:value="-1.90182113647" calcext:value-type="float">
            <text:p>-1.9018211365</text:p>
          </table:table-cell>
          <table:table-cell office:value-type="float" office:value="-174.395843506" calcext:value-type="float">
            <text:p>-174.395843506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.37" calcext:value-type="float">
            <text:p>4.37</text:p>
          </table:table-cell>
          <table:table-cell office:value-type="float" office:value="1.36" calcext:value-type="float">
            <text:p>1.36</text:p>
          </table:table-cell>
          <table:table-cell office:value-type="float" office:value="0.773140504833" calcext:value-type="float">
            <text:p>0.7731405048</text:p>
          </table:table-cell>
          <table:table-cell office:value-type="float" office:value="8.62001037598" calcext:value-type="float">
            <text:p>8.620010376</text:p>
          </table:table-cell>
          <table:table-cell office:value-type="float" office:value="-2.06604766846" calcext:value-type="float">
            <text:p>-2.0660476685</text:p>
          </table:table-cell>
          <table:table-cell office:value-type="float" office:value="168.429336548" calcext:value-type="float">
            <text:p>168.429336548</text:p>
          </table:table-cell>
          <table:table-cell office:value-type="float" office:value="4.18175601959" calcext:value-type="float">
            <text:p>4.1817560196</text:p>
          </table:table-cell>
          <table:table-cell office:value-type="float" office:value="-1.91771543026" calcext:value-type="float">
            <text:p>-1.9177154303</text:p>
          </table:table-cell>
          <table:table-cell office:value-type="float" office:value="-173.883392334" calcext:value-type="float">
            <text:p>-173.883392334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4.359" calcext:value-type="float">
            <text:p>4.359</text:p>
          </table:table-cell>
          <table:table-cell office:value-type="float" office:value="1.309" calcext:value-type="float">
            <text:p>1.309</text:p>
          </table:table-cell>
          <table:table-cell office:value-type="float" office:value="0.777246669357" calcext:value-type="float">
            <text:p>0.7772466694</text:p>
          </table:table-cell>
          <table:table-cell office:value-type="float" office:value="8.71103000641" calcext:value-type="float">
            <text:p>8.7110300064</text:p>
          </table:table-cell>
          <table:table-cell office:value-type="float" office:value="-2.07670068741" calcext:value-type="float">
            <text:p>-2.0767006874</text:p>
          </table:table-cell>
          <table:table-cell office:value-type="float" office:value="167.959487915" calcext:value-type="float">
            <text:p>167.959487915</text:p>
          </table:table-cell>
          <table:table-cell office:value-type="float" office:value="4.12906932831" calcext:value-type="float">
            <text:p>4.1290693283</text:p>
          </table:table-cell>
          <table:table-cell office:value-type="float" office:value="-1.9283901453" calcext:value-type="float">
            <text:p>-1.9283901453</text:p>
          </table:table-cell>
          <table:table-cell office:value-type="float" office:value="-173.546447754" calcext:value-type="float">
            <text:p>-173.546447754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4.348" calcext:value-type="float">
            <text:p>4.348</text:p>
          </table:table-cell>
          <table:table-cell office:value-type="float" office:value="1.258" calcext:value-type="float">
            <text:p>1.258</text:p>
          </table:table-cell>
          <table:table-cell office:value-type="float" office:value="0.781007832348" calcext:value-type="float">
            <text:p>0.7810078323</text:p>
          </table:table-cell>
          <table:table-cell office:value-type="float" office:value="8.84967136383" calcext:value-type="float">
            <text:p>8.8496713638</text:p>
          </table:table-cell>
          <table:table-cell office:value-type="float" office:value="-2.09219193459" calcext:value-type="float">
            <text:p>-2.0921919346</text:p>
          </table:table-cell>
          <table:table-cell office:value-type="float" office:value="167.637771606" calcext:value-type="float">
            <text:p>167.637771606</text:p>
          </table:table-cell>
          <table:table-cell office:value-type="float" office:value="4.05956172943" calcext:value-type="float">
            <text:p>4.0595617294</text:p>
          </table:table-cell>
          <table:table-cell office:value-type="float" office:value="-1.93920814991" calcext:value-type="float">
            <text:p>-1.9392081499</text:p>
          </table:table-cell>
          <table:table-cell office:value-type="float" office:value="-173.390808105" calcext:value-type="float">
            <text:p>-173.390808105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.336" calcext:value-type="float">
            <text:p>4.336</text:p>
          </table:table-cell>
          <table:table-cell office:value-type="float" office:value="1.206" calcext:value-type="float">
            <text:p>1.206</text:p>
          </table:table-cell>
          <table:table-cell office:value-type="float" office:value="0.784740879142" calcext:value-type="float">
            <text:p>0.7847408791</text:p>
          </table:table-cell>
          <table:table-cell office:value-type="float" office:value="8.83151912689" calcext:value-type="float">
            <text:p>8.8315191269</text:p>
          </table:table-cell>
          <table:table-cell office:value-type="float" office:value="-2.08998155594" calcext:value-type="float">
            <text:p>-2.0899815559</text:p>
          </table:table-cell>
          <table:table-cell office:value-type="float" office:value="167.382400513" calcext:value-type="float">
            <text:p>167.382400513</text:p>
          </table:table-cell>
          <table:table-cell office:value-type="float" office:value="3.98977398872" calcext:value-type="float">
            <text:p>3.9897739887</text:p>
          </table:table-cell>
          <table:table-cell office:value-type="float" office:value="-1.94938921928" calcext:value-type="float">
            <text:p>-1.9493892193</text:p>
          </table:table-cell>
          <table:table-cell office:value-type="float" office:value="-173.226150513" calcext:value-type="float">
            <text:p>-173.226150513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.324" calcext:value-type="float">
            <text:p>4.324</text:p>
          </table:table-cell>
          <table:table-cell office:value-type="float" office:value="1.153" calcext:value-type="float">
            <text:p>1.153</text:p>
          </table:table-cell>
          <table:table-cell office:value-type="float" office:value="0.787830176834" calcext:value-type="float">
            <text:p>0.7878301768</text:p>
          </table:table-cell>
          <table:table-cell office:value-type="float" office:value="8.83111095428" calcext:value-type="float">
            <text:p>8.8311109543</text:p>
          </table:table-cell>
          <table:table-cell office:value-type="float" office:value="-2.07357311249" calcext:value-type="float">
            <text:p>-2.0735731125</text:p>
          </table:table-cell>
          <table:table-cell office:value-type="float" office:value="167.280609131" calcext:value-type="float">
            <text:p>167.280609131</text:p>
          </table:table-cell>
          <table:table-cell office:value-type="float" office:value="3.91982221603" calcext:value-type="float">
            <text:p>3.919822216</text:p>
          </table:table-cell>
          <table:table-cell office:value-type="float" office:value="-1.9588559866" calcext:value-type="float">
            <text:p>-1.9588559866</text:p>
          </table:table-cell>
          <table:table-cell office:value-type="float" office:value="-173.069015503" calcext:value-type="float">
            <text:p>-173.0690155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311" calcext:value-type="float">
            <text:p>4.311</text:p>
          </table:table-cell>
          <table:table-cell office:value-type="float" office:value="1.102" calcext:value-type="float">
            <text:p>1.102</text:p>
          </table:table-cell>
          <table:table-cell office:value-type="float" office:value="0.790899778812" calcext:value-type="float">
            <text:p>0.7908997788</text:p>
          </table:table-cell>
          <table:table-cell office:value-type="float" office:value="8.8092250824" calcext:value-type="float">
            <text:p>8.8092250824</text:p>
          </table:table-cell>
          <table:table-cell office:value-type="float" office:value="-2.06537699699" calcext:value-type="float">
            <text:p>-2.065376997</text:p>
          </table:table-cell>
          <table:table-cell office:value-type="float" office:value="167.15435791" calcext:value-type="float">
            <text:p>167.15435791</text:p>
          </table:table-cell>
          <table:table-cell office:value-type="float" office:value="3.85082864761" calcext:value-type="float">
            <text:p>3.8508286476</text:p>
          </table:table-cell>
          <table:table-cell office:value-type="float" office:value="-1.96801149845" calcext:value-type="float">
            <text:p>-1.9680114985</text:p>
          </table:table-cell>
          <table:table-cell office:value-type="float" office:value="-172.9737854" calcext:value-type="float">
            <text:p>-172.9737854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4.297" calcext:value-type="float">
            <text:p>4.297</text:p>
          </table:table-cell>
          <table:table-cell office:value-type="float" office:value="1.05" calcext:value-type="float">
            <text:p>1.05</text:p>
          </table:table-cell>
          <table:table-cell office:value-type="float" office:value="0.793645517322" calcext:value-type="float">
            <text:p>0.7936455173</text:p>
          </table:table-cell>
          <table:table-cell office:value-type="float" office:value="8.78923225403" calcext:value-type="float">
            <text:p>8.789232254</text:p>
          </table:table-cell>
          <table:table-cell office:value-type="float" office:value="-2.05782651901" calcext:value-type="float">
            <text:p>-2.057826519</text:p>
          </table:table-cell>
          <table:table-cell office:value-type="float" office:value="167.111129761" calcext:value-type="float">
            <text:p>167.111129761</text:p>
          </table:table-cell>
          <table:table-cell office:value-type="float" office:value="3.79555702209" calcext:value-type="float">
            <text:p>3.7955570221</text:p>
          </table:table-cell>
          <table:table-cell office:value-type="float" office:value="-1.97487282753" calcext:value-type="float">
            <text:p>-1.9748728275</text:p>
          </table:table-cell>
          <table:table-cell office:value-type="float" office:value="-172.881332397" calcext:value-type="float">
            <text:p>-172.881332397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.283" calcext:value-type="float">
            <text:p>4.283</text:p>
          </table:table-cell>
          <table:table-cell office:value-type="float" office:value="0.998" calcext:value-type="float">
            <text:p>0.998</text:p>
          </table:table-cell>
          <table:table-cell office:value-type="float" office:value="0.79758319681" calcext:value-type="float">
            <text:p>0.7975831968</text:p>
          </table:table-cell>
          <table:table-cell office:value-type="float" office:value="8.76925373077" calcext:value-type="float">
            <text:p>8.7692537308</text:p>
          </table:table-cell>
          <table:table-cell office:value-type="float" office:value="-2.05118465424" calcext:value-type="float">
            <text:p>-2.0511846542</text:p>
          </table:table-cell>
          <table:table-cell office:value-type="float" office:value="167.139541626" calcext:value-type="float">
            <text:p>167.139541626</text:p>
          </table:table-cell>
          <table:table-cell office:value-type="float" office:value="3.75502467155" calcext:value-type="float">
            <text:p>3.7550246716</text:p>
          </table:table-cell>
          <table:table-cell office:value-type="float" office:value="-1.97897624969" calcext:value-type="float">
            <text:p>-1.9789762497</text:p>
          </table:table-cell>
          <table:table-cell office:value-type="float" office:value="-172.836044312" calcext:value-type="float">
            <text:p>-172.836044312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.268" calcext:value-type="float">
            <text:p>4.268</text:p>
          </table:table-cell>
          <table:table-cell office:value-type="float" office:value="0.946" calcext:value-type="float">
            <text:p>0.946</text:p>
          </table:table-cell>
          <table:table-cell office:value-type="float" office:value="0.801188072374" calcext:value-type="float">
            <text:p>0.8011880724</text:p>
          </table:table-cell>
          <table:table-cell office:value-type="float" office:value="8.74953603745" calcext:value-type="float">
            <text:p>8.7495360375</text:p>
          </table:table-cell>
          <table:table-cell office:value-type="float" office:value="-2.04523563385" calcext:value-type="float">
            <text:p>-2.0452356339</text:p>
          </table:table-cell>
          <table:table-cell office:value-type="float" office:value="167.195495605" calcext:value-type="float">
            <text:p>167.195495605</text:p>
          </table:table-cell>
          <table:table-cell office:value-type="float" office:value="3.71413350105" calcext:value-type="float">
            <text:p>3.7141335011</text:p>
          </table:table-cell>
          <table:table-cell office:value-type="float" office:value="-1.98232221603" calcext:value-type="float">
            <text:p>-1.982322216</text:p>
          </table:table-cell>
          <table:table-cell office:value-type="float" office:value="-172.870025635" calcext:value-type="float">
            <text:p>-172.870025635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4.252" calcext:value-type="float">
            <text:p>4.25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05060802024" calcext:value-type="float">
            <text:p>0.805060802</text:p>
          </table:table-cell>
          <table:table-cell office:value-type="float" office:value="8.72805595398" calcext:value-type="float">
            <text:p>8.728055954</text:p>
          </table:table-cell>
          <table:table-cell office:value-type="float" office:value="-2.03875637054" calcext:value-type="float">
            <text:p>-2.0387563705</text:p>
          </table:table-cell>
          <table:table-cell office:value-type="float" office:value="167.208206177" calcext:value-type="float">
            <text:p>167.208206177</text:p>
          </table:table-cell>
          <table:table-cell office:value-type="float" office:value="3.67323732376" calcext:value-type="float">
            <text:p>3.6732373238</text:p>
          </table:table-cell>
          <table:table-cell office:value-type="float" office:value="-1.9858353138" calcext:value-type="float">
            <text:p>-1.9858353138</text:p>
          </table:table-cell>
          <table:table-cell office:value-type="float" office:value="-172.858154297" calcext:value-type="float">
            <text:p>-172.858154297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.236" calcext:value-type="float">
            <text:p>4.236</text:p>
          </table:table-cell>
          <table:table-cell office:value-type="float" office:value="0.843" calcext:value-type="float">
            <text:p>0.843</text:p>
          </table:table-cell>
          <table:table-cell office:value-type="float" office:value="0.806836753485" calcext:value-type="float">
            <text:p>0.8068367535</text:p>
          </table:table-cell>
          <table:table-cell office:value-type="float" office:value="8.70629072189" calcext:value-type="float">
            <text:p>8.7062907219</text:p>
          </table:table-cell>
          <table:table-cell office:value-type="float" office:value="-2.03381466866" calcext:value-type="float">
            <text:p>-2.0338146687</text:p>
          </table:table-cell>
          <table:table-cell office:value-type="float" office:value="167.218261719" calcext:value-type="float">
            <text:p>167.218261719</text:p>
          </table:table-cell>
          <table:table-cell office:value-type="float" office:value="3.63292765617" calcext:value-type="float">
            <text:p>3.6329276562</text:p>
          </table:table-cell>
          <table:table-cell office:value-type="float" office:value="-1.98896372318" calcext:value-type="float">
            <text:p>-1.9889637232</text:p>
          </table:table-cell>
          <table:table-cell office:value-type="float" office:value="-172.908905029" calcext:value-type="float">
            <text:p>-172.908905029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.22" calcext:value-type="float">
            <text:p>4.22</text:p>
          </table:table-cell>
          <table:table-cell office:value-type="float" office:value="0.791" calcext:value-type="float">
            <text:p>0.791</text:p>
          </table:table-cell>
          <table:table-cell office:value-type="float" office:value="0.80860544342" calcext:value-type="float">
            <text:p>0.8086054434</text:p>
          </table:table-cell>
          <table:table-cell office:value-type="float" office:value="8.68188238144" calcext:value-type="float">
            <text:p>8.6818823814</text:p>
          </table:table-cell>
          <table:table-cell office:value-type="float" office:value="-2.02918934822" calcext:value-type="float">
            <text:p>-2.0291893482</text:p>
          </table:table-cell>
          <table:table-cell office:value-type="float" office:value="167.286743164" calcext:value-type="float">
            <text:p>167.286743164</text:p>
          </table:table-cell>
          <table:table-cell office:value-type="float" office:value="3.28315448761" calcext:value-type="float">
            <text:p>3.2831544876</text:p>
          </table:table-cell>
          <table:table-cell office:value-type="float" office:value="-2.03146576881" calcext:value-type="float">
            <text:p>-2.0314657688</text:p>
          </table:table-cell>
          <table:table-cell office:value-type="float" office:value="-173.043457031" calcext:value-type="float">
            <text:p>-173.043457031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4.203" calcext:value-type="float">
            <text:p>4.203</text:p>
          </table:table-cell>
          <table:table-cell office:value-type="float" office:value="0.741" calcext:value-type="float">
            <text:p>0.741</text:p>
          </table:table-cell>
          <table:table-cell office:value-type="float" office:value="0.81153708005" calcext:value-type="float">
            <text:p>0.8115370801</text:p>
          </table:table-cell>
          <table:table-cell office:value-type="float" office:value="8.66131353378" calcext:value-type="float">
            <text:p>8.6613135338</text:p>
          </table:table-cell>
          <table:table-cell office:value-type="float" office:value="-2.02569389343" calcext:value-type="float">
            <text:p>-2.0256938934</text:p>
          </table:table-cell>
          <table:table-cell office:value-type="float" office:value="167.31628418" calcext:value-type="float">
            <text:p>167.31628418</text:p>
          </table:table-cell>
          <table:table-cell office:value-type="float" office:value="3.23181581497" calcext:value-type="float">
            <text:p>3.231815815</text:p>
          </table:table-cell>
          <table:table-cell office:value-type="float" office:value="-2.03709220886" calcext:value-type="float">
            <text:p>-2.0370922089</text:p>
          </table:table-cell>
          <table:table-cell office:value-type="float" office:value="-173.004394531" calcext:value-type="float">
            <text:p>-173.004394531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.186" calcext:value-type="float">
            <text:p>4.186</text:p>
          </table:table-cell>
          <table:table-cell office:value-type="float" office:value="0.691" calcext:value-type="float">
            <text:p>0.691</text:p>
          </table:table-cell>
          <table:table-cell office:value-type="float" office:value="0.814738444453" calcext:value-type="float">
            <text:p>0.8147384445</text:p>
          </table:table-cell>
          <table:table-cell office:value-type="float" office:value="8.64217758179" calcext:value-type="float">
            <text:p>8.6421775818</text:p>
          </table:table-cell>
          <table:table-cell office:value-type="float" office:value="-2.02202391624" calcext:value-type="float">
            <text:p>-2.0220239162</text:p>
          </table:table-cell>
          <table:table-cell office:value-type="float" office:value="167.322647095" calcext:value-type="float">
            <text:p>167.322647095</text:p>
          </table:table-cell>
          <table:table-cell office:value-type="float" office:value="3.18400359154" calcext:value-type="float">
            <text:p>3.1840035915</text:p>
          </table:table-cell>
          <table:table-cell office:value-type="float" office:value="-2.04128575325" calcext:value-type="float">
            <text:p>-2.0412857533</text:p>
          </table:table-cell>
          <table:table-cell office:value-type="float" office:value="-173.03805542" calcext:value-type="float">
            <text:p>-173.03805542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4.169" calcext:value-type="float">
            <text:p>4.169</text:p>
          </table:table-cell>
          <table:table-cell office:value-type="float" office:value="0.644" calcext:value-type="float">
            <text:p>0.644</text:p>
          </table:table-cell>
          <table:table-cell office:value-type="float" office:value="0.818202730251" calcext:value-type="float">
            <text:p>0.8182027303</text:p>
          </table:table-cell>
          <table:table-cell office:value-type="float" office:value="8.61881017685" calcext:value-type="float">
            <text:p>8.6188101769</text:p>
          </table:table-cell>
          <table:table-cell office:value-type="float" office:value="-2.01773142815" calcext:value-type="float">
            <text:p>-2.0177314282</text:p>
          </table:table-cell>
          <table:table-cell office:value-type="float" office:value="167.382446289" calcext:value-type="float">
            <text:p>167.382446289</text:p>
          </table:table-cell>
          <table:table-cell office:value-type="float" office:value="3.07768249512" calcext:value-type="float">
            <text:p>3.0776824951</text:p>
          </table:table-cell>
          <table:table-cell office:value-type="float" office:value="-2.05113959312" calcext:value-type="float">
            <text:p>-2.0511395931</text:p>
          </table:table-cell>
          <table:table-cell office:value-type="float" office:value="-173.223495483" calcext:value-type="float">
            <text:p>-173.2234954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152" calcext:value-type="float">
            <text:p>4.152</text:p>
          </table:table-cell>
          <table:table-cell office:value-type="float" office:value="0.595" calcext:value-type="float">
            <text:p>0.595</text:p>
          </table:table-cell>
          <table:table-cell office:value-type="float" office:value="0.821637560838" calcext:value-type="float">
            <text:p>0.8216375608</text:p>
          </table:table-cell>
          <table:table-cell office:value-type="float" office:value="8.59490585327" calcext:value-type="float">
            <text:p>8.5949058533</text:p>
          </table:table-cell>
          <table:table-cell office:value-type="float" office:value="-2.01232171059" calcext:value-type="float">
            <text:p>-2.0123217106</text:p>
          </table:table-cell>
          <table:table-cell office:value-type="float" office:value="167.416183472" calcext:value-type="float">
            <text:p>167.416183472</text:p>
          </table:table-cell>
          <table:table-cell office:value-type="float" office:value="2.81749415398" calcext:value-type="float">
            <text:p>2.817494154</text:p>
          </table:table-cell>
          <table:table-cell office:value-type="float" office:value="-2.08707022667" calcext:value-type="float">
            <text:p>-2.0870702267</text:p>
          </table:table-cell>
          <table:table-cell office:value-type="float" office:value="-173.40461731" calcext:value-type="float">
            <text:p>-173.40461731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4.133" calcext:value-type="float">
            <text:p>4.133</text:p>
          </table:table-cell>
          <table:table-cell office:value-type="float" office:value="0.547" calcext:value-type="float">
            <text:p>0.547</text:p>
          </table:table-cell>
          <table:table-cell office:value-type="float" office:value="0.825889489407" calcext:value-type="float">
            <text:p>0.8258894894</text:p>
          </table:table-cell>
          <table:table-cell office:value-type="float" office:value="8.5683889389" calcext:value-type="float">
            <text:p>8.5683889389</text:p>
          </table:table-cell>
          <table:table-cell office:value-type="float" office:value="-2.00625419617" calcext:value-type="float">
            <text:p>-2.0062541962</text:p>
          </table:table-cell>
          <table:table-cell office:value-type="float" office:value="167.47366333" calcext:value-type="float">
            <text:p>167.47366333</text:p>
          </table:table-cell>
          <table:table-cell office:value-type="float" office:value="2.74527287483" calcext:value-type="float">
            <text:p>2.7452728748</text:p>
          </table:table-cell>
          <table:table-cell office:value-type="float" office:value="-2.08937883377" calcext:value-type="float">
            <text:p>-2.0893788338</text:p>
          </table:table-cell>
          <table:table-cell office:value-type="float" office:value="-173.651947021" calcext:value-type="float">
            <text:p>-173.651947021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.114" calcext:value-type="float">
            <text:p>4.114</text:p>
          </table:table-cell>
          <table:table-cell office:value-type="float" office:value="0.498" calcext:value-type="float">
            <text:p>0.498</text:p>
          </table:table-cell>
          <table:table-cell office:value-type="float" office:value="0.829816047133" calcext:value-type="float">
            <text:p>0.8298160471</text:p>
          </table:table-cell>
          <table:table-cell office:value-type="float" office:value="8.38645410538" calcext:value-type="float">
            <text:p>8.3864541054</text:p>
          </table:table-cell>
          <table:table-cell office:value-type="float" office:value="-1.95876157284" calcext:value-type="float">
            <text:p>-1.9587615728</text:p>
          </table:table-cell>
          <table:table-cell office:value-type="float" office:value="167.632995605" calcext:value-type="float">
            <text:p>167.632995605</text:p>
          </table:table-cell>
          <table:table-cell office:value-type="float" office:value="2.60366296768" calcext:value-type="float">
            <text:p>2.6036629677</text:p>
          </table:table-cell>
          <table:table-cell office:value-type="float" office:value="-2.09841513634" calcext:value-type="float">
            <text:p>-2.0984151363</text:p>
          </table:table-cell>
          <table:table-cell office:value-type="float" office:value="-174.103439331" calcext:value-type="float">
            <text:p>-174.103439331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4.094" calcext:value-type="float">
            <text:p>4.094</text:p>
          </table:table-cell>
          <table:table-cell office:value-type="float" office:value="0.449" calcext:value-type="float">
            <text:p>0.449</text:p>
          </table:table-cell>
          <table:table-cell office:value-type="float" office:value="0.833701944038" calcext:value-type="float">
            <text:p>0.833701944</text:p>
          </table:table-cell>
          <table:table-cell office:value-type="float" office:value="8.29888963699" calcext:value-type="float">
            <text:p>8.298889637</text:p>
          </table:table-cell>
          <table:table-cell office:value-type="float" office:value="-1.93797278404" calcext:value-type="float">
            <text:p>-1.937972784</text:p>
          </table:table-cell>
          <table:table-cell office:value-type="float" office:value="167.888381958" calcext:value-type="float">
            <text:p>167.888381958</text:p>
          </table:table-cell>
          <table:table-cell office:value-type="float" office:value="2.51404476166" calcext:value-type="float">
            <text:p>2.5140447617</text:p>
          </table:table-cell>
          <table:table-cell office:value-type="float" office:value="-2.09675741196" calcext:value-type="float">
            <text:p>-2.096757412</text:p>
          </table:table-cell>
          <table:table-cell office:value-type="float" office:value="-174.597213745" calcext:value-type="float">
            <text:p>-174.597213745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.073" calcext:value-type="float">
            <text:p>4.073</text:p>
          </table:table-cell>
          <table:table-cell office:value-type="float" office:value="0.401" calcext:value-type="float">
            <text:p>0.401</text:p>
          </table:table-cell>
          <table:table-cell office:value-type="float" office:value="0.83809293615" calcext:value-type="float">
            <text:p>0.8380929362</text:p>
          </table:table-cell>
          <table:table-cell office:value-type="float" office:value="8.28052902222" calcext:value-type="float">
            <text:p>8.2805290222</text:p>
          </table:table-cell>
          <table:table-cell office:value-type="float" office:value="-1.93668580055" calcext:value-type="float">
            <text:p>-1.9366858006</text:p>
          </table:table-cell>
          <table:table-cell office:value-type="float" office:value="168.17565918" calcext:value-type="float">
            <text:p>168.17565918</text:p>
          </table:table-cell>
          <table:table-cell office:value-type="float" office:value="2.40755414963" calcext:value-type="float">
            <text:p>2.4075541496</text:p>
          </table:table-cell>
          <table:table-cell office:value-type="float" office:value="-2.09725260735" calcext:value-type="float">
            <text:p>-2.0972526074</text:p>
          </table:table-cell>
          <table:table-cell office:value-type="float" office:value="-174.995941162" calcext:value-type="float">
            <text:p>-174.995941162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4.051" calcext:value-type="float">
            <text:p>4.051</text:p>
          </table:table-cell>
          <table:table-cell office:value-type="float" office:value="0.351" calcext:value-type="float">
            <text:p>0.351</text:p>
          </table:table-cell>
          <table:table-cell office:value-type="float" office:value="0.842160782632" calcext:value-type="float">
            <text:p>0.8421607826</text:p>
          </table:table-cell>
          <table:table-cell office:value-type="float" office:value="8.25991773605" calcext:value-type="float">
            <text:p>8.2599177361</text:p>
          </table:table-cell>
          <table:table-cell office:value-type="float" office:value="-1.93466126919" calcext:value-type="float">
            <text:p>-1.9346612692</text:p>
          </table:table-cell>
          <table:table-cell office:value-type="float" office:value="168.503265381" calcext:value-type="float">
            <text:p>168.503265381</text:p>
          </table:table-cell>
          <table:table-cell office:value-type="float" office:value="2.3021914959" calcext:value-type="float">
            <text:p>2.3021914959</text:p>
          </table:table-cell>
          <table:table-cell office:value-type="float" office:value="-2.09584617615" calcext:value-type="float">
            <text:p>-2.0958461762</text:p>
          </table:table-cell>
          <table:table-cell office:value-type="float" office:value="-175.487686157" calcext:value-type="float">
            <text:p>-175.487686157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4.028" calcext:value-type="float">
            <text:p>4.028</text:p>
          </table:table-cell>
          <table:table-cell office:value-type="float" office:value="0.303" calcext:value-type="float">
            <text:p>0.303</text:p>
          </table:table-cell>
          <table:table-cell office:value-type="float" office:value="0.845647939605" calcext:value-type="float">
            <text:p>0.8456479396</text:p>
          </table:table-cell>
          <table:table-cell office:value-type="float" office:value="8.23588132858" calcext:value-type="float">
            <text:p>8.2358813286</text:p>
          </table:table-cell>
          <table:table-cell office:value-type="float" office:value="-1.93272471428" calcext:value-type="float">
            <text:p>-1.9327247143</text:p>
          </table:table-cell>
          <table:table-cell office:value-type="float" office:value="168.936920166" calcext:value-type="float">
            <text:p>168.936920166</text:p>
          </table:table-cell>
          <table:table-cell office:value-type="float" office:value="2.13408350945" calcext:value-type="float">
            <text:p>2.1340835095</text:p>
          </table:table-cell>
          <table:table-cell office:value-type="float" office:value="-2.09887385368" calcext:value-type="float">
            <text:p>-2.0988738537</text:p>
          </table:table-cell>
          <table:table-cell office:value-type="float" office:value="-176.016937256" calcext:value-type="float">
            <text:p>-176.016937256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.005" calcext:value-type="float">
            <text:p>4.005</text:p>
          </table:table-cell>
          <table:table-cell office:value-type="float" office:value="0.254" calcext:value-type="float">
            <text:p>0.254</text:p>
          </table:table-cell>
          <table:table-cell office:value-type="float" office:value="0.847510850054" calcext:value-type="float">
            <text:p>0.8475108501</text:p>
          </table:table-cell>
          <table:table-cell office:value-type="float" office:value="8.20604991913" calcext:value-type="float">
            <text:p>8.2060499191</text:p>
          </table:table-cell>
          <table:table-cell office:value-type="float" office:value="-1.93137347698" calcext:value-type="float">
            <text:p>-1.931373477</text:p>
          </table:table-cell>
          <table:table-cell office:value-type="float" office:value="169.528823853" calcext:value-type="float">
            <text:p>169.528823853</text:p>
          </table:table-cell>
          <table:table-cell office:value-type="float" office:value="2.06214046478" calcext:value-type="float">
            <text:p>2.0621404648</text:p>
          </table:table-cell>
          <table:table-cell office:value-type="float" office:value="-2.09461069107" calcext:value-type="float">
            <text:p>-2.0946106911</text:p>
          </table:table-cell>
          <table:table-cell office:value-type="float" office:value="-176.420410156" calcext:value-type="float">
            <text:p>-176.420410156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.98" calcext:value-type="float">
            <text:p>3.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848041204279" calcext:value-type="float">
            <text:p>0.8480412043</text:p>
          </table:table-cell>
          <table:table-cell office:value-type="float" office:value="7.85248088837" calcext:value-type="float">
            <text:p>7.8524808884</text:p>
          </table:table-cell>
          <table:table-cell office:value-type="float" office:value="-1.85794556141" calcext:value-type="float">
            <text:p>-1.8579455614</text:p>
          </table:table-cell>
          <table:table-cell office:value-type="float" office:value="170.262008667" calcext:value-type="float">
            <text:p>170.262008667</text:p>
          </table:table-cell>
          <table:table-cell office:value-type="float" office:value="1.95287442207" calcext:value-type="float">
            <text:p>1.9528744221</text:p>
          </table:table-cell>
          <table:table-cell office:value-type="float" office:value="-2.09388637543" calcext:value-type="float">
            <text:p>-2.0938863754</text:p>
          </table:table-cell>
          <table:table-cell office:value-type="float" office:value="-176.732498169" calcext:value-type="float">
            <text:p>-176.73249816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.956" calcext:value-type="float">
            <text:p>3.956</text:p>
          </table:table-cell>
          <table:table-cell office:value-type="float" office:value="0.154" calcext:value-type="float">
            <text:p>0.154</text:p>
          </table:table-cell>
          <table:table-cell office:value-type="float" office:value="0.850417296149" calcext:value-type="float">
            <text:p>0.8504172961</text:p>
          </table:table-cell>
          <table:table-cell office:value-type="float" office:value="7.83360910416" calcext:value-type="float">
            <text:p>7.8336091042</text:p>
          </table:table-cell>
          <table:table-cell office:value-type="float" office:value="-1.85970747471" calcext:value-type="float">
            <text:p>-1.8597074747</text:p>
          </table:table-cell>
          <table:table-cell office:value-type="float" office:value="170.801879883" calcext:value-type="float">
            <text:p>170.801879883</text:p>
          </table:table-cell>
          <table:table-cell office:value-type="float" office:value="1.85464012623" calcext:value-type="float">
            <text:p>1.8546401262</text:p>
          </table:table-cell>
          <table:table-cell office:value-type="float" office:value="-2.0926733017" calcext:value-type="float">
            <text:p>-2.0926733017</text:p>
          </table:table-cell>
          <table:table-cell office:value-type="float" office:value="-176.995162964" calcext:value-type="float">
            <text:p>-176.9951629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93" calcext:value-type="float">
            <text:p>3.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852253464232" calcext:value-type="float">
            <text:p>0.8522534642</text:p>
          </table:table-cell>
          <table:table-cell office:value-type="float" office:value="7.63774967194" calcext:value-type="float">
            <text:p>7.6377496719</text:p>
          </table:table-cell>
          <table:table-cell office:value-type="float" office:value="-1.82434427738" calcext:value-type="float">
            <text:p>-1.8243442774</text:p>
          </table:table-cell>
          <table:table-cell office:value-type="float" office:value="171.573150635" calcext:value-type="float">
            <text:p>171.573150635</text:p>
          </table:table-cell>
          <table:table-cell office:value-type="float" office:value="1.76561486721" calcext:value-type="float">
            <text:p>1.7656148672</text:p>
          </table:table-cell>
          <table:table-cell office:value-type="float" office:value="-2.09227347374" calcext:value-type="float">
            <text:p>-2.0922734737</text:p>
          </table:table-cell>
          <table:table-cell office:value-type="float" office:value="-177.130157471" calcext:value-type="float">
            <text:p>-177.130157471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.904" calcext:value-type="float">
            <text:p>3.9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853558622275" calcext:value-type="float">
            <text:p>0.8535586223</text:p>
          </table:table-cell>
          <table:table-cell office:value-type="float" office:value="7.47842645645" calcext:value-type="float">
            <text:p>7.4784264565</text:p>
          </table:table-cell>
          <table:table-cell office:value-type="float" office:value="-1.80410814285" calcext:value-type="float">
            <text:p>-1.8041081429</text:p>
          </table:table-cell>
          <table:table-cell office:value-type="float" office:value="172.370071411" calcext:value-type="float">
            <text:p>172.370071411</text:p>
          </table:table-cell>
          <table:table-cell office:value-type="float" office:value="1.66263532639" calcext:value-type="float">
            <text:p>1.6626353264</text:p>
          </table:table-cell>
          <table:table-cell office:value-type="float" office:value="-2.09404063225" calcext:value-type="float">
            <text:p>-2.0940406323</text:p>
          </table:table-cell>
          <table:table-cell office:value-type="float" office:value="-177.12020874" calcext:value-type="float">
            <text:p>-177.12020874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.878" calcext:value-type="float">
            <text:p>3.878</text:p>
          </table:table-cell>
          <table:table-cell office:value-type="float" office:value="0.002" calcext:value-type="float">
            <text:p>0.002</text:p>
          </table:table-cell>
          <table:table-cell office:value-type="float" office:value="0.854598908088" calcext:value-type="float">
            <text:p>0.8545989081</text:p>
          </table:table-cell>
          <table:table-cell office:value-type="float" office:value="7.21481275558" calcext:value-type="float">
            <text:p>7.2148127556</text:p>
          </table:table-cell>
          <table:table-cell office:value-type="float" office:value="-1.76908218861" calcext:value-type="float">
            <text:p>-1.7690821886</text:p>
          </table:table-cell>
          <table:table-cell office:value-type="float" office:value="173.122039795" calcext:value-type="float">
            <text:p>173.122039795</text:p>
          </table:table-cell>
          <table:table-cell office:value-type="float" office:value="1.57977211475" calcext:value-type="float">
            <text:p>1.5797721148</text:p>
          </table:table-cell>
          <table:table-cell office:value-type="float" office:value="-2.0969183445" calcext:value-type="float">
            <text:p>-2.0969183445</text:p>
          </table:table-cell>
          <table:table-cell office:value-type="float" office:value="-177.106735229" calcext:value-type="float">
            <text:p>-177.106735229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.852" calcext:value-type="float">
            <text:p>3.852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854079192221" calcext:value-type="float">
            <text:p>0.8540791922</text:p>
          </table:table-cell>
          <table:table-cell office:value-type="float" office:value="7.03315067291" calcext:value-type="float">
            <text:p>7.0331506729</text:p>
          </table:table-cell>
          <table:table-cell office:value-type="float" office:value="-1.75051701069" calcext:value-type="float">
            <text:p>-1.7505170107</text:p>
          </table:table-cell>
          <table:table-cell office:value-type="float" office:value="173.79145813" calcext:value-type="float">
            <text:p>173.79145813</text:p>
          </table:table-cell>
          <table:table-cell office:value-type="float" office:value="1.51404964924" calcext:value-type="float">
            <text:p>1.5140496492</text:p>
          </table:table-cell>
          <table:table-cell office:value-type="float" office:value="-2.09897375107" calcext:value-type="float">
            <text:p>-2.0989737511</text:p>
          </table:table-cell>
          <table:table-cell office:value-type="float" office:value="-177.081756592" calcext:value-type="float">
            <text:p>-177.081756592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.826" calcext:value-type="float">
            <text:p>3.826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854598908088" calcext:value-type="float">
            <text:p>0.8545989081</text:p>
          </table:table-cell>
          <table:table-cell office:value-type="float" office:value="6.82952547073" calcext:value-type="float">
            <text:p>6.8295254707</text:p>
          </table:table-cell>
          <table:table-cell office:value-type="float" office:value="-1.73262035847" calcext:value-type="float">
            <text:p>-1.7326203585</text:p>
          </table:table-cell>
          <table:table-cell office:value-type="float" office:value="174.494308472" calcext:value-type="float">
            <text:p>174.494308472</text:p>
          </table:table-cell>
          <table:table-cell office:value-type="float" office:value="1.45181465149" calcext:value-type="float">
            <text:p>1.4518146515</text:p>
          </table:table-cell>
          <table:table-cell office:value-type="float" office:value="-2.10132145882" calcext:value-type="float">
            <text:p>-2.1013214588</text:p>
          </table:table-cell>
          <table:table-cell office:value-type="float" office:value="-177.051376343" calcext:value-type="float">
            <text:p>-177.051376343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.799" calcext:value-type="float">
            <text:p>3.799</text:p>
          </table:table-cell>
          <table:table-cell office:value-type="float" office:value="-0.15" calcext:value-type="float">
            <text:p>-0.15</text:p>
          </table:table-cell>
          <table:table-cell office:value-type="float" office:value="0.853558622275" calcext:value-type="float">
            <text:p>0.8535586223</text:p>
          </table:table-cell>
          <table:table-cell office:value-type="float" office:value="6.69570159912" calcext:value-type="float">
            <text:p>6.6957015991</text:p>
          </table:table-cell>
          <table:table-cell office:value-type="float" office:value="-1.72913253307" calcext:value-type="float">
            <text:p>-1.7291325331</text:p>
          </table:table-cell>
          <table:table-cell office:value-type="float" office:value="175.13041687" calcext:value-type="float">
            <text:p>175.13041687</text:p>
          </table:table-cell>
          <table:table-cell office:value-type="float" office:value="1.36600983143" calcext:value-type="float">
            <text:p>1.3660098314</text:p>
          </table:table-cell>
          <table:table-cell office:value-type="float" office:value="-2.10407161713" calcext:value-type="float">
            <text:p>-2.1040716171</text:p>
          </table:table-cell>
          <table:table-cell office:value-type="float" office:value="-177.057678223" calcext:value-type="float">
            <text:p>-177.05767822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.773" calcext:value-type="float">
            <text:p>3.773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853298017185" calcext:value-type="float">
            <text:p>0.8532980172</text:p>
          </table:table-cell>
          <table:table-cell office:value-type="float" office:value="6.64255237579" calcext:value-type="float">
            <text:p>6.6425523758</text:p>
          </table:table-cell>
          <table:table-cell office:value-type="float" office:value="-1.73205947876" calcext:value-type="float">
            <text:p>-1.7320594788</text:p>
          </table:table-cell>
          <table:table-cell office:value-type="float" office:value="175.71862793" calcext:value-type="float">
            <text:p>175.71862793</text:p>
          </table:table-cell>
          <table:table-cell office:value-type="float" office:value="1.26798737049" calcext:value-type="float">
            <text:p>1.2679873705</text:p>
          </table:table-cell>
          <table:table-cell office:value-type="float" office:value="-2.10504126549" calcext:value-type="float">
            <text:p>-2.1050412655</text:p>
          </table:table-cell>
          <table:table-cell office:value-type="float" office:value="-177.125167847" calcext:value-type="float">
            <text:p>-177.125167847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.747" calcext:value-type="float">
            <text:p>3.747</text:p>
          </table:table-cell>
          <table:table-cell office:value-type="float" office:value="-0.252" calcext:value-type="float">
            <text:p>-0.252</text:p>
          </table:table-cell>
          <table:table-cell office:value-type="float" office:value="0.852514922229" calcext:value-type="float">
            <text:p>0.8525149222</text:p>
          </table:table-cell>
          <table:table-cell office:value-type="float" office:value="6.58497047424" calcext:value-type="float">
            <text:p>6.5849704742</text:p>
          </table:table-cell>
          <table:table-cell office:value-type="float" office:value="-1.73380243778" calcext:value-type="float">
            <text:p>-1.7338024378</text:p>
          </table:table-cell>
          <table:table-cell office:value-type="float" office:value="176.235198975" calcext:value-type="float">
            <text:p>176.235198975</text:p>
          </table:table-cell>
          <table:table-cell office:value-type="float" office:value="1.17473351955" calcext:value-type="float">
            <text:p>1.1747335196</text:p>
          </table:table-cell>
          <table:table-cell office:value-type="float" office:value="-2.10473179817" calcext:value-type="float">
            <text:p>-2.1047317982</text:p>
          </table:table-cell>
          <table:table-cell office:value-type="float" office:value="-177.197860718" calcext:value-type="float">
            <text:p>-177.197860718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.721" calcext:value-type="float">
            <text:p>3.721</text:p>
          </table:table-cell>
          <table:table-cell office:value-type="float" office:value="-0.303" calcext:value-type="float">
            <text:p>-0.303</text:p>
          </table:table-cell>
          <table:table-cell office:value-type="float" office:value="0.852776167097" calcext:value-type="float">
            <text:p>0.8527761671</text:p>
          </table:table-cell>
          <table:table-cell office:value-type="float" office:value="6.39029836655" calcext:value-type="float">
            <text:p>6.3902983666</text:p>
          </table:table-cell>
          <table:table-cell office:value-type="float" office:value="-1.73491275311" calcext:value-type="float">
            <text:p>-1.7349127531</text:p>
          </table:table-cell>
          <table:table-cell office:value-type="float" office:value="176.738357544" calcext:value-type="float">
            <text:p>176.738357544</text:p>
          </table:table-cell>
          <table:table-cell office:value-type="float" office:value="1.06935465336" calcext:value-type="float">
            <text:p>1.0693546534</text:p>
          </table:table-cell>
          <table:table-cell office:value-type="float" office:value="-2.1054520607" calcext:value-type="float">
            <text:p>-2.1054520607</text:p>
          </table:table-cell>
          <table:table-cell office:value-type="float" office:value="-177.268447876" calcext:value-type="float">
            <text:p>-177.268447876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.695" calcext:value-type="float">
            <text:p>3.695</text:p>
          </table:table-cell>
          <table:table-cell office:value-type="float" office:value="-0.354" calcext:value-type="float">
            <text:p>-0.354</text:p>
          </table:table-cell>
          <table:table-cell office:value-type="float" office:value="0.853298017185" calcext:value-type="float">
            <text:p>0.8532980172</text:p>
          </table:table-cell>
          <table:table-cell office:value-type="float" office:value="6.24324798584" calcext:value-type="float">
            <text:p>6.2432479858</text:p>
          </table:table-cell>
          <table:table-cell office:value-type="float" office:value="-1.73816120625" calcext:value-type="float">
            <text:p>-1.7381612063</text:p>
          </table:table-cell>
          <table:table-cell office:value-type="float" office:value="177.22517395" calcext:value-type="float">
            <text:p>177.22517395</text:p>
          </table:table-cell>
          <table:table-cell office:value-type="float" office:value="0.976304829121" calcext:value-type="float">
            <text:p>0.9763048291</text:p>
          </table:table-cell>
          <table:table-cell office:value-type="float" office:value="-2.10581183434" calcext:value-type="float">
            <text:p>-2.1058118343</text:p>
          </table:table-cell>
          <table:table-cell office:value-type="float" office:value="-177.328689575" calcext:value-type="float">
            <text:p>-177.3286895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69" calcext:value-type="float">
            <text:p>3.669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851205502266" calcext:value-type="float">
            <text:p>0.8512055023</text:p>
          </table:table-cell>
          <table:table-cell office:value-type="float" office:value="6.14917325974" calcext:value-type="float">
            <text:p>6.1491732597</text:p>
          </table:table-cell>
          <table:table-cell office:value-type="float" office:value="-1.74256193638" calcext:value-type="float">
            <text:p>-1.7425619364</text:p>
          </table:table-cell>
          <table:table-cell office:value-type="float" office:value="177.683334351" calcext:value-type="float">
            <text:p>177.683334351</text:p>
          </table:table-cell>
          <table:table-cell office:value-type="float" office:value="0.916793704033" calcext:value-type="float">
            <text:p>0.916793704</text:p>
          </table:table-cell>
          <table:table-cell office:value-type="float" office:value="-2.10569500923" calcext:value-type="float">
            <text:p>-2.1056950092</text:p>
          </table:table-cell>
          <table:table-cell office:value-type="float" office:value="-177.42515564" calcext:value-type="float">
            <text:p>-177.42515564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.644" calcext:value-type="float">
            <text:p>3.644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850942979608" calcext:value-type="float">
            <text:p>0.8509429796</text:p>
          </table:table-cell>
          <table:table-cell office:value-type="float" office:value="6.05874109268" calcext:value-type="float">
            <text:p>6.0587410927</text:p>
          </table:table-cell>
          <table:table-cell office:value-type="float" office:value="-1.74586796761" calcext:value-type="float">
            <text:p>-1.7458679676</text:p>
          </table:table-cell>
          <table:table-cell office:value-type="float" office:value="178.094558716" calcext:value-type="float">
            <text:p>178.094558716</text:p>
          </table:table-cell>
          <table:table-cell office:value-type="float" office:value="0.859753549099" calcext:value-type="float">
            <text:p>0.8597535491</text:p>
          </table:table-cell>
          <table:table-cell office:value-type="float" office:value="-2.10549283028" calcext:value-type="float">
            <text:p>-2.1054928303</text:p>
          </table:table-cell>
          <table:table-cell office:value-type="float" office:value="-177.492431641" calcext:value-type="float">
            <text:p>-177.492431641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.618" calcext:value-type="float">
            <text:p>3.618</text:p>
          </table:table-cell>
          <table:table-cell office:value-type="float" office:value="-0.508" calcext:value-type="float">
            <text:p>-0.508</text:p>
          </table:table-cell>
          <table:table-cell office:value-type="float" office:value="0.849099368078" calcext:value-type="float">
            <text:p>0.8490993681</text:p>
          </table:table-cell>
          <table:table-cell office:value-type="float" office:value="5.99678039551" calcext:value-type="float">
            <text:p>5.9967803955</text:p>
          </table:table-cell>
          <table:table-cell office:value-type="float" office:value="-1.75052380562" calcext:value-type="float">
            <text:p>-1.7505238056</text:p>
          </table:table-cell>
          <table:table-cell office:value-type="float" office:value="178.595199585" calcext:value-type="float">
            <text:p>178.595199585</text:p>
          </table:table-cell>
          <table:table-cell office:value-type="float" office:value="0.804125249386" calcext:value-type="float">
            <text:p>0.8041252494</text:p>
          </table:table-cell>
          <table:table-cell office:value-type="float" office:value="-2.10644698143" calcext:value-type="float">
            <text:p>-2.1064469814</text:p>
          </table:table-cell>
          <table:table-cell office:value-type="float" office:value="-177.496292114" calcext:value-type="float">
            <text:p>-177.496292114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.593" calcext:value-type="float">
            <text:p>3.593</text:p>
          </table:table-cell>
          <table:table-cell office:value-type="float" office:value="-0.559" calcext:value-type="float">
            <text:p>-0.559</text:p>
          </table:table-cell>
          <table:table-cell office:value-type="float" office:value="0.84830606341" calcext:value-type="float">
            <text:p>0.8483060634</text:p>
          </table:table-cell>
          <table:table-cell office:value-type="float" office:value="5.89398336411" calcext:value-type="float">
            <text:p>5.8939833641</text:p>
          </table:table-cell>
          <table:table-cell office:value-type="float" office:value="-1.75823616982" calcext:value-type="float">
            <text:p>-1.7582361698</text:p>
          </table:table-cell>
          <table:table-cell office:value-type="float" office:value="179.158752441" calcext:value-type="float">
            <text:p>179.158752441</text:p>
          </table:table-cell>
          <table:table-cell office:value-type="float" office:value="0.748691320419" calcext:value-type="float">
            <text:p>0.7486913204</text:p>
          </table:table-cell>
          <table:table-cell office:value-type="float" office:value="-2.10608172417" calcext:value-type="float">
            <text:p>-2.1060817242</text:p>
          </table:table-cell>
          <table:table-cell office:value-type="float" office:value="-177.639312744" calcext:value-type="float">
            <text:p>-177.639312744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.568" calcext:value-type="float">
            <text:p>3.568</text:p>
          </table:table-cell>
          <table:table-cell office:value-type="float" office:value="-0.61" calcext:value-type="float">
            <text:p>-0.61</text:p>
          </table:table-cell>
          <table:table-cell office:value-type="float" office:value="0.847776133139" calcext:value-type="float">
            <text:p>0.8477761331</text:p>
          </table:table-cell>
          <table:table-cell office:value-type="float" office:value="5.77448749542" calcext:value-type="float">
            <text:p>5.7744874954</text:p>
          </table:table-cell>
          <table:table-cell office:value-type="float" office:value="-1.76923644543" calcext:value-type="float">
            <text:p>-1.7692364454</text:p>
          </table:table-cell>
          <table:table-cell office:value-type="float" office:value="179.689590454" calcext:value-type="float">
            <text:p>179.689590454</text:p>
          </table:table-cell>
          <table:table-cell office:value-type="float" office:value="0.680930793285" calcext:value-type="float">
            <text:p>0.6809307933</text:p>
          </table:table-cell>
          <table:table-cell office:value-type="float" office:value="-2.10446000099" calcext:value-type="float">
            <text:p>-2.104460001</text:p>
          </table:table-cell>
          <table:table-cell office:value-type="float" office:value="-177.818435669" calcext:value-type="float">
            <text:p>-177.818435669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.543" calcext:value-type="float">
            <text:p>3.543</text:p>
          </table:table-cell>
          <table:table-cell office:value-type="float" office:value="-0.66" calcext:value-type="float">
            <text:p>-0.66</text:p>
          </table:table-cell>
          <table:table-cell office:value-type="float" office:value="0.845113775769" calcext:value-type="float">
            <text:p>0.8451137758</text:p>
          </table:table-cell>
          <table:table-cell office:value-type="float" office:value="5.67163419724" calcext:value-type="float">
            <text:p>5.6716341972</text:p>
          </table:table-cell>
          <table:table-cell office:value-type="float" office:value="-1.78061890602" calcext:value-type="float">
            <text:p>-1.780618906</text:p>
          </table:table-cell>
          <table:table-cell office:value-type="float" office:value="-179.79548645" calcext:value-type="float">
            <text:p>-179.79548645</text:p>
          </table:table-cell>
          <table:table-cell office:value-type="float" office:value="0.615126550198" calcext:value-type="float">
            <text:p>0.6151265502</text:p>
          </table:table-cell>
          <table:table-cell office:value-type="float" office:value="-2.10426926613" calcext:value-type="float">
            <text:p>-2.1042692661</text:p>
          </table:table-cell>
          <table:table-cell office:value-type="float" office:value="-177.866790771" calcext:value-type="float">
            <text:p>-177.86679077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.52" calcext:value-type="float">
            <text:p>3.52</text:p>
          </table:table-cell>
          <table:table-cell office:value-type="float" office:value="-0.711" calcext:value-type="float">
            <text:p>-0.711</text:p>
          </table:table-cell>
          <table:table-cell office:value-type="float" office:value="0.84457876682" calcext:value-type="float">
            <text:p>0.8445787668</text:p>
          </table:table-cell>
          <table:table-cell office:value-type="float" office:value="5.58725309372" calcext:value-type="float">
            <text:p>5.5872530937</text:p>
          </table:table-cell>
          <table:table-cell office:value-type="float" office:value="-1.79328489304" calcext:value-type="float">
            <text:p>-1.793284893</text:p>
          </table:table-cell>
          <table:table-cell office:value-type="float" office:value="-179.173446655" calcext:value-type="float">
            <text:p>-179.173446655</text:p>
          </table:table-cell>
          <table:table-cell office:value-type="float" office:value="0.551268398762" calcext:value-type="float">
            <text:p>0.5512683988</text:p>
          </table:table-cell>
          <table:table-cell office:value-type="float" office:value="-2.10356211662" calcext:value-type="float">
            <text:p>-2.1035621166</text:p>
          </table:table-cell>
          <table:table-cell office:value-type="float" office:value="-177.9790802" calcext:value-type="float">
            <text:p>-177.9790802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.496" calcext:value-type="float">
            <text:p>3.496</text:p>
          </table:table-cell>
          <table:table-cell office:value-type="float" office:value="-0.763" calcext:value-type="float">
            <text:p>-0.763</text:p>
          </table:table-cell>
          <table:table-cell office:value-type="float" office:value="0.841080646034" calcext:value-type="float">
            <text:p>0.841080646</text:p>
          </table:table-cell>
          <table:table-cell office:value-type="float" office:value="5.49774551392" calcext:value-type="float">
            <text:p>5.4977455139</text:p>
          </table:table-cell>
          <table:table-cell office:value-type="float" office:value="-1.80607557297" calcext:value-type="float">
            <text:p>-1.806075573</text:p>
          </table:table-cell>
          <table:table-cell office:value-type="float" office:value="-178.533279419" calcext:value-type="float">
            <text:p>-178.533279419</text:p>
          </table:table-cell>
          <table:table-cell office:value-type="float" office:value="0.487430840731" calcext:value-type="float">
            <text:p>0.4874308407</text:p>
          </table:table-cell>
          <table:table-cell office:value-type="float" office:value="-2.10145115852" calcext:value-type="float">
            <text:p>-2.1014511585</text:p>
          </table:table-cell>
          <table:table-cell office:value-type="float" office:value="-178.15397644" calcext:value-type="float">
            <text:p>-178.15397644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.472" calcext:value-type="float">
            <text:p>3.472</text:p>
          </table:table-cell>
          <table:table-cell office:value-type="float" office:value="-0.814" calcext:value-type="float">
            <text:p>-0.814</text:p>
          </table:table-cell>
          <table:table-cell office:value-type="float" office:value="0.838365595117" calcext:value-type="float">
            <text:p>0.8383655951</text:p>
          </table:table-cell>
          <table:table-cell office:value-type="float" office:value="5.41419506073" calcext:value-type="float">
            <text:p>5.4141950607</text:p>
          </table:table-cell>
          <table:table-cell office:value-type="float" office:value="-1.82138073444" calcext:value-type="float">
            <text:p>-1.8213807344</text:p>
          </table:table-cell>
          <table:table-cell office:value-type="float" office:value="-177.90397644" calcext:value-type="float">
            <text:p>-177.90397644</text:p>
          </table:table-cell>
          <table:table-cell office:value-type="float" office:value="0.449668556452" calcext:value-type="float">
            <text:p>0.4496685565</text:p>
          </table:table-cell>
          <table:table-cell office:value-type="float" office:value="-2.10209560394" calcext:value-type="float">
            <text:p>-2.1020956039</text:p>
          </table:table-cell>
          <table:table-cell office:value-type="float" office:value="-178.199737549" calcext:value-type="float">
            <text:p>-178.199737549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.449" calcext:value-type="float">
            <text:p>3.449</text:p>
          </table:table-cell>
          <table:table-cell office:value-type="float" office:value="-0.866" calcext:value-type="float">
            <text:p>-0.866</text:p>
          </table:table-cell>
          <table:table-cell office:value-type="float" office:value="0.83809293615" calcext:value-type="float">
            <text:p>0.8380929362</text:p>
          </table:table-cell>
          <table:table-cell office:value-type="float" office:value="5.32458114624" calcext:value-type="float">
            <text:p>5.3245811462</text:p>
          </table:table-cell>
          <table:table-cell office:value-type="float" office:value="-1.83928918839" calcext:value-type="float">
            <text:p>-1.8392891884</text:p>
          </table:table-cell>
          <table:table-cell office:value-type="float" office:value="-177.275665283" calcext:value-type="float">
            <text:p>-177.275665283</text:p>
          </table:table-cell>
          <table:table-cell office:value-type="float" office:value="0.410684794188" calcext:value-type="float">
            <text:p>0.4106847942</text:p>
          </table:table-cell>
          <table:table-cell office:value-type="float" office:value="-2.10238790512" calcext:value-type="float">
            <text:p>-2.1023879051</text:p>
          </table:table-cell>
          <table:table-cell office:value-type="float" office:value="-178.265518188" calcext:value-type="float">
            <text:p>-178.2655181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426" calcext:value-type="float">
            <text:p>3.426</text:p>
          </table:table-cell>
          <table:table-cell office:value-type="float" office:value="-0.919" calcext:value-type="float">
            <text:p>-0.919</text:p>
          </table:table-cell>
          <table:table-cell office:value-type="float" office:value="0.836452584753" calcext:value-type="float">
            <text:p>0.8364525848</text:p>
          </table:table-cell>
          <table:table-cell office:value-type="float" office:value="5.24931573868" calcext:value-type="float">
            <text:p>5.2493157387</text:p>
          </table:table-cell>
          <table:table-cell office:value-type="float" office:value="-1.85159265995" calcext:value-type="float">
            <text:p>-1.85159266</text:p>
          </table:table-cell>
          <table:table-cell office:value-type="float" office:value="-176.675582886" calcext:value-type="float">
            <text:p>-176.675582886</text:p>
          </table:table-cell>
          <table:table-cell office:value-type="float" office:value="0.36940959096" calcext:value-type="float">
            <text:p>0.369409591</text:p>
          </table:table-cell>
          <table:table-cell office:value-type="float" office:value="-2.10232925415" calcext:value-type="float">
            <text:p>-2.1023292542</text:p>
          </table:table-cell>
          <table:table-cell office:value-type="float" office:value="-178.396911621" calcext:value-type="float">
            <text:p>-178.39691162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.404" calcext:value-type="float">
            <text:p>3.404</text:p>
          </table:table-cell>
          <table:table-cell office:value-type="float" office:value="-0.971" calcext:value-type="float">
            <text:p>-0.971</text:p>
          </table:table-cell>
          <table:table-cell office:value-type="float" office:value="0.83425374179" calcext:value-type="float">
            <text:p>0.8342537418</text:p>
          </table:table-cell>
          <table:table-cell office:value-type="float" office:value="5.18522882462" calcext:value-type="float">
            <text:p>5.1852288246</text:p>
          </table:table-cell>
          <table:table-cell office:value-type="float" office:value="-1.8638497591" calcext:value-type="float">
            <text:p>-1.8638497591</text:p>
          </table:table-cell>
          <table:table-cell office:value-type="float" office:value="-176.099868774" calcext:value-type="float">
            <text:p>-176.099868774</text:p>
          </table:table-cell>
          <table:table-cell office:value-type="float" office:value="0.34341531992" calcext:value-type="float">
            <text:p>0.3434153199</text:p>
          </table:table-cell>
          <table:table-cell office:value-type="float" office:value="-2.10589528084" calcext:value-type="float">
            <text:p>-2.1058952808</text:p>
          </table:table-cell>
          <table:table-cell office:value-type="float" office:value="-178.397674561" calcext:value-type="float">
            <text:p>-178.397674561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.382" calcext:value-type="float">
            <text:p>3.382</text:p>
          </table:table-cell>
          <table:table-cell office:value-type="float" office:value="-1.023" calcext:value-type="float">
            <text:p>-1.023</text:p>
          </table:table-cell>
          <table:table-cell office:value-type="float" office:value="0.832595847983" calcext:value-type="float">
            <text:p>0.832595848</text:p>
          </table:table-cell>
          <table:table-cell office:value-type="float" office:value="5.12490510941" calcext:value-type="float">
            <text:p>5.1249051094</text:p>
          </table:table-cell>
          <table:table-cell office:value-type="float" office:value="-1.87659275532" calcext:value-type="float">
            <text:p>-1.8765927553</text:p>
          </table:table-cell>
          <table:table-cell office:value-type="float" office:value="-175.512023926" calcext:value-type="float">
            <text:p>-175.512023926</text:p>
          </table:table-cell>
          <table:table-cell office:value-type="float" office:value="0.317703038454" calcext:value-type="float">
            <text:p>0.3177030385</text:p>
          </table:table-cell>
          <table:table-cell office:value-type="float" office:value="-2.10744285583" calcext:value-type="float">
            <text:p>-2.1074428558</text:p>
          </table:table-cell>
          <table:table-cell office:value-type="float" office:value="-178.37840271" calcext:value-type="float">
            <text:p>-178.37840271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.36" calcext:value-type="float">
            <text:p>3.36</text:p>
          </table:table-cell>
          <table:table-cell office:value-type="float" office:value="-1.076" calcext:value-type="float">
            <text:p>-1.076</text:p>
          </table:table-cell>
          <table:table-cell office:value-type="float" office:value="0.831764090136" calcext:value-type="float">
            <text:p>0.8317640901</text:p>
          </table:table-cell>
          <table:table-cell office:value-type="float" office:value="5.06733751297" calcext:value-type="float">
            <text:p>5.067337513</text:p>
          </table:table-cell>
          <table:table-cell office:value-type="float" office:value="-1.88912582397" calcext:value-type="float">
            <text:p>-1.889125824</text:p>
          </table:table-cell>
          <table:table-cell office:value-type="float" office:value="-174.943817139" calcext:value-type="float">
            <text:p>-174.943817139</text:p>
          </table:table-cell>
          <table:table-cell office:value-type="float" office:value="0.290050595999" calcext:value-type="float">
            <text:p>0.290050596</text:p>
          </table:table-cell>
          <table:table-cell office:value-type="float" office:value="-2.10505151749" calcext:value-type="float">
            <text:p>-2.1050515175</text:p>
          </table:table-cell>
          <table:table-cell office:value-type="float" office:value="-178.431900024" calcext:value-type="float">
            <text:p>-178.431900024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.338" calcext:value-type="float">
            <text:p>3.338</text:p>
          </table:table-cell>
          <table:table-cell office:value-type="float" office:value="-1.127" calcext:value-type="float">
            <text:p>-1.127</text:p>
          </table:table-cell>
          <table:table-cell office:value-type="float" office:value="0.831208545083" calcext:value-type="float">
            <text:p>0.8312085451</text:p>
          </table:table-cell>
          <table:table-cell office:value-type="float" office:value="5.01356649399" calcext:value-type="float">
            <text:p>5.013566494</text:p>
          </table:table-cell>
          <table:table-cell office:value-type="float" office:value="-1.90182113647" calcext:value-type="float">
            <text:p>-1.9018211365</text:p>
          </table:table-cell>
          <table:table-cell office:value-type="float" office:value="-174.395843506" calcext:value-type="float">
            <text:p>-174.395843506</text:p>
          </table:table-cell>
          <table:table-cell office:value-type="float" office:value="0.270200878382" calcext:value-type="float">
            <text:p>0.2702008784</text:p>
          </table:table-cell>
          <table:table-cell office:value-type="float" office:value="-2.10540246964" calcext:value-type="float">
            <text:p>-2.1054024696</text:p>
          </table:table-cell>
          <table:table-cell office:value-type="float" office:value="-178.374679565" calcext:value-type="float">
            <text:p>-178.37467956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.316" calcext:value-type="float">
            <text:p>3.316</text:p>
          </table:table-cell>
          <table:table-cell office:value-type="float" office:value="-1.18" calcext:value-type="float">
            <text:p>-1.18</text:p>
          </table:table-cell>
          <table:table-cell office:value-type="float" office:value="0.830373669163" calcext:value-type="float">
            <text:p>0.8303736692</text:p>
          </table:table-cell>
          <table:table-cell office:value-type="float" office:value="4.93175601959" calcext:value-type="float">
            <text:p>4.9317560196</text:p>
          </table:table-cell>
          <table:table-cell office:value-type="float" office:value="-1.91771543026" calcext:value-type="float">
            <text:p>-1.9177154303</text:p>
          </table:table-cell>
          <table:table-cell office:value-type="float" office:value="-173.883392334" calcext:value-type="float">
            <text:p>-173.883392334</text:p>
          </table:table-cell>
          <table:table-cell office:value-type="float" office:value="0.251571327448" calcext:value-type="float">
            <text:p>0.2515713274</text:p>
          </table:table-cell>
          <table:table-cell office:value-type="float" office:value="-2.10832381248" calcext:value-type="float">
            <text:p>-2.1083238125</text:p>
          </table:table-cell>
          <table:table-cell office:value-type="float" office:value="-178.150405884" calcext:value-type="float">
            <text:p>-178.15040588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.295" calcext:value-type="float">
            <text:p>3.295</text:p>
          </table:table-cell>
          <table:table-cell office:value-type="float" office:value="-1.233" calcext:value-type="float">
            <text:p>-1.233</text:p>
          </table:table-cell>
          <table:table-cell office:value-type="float" office:value="0.83009496191" calcext:value-type="float">
            <text:p>0.8300949619</text:p>
          </table:table-cell>
          <table:table-cell office:value-type="float" office:value="4.87906932831" calcext:value-type="float">
            <text:p>4.8790693283</text:p>
          </table:table-cell>
          <table:table-cell office:value-type="float" office:value="-1.9283901453" calcext:value-type="float">
            <text:p>-1.9283901453</text:p>
          </table:table-cell>
          <table:table-cell office:value-type="float" office:value="-173.546447754" calcext:value-type="float">
            <text:p>-173.546447754</text:p>
          </table:table-cell>
          <table:table-cell office:value-type="float" office:value="0.223666831851" calcext:value-type="float">
            <text:p>0.2236668319</text:p>
          </table:table-cell>
          <table:table-cell office:value-type="float" office:value="-2.11113905907" calcext:value-type="float">
            <text:p>-2.1111390591</text:p>
          </table:table-cell>
          <table:table-cell office:value-type="float" office:value="-177.880752563" calcext:value-type="float">
            <text:p>-177.880752563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.273" calcext:value-type="float">
            <text:p>3.273</text:p>
          </table:table-cell>
          <table:table-cell office:value-type="float" office:value="-1.286" calcext:value-type="float">
            <text:p>-1.286</text:p>
          </table:table-cell>
          <table:table-cell office:value-type="float" office:value="0.83009496191" calcext:value-type="float">
            <text:p>0.8300949619</text:p>
          </table:table-cell>
          <table:table-cell office:value-type="float" office:value="4.80956172943" calcext:value-type="float">
            <text:p>4.8095617294</text:p>
          </table:table-cell>
          <table:table-cell office:value-type="float" office:value="-1.93920814991" calcext:value-type="float">
            <text:p>-1.9392081499</text:p>
          </table:table-cell>
          <table:table-cell office:value-type="float" office:value="-173.390808105" calcext:value-type="float">
            <text:p>-173.390808105</text:p>
          </table:table-cell>
          <table:table-cell office:value-type="float" office:value="0.192506223917" calcext:value-type="float">
            <text:p>0.1925062239</text:p>
          </table:table-cell>
          <table:table-cell office:value-type="float" office:value="-2.11359190941" calcext:value-type="float">
            <text:p>-2.1135919094</text:p>
          </table:table-cell>
          <table:table-cell office:value-type="float" office:value="-177.616516113" calcext:value-type="float">
            <text:p>-177.616516113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.251" calcext:value-type="float">
            <text:p>3.251</text:p>
          </table:table-cell>
          <table:table-cell office:value-type="float" office:value="-1.34" calcext:value-type="float">
            <text:p>-1.34</text:p>
          </table:table-cell>
          <table:table-cell office:value-type="float" office:value="0.829257595287" calcext:value-type="float">
            <text:p>0.8292575953</text:p>
          </table:table-cell>
          <table:table-cell office:value-type="float" office:value="4.73977398872" calcext:value-type="float">
            <text:p>4.7397739887</text:p>
          </table:table-cell>
          <table:table-cell office:value-type="float" office:value="-1.94938921928" calcext:value-type="float">
            <text:p>-1.9493892193</text:p>
          </table:table-cell>
          <table:table-cell office:value-type="float" office:value="-173.226150513" calcext:value-type="float">
            <text:p>-173.226150513</text:p>
          </table:table-cell>
          <table:table-cell office:value-type="float" office:value="0.169893249869" calcext:value-type="float">
            <text:p>0.1698932499</text:p>
          </table:table-cell>
          <table:table-cell office:value-type="float" office:value="-2.11844658852" calcext:value-type="float">
            <text:p>-2.1184465885</text:p>
          </table:table-cell>
          <table:table-cell office:value-type="float" office:value="-177.248916626" calcext:value-type="float">
            <text:p>-177.248916626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.23" calcext:value-type="float">
            <text:p>3.23</text:p>
          </table:table-cell>
          <table:table-cell office:value-type="float" office:value="-1.392" calcext:value-type="float">
            <text:p>-1.392</text:p>
          </table:table-cell>
          <table:table-cell office:value-type="float" office:value="0.829257595287" calcext:value-type="float">
            <text:p>0.8292575953</text:p>
          </table:table-cell>
          <table:table-cell office:value-type="float" office:value="4.66982221603" calcext:value-type="float">
            <text:p>4.669822216</text:p>
          </table:table-cell>
          <table:table-cell office:value-type="float" office:value="-1.9588559866" calcext:value-type="float">
            <text:p>-1.9588559866</text:p>
          </table:table-cell>
          <table:table-cell office:value-type="float" office:value="-173.069015503" calcext:value-type="float">
            <text:p>-173.069015503</text:p>
          </table:table-cell>
          <table:table-cell office:value-type="float" office:value="0.141767263412" calcext:value-type="float">
            <text:p>0.1417672634</text:p>
          </table:table-cell>
          <table:table-cell office:value-type="float" office:value="-2.1198925972" calcext:value-type="float">
            <text:p>-2.1198925972</text:p>
          </table:table-cell>
          <table:table-cell office:value-type="float" office:value="-176.885177612" calcext:value-type="float">
            <text:p>-176.8851776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208" calcext:value-type="float">
            <text:p>3.208</text:p>
          </table:table-cell>
          <table:table-cell office:value-type="float" office:value="-1.446" calcext:value-type="float">
            <text:p>-1.446</text:p>
          </table:table-cell>
          <table:table-cell office:value-type="float" office:value="0.827857838894" calcext:value-type="float">
            <text:p>0.8278578389</text:p>
          </table:table-cell>
          <table:table-cell office:value-type="float" office:value="4.60082864761" calcext:value-type="float">
            <text:p>4.6008286476</text:p>
          </table:table-cell>
          <table:table-cell office:value-type="float" office:value="-1.96801149845" calcext:value-type="float">
            <text:p>-1.9680114985</text:p>
          </table:table-cell>
          <table:table-cell office:value-type="float" office:value="-172.9737854" calcext:value-type="float">
            <text:p>-172.9737854</text:p>
          </table:table-cell>
          <table:table-cell office:value-type="float" office:value="0.109092839062" calcext:value-type="float">
            <text:p>0.1090928391</text:p>
          </table:table-cell>
          <table:table-cell office:value-type="float" office:value="-2.11817336082" calcext:value-type="float">
            <text:p>-2.1181733608</text:p>
          </table:table-cell>
          <table:table-cell office:value-type="float" office:value="-176.585464478" calcext:value-type="float">
            <text:p>-176.585464478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.187" calcext:value-type="float">
            <text:p>3.187</text:p>
          </table:table-cell>
          <table:table-cell office:value-type="float" office:value="-1.5" calcext:value-type="float">
            <text:p>-1.5</text:p>
          </table:table-cell>
          <table:table-cell office:value-type="float" office:value="0.828138204382" calcext:value-type="float">
            <text:p>0.8281382044</text:p>
          </table:table-cell>
          <table:table-cell office:value-type="float" office:value="4.54555702209" calcext:value-type="float">
            <text:p>4.5455570221</text:p>
          </table:table-cell>
          <table:table-cell office:value-type="float" office:value="-1.97487282753" calcext:value-type="float">
            <text:p>-1.9748728275</text:p>
          </table:table-cell>
          <table:table-cell office:value-type="float" office:value="-172.881332397" calcext:value-type="float">
            <text:p>-172.881332397</text:p>
          </table:table-cell>
          <table:table-cell office:value-type="float" office:value="0.0912704095244" calcext:value-type="float">
            <text:p>0.0912704095</text:p>
          </table:table-cell>
          <table:table-cell office:value-type="float" office:value="-2.11712741852" calcext:value-type="float">
            <text:p>-2.1171274185</text:p>
          </table:table-cell>
          <table:table-cell office:value-type="float" office:value="-176.314575195" calcext:value-type="float">
            <text:p>-176.314575195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.166" calcext:value-type="float">
            <text:p>3.166</text:p>
          </table:table-cell>
          <table:table-cell office:value-type="float" office:value="-1.552" calcext:value-type="float">
            <text:p>-1.552</text:p>
          </table:table-cell>
          <table:table-cell office:value-type="float" office:value="0.827296487096" calcext:value-type="float">
            <text:p>0.8272964871</text:p>
          </table:table-cell>
          <table:table-cell office:value-type="float" office:value="4.50502467155" calcext:value-type="float">
            <text:p>4.5050246716</text:p>
          </table:table-cell>
          <table:table-cell office:value-type="float" office:value="-1.97897624969" calcext:value-type="float">
            <text:p>-1.9789762497</text:p>
          </table:table-cell>
          <table:table-cell office:value-type="float" office:value="-172.836044312" calcext:value-type="float">
            <text:p>-172.836044312</text:p>
          </table:table-cell>
          <table:table-cell office:value-type="float" office:value="0.0734512507915" calcext:value-type="float">
            <text:p>0.0734512508</text:p>
          </table:table-cell>
          <table:table-cell office:value-type="float" office:value="-2.11551809311" calcext:value-type="float">
            <text:p>-2.1155180931</text:p>
          </table:table-cell>
          <table:table-cell office:value-type="float" office:value="-176.182037354" calcext:value-type="float">
            <text:p>-176.182037354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.145" calcext:value-type="float">
            <text:p>3.145</text:p>
          </table:table-cell>
          <table:table-cell office:value-type="float" office:value="-1.605" calcext:value-type="float">
            <text:p>-1.605</text:p>
          </table:table-cell>
          <table:table-cell office:value-type="float" office:value="0.826452908392" calcext:value-type="float">
            <text:p>0.8264529084</text:p>
          </table:table-cell>
          <table:table-cell office:value-type="float" office:value="4.46413350105" calcext:value-type="float">
            <text:p>4.4641335011</text:p>
          </table:table-cell>
          <table:table-cell office:value-type="float" office:value="-1.98232221603" calcext:value-type="float">
            <text:p>-1.982322216</text:p>
          </table:table-cell>
          <table:table-cell office:value-type="float" office:value="-172.870025635" calcext:value-type="float">
            <text:p>-172.870025635</text:p>
          </table:table-cell>
          <table:table-cell office:value-type="float" office:value="0.0469153486192" calcext:value-type="float">
            <text:p>0.0469153486</text:p>
          </table:table-cell>
          <table:table-cell office:value-type="float" office:value="-2.11260724068" calcext:value-type="float">
            <text:p>-2.1126072407</text:p>
          </table:table-cell>
          <table:table-cell office:value-type="float" office:value="-176.264419556" calcext:value-type="float">
            <text:p>-176.264419556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.124" calcext:value-type="float">
            <text:p>3.124</text:p>
          </table:table-cell>
          <table:table-cell office:value-type="float" office:value="-1.658" calcext:value-type="float">
            <text:p>-1.658</text:p>
          </table:table-cell>
          <table:table-cell office:value-type="float" office:value="0.826452908392" calcext:value-type="float">
            <text:p>0.8264529084</text:p>
          </table:table-cell>
          <table:table-cell office:value-type="float" office:value="4.42323732376" calcext:value-type="float">
            <text:p>4.4232373238</text:p>
          </table:table-cell>
          <table:table-cell office:value-type="float" office:value="-1.9858353138" calcext:value-type="float">
            <text:p>-1.9858353138</text:p>
          </table:table-cell>
          <table:table-cell office:value-type="float" office:value="-172.858154297" calcext:value-type="float">
            <text:p>-172.858154297</text:p>
          </table:table-cell>
          <table:table-cell office:value-type="float" office:value="0.0183008927852" calcext:value-type="float">
            <text:p>0.0183008928</text:p>
          </table:table-cell>
          <table:table-cell office:value-type="float" office:value="-2.10757422447" calcext:value-type="float">
            <text:p>-2.1075742245</text:p>
          </table:table-cell>
          <table:table-cell office:value-type="float" office:value="-176.670211792" calcext:value-type="float">
            <text:p>-176.670211792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.103" calcext:value-type="float">
            <text:p>3.103</text:p>
          </table:table-cell>
          <table:table-cell office:value-type="float" office:value="-1.712" calcext:value-type="float">
            <text:p>-1.712</text:p>
          </table:table-cell>
          <table:table-cell office:value-type="float" office:value="0.827015500925" calcext:value-type="float">
            <text:p>0.8270155009</text:p>
          </table:table-cell>
          <table:table-cell office:value-type="float" office:value="4.38292765617" calcext:value-type="float">
            <text:p>4.3829276562</text:p>
          </table:table-cell>
          <table:table-cell office:value-type="float" office:value="-1.98896372318" calcext:value-type="float">
            <text:p>-1.9889637232</text:p>
          </table:table-cell>
          <table:table-cell office:value-type="float" office:value="-172.908905029" calcext:value-type="float">
            <text:p>-172.908905029</text:p>
          </table:table-cell>
          <table:table-cell office:value-type="float" office:value="-0.00971812475473" calcext:value-type="float">
            <text:p>-0.0097181248</text:p>
          </table:table-cell>
          <table:table-cell office:value-type="float" office:value="-2.09750032425" calcext:value-type="float">
            <text:p>-2.0975003243</text:p>
          </table:table-cell>
          <table:table-cell office:value-type="float" office:value="-177.460632324" calcext:value-type="float">
            <text:p>-177.460632324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.082" calcext:value-type="float">
            <text:p>3.082</text:p>
          </table:table-cell>
          <table:table-cell office:value-type="float" office:value="-1.764" calcext:value-type="float">
            <text:p>-1.764</text:p>
          </table:table-cell>
          <table:table-cell office:value-type="float" office:value="0.827577266442" calcext:value-type="float">
            <text:p>0.8275772664</text:p>
          </table:table-cell>
          <table:table-cell office:value-type="float" office:value="4.03315448761" calcext:value-type="float">
            <text:p>4.0331544876</text:p>
          </table:table-cell>
          <table:table-cell office:value-type="float" office:value="-2.03146576881" calcext:value-type="float">
            <text:p>-2.0314657688</text:p>
          </table:table-cell>
          <table:table-cell office:value-type="float" office:value="-173.043457031" calcext:value-type="float">
            <text:p>-173.043457031</text:p>
          </table:table-cell>
          <table:table-cell office:value-type="float" office:value="-0.024952288717" calcext:value-type="float">
            <text:p>-0.0249522887</text:p>
          </table:table-cell>
          <table:table-cell office:value-type="float" office:value="-2.08082413673" calcext:value-type="float">
            <text:p>-2.0808241367</text:p>
          </table:table-cell>
          <table:table-cell office:value-type="float" office:value="-178.592651367" calcext:value-type="float">
            <text:p>-178.592651367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.061" calcext:value-type="float">
            <text:p>3.061</text:p>
          </table:table-cell>
          <table:table-cell office:value-type="float" office:value="-1.819" calcext:value-type="float">
            <text:p>-1.819</text:p>
          </table:table-cell>
          <table:table-cell office:value-type="float" office:value="0.825889489407" calcext:value-type="float">
            <text:p>0.8258894894</text:p>
          </table:table-cell>
          <table:table-cell office:value-type="float" office:value="3.98181581497" calcext:value-type="float">
            <text:p>3.981815815</text:p>
          </table:table-cell>
          <table:table-cell office:value-type="float" office:value="-2.03709220886" calcext:value-type="float">
            <text:p>-2.0370922089</text:p>
          </table:table-cell>
          <table:table-cell office:value-type="float" office:value="-173.004394531" calcext:value-type="float">
            <text:p>-173.004394531</text:p>
          </table:table-cell>
          <table:table-cell office:value-type="float" office:value="-0.0232513174415" calcext:value-type="float">
            <text:p>-0.0232513174</text:p>
          </table:table-cell>
          <table:table-cell office:value-type="float" office:value="-2.05888175964" calcext:value-type="float">
            <text:p>-2.0588817596</text:p>
          </table:table-cell>
          <table:table-cell office:value-type="float" office:value="-179.852355957" calcext:value-type="float">
            <text:p>-179.852355957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.04" calcext:value-type="float">
            <text:p>3.04</text:p>
          </table:table-cell>
          <table:table-cell office:value-type="float" office:value="-1.872" calcext:value-type="float">
            <text:p>-1.872</text:p>
          </table:table-cell>
          <table:table-cell office:value-type="float" office:value="0.825889489407" calcext:value-type="float">
            <text:p>0.8258894894</text:p>
          </table:table-cell>
          <table:table-cell office:value-type="float" office:value="3.93400359154" calcext:value-type="float">
            <text:p>3.9340035915</text:p>
          </table:table-cell>
          <table:table-cell office:value-type="float" office:value="-2.04128575325" calcext:value-type="float">
            <text:p>-2.0412857533</text:p>
          </table:table-cell>
          <table:table-cell office:value-type="float" office:value="-173.03805542" calcext:value-type="float">
            <text:p>-173.03805542</text:p>
          </table:table-cell>
          <table:table-cell office:value-type="float" office:value="-0.0215831864625" calcext:value-type="float">
            <text:p>-0.0215831865</text:p>
          </table:table-cell>
          <table:table-cell office:value-type="float" office:value="-2.03484511375" calcext:value-type="float">
            <text:p>-2.0348451138</text:p>
          </table:table-cell>
          <table:table-cell office:value-type="float" office:value="178.836791992" calcext:value-type="float">
            <text:p>178.836791992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.019" calcext:value-type="float">
            <text:p>3.019</text:p>
          </table:table-cell>
          <table:table-cell office:value-type="float" office:value="-1.926" calcext:value-type="float">
            <text:p>-1.926</text:p>
          </table:table-cell>
          <table:table-cell office:value-type="float" office:value="0.825889489407" calcext:value-type="float">
            <text:p>0.8258894894</text:p>
          </table:table-cell>
          <table:table-cell office:value-type="float" office:value="3.82768249512" calcext:value-type="float">
            <text:p>3.8276824951</text:p>
          </table:table-cell>
          <table:table-cell office:value-type="float" office:value="-2.05113959312" calcext:value-type="float">
            <text:p>-2.0511395931</text:p>
          </table:table-cell>
          <table:table-cell office:value-type="float" office:value="-173.223495483" calcext:value-type="float">
            <text:p>-173.223495483</text:p>
          </table:table-cell>
          <table:table-cell office:value-type="float" office:value="-0.0208970606327" calcext:value-type="float">
            <text:p>-0.0208970606</text:p>
          </table:table-cell>
          <table:table-cell office:value-type="float" office:value="-2.00818872452" calcext:value-type="float">
            <text:p>-2.0081887245</text:p>
          </table:table-cell>
          <table:table-cell office:value-type="float" office:value="177.388473511" calcext:value-type="float">
            <text:p>177.3884735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998" calcext:value-type="float">
            <text:p>2.998</text:p>
          </table:table-cell>
          <table:table-cell office:value-type="float" office:value="-1.979" calcext:value-type="float">
            <text:p>-1.979</text:p>
          </table:table-cell>
          <table:table-cell office:value-type="float" office:value="0.825607470171" calcext:value-type="float">
            <text:p>0.8256074702</text:p>
          </table:table-cell>
          <table:table-cell office:value-type="float" office:value="3.56749415398" calcext:value-type="float">
            <text:p>3.567494154</text:p>
          </table:table-cell>
          <table:table-cell office:value-type="float" office:value="-2.08707022667" calcext:value-type="float">
            <text:p>-2.0870702267</text:p>
          </table:table-cell>
          <table:table-cell office:value-type="float" office:value="-173.40461731" calcext:value-type="float">
            <text:p>-173.40461731</text:p>
          </table:table-cell>
          <table:table-cell office:value-type="float" office:value="-0.0178623050451" calcext:value-type="float">
            <text:p>-0.017862305</text:p>
          </table:table-cell>
          <table:table-cell office:value-type="float" office:value="-1.98480248451" calcext:value-type="float">
            <text:p>-1.9848024845</text:p>
          </table:table-cell>
          <table:table-cell office:value-type="float" office:value="175.876373291" calcext:value-type="float">
            <text:p>175.876373291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2.978" calcext:value-type="float">
            <text:p>2.978</text:p>
          </table:table-cell>
          <table:table-cell office:value-type="float" office:value="-2.032" calcext:value-type="float">
            <text:p>-2.032</text:p>
          </table:table-cell>
          <table:table-cell office:value-type="float" office:value="0.825042812563" calcext:value-type="float">
            <text:p>0.8250428126</text:p>
          </table:table-cell>
          <table:table-cell office:value-type="float" office:value="3.49527287483" calcext:value-type="float">
            <text:p>3.4952728748</text:p>
          </table:table-cell>
          <table:table-cell office:value-type="float" office:value="-2.08937883377" calcext:value-type="float">
            <text:p>-2.0893788338</text:p>
          </table:table-cell>
          <table:table-cell office:value-type="float" office:value="-173.651947021" calcext:value-type="float">
            <text:p>-173.651947021</text:p>
          </table:table-cell>
          <table:table-cell office:value-type="float" office:value="-0.00568900117651" calcext:value-type="float">
            <text:p>-0.0056890012</text:p>
          </table:table-cell>
          <table:table-cell office:value-type="float" office:value="-1.95748531818" calcext:value-type="float">
            <text:p>-1.9574853182</text:p>
          </table:table-cell>
          <table:table-cell office:value-type="float" office:value="174.275238037" calcext:value-type="float">
            <text:p>174.275238037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2.956" calcext:value-type="float">
            <text:p>2.956</text:p>
          </table:table-cell>
          <table:table-cell office:value-type="float" office:value="-2.087" calcext:value-type="float">
            <text:p>-2.087</text:p>
          </table:table-cell>
          <table:table-cell office:value-type="float" office:value="0.823060017437" calcext:value-type="float">
            <text:p>0.8230600174</text:p>
          </table:table-cell>
          <table:table-cell office:value-type="float" office:value="3.35366296768" calcext:value-type="float">
            <text:p>3.3536629677</text:p>
          </table:table-cell>
          <table:table-cell office:value-type="float" office:value="-2.09841513634" calcext:value-type="float">
            <text:p>-2.0984151363</text:p>
          </table:table-cell>
          <table:table-cell office:value-type="float" office:value="-174.103439331" calcext:value-type="float">
            <text:p>-174.103439331</text:p>
          </table:table-cell>
          <table:table-cell office:value-type="float" office:value="0.0170417241752" calcext:value-type="float">
            <text:p>0.0170417242</text:p>
          </table:table-cell>
          <table:table-cell office:value-type="float" office:value="-1.92330312729" calcext:value-type="float">
            <text:p>-1.9233031273</text:p>
          </table:table-cell>
          <table:table-cell office:value-type="float" office:value="172.481231689" calcext:value-type="float">
            <text:p>172.481231689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2.936" calcext:value-type="float">
            <text:p>2.936</text:p>
          </table:table-cell>
          <table:table-cell office:value-type="float" office:value="-2.14" calcext:value-type="float">
            <text:p>-2.14</text:p>
          </table:table-cell>
          <table:table-cell office:value-type="float" office:value="0.823060017437" calcext:value-type="float">
            <text:p>0.8230600174</text:p>
          </table:table-cell>
          <table:table-cell office:value-type="float" office:value="3.26404476166" calcext:value-type="float">
            <text:p>3.2640447617</text:p>
          </table:table-cell>
          <table:table-cell office:value-type="float" office:value="-2.09675741196" calcext:value-type="float">
            <text:p>-2.096757412</text:p>
          </table:table-cell>
          <table:table-cell office:value-type="float" office:value="-174.597213745" calcext:value-type="float">
            <text:p>-174.597213745</text:p>
          </table:table-cell>
          <table:table-cell office:value-type="float" office:value="0.0455473437905" calcext:value-type="float">
            <text:p>0.0455473438</text:p>
          </table:table-cell>
          <table:table-cell office:value-type="float" office:value="-1.88490796089" calcext:value-type="float">
            <text:p>-1.8849079609</text:p>
          </table:table-cell>
          <table:table-cell office:value-type="float" office:value="170.576065063" calcext:value-type="float">
            <text:p>170.576065063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2.916" calcext:value-type="float">
            <text:p>2.916</text:p>
          </table:table-cell>
          <table:table-cell office:value-type="float" office:value="-2.193" calcext:value-type="float">
            <text:p>-2.193</text:p>
          </table:table-cell>
          <table:table-cell office:value-type="float" office:value="0.822207160204" calcext:value-type="float">
            <text:p>0.8222071602</text:p>
          </table:table-cell>
          <table:table-cell office:value-type="float" office:value="3.15755414963" calcext:value-type="float">
            <text:p>3.1575541496</text:p>
          </table:table-cell>
          <table:table-cell office:value-type="float" office:value="-2.09725260735" calcext:value-type="float">
            <text:p>-2.0972526074</text:p>
          </table:table-cell>
          <table:table-cell office:value-type="float" office:value="-174.995941162" calcext:value-type="float">
            <text:p>-174.995941162</text:p>
          </table:table-cell>
          <table:table-cell office:value-type="float" office:value="0.0766052678227" calcext:value-type="float">
            <text:p>0.0766052678</text:p>
          </table:table-cell>
          <table:table-cell office:value-type="float" office:value="-1.84566235542" calcext:value-type="float">
            <text:p>-1.8456623554</text:p>
          </table:table-cell>
          <table:table-cell office:value-type="float" office:value="168.767105103" calcext:value-type="float">
            <text:p>168.767105103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2.896" calcext:value-type="float">
            <text:p>2.896</text:p>
          </table:table-cell>
          <table:table-cell office:value-type="float" office:value="-2.246" calcext:value-type="float">
            <text:p>-2.246</text:p>
          </table:table-cell>
          <table:table-cell office:value-type="float" office:value="0.822491651595" calcext:value-type="float">
            <text:p>0.8224916516</text:p>
          </table:table-cell>
          <table:table-cell office:value-type="float" office:value="3.0521914959" calcext:value-type="float">
            <text:p>3.0521914959</text:p>
          </table:table-cell>
          <table:table-cell office:value-type="float" office:value="-2.09584617615" calcext:value-type="float">
            <text:p>-2.0958461762</text:p>
          </table:table-cell>
          <table:table-cell office:value-type="float" office:value="-175.487686157" calcext:value-type="float">
            <text:p>-175.487686157</text:p>
          </table:table-cell>
          <table:table-cell office:value-type="float" office:value="0.0924540385604" calcext:value-type="float">
            <text:p>0.0924540386</text:p>
          </table:table-cell>
          <table:table-cell office:value-type="float" office:value="-1.82284760475" calcext:value-type="float">
            <text:p>-1.8228476048</text:p>
          </table:table-cell>
          <table:table-cell office:value-type="float" office:value="167.164916992" calcext:value-type="float">
            <text:p>167.164916992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.876" calcext:value-type="float">
            <text:p>2.876</text:p>
          </table:table-cell>
          <table:table-cell office:value-type="float" office:value="-2.299" calcext:value-type="float">
            <text:p>-2.299</text:p>
          </table:table-cell>
          <table:table-cell office:value-type="float" office:value="0.823060017437" calcext:value-type="float">
            <text:p>0.8230600174</text:p>
          </table:table-cell>
          <table:table-cell office:value-type="float" office:value="2.88408350945" calcext:value-type="float">
            <text:p>2.8840835095</text:p>
          </table:table-cell>
          <table:table-cell office:value-type="float" office:value="-2.09887385368" calcext:value-type="float">
            <text:p>-2.0988738537</text:p>
          </table:table-cell>
          <table:table-cell office:value-type="float" office:value="-176.016937256" calcext:value-type="float">
            <text:p>-176.016937256</text:p>
          </table:table-cell>
          <table:table-cell office:value-type="float" office:value="0.0715781673789" calcext:value-type="float">
            <text:p>0.0715781674</text:p>
          </table:table-cell>
          <table:table-cell office:value-type="float" office:value="-1.80720639229" calcext:value-type="float">
            <text:p>-1.8072063923</text:p>
          </table:table-cell>
          <table:table-cell office:value-type="float" office:value="165.511795044" calcext:value-type="float">
            <text:p>165.511795044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.856" calcext:value-type="float">
            <text:p>2.856</text:p>
          </table:table-cell>
          <table:table-cell office:value-type="float" office:value="-2.352" calcext:value-type="float">
            <text:p>-2.352</text:p>
          </table:table-cell>
          <table:table-cell office:value-type="float" office:value="0.823627560218" calcext:value-type="float">
            <text:p>0.8236275602</text:p>
          </table:table-cell>
          <table:table-cell office:value-type="float" office:value="2.81214046478" calcext:value-type="float">
            <text:p>2.8121404648</text:p>
          </table:table-cell>
          <table:table-cell office:value-type="float" office:value="-2.09461069107" calcext:value-type="float">
            <text:p>-2.0946106911</text:p>
          </table:table-cell>
          <table:table-cell office:value-type="float" office:value="-176.420410156" calcext:value-type="float">
            <text:p>-176.420410156</text:p>
          </table:table-cell>
          <table:table-cell office:value-type="float" office:value="0.0477461591363" calcext:value-type="float">
            <text:p>0.0477461591</text:p>
          </table:table-cell>
          <table:table-cell office:value-type="float" office:value="-1.7919434309" calcext:value-type="float">
            <text:p>-1.7919434309</text:p>
          </table:table-cell>
          <table:table-cell office:value-type="float" office:value="163.853759766" calcext:value-type="float">
            <text:p>163.853759766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2.836" calcext:value-type="float">
            <text:p>2.836</text:p>
          </table:table-cell>
          <table:table-cell office:value-type="float" office:value="-2.405" calcext:value-type="float">
            <text:p>-2.405</text:p>
          </table:table-cell>
          <table:table-cell office:value-type="float" office:value="0.825042812563" calcext:value-type="float">
            <text:p>0.8250428126</text:p>
          </table:table-cell>
          <table:table-cell office:value-type="float" office:value="2.70287442207" calcext:value-type="float">
            <text:p>2.7028744221</text:p>
          </table:table-cell>
          <table:table-cell office:value-type="float" office:value="-2.09388637543" calcext:value-type="float">
            <text:p>-2.0938863754</text:p>
          </table:table-cell>
          <table:table-cell office:value-type="float" office:value="-176.732498169" calcext:value-type="float">
            <text:p>-176.732498169</text:p>
          </table:table-cell>
          <table:table-cell office:value-type="float" office:value="0.0350387319922" calcext:value-type="float">
            <text:p>0.035038732</text:p>
          </table:table-cell>
          <table:table-cell office:value-type="float" office:value="-1.7896528244" calcext:value-type="float">
            <text:p>-1.7896528244</text:p>
          </table:table-cell>
          <table:table-cell office:value-type="float" office:value="162.343002319" calcext:value-type="float">
            <text:p>162.343002319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2.816" calcext:value-type="float">
            <text:p>2.816</text:p>
          </table:table-cell>
          <table:table-cell office:value-type="float" office:value="-2.456" calcext:value-type="float">
            <text:p>-2.456</text:p>
          </table:table-cell>
          <table:table-cell office:value-type="float" office:value="0.825325244532" calcext:value-type="float">
            <text:p>0.8253252445</text:p>
          </table:table-cell>
          <table:table-cell office:value-type="float" office:value="2.60464012623" calcext:value-type="float">
            <text:p>2.6046401262</text:p>
          </table:table-cell>
          <table:table-cell office:value-type="float" office:value="-2.0926733017" calcext:value-type="float">
            <text:p>-2.0926733017</text:p>
          </table:table-cell>
          <table:table-cell office:value-type="float" office:value="-176.995162964" calcext:value-type="float">
            <text:p>-176.995162964</text:p>
          </table:table-cell>
          <table:table-cell office:value-type="float" office:value="0.0200299546123" calcext:value-type="float">
            <text:p>0.0200299546</text:p>
          </table:table-cell>
          <table:table-cell office:value-type="float" office:value="-1.78407466412" calcext:value-type="float">
            <text:p>-1.7840746641</text:p>
          </table:table-cell>
          <table:table-cell office:value-type="float" office:value="160.734161377" calcext:value-type="float">
            <text:p>160.7341613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795" calcext:value-type="float">
            <text:p>2.795</text:p>
          </table:table-cell>
          <table:table-cell office:value-type="float" office:value="-2.509" calcext:value-type="float">
            <text:p>-2.509</text:p>
          </table:table-cell>
          <table:table-cell office:value-type="float" office:value="0.826452908392" calcext:value-type="float">
            <text:p>0.8264529084</text:p>
          </table:table-cell>
          <table:table-cell office:value-type="float" office:value="2.51561486721" calcext:value-type="float">
            <text:p>2.5156148672</text:p>
          </table:table-cell>
          <table:table-cell office:value-type="float" office:value="-2.09227347374" calcext:value-type="float">
            <text:p>-2.0922734737</text:p>
          </table:table-cell>
          <table:table-cell office:value-type="float" office:value="-177.130157471" calcext:value-type="float">
            <text:p>-177.130157471</text:p>
          </table:table-cell>
          <table:table-cell office:value-type="float" office:value="0.00420473190024" calcext:value-type="float">
            <text:p>0.0042047319</text:p>
          </table:table-cell>
          <table:table-cell office:value-type="float" office:value="-1.77768564224" calcext:value-type="float">
            <text:p>-1.7776856422</text:p>
          </table:table-cell>
          <table:table-cell office:value-type="float" office:value="159.084472656" calcext:value-type="float">
            <text:p>159.084472656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2.775" calcext:value-type="float">
            <text:p>2.775</text:p>
          </table:table-cell>
          <table:table-cell office:value-type="float" office:value="-2.56" calcext:value-type="float">
            <text:p>-2.56</text:p>
          </table:table-cell>
          <table:table-cell office:value-type="float" office:value="0.829536924902" calcext:value-type="float">
            <text:p>0.8295369249</text:p>
          </table:table-cell>
          <table:table-cell office:value-type="float" office:value="2.41263532639" calcext:value-type="float">
            <text:p>2.4126353264</text:p>
          </table:table-cell>
          <table:table-cell office:value-type="float" office:value="-2.09404063225" calcext:value-type="float">
            <text:p>-2.0940406323</text:p>
          </table:table-cell>
          <table:table-cell office:value-type="float" office:value="-177.12020874" calcext:value-type="float">
            <text:p>-177.12020874</text:p>
          </table:table-cell>
          <table:table-cell office:value-type="float" office:value="-0.00883101206273" calcext:value-type="float">
            <text:p>-0.0088310121</text:p>
          </table:table-cell>
          <table:table-cell office:value-type="float" office:value="-1.77691626549" calcext:value-type="float">
            <text:p>-1.7769162655</text:p>
          </table:table-cell>
          <table:table-cell office:value-type="float" office:value="157.491790771" calcext:value-type="float">
            <text:p>157.491790771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2.753" calcext:value-type="float">
            <text:p>2.753</text:p>
          </table:table-cell>
          <table:table-cell office:value-type="float" office:value="-2.612" calcext:value-type="float">
            <text:p>-2.612</text:p>
          </table:table-cell>
          <table:table-cell office:value-type="float" office:value="0.831486421545" calcext:value-type="float">
            <text:p>0.8314864215</text:p>
          </table:table-cell>
          <table:table-cell office:value-type="float" office:value="2.32977211475" calcext:value-type="float">
            <text:p>2.3297721148</text:p>
          </table:table-cell>
          <table:table-cell office:value-type="float" office:value="-2.0969183445" calcext:value-type="float">
            <text:p>-2.0969183445</text:p>
          </table:table-cell>
          <table:table-cell office:value-type="float" office:value="-177.106735229" calcext:value-type="float">
            <text:p>-177.106735229</text:p>
          </table:table-cell>
          <table:table-cell office:value-type="float" office:value="-0.0276654474437" calcext:value-type="float">
            <text:p>-0.0276654474</text:p>
          </table:table-cell>
          <table:table-cell office:value-type="float" office:value="-1.76553332806" calcext:value-type="float">
            <text:p>-1.7655333281</text:p>
          </table:table-cell>
          <table:table-cell office:value-type="float" office:value="155.807937622" calcext:value-type="float">
            <text:p>155.807937622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2.732" calcext:value-type="float">
            <text:p>2.732</text:p>
          </table:table-cell>
          <table:table-cell office:value-type="float" office:value="-2.665" calcext:value-type="float">
            <text:p>-2.665</text:p>
          </table:table-cell>
          <table:table-cell office:value-type="float" office:value="0.831764090136" calcext:value-type="float">
            <text:p>0.8317640901</text:p>
          </table:table-cell>
          <table:table-cell office:value-type="float" office:value="2.26404964924" calcext:value-type="float">
            <text:p>2.2640496492</text:p>
          </table:table-cell>
          <table:table-cell office:value-type="float" office:value="-2.09897375107" calcext:value-type="float">
            <text:p>-2.0989737511</text:p>
          </table:table-cell>
          <table:table-cell office:value-type="float" office:value="-177.081756592" calcext:value-type="float">
            <text:p>-177.081756592</text:p>
          </table:table-cell>
          <table:table-cell office:value-type="float" office:value="-0.040699146688" calcext:value-type="float">
            <text:p>-0.0406991467</text:p>
          </table:table-cell>
          <table:table-cell office:value-type="float" office:value="-1.75411117077" calcext:value-type="float">
            <text:p>-1.7541111708</text:p>
          </table:table-cell>
          <table:table-cell office:value-type="float" office:value="154.065139771" calcext:value-type="float">
            <text:p>154.065139771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.711" calcext:value-type="float">
            <text:p>2.711</text:p>
          </table:table-cell>
          <table:table-cell office:value-type="float" office:value="-2.715" calcext:value-type="float">
            <text:p>-2.715</text:p>
          </table:table-cell>
          <table:table-cell office:value-type="float" office:value="0.833977947161" calcext:value-type="float">
            <text:p>0.8339779472</text:p>
          </table:table-cell>
          <table:table-cell office:value-type="float" office:value="2.20181465149" calcext:value-type="float">
            <text:p>2.2018146515</text:p>
          </table:table-cell>
          <table:table-cell office:value-type="float" office:value="-2.10132145882" calcext:value-type="float">
            <text:p>-2.1013214588</text:p>
          </table:table-cell>
          <table:table-cell office:value-type="float" office:value="-177.051376343" calcext:value-type="float">
            <text:p>-177.051376343</text:p>
          </table:table-cell>
          <table:table-cell office:value-type="float" office:value="-0.0523332320154" calcext:value-type="float">
            <text:p>-0.052333232</text:p>
          </table:table-cell>
          <table:table-cell office:value-type="float" office:value="-1.73778712749" calcext:value-type="float">
            <text:p>-1.7377871275</text:p>
          </table:table-cell>
          <table:table-cell office:value-type="float" office:value="152.259658813" calcext:value-type="float">
            <text:p>152.259658813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2.689" calcext:value-type="float">
            <text:p>2.689</text:p>
          </table:table-cell>
          <table:table-cell office:value-type="float" office:value="-2.766" calcext:value-type="float">
            <text:p>-2.766</text:p>
          </table:table-cell>
          <table:table-cell office:value-type="float" office:value="0.835629585103" calcext:value-type="float">
            <text:p>0.8356295851</text:p>
          </table:table-cell>
          <table:table-cell office:value-type="float" office:value="2.11600983143" calcext:value-type="float">
            <text:p>2.1160098314</text:p>
          </table:table-cell>
          <table:table-cell office:value-type="float" office:value="-2.10407161713" calcext:value-type="float">
            <text:p>-2.1040716171</text:p>
          </table:table-cell>
          <table:table-cell office:value-type="float" office:value="-177.057678223" calcext:value-type="float">
            <text:p>-177.057678223</text:p>
          </table:table-cell>
          <table:table-cell office:value-type="float" office:value="-0.0588590092957" calcext:value-type="float">
            <text:p>-0.0588590093</text:p>
          </table:table-cell>
          <table:table-cell office:value-type="float" office:value="-1.71954250336" calcext:value-type="float">
            <text:p>-1.7195425034</text:p>
          </table:table-cell>
          <table:table-cell office:value-type="float" office:value="150.447174072" calcext:value-type="float">
            <text:p>150.447174072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.665" calcext:value-type="float">
            <text:p>2.665</text:p>
          </table:table-cell>
          <table:table-cell office:value-type="float" office:value="-2.821" calcext:value-type="float">
            <text:p>-2.821</text:p>
          </table:table-cell>
          <table:table-cell office:value-type="float" office:value="0.835629585103" calcext:value-type="float">
            <text:p>0.8356295851</text:p>
          </table:table-cell>
          <table:table-cell office:value-type="float" office:value="2.01798737049" calcext:value-type="float">
            <text:p>2.0179873705</text:p>
          </table:table-cell>
          <table:table-cell office:value-type="float" office:value="-2.10504126549" calcext:value-type="float">
            <text:p>-2.1050412655</text:p>
          </table:table-cell>
          <table:table-cell office:value-type="float" office:value="-177.125167847" calcext:value-type="float">
            <text:p>-177.125167847</text:p>
          </table:table-cell>
          <table:table-cell office:value-type="float" office:value="-0.0675903409719" calcext:value-type="float">
            <text:p>-0.067590341</text:p>
          </table:table-cell>
          <table:table-cell office:value-type="float" office:value="-1.70815098286" calcext:value-type="float">
            <text:p>-1.7081509829</text:p>
          </table:table-cell>
          <table:table-cell office:value-type="float" office:value="148.690994263" calcext:value-type="float">
            <text:p>148.690994263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2.643" calcext:value-type="float">
            <text:p>2.643</text:p>
          </table:table-cell>
          <table:table-cell office:value-type="float" office:value="-2.872" calcext:value-type="float">
            <text:p>-2.872</text:p>
          </table:table-cell>
          <table:table-cell office:value-type="float" office:value="0.835079874019" calcext:value-type="float">
            <text:p>0.835079874</text:p>
          </table:table-cell>
          <table:table-cell office:value-type="float" office:value="1.92473351955" calcext:value-type="float">
            <text:p>1.9247335196</text:p>
          </table:table-cell>
          <table:table-cell office:value-type="float" office:value="-2.10473179817" calcext:value-type="float">
            <text:p>-2.1047317982</text:p>
          </table:table-cell>
          <table:table-cell office:value-type="float" office:value="-177.197860718" calcext:value-type="float">
            <text:p>-177.197860718</text:p>
          </table:table-cell>
          <table:table-cell office:value-type="float" office:value="-0.0784540176392" calcext:value-type="float">
            <text:p>-0.0784540176</text:p>
          </table:table-cell>
          <table:table-cell office:value-type="float" office:value="-1.69257819653" calcext:value-type="float">
            <text:p>-1.6925781965</text:p>
          </table:table-cell>
          <table:table-cell office:value-type="float" office:value="146.929519653" calcext:value-type="float">
            <text:p>146.929519653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2.623" calcext:value-type="float">
            <text:p>2.623</text:p>
          </table:table-cell>
          <table:table-cell office:value-type="float" office:value="-2.92" calcext:value-type="float">
            <text:p>-2.92</text:p>
          </table:table-cell>
          <table:table-cell office:value-type="float" office:value="0.830930460819" calcext:value-type="float">
            <text:p>0.8309304608</text:p>
          </table:table-cell>
          <table:table-cell office:value-type="float" office:value="1.81935465336" calcext:value-type="float">
            <text:p>1.8193546534</text:p>
          </table:table-cell>
          <table:table-cell office:value-type="float" office:value="-2.1054520607" calcext:value-type="float">
            <text:p>-2.1054520607</text:p>
          </table:table-cell>
          <table:table-cell office:value-type="float" office:value="-177.268447876" calcext:value-type="float">
            <text:p>-177.268447876</text:p>
          </table:table-cell>
          <table:table-cell office:value-type="float" office:value="-0.0881192237139" calcext:value-type="float">
            <text:p>-0.0881192237</text:p>
          </table:table-cell>
          <table:table-cell office:value-type="float" office:value="-1.6645411253" calcext:value-type="float">
            <text:p>-1.6645411253</text:p>
          </table:table-cell>
          <table:table-cell office:value-type="float" office:value="145.096923828" calcext:value-type="float">
            <text:p>145.096923828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2.604" calcext:value-type="float">
            <text:p>2.604</text:p>
          </table:table-cell>
          <table:table-cell office:value-type="float" office:value="-2.966" calcext:value-type="float">
            <text:p>-2.966</text:p>
          </table:table-cell>
          <table:table-cell office:value-type="float" office:value="0.827296487096" calcext:value-type="float">
            <text:p>0.8272964871</text:p>
          </table:table-cell>
          <table:table-cell office:value-type="float" office:value="1.72630482912" calcext:value-type="float">
            <text:p>1.7263048291</text:p>
          </table:table-cell>
          <table:table-cell office:value-type="float" office:value="-2.10581183434" calcext:value-type="float">
            <text:p>-2.1058118343</text:p>
          </table:table-cell>
          <table:table-cell office:value-type="float" office:value="-177.328689575" calcext:value-type="float">
            <text:p>-177.328689575</text:p>
          </table:table-cell>
          <table:table-cell office:value-type="float" office:value="-0.108530029655" calcext:value-type="float">
            <text:p>-0.1085300297</text:p>
          </table:table-cell>
          <table:table-cell office:value-type="float" office:value="-1.62712132931" calcext:value-type="float">
            <text:p>-1.6271213293</text:p>
          </table:table-cell>
          <table:table-cell office:value-type="float" office:value="143.219024658" calcext:value-type="float">
            <text:p>143.2190246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587" calcext:value-type="float">
            <text:p>2.587</text:p>
          </table:table-cell>
          <table:table-cell office:value-type="float" office:value="-3.009" calcext:value-type="float">
            <text:p>-3.009</text:p>
          </table:table-cell>
          <table:table-cell office:value-type="float" office:value="0.822775937363" calcext:value-type="float">
            <text:p>0.8227759374</text:p>
          </table:table-cell>
          <table:table-cell office:value-type="float" office:value="1.66679370403" calcext:value-type="float">
            <text:p>1.666793704</text:p>
          </table:table-cell>
          <table:table-cell office:value-type="float" office:value="-2.10569500923" calcext:value-type="float">
            <text:p>-2.1056950092</text:p>
          </table:table-cell>
          <table:table-cell office:value-type="float" office:value="-177.42515564" calcext:value-type="float">
            <text:p>-177.42515564</text:p>
          </table:table-cell>
          <table:table-cell office:value-type="float" office:value="-0.129747971892" calcext:value-type="float">
            <text:p>-0.1297479719</text:p>
          </table:table-cell>
          <table:table-cell office:value-type="float" office:value="-1.59521365166" calcext:value-type="float">
            <text:p>-1.5952136517</text:p>
          </table:table-cell>
          <table:table-cell office:value-type="float" office:value="141.439804077" calcext:value-type="float">
            <text:p>141.439804077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2.572" calcext:value-type="float">
            <text:p>2.572</text:p>
          </table:table-cell>
          <table:table-cell office:value-type="float" office:value="-3.051" calcext:value-type="float">
            <text:p>-3.051</text:p>
          </table:table-cell>
          <table:table-cell office:value-type="float" office:value="0.81531786564" calcext:value-type="float">
            <text:p>0.8153178656</text:p>
          </table:table-cell>
          <table:table-cell office:value-type="float" office:value="1.6097535491" calcext:value-type="float">
            <text:p>1.6097535491</text:p>
          </table:table-cell>
          <table:table-cell office:value-type="float" office:value="-2.10549283028" calcext:value-type="float">
            <text:p>-2.1054928303</text:p>
          </table:table-cell>
          <table:table-cell office:value-type="float" office:value="-177.492431641" calcext:value-type="float">
            <text:p>-177.492431641</text:p>
          </table:table-cell>
          <table:table-cell office:value-type="float" office:value="-0.146341845393" calcext:value-type="float">
            <text:p>-0.1463418454</text:p>
          </table:table-cell>
          <table:table-cell office:value-type="float" office:value="-1.5629234314" calcext:value-type="float">
            <text:p>-1.5629234314</text:p>
          </table:table-cell>
          <table:table-cell office:value-type="float" office:value="139.637908936" calcext:value-type="float">
            <text:p>139.637908936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2.558" calcext:value-type="float">
            <text:p>2.558</text:p>
          </table:table-cell>
          <table:table-cell office:value-type="float" office:value="-3.092" calcext:value-type="float">
            <text:p>-3.092</text:p>
          </table:table-cell>
          <table:table-cell office:value-type="float" office:value="0.808016687928" calcext:value-type="float">
            <text:p>0.8080166879</text:p>
          </table:table-cell>
          <table:table-cell office:value-type="float" office:value="1.55412524939" calcext:value-type="float">
            <text:p>1.5541252494</text:p>
          </table:table-cell>
          <table:table-cell office:value-type="float" office:value="-2.10644698143" calcext:value-type="float">
            <text:p>-2.1064469814</text:p>
          </table:table-cell>
          <table:table-cell office:value-type="float" office:value="-177.496292114" calcext:value-type="float">
            <text:p>-177.496292114</text:p>
          </table:table-cell>
          <table:table-cell office:value-type="float" office:value="-0.153755009174" calcext:value-type="float">
            <text:p>-0.1537550092</text:p>
          </table:table-cell>
          <table:table-cell office:value-type="float" office:value="-1.53172934055" calcext:value-type="float">
            <text:p>-1.5317293406</text:p>
          </table:table-cell>
          <table:table-cell office:value-type="float" office:value="137.841186523" calcext:value-type="float">
            <text:p>137.841186523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2.547" calcext:value-type="float">
            <text:p>2.547</text:p>
          </table:table-cell>
          <table:table-cell office:value-type="float" office:value="-3.128" calcext:value-type="float">
            <text:p>-3.128</text:p>
          </table:table-cell>
          <table:table-cell office:value-type="float" office:value="0.800589259252" calcext:value-type="float">
            <text:p>0.8005892593</text:p>
          </table:table-cell>
          <table:table-cell office:value-type="float" office:value="1.49869132042" calcext:value-type="float">
            <text:p>1.4986913204</text:p>
          </table:table-cell>
          <table:table-cell office:value-type="float" office:value="-2.10608172417" calcext:value-type="float">
            <text:p>-2.1060817242</text:p>
          </table:table-cell>
          <table:table-cell office:value-type="float" office:value="-177.639312744" calcext:value-type="float">
            <text:p>-177.639312744</text:p>
          </table:table-cell>
          <table:table-cell office:value-type="float" office:value="-0.156343877316" calcext:value-type="float">
            <text:p>-0.1563438773</text:p>
          </table:table-cell>
          <table:table-cell office:value-type="float" office:value="-1.50305664539" calcext:value-type="float">
            <text:p>-1.5030566454</text:p>
          </table:table-cell>
          <table:table-cell office:value-type="float" office:value="136.010238647" calcext:value-type="float">
            <text:p>136.010238647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2.537" calcext:value-type="float">
            <text:p>2.537</text:p>
          </table:table-cell>
          <table:table-cell office:value-type="float" office:value="-3.162" calcext:value-type="float">
            <text:p>-3.162</text:p>
          </table:table-cell>
          <table:table-cell office:value-type="float" office:value="0.791205652787" calcext:value-type="float">
            <text:p>0.7912056528</text:p>
          </table:table-cell>
          <table:table-cell office:value-type="float" office:value="1.43093079329" calcext:value-type="float">
            <text:p>1.4309307933</text:p>
          </table:table-cell>
          <table:table-cell office:value-type="float" office:value="-2.10446000099" calcext:value-type="float">
            <text:p>-2.104460001</text:p>
          </table:table-cell>
          <table:table-cell office:value-type="float" office:value="-177.818435669" calcext:value-type="float">
            <text:p>-177.818435669</text:p>
          </table:table-cell>
          <table:table-cell office:value-type="float" office:value="-0.160310342908" calcext:value-type="float">
            <text:p>-0.1603103429</text:p>
          </table:table-cell>
          <table:table-cell office:value-type="float" office:value="-1.4733632803" calcext:value-type="float">
            <text:p>-1.4733632803</text:p>
          </table:table-cell>
          <table:table-cell office:value-type="float" office:value="134.1277771" calcext:value-type="float">
            <text:p>134.1277771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2.53" calcext:value-type="float">
            <text:p>2.53</text:p>
          </table:table-cell>
          <table:table-cell office:value-type="float" office:value="-3.19" calcext:value-type="float">
            <text:p>-3.19</text:p>
          </table:table-cell>
          <table:table-cell office:value-type="float" office:value="0.781943735207" calcext:value-type="float">
            <text:p>0.7819437352</text:p>
          </table:table-cell>
          <table:table-cell office:value-type="float" office:value="1.3651265502" calcext:value-type="float">
            <text:p>1.3651265502</text:p>
          </table:table-cell>
          <table:table-cell office:value-type="float" office:value="-2.10426926613" calcext:value-type="float">
            <text:p>-2.1042692661</text:p>
          </table:table-cell>
          <table:table-cell office:value-type="float" office:value="-177.866790771" calcext:value-type="float">
            <text:p>-177.866790771</text:p>
          </table:table-cell>
          <table:table-cell office:value-type="float" office:value="-0.165615916252" calcext:value-type="float">
            <text:p>-0.1656159163</text:p>
          </table:table-cell>
          <table:table-cell office:value-type="float" office:value="-1.44950377941" calcext:value-type="float">
            <text:p>-1.4495037794</text:p>
          </table:table-cell>
          <table:table-cell office:value-type="float" office:value="132.280456543" calcext:value-type="float">
            <text:p>132.280456543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2.525" calcext:value-type="float">
            <text:p>2.525</text:p>
          </table:table-cell>
          <table:table-cell office:value-type="float" office:value="-3.215" calcext:value-type="float">
            <text:p>-3.215</text:p>
          </table:table-cell>
          <table:table-cell office:value-type="float" office:value="0.771552503465" calcext:value-type="float">
            <text:p>0.7715525035</text:p>
          </table:table-cell>
          <table:table-cell office:value-type="float" office:value="1.30126839876" calcext:value-type="float">
            <text:p>1.3012683988</text:p>
          </table:table-cell>
          <table:table-cell office:value-type="float" office:value="-2.10356211662" calcext:value-type="float">
            <text:p>-2.1035621166</text:p>
          </table:table-cell>
          <table:table-cell office:value-type="float" office:value="-177.9790802" calcext:value-type="float">
            <text:p>-177.9790802</text:p>
          </table:table-cell>
          <table:table-cell office:value-type="float" office:value="-0.174020841718" calcext:value-type="float">
            <text:p>-0.1740208417</text:p>
          </table:table-cell>
          <table:table-cell office:value-type="float" office:value="-1.42559194565" calcext:value-type="float">
            <text:p>-1.4255919457</text:p>
          </table:table-cell>
          <table:table-cell office:value-type="float" office:value="130.398742676" calcext:value-type="float">
            <text:p>130.398742676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2.521" calcext:value-type="float">
            <text:p>2.521</text:p>
          </table:table-cell>
          <table:table-cell office:value-type="float" office:value="-3.237" calcext:value-type="float">
            <text:p>-3.237</text:p>
          </table:table-cell>
          <table:table-cell office:value-type="float" office:value="0.760951221319" calcext:value-type="float">
            <text:p>0.7609512213</text:p>
          </table:table-cell>
          <table:table-cell office:value-type="float" office:value="1.23743084073" calcext:value-type="float">
            <text:p>1.2374308407</text:p>
          </table:table-cell>
          <table:table-cell office:value-type="float" office:value="-2.10145115852" calcext:value-type="float">
            <text:p>-2.1014511585</text:p>
          </table:table-cell>
          <table:table-cell office:value-type="float" office:value="-178.15397644" calcext:value-type="float">
            <text:p>-178.15397644</text:p>
          </table:table-cell>
          <table:table-cell office:value-type="float" office:value="-0.184585407376" calcext:value-type="float">
            <text:p>-0.1845854074</text:p>
          </table:table-cell>
          <table:table-cell office:value-type="float" office:value="-1.40533304214" calcext:value-type="float">
            <text:p>-1.4053330421</text:p>
          </table:table-cell>
          <table:table-cell office:value-type="float" office:value="128.459716797" calcext:value-type="float">
            <text:p>128.459716797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2.518" calcext:value-type="float">
            <text:p>2.518</text:p>
          </table:table-cell>
          <table:table-cell office:value-type="float" office:value="-3.256" calcext:value-type="float">
            <text:p>-3.256</text:p>
          </table:table-cell>
          <table:table-cell office:value-type="float" office:value="0.750803675622" calcext:value-type="float">
            <text:p>0.7508036756</text:p>
          </table:table-cell>
          <table:table-cell office:value-type="float" office:value="1.19966855645" calcext:value-type="float">
            <text:p>1.1996685565</text:p>
          </table:table-cell>
          <table:table-cell office:value-type="float" office:value="-2.10209560394" calcext:value-type="float">
            <text:p>-2.1020956039</text:p>
          </table:table-cell>
          <table:table-cell office:value-type="float" office:value="-178.199737549" calcext:value-type="float">
            <text:p>-178.199737549</text:p>
          </table:table-cell>
          <table:table-cell office:value-type="float" office:value="-0.191459596157" calcext:value-type="float">
            <text:p>-0.1914595962</text:p>
          </table:table-cell>
          <table:table-cell office:value-type="float" office:value="-1.38899767399" calcext:value-type="float">
            <text:p>-1.388997674</text:p>
          </table:table-cell>
          <table:table-cell office:value-type="float" office:value="126.569152832" calcext:value-type="float">
            <text:p>126.569152832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2.516" calcext:value-type="float">
            <text:p>2.516</text:p>
          </table:table-cell>
          <table:table-cell office:value-type="float" office:value="-3.274" calcext:value-type="float">
            <text:p>-3.274</text:p>
          </table:table-cell>
          <table:table-cell office:value-type="float" office:value="0.740139618871" calcext:value-type="float">
            <text:p>0.7401396189</text:p>
          </table:table-cell>
          <table:table-cell office:value-type="float" office:value="1.16068479419" calcext:value-type="float">
            <text:p>1.1606847942</text:p>
          </table:table-cell>
          <table:table-cell office:value-type="float" office:value="-2.10238790512" calcext:value-type="float">
            <text:p>-2.1023879051</text:p>
          </table:table-cell>
          <table:table-cell office:value-type="float" office:value="-178.265518188" calcext:value-type="float">
            <text:p>-178.265518188</text:p>
          </table:table-cell>
          <table:table-cell office:value-type="float" office:value="-0.196285888553" calcext:value-type="float">
            <text:p>-0.1962858886</text:p>
          </table:table-cell>
          <table:table-cell office:value-type="float" office:value="-1.37427687645" calcext:value-type="float">
            <text:p>-1.3742768765</text:p>
          </table:table-cell>
          <table:table-cell office:value-type="float" office:value="124.80997467" calcext:value-type="float">
            <text:p>124.809974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515" calcext:value-type="float">
            <text:p>2.515</text:p>
          </table:table-cell>
          <table:table-cell office:value-type="float" office:value="-3.29" calcext:value-type="float">
            <text:p>-3.29</text:p>
          </table:table-cell>
          <table:table-cell office:value-type="float" office:value="0.728601517006" calcext:value-type="float">
            <text:p>0.728601517</text:p>
          </table:table-cell>
          <table:table-cell office:value-type="float" office:value="1.11940959096" calcext:value-type="float">
            <text:p>1.119409591</text:p>
          </table:table-cell>
          <table:table-cell office:value-type="float" office:value="-2.10232925415" calcext:value-type="float">
            <text:p>-2.1023292542</text:p>
          </table:table-cell>
          <table:table-cell office:value-type="float" office:value="-178.396911621" calcext:value-type="float">
            <text:p>-178.396911621</text:p>
          </table:table-cell>
          <table:table-cell office:value-type="float" office:value="-0.196416467428" calcext:value-type="float">
            <text:p>-0.1964164674</text:p>
          </table:table-cell>
          <table:table-cell office:value-type="float" office:value="-1.35936379433" calcext:value-type="float">
            <text:p>-1.3593637943</text:p>
          </table:table-cell>
          <table:table-cell office:value-type="float" office:value="123.04801178" calcext:value-type="float">
            <text:p>123.04801178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2.514" calcext:value-type="float">
            <text:p>2.514</text:p>
          </table:table-cell>
          <table:table-cell office:value-type="float" office:value="-3.306" calcext:value-type="float">
            <text:p>-3.306</text:p>
          </table:table-cell>
          <table:table-cell office:value-type="float" office:value="0.717201376996" calcext:value-type="float">
            <text:p>0.717201377</text:p>
          </table:table-cell>
          <table:table-cell office:value-type="float" office:value="1.09341531992" calcext:value-type="float">
            <text:p>1.0934153199</text:p>
          </table:table-cell>
          <table:table-cell office:value-type="float" office:value="-2.10589528084" calcext:value-type="float">
            <text:p>-2.1058952808</text:p>
          </table:table-cell>
          <table:table-cell office:value-type="float" office:value="-178.397674561" calcext:value-type="float">
            <text:p>-178.397674561</text:p>
          </table:table-cell>
          <table:table-cell office:value-type="float" office:value="-0.195331647992" calcext:value-type="float">
            <text:p>-0.195331648</text:p>
          </table:table-cell>
          <table:table-cell office:value-type="float" office:value="-1.34467351437" calcext:value-type="float">
            <text:p>-1.3446735144</text:p>
          </table:table-cell>
          <table:table-cell office:value-type="float" office:value="121.25869751" calcext:value-type="float">
            <text:p>121.25869751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2.514" calcext:value-type="float">
            <text:p>2.514</text:p>
          </table:table-cell>
          <table:table-cell office:value-type="float" office:value="-3.321" calcext:value-type="float">
            <text:p>-3.321</text:p>
          </table:table-cell>
          <table:table-cell office:value-type="float" office:value="0.70560598334" calcext:value-type="float">
            <text:p>0.7056059833</text:p>
          </table:table-cell>
          <table:table-cell office:value-type="float" office:value="1.06770303845" calcext:value-type="float">
            <text:p>1.0677030385</text:p>
          </table:table-cell>
          <table:table-cell office:value-type="float" office:value="-2.10744285583" calcext:value-type="float">
            <text:p>-2.1074428558</text:p>
          </table:table-cell>
          <table:table-cell office:value-type="float" office:value="-178.37840271" calcext:value-type="float">
            <text:p>-178.37840271</text:p>
          </table:table-cell>
          <table:table-cell office:value-type="float" office:value="-0.192512303591" calcext:value-type="float">
            <text:p>-0.1925123036</text:p>
          </table:table-cell>
          <table:table-cell office:value-type="float" office:value="-1.33007335663" calcext:value-type="float">
            <text:p>-1.3300733566</text:p>
          </table:table-cell>
          <table:table-cell office:value-type="float" office:value="119.4793396" calcext:value-type="float">
            <text:p>119.4793396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2.514" calcext:value-type="float">
            <text:p>2.514</text:p>
          </table:table-cell>
          <table:table-cell office:value-type="float" office:value="-3.337" calcext:value-type="float">
            <text:p>-3.337</text:p>
          </table:table-cell>
          <table:table-cell office:value-type="float" office:value="0.694178481029" calcext:value-type="float">
            <text:p>0.694178481</text:p>
          </table:table-cell>
          <table:table-cell office:value-type="float" office:value="1.040050596" calcext:value-type="float">
            <text:p>1.040050596</text:p>
          </table:table-cell>
          <table:table-cell office:value-type="float" office:value="-2.10505151749" calcext:value-type="float">
            <text:p>-2.1050515175</text:p>
          </table:table-cell>
          <table:table-cell office:value-type="float" office:value="-178.431900024" calcext:value-type="float">
            <text:p>-178.431900024</text:p>
          </table:table-cell>
          <table:table-cell office:value-type="float" office:value="-0.188458293676" calcext:value-type="float">
            <text:p>-0.1884582937</text:p>
          </table:table-cell>
          <table:table-cell office:value-type="float" office:value="-1.31628084183" calcext:value-type="float">
            <text:p>-1.3162808418</text:p>
          </table:table-cell>
          <table:table-cell office:value-type="float" office:value="117.696044922" calcext:value-type="float">
            <text:p>117.696044922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2.515" calcext:value-type="float">
            <text:p>2.515</text:p>
          </table:table-cell>
          <table:table-cell office:value-type="float" office:value="-3.353" calcext:value-type="float">
            <text:p>-3.353</text:p>
          </table:table-cell>
          <table:table-cell office:value-type="float" office:value="0.681842114489" calcext:value-type="float">
            <text:p>0.6818421145</text:p>
          </table:table-cell>
          <table:table-cell office:value-type="float" office:value="1.02020087838" calcext:value-type="float">
            <text:p>1.0202008784</text:p>
          </table:table-cell>
          <table:table-cell office:value-type="float" office:value="-2.10540246964" calcext:value-type="float">
            <text:p>-2.1054024696</text:p>
          </table:table-cell>
          <table:table-cell office:value-type="float" office:value="-178.374679565" calcext:value-type="float">
            <text:p>-178.374679565</text:p>
          </table:table-cell>
          <table:table-cell office:value-type="float" office:value="-0.180247187614" calcext:value-type="float">
            <text:p>-0.1802471876</text:p>
          </table:table-cell>
          <table:table-cell office:value-type="float" office:value="-1.29940795898" calcext:value-type="float">
            <text:p>-1.299407959</text:p>
          </table:table-cell>
          <table:table-cell office:value-type="float" office:value="115.884796143" calcext:value-type="float">
            <text:p>115.884796143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2.516" calcext:value-type="float">
            <text:p>2.516</text:p>
          </table:table-cell>
          <table:table-cell office:value-type="float" office:value="-3.369" calcext:value-type="float">
            <text:p>-3.369</text:p>
          </table:table-cell>
          <table:table-cell office:value-type="float" office:value="0.669308700324" calcext:value-type="float">
            <text:p>0.6693087003</text:p>
          </table:table-cell>
          <table:table-cell office:value-type="float" office:value="1.00157132745" calcext:value-type="float">
            <text:p>1.0015713275</text:p>
          </table:table-cell>
          <table:table-cell office:value-type="float" office:value="-2.10832381248" calcext:value-type="float">
            <text:p>-2.1083238125</text:p>
          </table:table-cell>
          <table:table-cell office:value-type="float" office:value="-178.150405884" calcext:value-type="float">
            <text:p>-178.150405884</text:p>
          </table:table-cell>
          <table:table-cell office:value-type="float" office:value="-0.170483514667" calcext:value-type="float">
            <text:p>-0.1704835147</text:p>
          </table:table-cell>
          <table:table-cell office:value-type="float" office:value="-1.28301298618" calcext:value-type="float">
            <text:p>-1.2830129862</text:p>
          </table:table-cell>
          <table:table-cell office:value-type="float" office:value="114.073127747" calcext:value-type="float">
            <text:p>114.073127747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2.518" calcext:value-type="float">
            <text:p>2.518</text:p>
          </table:table-cell>
          <table:table-cell office:value-type="float" office:value="-3.384" calcext:value-type="float">
            <text:p>-3.384</text:p>
          </table:table-cell>
          <table:table-cell office:value-type="float" office:value="0.656958905899" calcext:value-type="float">
            <text:p>0.6569589059</text:p>
          </table:table-cell>
          <table:table-cell office:value-type="float" office:value="0.973666831851" calcext:value-type="float">
            <text:p>0.9736668319</text:p>
          </table:table-cell>
          <table:table-cell office:value-type="float" office:value="-2.11113905907" calcext:value-type="float">
            <text:p>-2.1111390591</text:p>
          </table:table-cell>
          <table:table-cell office:value-type="float" office:value="-177.880752563" calcext:value-type="float">
            <text:p>-177.880752563</text:p>
          </table:table-cell>
          <table:table-cell office:value-type="float" office:value="-0.161316409707" calcext:value-type="float">
            <text:p>-0.1613164097</text:p>
          </table:table-cell>
          <table:table-cell office:value-type="float" office:value="-1.27045500278" calcext:value-type="float">
            <text:p>-1.2704550028</text:p>
          </table:table-cell>
          <table:table-cell office:value-type="float" office:value="112.282928467" calcext:value-type="float">
            <text:p>112.282928467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2.52" calcext:value-type="float">
            <text:p>2.52</text:p>
          </table:table-cell>
          <table:table-cell office:value-type="float" office:value="-3.4" calcext:value-type="float">
            <text:p>-3.4</text:p>
          </table:table-cell>
          <table:table-cell office:value-type="float" office:value="0.644430258471" calcext:value-type="float">
            <text:p>0.6444302585</text:p>
          </table:table-cell>
          <table:table-cell office:value-type="float" office:value="0.942506223917" calcext:value-type="float">
            <text:p>0.9425062239</text:p>
          </table:table-cell>
          <table:table-cell office:value-type="float" office:value="-2.11359190941" calcext:value-type="float">
            <text:p>-2.1135919094</text:p>
          </table:table-cell>
          <table:table-cell office:value-type="float" office:value="-177.616516113" calcext:value-type="float">
            <text:p>-177.616516113</text:p>
          </table:table-cell>
          <table:table-cell office:value-type="float" office:value="-0.150418505073" calcext:value-type="float">
            <text:p>-0.1504185051</text:p>
          </table:table-cell>
          <table:table-cell office:value-type="float" office:value="-1.25833117962" calcext:value-type="float">
            <text:p>-1.2583311796</text:p>
          </table:table-cell>
          <table:table-cell office:value-type="float" office:value="110.522377014" calcext:value-type="float">
            <text:p>110.522377014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2.523" calcext:value-type="float">
            <text:p>2.523</text:p>
          </table:table-cell>
          <table:table-cell office:value-type="float" office:value="-3.416" calcext:value-type="float">
            <text:p>-3.416</text:p>
          </table:table-cell>
          <table:table-cell office:value-type="float" office:value="0.632888245187" calcext:value-type="float">
            <text:p>0.6328882452</text:p>
          </table:table-cell>
          <table:table-cell office:value-type="float" office:value="0.919893249869" calcext:value-type="float">
            <text:p>0.9198932499</text:p>
          </table:table-cell>
          <table:table-cell office:value-type="float" office:value="-2.11844658852" calcext:value-type="float">
            <text:p>-2.1184465885</text:p>
          </table:table-cell>
          <table:table-cell office:value-type="float" office:value="-177.248916626" calcext:value-type="float">
            <text:p>-177.248916626</text:p>
          </table:table-cell>
          <table:table-cell office:value-type="float" office:value="-0.137708157301" calcext:value-type="float">
            <text:p>-0.1377081573</text:p>
          </table:table-cell>
          <table:table-cell office:value-type="float" office:value="-1.2470934391" calcext:value-type="float">
            <text:p>-1.2470934391</text:p>
          </table:table-cell>
          <table:table-cell office:value-type="float" office:value="108.770889282" calcext:value-type="float">
            <text:p>108.770889282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2.527" calcext:value-type="float">
            <text:p>2.527</text:p>
          </table:table-cell>
          <table:table-cell office:value-type="float" office:value="-3.432" calcext:value-type="float">
            <text:p>-3.432</text:p>
          </table:table-cell>
          <table:table-cell office:value-type="float" office:value="0.620027662766" calcext:value-type="float">
            <text:p>0.6200276628</text:p>
          </table:table-cell>
          <table:table-cell office:value-type="float" office:value="0.891767263412" calcext:value-type="float">
            <text:p>0.8917672634</text:p>
          </table:table-cell>
          <table:table-cell office:value-type="float" office:value="-2.1198925972" calcext:value-type="float">
            <text:p>-2.1198925972</text:p>
          </table:table-cell>
          <table:table-cell office:value-type="float" office:value="-176.885177612" calcext:value-type="float">
            <text:p>-176.885177612</text:p>
          </table:table-cell>
          <table:table-cell office:value-type="float" office:value="-0.124738402665" calcext:value-type="float">
            <text:p>-0.1247384027</text:p>
          </table:table-cell>
          <table:table-cell office:value-type="float" office:value="-1.23765218258" calcext:value-type="float">
            <text:p>-1.2376521826</text:p>
          </table:table-cell>
          <table:table-cell office:value-type="float" office:value="107.079574585" calcext:value-type="float">
            <text:p>107.0795745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531" calcext:value-type="float">
            <text:p>2.531</text:p>
          </table:table-cell>
          <table:table-cell office:value-type="float" office:value="-3.447" calcext:value-type="float">
            <text:p>-3.447</text:p>
          </table:table-cell>
          <table:table-cell office:value-type="float" office:value="0.606203275133" calcext:value-type="float">
            <text:p>0.6062032751</text:p>
          </table:table-cell>
          <table:table-cell office:value-type="float" office:value="0.859092839062" calcext:value-type="float">
            <text:p>0.8590928391</text:p>
          </table:table-cell>
          <table:table-cell office:value-type="float" office:value="-2.11817336082" calcext:value-type="float">
            <text:p>-2.1181733608</text:p>
          </table:table-cell>
          <table:table-cell office:value-type="float" office:value="-176.585464478" calcext:value-type="float">
            <text:p>-176.585464478</text:p>
          </table:table-cell>
          <table:table-cell office:value-type="float" office:value="-0.111650623381" calcext:value-type="float">
            <text:p>-0.1116506234</text:p>
          </table:table-cell>
          <table:table-cell office:value-type="float" office:value="-1.22888708115" calcext:value-type="float">
            <text:p>-1.2288870812</text:p>
          </table:table-cell>
          <table:table-cell office:value-type="float" office:value="105.487586975" calcext:value-type="float">
            <text:p>105.487586975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2.535" calcext:value-type="float">
            <text:p>2.535</text:p>
          </table:table-cell>
          <table:table-cell office:value-type="float" office:value="-3.462" calcext:value-type="float">
            <text:p>-3.462</text:p>
          </table:table-cell>
          <table:table-cell office:value-type="float" office:value="0.592596066434" calcext:value-type="float">
            <text:p>0.5925960664</text:p>
          </table:table-cell>
          <table:table-cell office:value-type="float" office:value="0.841270409524" calcext:value-type="float">
            <text:p>0.8412704095</text:p>
          </table:table-cell>
          <table:table-cell office:value-type="float" office:value="-2.11712741852" calcext:value-type="float">
            <text:p>-2.1171274185</text:p>
          </table:table-cell>
          <table:table-cell office:value-type="float" office:value="-176.314575195" calcext:value-type="float">
            <text:p>-176.314575195</text:p>
          </table:table-cell>
          <table:table-cell office:value-type="float" office:value="-0.098935842514" calcext:value-type="float">
            <text:p>-0.0989358425</text:p>
          </table:table-cell>
          <table:table-cell office:value-type="float" office:value="-1.22085046768" calcext:value-type="float">
            <text:p>-1.2208504677</text:p>
          </table:table-cell>
          <table:table-cell office:value-type="float" office:value="103.919525146" calcext:value-type="float">
            <text:p>103.919525146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2.54" calcext:value-type="float">
            <text:p>2.54</text:p>
          </table:table-cell>
          <table:table-cell office:value-type="float" office:value="-3.477" calcext:value-type="float">
            <text:p>-3.477</text:p>
          </table:table-cell>
          <table:table-cell office:value-type="float" office:value="0.578817601597" calcext:value-type="float">
            <text:p>0.5788176016</text:p>
          </table:table-cell>
          <table:table-cell office:value-type="float" office:value="0.823451250792" calcext:value-type="float">
            <text:p>0.8234512508</text:p>
          </table:table-cell>
          <table:table-cell office:value-type="float" office:value="-2.11551809311" calcext:value-type="float">
            <text:p>-2.1155180931</text:p>
          </table:table-cell>
          <table:table-cell office:value-type="float" office:value="-176.182037354" calcext:value-type="float">
            <text:p>-176.182037354</text:p>
          </table:table-cell>
          <table:table-cell office:value-type="float" office:value="-0.08481233567" calcext:value-type="float">
            <text:p>-0.0848123357</text:p>
          </table:table-cell>
          <table:table-cell office:value-type="float" office:value="-1.21142232418" calcext:value-type="float">
            <text:p>-1.2114223242</text:p>
          </table:table-cell>
          <table:table-cell office:value-type="float" office:value="102.33694458" calcext:value-type="float">
            <text:p>102.33694458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2.545" calcext:value-type="float">
            <text:p>2.545</text:p>
          </table:table-cell>
          <table:table-cell office:value-type="float" office:value="-3.492" calcext:value-type="float">
            <text:p>-3.492</text:p>
          </table:table-cell>
          <table:table-cell office:value-type="float" office:value="0.564871862502" calcext:value-type="float">
            <text:p>0.5648718625</text:p>
          </table:table-cell>
          <table:table-cell office:value-type="float" office:value="0.796915348619" calcext:value-type="float">
            <text:p>0.7969153486</text:p>
          </table:table-cell>
          <table:table-cell office:value-type="float" office:value="-2.11260724068" calcext:value-type="float">
            <text:p>-2.1126072407</text:p>
          </table:table-cell>
          <table:table-cell office:value-type="float" office:value="-176.264419556" calcext:value-type="float">
            <text:p>-176.264419556</text:p>
          </table:table-cell>
          <table:table-cell office:value-type="float" office:value="-0.0698176920414" calcext:value-type="float">
            <text:p>-0.069817692</text:p>
          </table:table-cell>
          <table:table-cell office:value-type="float" office:value="-1.20250713825" calcext:value-type="float">
            <text:p>-1.2025071383</text:p>
          </table:table-cell>
          <table:table-cell office:value-type="float" office:value="100.74798584" calcext:value-type="float">
            <text:p>100.74798584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2.551" calcext:value-type="float">
            <text:p>2.551</text:p>
          </table:table-cell>
          <table:table-cell office:value-type="float" office:value="-3.506" calcext:value-type="float">
            <text:p>-3.506</text:p>
          </table:table-cell>
          <table:table-cell office:value-type="float" office:value="0.551180141386" calcext:value-type="float">
            <text:p>0.5511801414</text:p>
          </table:table-cell>
          <table:table-cell office:value-type="float" office:value="0.768300892785" calcext:value-type="float">
            <text:p>0.7683008928</text:p>
          </table:table-cell>
          <table:table-cell office:value-type="float" office:value="-2.10757422447" calcext:value-type="float">
            <text:p>-2.1075742245</text:p>
          </table:table-cell>
          <table:table-cell office:value-type="float" office:value="-176.670211792" calcext:value-type="float">
            <text:p>-176.670211792</text:p>
          </table:table-cell>
          <table:table-cell office:value-type="float" office:value="-0.0561506189406" calcext:value-type="float">
            <text:p>-0.0561506189</text:p>
          </table:table-cell>
          <table:table-cell office:value-type="float" office:value="-1.19647097588" calcext:value-type="float">
            <text:p>-1.1964709759</text:p>
          </table:table-cell>
          <table:table-cell office:value-type="float" office:value="99.1449508667" calcext:value-type="float">
            <text:p>99.144950866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.557" calcext:value-type="float">
            <text:p>2.557</text:p>
          </table:table-cell>
          <table:table-cell office:value-type="float" office:value="-3.52" calcext:value-type="float">
            <text:p>-3.52</text:p>
          </table:table-cell>
          <table:table-cell office:value-type="float" office:value="0.537759981073" calcext:value-type="float">
            <text:p>0.5377599811</text:p>
          </table:table-cell>
          <table:table-cell office:value-type="float" office:value="0.740281875245" calcext:value-type="float">
            <text:p>0.7402818752</text:p>
          </table:table-cell>
          <table:table-cell office:value-type="float" office:value="-2.09750032425" calcext:value-type="float">
            <text:p>-2.0975003243</text:p>
          </table:table-cell>
          <table:table-cell office:value-type="float" office:value="-177.460632324" calcext:value-type="float">
            <text:p>-177.460632324</text:p>
          </table:table-cell>
          <table:table-cell office:value-type="float" office:value="-0.0423084460199" calcext:value-type="float">
            <text:p>-0.042308446</text:p>
          </table:table-cell>
          <table:table-cell office:value-type="float" office:value="-1.1925548315" calcext:value-type="float">
            <text:p>-1.1925548315</text:p>
          </table:table-cell>
          <table:table-cell office:value-type="float" office:value="97.5623855591" calcext:value-type="float">
            <text:p>97.5623855591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2.564" calcext:value-type="float">
            <text:p>2.564</text:p>
          </table:table-cell>
          <table:table-cell office:value-type="float" office:value="-3.534" calcext:value-type="float">
            <text:p>-3.534</text:p>
          </table:table-cell>
          <table:table-cell office:value-type="float" office:value="0.524202157143" calcext:value-type="float">
            <text:p>0.5242021571</text:p>
          </table:table-cell>
          <table:table-cell office:value-type="float" office:value="0.725047711283" calcext:value-type="float">
            <text:p>0.7250477113</text:p>
          </table:table-cell>
          <table:table-cell office:value-type="float" office:value="-2.08082413673" calcext:value-type="float">
            <text:p>-2.0808241367</text:p>
          </table:table-cell>
          <table:table-cell office:value-type="float" office:value="-178.592651367" calcext:value-type="float">
            <text:p>-178.592651367</text:p>
          </table:table-cell>
          <table:table-cell office:value-type="float" office:value="-0.0263073462993" calcext:value-type="float">
            <text:p>-0.0263073463</text:p>
          </table:table-cell>
          <table:table-cell office:value-type="float" office:value="-1.18950510025" calcext:value-type="float">
            <text:p>-1.1895051003</text:p>
          </table:table-cell>
          <table:table-cell office:value-type="float" office:value="95.9871139526" calcext:value-type="float">
            <text:p>95.9871139526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2.571" calcext:value-type="float">
            <text:p>2.571</text:p>
          </table:table-cell>
          <table:table-cell office:value-type="float" office:value="-3.548" calcext:value-type="float">
            <text:p>-3.548</text:p>
          </table:table-cell>
          <table:table-cell office:value-type="float" office:value="0.509650013478" calcext:value-type="float">
            <text:p>0.5096500135</text:p>
          </table:table-cell>
          <table:table-cell office:value-type="float" office:value="0.726748682559" calcext:value-type="float">
            <text:p>0.7267486826</text:p>
          </table:table-cell>
          <table:table-cell office:value-type="float" office:value="-2.05888175964" calcext:value-type="float">
            <text:p>-2.0588817596</text:p>
          </table:table-cell>
          <table:table-cell office:value-type="float" office:value="-179.852355957" calcext:value-type="float">
            <text:p>-179.852355957</text:p>
          </table:table-cell>
          <table:table-cell office:value-type="float" office:value="-0.0101495105773" calcext:value-type="float">
            <text:p>-0.0101495106</text:p>
          </table:table-cell>
          <table:table-cell office:value-type="float" office:value="-1.18647670746" calcext:value-type="float">
            <text:p>-1.1864767075</text:p>
          </table:table-cell>
          <table:table-cell office:value-type="float" office:value="94.4535064697" calcext:value-type="float">
            <text:p>94.4535064697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2.578" calcext:value-type="float">
            <text:p>2.578</text:p>
          </table:table-cell>
          <table:table-cell office:value-type="float" office:value="-3.561" calcext:value-type="float">
            <text:p>-3.561</text:p>
          </table:table-cell>
          <table:table-cell office:value-type="float" office:value="0.49581925801" calcext:value-type="float">
            <text:p>0.495819258</text:p>
          </table:table-cell>
          <table:table-cell office:value-type="float" office:value="0.728416813537" calcext:value-type="float">
            <text:p>0.7284168135</text:p>
          </table:table-cell>
          <table:table-cell office:value-type="float" office:value="-2.03484511375" calcext:value-type="float">
            <text:p>-2.0348451138</text:p>
          </table:table-cell>
          <table:table-cell office:value-type="float" office:value="178.836791992" calcext:value-type="float">
            <text:p>178.836791992</text:p>
          </table:table-cell>
          <table:table-cell office:value-type="float" office:value="0.00694617815316" calcext:value-type="float">
            <text:p>0.0069461782</text:p>
          </table:table-cell>
          <table:table-cell office:value-type="float" office:value="-1.18276154995" calcext:value-type="float">
            <text:p>-1.18276155</text:p>
          </table:table-cell>
          <table:table-cell office:value-type="float" office:value="92.9167327881" calcext:value-type="float">
            <text:p>92.9167327881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2.586" calcext:value-type="float">
            <text:p>2.586</text:p>
          </table:table-cell>
          <table:table-cell office:value-type="float" office:value="-3.574" calcext:value-type="float">
            <text:p>-3.574</text:p>
          </table:table-cell>
          <table:table-cell office:value-type="float" office:value="0.481423391629" calcext:value-type="float">
            <text:p>0.4814233916</text:p>
          </table:table-cell>
          <table:table-cell office:value-type="float" office:value="0.729102939367" calcext:value-type="float">
            <text:p>0.7291029394</text:p>
          </table:table-cell>
          <table:table-cell office:value-type="float" office:value="-2.00818872452" calcext:value-type="float">
            <text:p>-2.0081887245</text:p>
          </table:table-cell>
          <table:table-cell office:value-type="float" office:value="177.388473511" calcext:value-type="float">
            <text:p>177.388473511</text:p>
          </table:table-cell>
          <table:table-cell office:value-type="float" office:value="0.0246720202267" calcext:value-type="float">
            <text:p>0.0246720202</text:p>
          </table:table-cell>
          <table:table-cell office:value-type="float" office:value="-1.17890822887" calcext:value-type="float">
            <text:p>-1.1789082289</text:p>
          </table:table-cell>
          <table:table-cell office:value-type="float" office:value="91.3167266846" calcext:value-type="float">
            <text:p>91.31672668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595" calcext:value-type="float">
            <text:p>2.595</text:p>
          </table:table-cell>
          <table:table-cell office:value-type="float" office:value="-3.587" calcext:value-type="float">
            <text:p>-3.587</text:p>
          </table:table-cell>
          <table:table-cell office:value-type="float" office:value="0.466896460703" calcext:value-type="float">
            <text:p>0.4668964607</text:p>
          </table:table-cell>
          <table:table-cell office:value-type="float" office:value="0.732137694955" calcext:value-type="float">
            <text:p>0.732137695</text:p>
          </table:table-cell>
          <table:table-cell office:value-type="float" office:value="-1.98480248451" calcext:value-type="float">
            <text:p>-1.9848024845</text:p>
          </table:table-cell>
          <table:table-cell office:value-type="float" office:value="175.876373291" calcext:value-type="float">
            <text:p>175.876373291</text:p>
          </table:table-cell>
          <table:table-cell office:value-type="float" office:value="0.0425204820931" calcext:value-type="float">
            <text:p>0.0425204821</text:p>
          </table:table-cell>
          <table:table-cell office:value-type="float" office:value="-1.17574691772" calcext:value-type="float">
            <text:p>-1.1757469177</text:p>
          </table:table-cell>
          <table:table-cell office:value-type="float" office:value="89.672668457" calcext:value-type="float">
            <text:p>89.672668457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2.604" calcext:value-type="float">
            <text:p>2.604</text:p>
          </table:table-cell>
          <table:table-cell office:value-type="float" office:value="-3.6" calcext:value-type="float">
            <text:p>-3.6</text:p>
          </table:table-cell>
          <table:table-cell office:value-type="float" office:value="0.45135029907" calcext:value-type="float">
            <text:p>0.4513502991</text:p>
          </table:table-cell>
          <table:table-cell office:value-type="float" office:value="0.744310998823" calcext:value-type="float">
            <text:p>0.7443109988</text:p>
          </table:table-cell>
          <table:table-cell office:value-type="float" office:value="-1.95748531818" calcext:value-type="float">
            <text:p>-1.9574853182</text:p>
          </table:table-cell>
          <table:table-cell office:value-type="float" office:value="174.275238037" calcext:value-type="float">
            <text:p>174.275238037</text:p>
          </table:table-cell>
          <table:table-cell office:value-type="float" office:value="0.0586007498205" calcext:value-type="float">
            <text:p>0.0586007498</text:p>
          </table:table-cell>
          <table:table-cell office:value-type="float" office:value="-1.17526781559" calcext:value-type="float">
            <text:p>-1.1752678156</text:p>
          </table:table-cell>
          <table:table-cell office:value-type="float" office:value="87.9847183228" calcext:value-type="float">
            <text:p>87.9847183228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2.613" calcext:value-type="float">
            <text:p>2.613</text:p>
          </table:table-cell>
          <table:table-cell office:value-type="float" office:value="-3.612" calcext:value-type="float">
            <text:p>-3.612</text:p>
          </table:table-cell>
          <table:table-cell office:value-type="float" office:value="0.437015586971" calcext:value-type="float">
            <text:p>0.437015587</text:p>
          </table:table-cell>
          <table:table-cell office:value-type="float" office:value="0.767041724175" calcext:value-type="float">
            <text:p>0.7670417242</text:p>
          </table:table-cell>
          <table:table-cell office:value-type="float" office:value="-1.92330312729" calcext:value-type="float">
            <text:p>-1.9233031273</text:p>
          </table:table-cell>
          <table:table-cell office:value-type="float" office:value="172.481231689" calcext:value-type="float">
            <text:p>172.481231689</text:p>
          </table:table-cell>
          <table:table-cell office:value-type="float" office:value="0.0752896890044" calcext:value-type="float">
            <text:p>0.075289689</text:p>
          </table:table-cell>
          <table:table-cell office:value-type="float" office:value="-1.1743927002" calcext:value-type="float">
            <text:p>-1.1743927002</text:p>
          </table:table-cell>
          <table:table-cell office:value-type="float" office:value="86.2688446045" calcext:value-type="float">
            <text:p>86.2688446045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2.623" calcext:value-type="float">
            <text:p>2.623</text:p>
          </table:table-cell>
          <table:table-cell office:value-type="float" office:value="-3.625" calcext:value-type="float">
            <text:p>-3.625</text:p>
          </table:table-cell>
          <table:table-cell office:value-type="float" office:value="0.420755495827" calcext:value-type="float">
            <text:p>0.4207554958</text:p>
          </table:table-cell>
          <table:table-cell office:value-type="float" office:value="0.795547343791" calcext:value-type="float">
            <text:p>0.7955473438</text:p>
          </table:table-cell>
          <table:table-cell office:value-type="float" office:value="-1.88490796089" calcext:value-type="float">
            <text:p>-1.8849079609</text:p>
          </table:table-cell>
          <table:table-cell office:value-type="float" office:value="170.576065063" calcext:value-type="float">
            <text:p>170.576065063</text:p>
          </table:table-cell>
          <table:table-cell office:value-type="float" office:value="0.0922872498631" calcext:value-type="float">
            <text:p>0.0922872499</text:p>
          </table:table-cell>
          <table:table-cell office:value-type="float" office:value="-1.17476868629" calcext:value-type="float">
            <text:p>-1.1747686863</text:p>
          </table:table-cell>
          <table:table-cell office:value-type="float" office:value="84.504737854" calcext:value-type="float">
            <text:p>84.504737854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2.633" calcext:value-type="float">
            <text:p>2.633</text:p>
          </table:table-cell>
          <table:table-cell office:value-type="float" office:value="-3.636" calcext:value-type="float">
            <text:p>-3.636</text:p>
          </table:table-cell>
          <table:table-cell office:value-type="float" office:value="0.406644318361" calcext:value-type="float">
            <text:p>0.4066443184</text:p>
          </table:table-cell>
          <table:table-cell office:value-type="float" office:value="0.826605267823" calcext:value-type="float">
            <text:p>0.8266052678</text:p>
          </table:table-cell>
          <table:table-cell office:value-type="float" office:value="-1.84566235542" calcext:value-type="float">
            <text:p>-1.8456623554</text:p>
          </table:table-cell>
          <table:table-cell office:value-type="float" office:value="168.767105103" calcext:value-type="float">
            <text:p>168.767105103</text:p>
          </table:table-cell>
          <table:table-cell office:value-type="float" office:value="0.10908896476" calcext:value-type="float">
            <text:p>0.1090889648</text:p>
          </table:table-cell>
          <table:table-cell office:value-type="float" office:value="-1.17591035366" calcext:value-type="float">
            <text:p>-1.1759103537</text:p>
          </table:table-cell>
          <table:table-cell office:value-type="float" office:value="82.7407150269" calcext:value-type="float">
            <text:p>82.740715026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.643" calcext:value-type="float">
            <text:p>2.643</text:p>
          </table:table-cell>
          <table:table-cell office:value-type="float" office:value="-3.647" calcext:value-type="float">
            <text:p>-3.647</text:p>
          </table:table-cell>
          <table:table-cell office:value-type="float" office:value="0.392435446553" calcext:value-type="float">
            <text:p>0.3924354466</text:p>
          </table:table-cell>
          <table:table-cell office:value-type="float" office:value="0.84245403856" calcext:value-type="float">
            <text:p>0.8424540386</text:p>
          </table:table-cell>
          <table:table-cell office:value-type="float" office:value="-1.82284760475" calcext:value-type="float">
            <text:p>-1.8228476048</text:p>
          </table:table-cell>
          <table:table-cell office:value-type="float" office:value="167.164916992" calcext:value-type="float">
            <text:p>167.164916992</text:p>
          </table:table-cell>
          <table:table-cell office:value-type="float" office:value="0.124470487237" calcext:value-type="float">
            <text:p>0.1244704872</text:p>
          </table:table-cell>
          <table:table-cell office:value-type="float" office:value="-1.17880487442" calcext:value-type="float">
            <text:p>-1.1788048744</text:p>
          </table:table-cell>
          <table:table-cell office:value-type="float" office:value="81.0056915283" calcext:value-type="float">
            <text:p>81.0056915283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.654" calcext:value-type="float">
            <text:p>2.654</text:p>
          </table:table-cell>
          <table:table-cell office:value-type="float" office:value="-3.658" calcext:value-type="float">
            <text:p>-3.658</text:p>
          </table:table-cell>
          <table:table-cell office:value-type="float" office:value="0.377206353536" calcext:value-type="float">
            <text:p>0.3772063535</text:p>
          </table:table-cell>
          <table:table-cell office:value-type="float" office:value="0.821578167379" calcext:value-type="float">
            <text:p>0.8215781674</text:p>
          </table:table-cell>
          <table:table-cell office:value-type="float" office:value="-1.80720639229" calcext:value-type="float">
            <text:p>-1.8072063923</text:p>
          </table:table-cell>
          <table:table-cell office:value-type="float" office:value="165.511795044" calcext:value-type="float">
            <text:p>165.511795044</text:p>
          </table:table-cell>
          <table:table-cell office:value-type="float" office:value="0.138562992215" calcext:value-type="float">
            <text:p>0.1385629922</text:p>
          </table:table-cell>
          <table:table-cell office:value-type="float" office:value="-1.18346452713" calcext:value-type="float">
            <text:p>-1.1834645271</text:p>
          </table:table-cell>
          <table:table-cell office:value-type="float" office:value="79.2851715088" calcext:value-type="float">
            <text:p>79.2851715088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2.666" calcext:value-type="float">
            <text:p>2.666</text:p>
          </table:table-cell>
          <table:table-cell office:value-type="float" office:value="-3.669" calcext:value-type="float">
            <text:p>-3.669</text:p>
          </table:table-cell>
          <table:table-cell office:value-type="float" office:value="0.360009392323" calcext:value-type="float">
            <text:p>0.3600093923</text:p>
          </table:table-cell>
          <table:table-cell office:value-type="float" office:value="0.797746159136" calcext:value-type="float">
            <text:p>0.7977461591</text:p>
          </table:table-cell>
          <table:table-cell office:value-type="float" office:value="-1.7919434309" calcext:value-type="float">
            <text:p>-1.7919434309</text:p>
          </table:table-cell>
          <table:table-cell office:value-type="float" office:value="163.853759766" calcext:value-type="float">
            <text:p>163.853759766</text:p>
          </table:table-cell>
          <table:table-cell office:value-type="float" office:value="0.15319417417" calcext:value-type="float">
            <text:p>0.1531941742</text:p>
          </table:table-cell>
          <table:table-cell office:value-type="float" office:value="-1.18799328804" calcext:value-type="float">
            <text:p>-1.187993288</text:p>
          </table:table-cell>
          <table:table-cell office:value-type="float" office:value="77.5628356934" calcext:value-type="float">
            <text:p>77.5628356934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2.678" calcext:value-type="float">
            <text:p>2.678</text:p>
          </table:table-cell>
          <table:table-cell office:value-type="float" office:value="-3.679" calcext:value-type="float">
            <text:p>-3.679</text:p>
          </table:table-cell>
          <table:table-cell office:value-type="float" office:value="0.344098008596" calcext:value-type="float">
            <text:p>0.3440980086</text:p>
          </table:table-cell>
          <table:table-cell office:value-type="float" office:value="0.785038731992" calcext:value-type="float">
            <text:p>0.785038732</text:p>
          </table:table-cell>
          <table:table-cell office:value-type="float" office:value="-1.7896528244" calcext:value-type="float">
            <text:p>-1.7896528244</text:p>
          </table:table-cell>
          <table:table-cell office:value-type="float" office:value="162.343002319" calcext:value-type="float">
            <text:p>162.343002319</text:p>
          </table:table-cell>
          <table:table-cell office:value-type="float" office:value="0.166856527328" calcext:value-type="float">
            <text:p>0.1668565273</text:p>
          </table:table-cell>
          <table:table-cell office:value-type="float" office:value="-1.19313216209" calcext:value-type="float">
            <text:p>-1.1931321621</text:p>
          </table:table-cell>
          <table:table-cell office:value-type="float" office:value="75.8502655029" calcext:value-type="float">
            <text:p>75.8502655029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2.689" calcext:value-type="float">
            <text:p>2.689</text:p>
          </table:table-cell>
          <table:table-cell office:value-type="float" office:value="-3.689" calcext:value-type="float">
            <text:p>-3.689</text:p>
          </table:table-cell>
          <table:table-cell office:value-type="float" office:value="0.328559465633" calcext:value-type="float">
            <text:p>0.3285594656</text:p>
          </table:table-cell>
          <table:table-cell office:value-type="float" office:value="0.770029954612" calcext:value-type="float">
            <text:p>0.7700299546</text:p>
          </table:table-cell>
          <table:table-cell office:value-type="float" office:value="-1.78407466412" calcext:value-type="float">
            <text:p>-1.7840746641</text:p>
          </table:table-cell>
          <table:table-cell office:value-type="float" office:value="160.734161377" calcext:value-type="float">
            <text:p>160.734161377</text:p>
          </table:table-cell>
          <table:table-cell office:value-type="float" office:value="0.180182278156" calcext:value-type="float">
            <text:p>0.1801822782</text:p>
          </table:table-cell>
          <table:table-cell office:value-type="float" office:value="-1.1984821558" calcext:value-type="float">
            <text:p>-1.1984821558</text:p>
          </table:table-cell>
          <table:table-cell office:value-type="float" office:value="74.174331665" calcext:value-type="float">
            <text:p>74.1743316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7" calcext:value-type="float">
            <text:p>2.7</text:p>
          </table:table-cell>
          <table:table-cell office:value-type="float" office:value="-3.698" calcext:value-type="float">
            <text:p>-3.698</text:p>
          </table:table-cell>
          <table:table-cell office:value-type="float" office:value="0.313881093467" calcext:value-type="float">
            <text:p>0.3138810935</text:p>
          </table:table-cell>
          <table:table-cell office:value-type="float" office:value="0.7542047319" calcext:value-type="float">
            <text:p>0.7542047319</text:p>
          </table:table-cell>
          <table:table-cell office:value-type="float" office:value="-1.77768564224" calcext:value-type="float">
            <text:p>-1.7776856422</text:p>
          </table:table-cell>
          <table:table-cell office:value-type="float" office:value="159.084472656" calcext:value-type="float">
            <text:p>159.084472656</text:p>
          </table:table-cell>
          <table:table-cell office:value-type="float" office:value="0.193458020687" calcext:value-type="float">
            <text:p>0.1934580207</text:p>
          </table:table-cell>
          <table:table-cell office:value-type="float" office:value="-1.20441937447" calcext:value-type="float">
            <text:p>-1.2044193745</text:p>
          </table:table-cell>
          <table:table-cell office:value-type="float" office:value="72.5171661377" calcext:value-type="float">
            <text:p>72.5171661377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2.711" calcext:value-type="float">
            <text:p>2.711</text:p>
          </table:table-cell>
          <table:table-cell office:value-type="float" office:value="-3.705" calcext:value-type="float">
            <text:p>-3.705</text:p>
          </table:table-cell>
          <table:table-cell office:value-type="float" office:value="0.296740847564" calcext:value-type="float">
            <text:p>0.2967408476</text:p>
          </table:table-cell>
          <table:table-cell office:value-type="float" office:value="0.741168987937" calcext:value-type="float">
            <text:p>0.7411689879</text:p>
          </table:table-cell>
          <table:table-cell office:value-type="float" office:value="-1.77691626549" calcext:value-type="float">
            <text:p>-1.7769162655</text:p>
          </table:table-cell>
          <table:table-cell office:value-type="float" office:value="157.491790771" calcext:value-type="float">
            <text:p>157.491790771</text:p>
          </table:table-cell>
          <table:table-cell office:value-type="float" office:value="0.206923559308" calcext:value-type="float">
            <text:p>0.2069235593</text:p>
          </table:table-cell>
          <table:table-cell office:value-type="float" office:value="-1.21024096012" calcext:value-type="float">
            <text:p>-1.2102409601</text:p>
          </table:table-cell>
          <table:table-cell office:value-type="float" office:value="70.8494567871" calcext:value-type="float">
            <text:p>70.8494567871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2.719" calcext:value-type="float">
            <text:p>2.719</text:p>
          </table:table-cell>
          <table:table-cell office:value-type="float" office:value="-3.711" calcext:value-type="float">
            <text:p>-3.711</text:p>
          </table:table-cell>
          <table:table-cell office:value-type="float" office:value="0.281424188722" calcext:value-type="float">
            <text:p>0.2814241887</text:p>
          </table:table-cell>
          <table:table-cell office:value-type="float" office:value="0.722334552556" calcext:value-type="float">
            <text:p>0.7223345526</text:p>
          </table:table-cell>
          <table:table-cell office:value-type="float" office:value="-1.76553332806" calcext:value-type="float">
            <text:p>-1.7655333281</text:p>
          </table:table-cell>
          <table:table-cell office:value-type="float" office:value="155.807937622" calcext:value-type="float">
            <text:p>155.807937622</text:p>
          </table:table-cell>
          <table:table-cell office:value-type="float" office:value="0.220860317349" calcext:value-type="float">
            <text:p>0.2208603173</text:p>
          </table:table-cell>
          <table:table-cell office:value-type="float" office:value="-1.21673858166" calcext:value-type="float">
            <text:p>-1.2167385817</text:p>
          </table:table-cell>
          <table:table-cell office:value-type="float" office:value="69.1618423462" calcext:value-type="float">
            <text:p>69.1618423462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2.727" calcext:value-type="float">
            <text:p>2.727</text:p>
          </table:table-cell>
          <table:table-cell office:value-type="float" office:value="-3.715" calcext:value-type="float">
            <text:p>-3.715</text:p>
          </table:table-cell>
          <table:table-cell office:value-type="float" office:value="0.266999316881" calcext:value-type="float">
            <text:p>0.2669993169</text:p>
          </table:table-cell>
          <table:table-cell office:value-type="float" office:value="0.709300853312" calcext:value-type="float">
            <text:p>0.7093008533</text:p>
          </table:table-cell>
          <table:table-cell office:value-type="float" office:value="-1.75411117077" calcext:value-type="float">
            <text:p>-1.7541111708</text:p>
          </table:table-cell>
          <table:table-cell office:value-type="float" office:value="154.065139771" calcext:value-type="float">
            <text:p>154.065139771</text:p>
          </table:table-cell>
          <table:table-cell office:value-type="float" office:value="0.233656391501" calcext:value-type="float">
            <text:p>0.2336563915</text:p>
          </table:table-cell>
          <table:table-cell office:value-type="float" office:value="-1.2241204977" calcext:value-type="float">
            <text:p>-1.2241204977</text:p>
          </table:table-cell>
          <table:table-cell office:value-type="float" office:value="67.4760284424" calcext:value-type="float">
            <text:p>67.4760284424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.734" calcext:value-type="float">
            <text:p>2.734</text:p>
          </table:table-cell>
          <table:table-cell office:value-type="float" office:value="-3.72" calcext:value-type="float">
            <text:p>-3.72</text:p>
          </table:table-cell>
          <table:table-cell office:value-type="float" office:value="0.253481838046" calcext:value-type="float">
            <text:p>0.253481838</text:p>
          </table:table-cell>
          <table:table-cell office:value-type="float" office:value="0.697666767985" calcext:value-type="float">
            <text:p>0.697666768</text:p>
          </table:table-cell>
          <table:table-cell office:value-type="float" office:value="-1.73778712749" calcext:value-type="float">
            <text:p>-1.7377871275</text:p>
          </table:table-cell>
          <table:table-cell office:value-type="float" office:value="152.259658813" calcext:value-type="float">
            <text:p>152.259658813</text:p>
          </table:table-cell>
          <table:table-cell office:value-type="float" office:value="0.246618494391" calcext:value-type="float">
            <text:p>0.2466184944</text:p>
          </table:table-cell>
          <table:table-cell office:value-type="float" office:value="-1.23176944256" calcext:value-type="float">
            <text:p>-1.2317694426</text:p>
          </table:table-cell>
          <table:table-cell office:value-type="float" office:value="65.7610473633" calcext:value-type="float">
            <text:p>65.761047363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.741" calcext:value-type="float">
            <text:p>2.741</text:p>
          </table:table-cell>
          <table:table-cell office:value-type="float" office:value="-3.724" calcext:value-type="float">
            <text:p>-3.724</text:p>
          </table:table-cell>
          <table:table-cell office:value-type="float" office:value="0.239429250624" calcext:value-type="float">
            <text:p>0.2394292506</text:p>
          </table:table-cell>
          <table:table-cell office:value-type="float" office:value="0.691140990704" calcext:value-type="float">
            <text:p>0.6911409907</text:p>
          </table:table-cell>
          <table:table-cell office:value-type="float" office:value="-1.71954250336" calcext:value-type="float">
            <text:p>-1.7195425034</text:p>
          </table:table-cell>
          <table:table-cell office:value-type="float" office:value="150.447174072" calcext:value-type="float">
            <text:p>150.447174072</text:p>
          </table:table-cell>
          <table:table-cell office:value-type="float" office:value="0.258972674608" calcext:value-type="float">
            <text:p>0.2589726746</text:p>
          </table:table-cell>
          <table:table-cell office:value-type="float" office:value="-1.24000477791" calcext:value-type="float">
            <text:p>-1.2400047779</text:p>
          </table:table-cell>
          <table:table-cell office:value-type="float" office:value="64.0627670288" calcext:value-type="float">
            <text:p>64.0627670288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.749" calcext:value-type="float">
            <text:p>2.749</text:p>
          </table:table-cell>
          <table:table-cell office:value-type="float" office:value="-3.728" calcext:value-type="float">
            <text:p>-3.728</text:p>
          </table:table-cell>
          <table:table-cell office:value-type="float" office:value="0.223864646114" calcext:value-type="float">
            <text:p>0.2238646461</text:p>
          </table:table-cell>
          <table:table-cell office:value-type="float" office:value="0.682409659028" calcext:value-type="float">
            <text:p>0.682409659</text:p>
          </table:table-cell>
          <table:table-cell office:value-type="float" office:value="-1.70815098286" calcext:value-type="float">
            <text:p>-1.7081509829</text:p>
          </table:table-cell>
          <table:table-cell office:value-type="float" office:value="148.690994263" calcext:value-type="float">
            <text:p>148.690994263</text:p>
          </table:table-cell>
          <table:table-cell office:value-type="float" office:value="0.270814985037" calcext:value-type="float">
            <text:p>0.270814985</text:p>
          </table:table-cell>
          <table:table-cell office:value-type="float" office:value="-1.24824440479" calcext:value-type="float">
            <text:p>-1.2482444048</text:p>
          </table:table-cell>
          <table:table-cell office:value-type="float" office:value="62.374912262" calcext:value-type="float">
            <text:p>62.374912262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2.756" calcext:value-type="float">
            <text:p>2.756</text:p>
          </table:table-cell>
          <table:table-cell office:value-type="float" office:value="-3.731" calcext:value-type="float">
            <text:p>-3.731</text:p>
          </table:table-cell>
          <table:table-cell office:value-type="float" office:value="0.210198470042" calcext:value-type="float">
            <text:p>0.21019847</text:p>
          </table:table-cell>
          <table:table-cell office:value-type="float" office:value="0.671545982361" calcext:value-type="float">
            <text:p>0.6715459824</text:p>
          </table:table-cell>
          <table:table-cell office:value-type="float" office:value="-1.69257819653" calcext:value-type="float">
            <text:p>-1.6925781965</text:p>
          </table:table-cell>
          <table:table-cell office:value-type="float" office:value="146.929519653" calcext:value-type="float">
            <text:p>146.929519653</text:p>
          </table:table-cell>
          <table:table-cell office:value-type="float" office:value="0.282809853554" calcext:value-type="float">
            <text:p>0.2828098536</text:p>
          </table:table-cell>
          <table:table-cell office:value-type="float" office:value="-1.25665080547" calcext:value-type="float">
            <text:p>-1.2566508055</text:p>
          </table:table-cell>
          <table:table-cell office:value-type="float" office:value="60.6977920532" calcext:value-type="float">
            <text:p>60.6977920532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2.76" calcext:value-type="float">
            <text:p>2.76</text:p>
          </table:table-cell>
          <table:table-cell office:value-type="float" office:value="-3.733" calcext:value-type="float">
            <text:p>-3.733</text:p>
          </table:table-cell>
          <table:table-cell office:value-type="float" office:value="0.195510492051" calcext:value-type="float">
            <text:p>0.1955104921</text:p>
          </table:table-cell>
          <table:table-cell office:value-type="float" office:value="0.661880776286" calcext:value-type="float">
            <text:p>0.6618807763</text:p>
          </table:table-cell>
          <table:table-cell office:value-type="float" office:value="-1.6645411253" calcext:value-type="float">
            <text:p>-1.6645411253</text:p>
          </table:table-cell>
          <table:table-cell office:value-type="float" office:value="145.096923828" calcext:value-type="float">
            <text:p>145.096923828</text:p>
          </table:table-cell>
          <table:table-cell office:value-type="float" office:value="0.294247686863" calcext:value-type="float">
            <text:p>0.2942476869</text:p>
          </table:table-cell>
          <table:table-cell office:value-type="float" office:value="-1.265157938" calcext:value-type="float">
            <text:p>-1.265157938</text:p>
          </table:table-cell>
          <table:table-cell office:value-type="float" office:value="59.0230369568" calcext:value-type="float">
            <text:p>59.0230369568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2.763" calcext:value-type="float">
            <text:p>2.763</text:p>
          </table:table-cell>
          <table:table-cell office:value-type="float" office:value="-3.734" calcext:value-type="float">
            <text:p>-3.734</text:p>
          </table:table-cell>
          <table:table-cell office:value-type="float" office:value="0.181270264321" calcext:value-type="float">
            <text:p>0.1812702643</text:p>
          </table:table-cell>
          <table:table-cell office:value-type="float" office:value="0.641469970345" calcext:value-type="float">
            <text:p>0.6414699703</text:p>
          </table:table-cell>
          <table:table-cell office:value-type="float" office:value="-1.62712132931" calcext:value-type="float">
            <text:p>-1.6271213293</text:p>
          </table:table-cell>
          <table:table-cell office:value-type="float" office:value="143.219024658" calcext:value-type="float">
            <text:p>143.219024658</text:p>
          </table:table-cell>
          <table:table-cell office:value-type="float" office:value="0.305552482605" calcext:value-type="float">
            <text:p>0.3055524826</text:p>
          </table:table-cell>
          <table:table-cell office:value-type="float" office:value="-1.27420902252" calcext:value-type="float">
            <text:p>-1.2742090225</text:p>
          </table:table-cell>
          <table:table-cell office:value-type="float" office:value="57.3564872742" calcext:value-type="float">
            <text:p>57.35648727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766" calcext:value-type="float">
            <text:p>2.766</text:p>
          </table:table-cell>
          <table:table-cell office:value-type="float" office:value="-3.735" calcext:value-type="float">
            <text:p>-3.735</text:p>
          </table:table-cell>
          <table:table-cell office:value-type="float" office:value="0.167484883424" calcext:value-type="float">
            <text:p>0.1674848834</text:p>
          </table:table-cell>
          <table:table-cell office:value-type="float" office:value="0.620252028108" calcext:value-type="float">
            <text:p>0.6202520281</text:p>
          </table:table-cell>
          <table:table-cell office:value-type="float" office:value="-1.59521365166" calcext:value-type="float">
            <text:p>-1.5952136517</text:p>
          </table:table-cell>
          <table:table-cell office:value-type="float" office:value="141.439804077" calcext:value-type="float">
            <text:p>141.439804077</text:p>
          </table:table-cell>
          <table:table-cell office:value-type="float" office:value="0.318270921707" calcext:value-type="float">
            <text:p>0.3182709217</text:p>
          </table:table-cell>
          <table:table-cell office:value-type="float" office:value="-1.28303027153" calcext:value-type="float">
            <text:p>-1.2830302715</text:p>
          </table:table-cell>
          <table:table-cell office:value-type="float" office:value="55.6743278503" calcext:value-type="float">
            <text:p>55.6743278503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2.768" calcext:value-type="float">
            <text:p>2.768</text:p>
          </table:table-cell>
          <table:table-cell office:value-type="float" office:value="-3.736" calcext:value-type="float">
            <text:p>-3.736</text:p>
          </table:table-cell>
          <table:table-cell office:value-type="float" office:value="0.153666676025" calcext:value-type="float">
            <text:p>0.153666676</text:p>
          </table:table-cell>
          <table:table-cell office:value-type="float" office:value="0.603658154607" calcext:value-type="float">
            <text:p>0.6036581546</text:p>
          </table:table-cell>
          <table:table-cell office:value-type="float" office:value="-1.5629234314" calcext:value-type="float">
            <text:p>-1.5629234314</text:p>
          </table:table-cell>
          <table:table-cell office:value-type="float" office:value="139.637908936" calcext:value-type="float">
            <text:p>139.637908936</text:p>
          </table:table-cell>
          <table:table-cell office:value-type="float" office:value="0.329402834177" calcext:value-type="float">
            <text:p>0.3294028342</text:p>
          </table:table-cell>
          <table:table-cell office:value-type="float" office:value="-1.29303908348" calcext:value-type="float">
            <text:p>-1.2930390835</text:p>
          </table:table-cell>
          <table:table-cell office:value-type="float" office:value="53.9599914551" calcext:value-type="float">
            <text:p>53.9599914551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2.77" calcext:value-type="float">
            <text:p>2.77</text:p>
          </table:table-cell>
          <table:table-cell office:value-type="float" office:value="-3.736" calcext:value-type="float">
            <text:p>-3.736</text:p>
          </table:table-cell>
          <table:table-cell office:value-type="float" office:value="0.138828103536" calcext:value-type="float">
            <text:p>0.1388281035</text:p>
          </table:table-cell>
          <table:table-cell office:value-type="float" office:value="0.596244990826" calcext:value-type="float">
            <text:p>0.5962449908</text:p>
          </table:table-cell>
          <table:table-cell office:value-type="float" office:value="-1.53172934055" calcext:value-type="float">
            <text:p>-1.5317293406</text:p>
          </table:table-cell>
          <table:table-cell office:value-type="float" office:value="137.841186523" calcext:value-type="float">
            <text:p>137.841186523</text:p>
          </table:table-cell>
          <table:table-cell office:value-type="float" office:value="0.340690076351" calcext:value-type="float">
            <text:p>0.3406900764</text:p>
          </table:table-cell>
          <table:table-cell office:value-type="float" office:value="-1.3038226366" calcext:value-type="float">
            <text:p>-1.3038226366</text:p>
          </table:table-cell>
          <table:table-cell office:value-type="float" office:value="52.2357444763" calcext:value-type="float">
            <text:p>52.2357444763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2.772" calcext:value-type="float">
            <text:p>2.772</text:p>
          </table:table-cell>
          <table:table-cell office:value-type="float" office:value="-3.737" calcext:value-type="float">
            <text:p>-3.737</text:p>
          </table:table-cell>
          <table:table-cell office:value-type="float" office:value="0.123958295308" calcext:value-type="float">
            <text:p>0.1239582953</text:p>
          </table:table-cell>
          <table:table-cell office:value-type="float" office:value="0.593656122684" calcext:value-type="float">
            <text:p>0.5936561227</text:p>
          </table:table-cell>
          <table:table-cell office:value-type="float" office:value="-1.50305664539" calcext:value-type="float">
            <text:p>-1.5030566454</text:p>
          </table:table-cell>
          <table:table-cell office:value-type="float" office:value="136.010238647" calcext:value-type="float">
            <text:p>136.010238647</text:p>
          </table:table-cell>
          <table:table-cell office:value-type="float" office:value="0.350834697485" calcext:value-type="float">
            <text:p>0.3508346975</text:p>
          </table:table-cell>
          <table:table-cell office:value-type="float" office:value="-1.3149497509" calcext:value-type="float">
            <text:p>-1.3149497509</text:p>
          </table:table-cell>
          <table:table-cell office:value-type="float" office:value="50.5071983337" calcext:value-type="float">
            <text:p>50.5071983337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2.776" calcext:value-type="float">
            <text:p>2.776</text:p>
          </table:table-cell>
          <table:table-cell office:value-type="float" office:value="-3.738" calcext:value-type="float">
            <text:p>-3.738</text:p>
          </table:table-cell>
          <table:table-cell office:value-type="float" office:value="0.10806650752" calcext:value-type="float">
            <text:p>0.1080665075</text:p>
          </table:table-cell>
          <table:table-cell office:value-type="float" office:value="0.589689657092" calcext:value-type="float">
            <text:p>0.5896896571</text:p>
          </table:table-cell>
          <table:table-cell office:value-type="float" office:value="-1.4733632803" calcext:value-type="float">
            <text:p>-1.4733632803</text:p>
          </table:table-cell>
          <table:table-cell office:value-type="float" office:value="134.1277771" calcext:value-type="float">
            <text:p>134.1277771</text:p>
          </table:table-cell>
          <table:table-cell office:value-type="float" office:value="0.36082816124" calcext:value-type="float">
            <text:p>0.3608281612</text:p>
          </table:table-cell>
          <table:table-cell office:value-type="float" office:value="-1.32688140869" calcext:value-type="float">
            <text:p>-1.3268814087</text:p>
          </table:table-cell>
          <table:table-cell office:value-type="float" office:value="48.7980194092" calcext:value-type="float">
            <text:p>48.7980194092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2.779" calcext:value-type="float">
            <text:p>2.779</text:p>
          </table:table-cell>
          <table:table-cell office:value-type="float" office:value="-3.738" calcext:value-type="float">
            <text:p>-3.738</text:p>
          </table:table-cell>
          <table:table-cell office:value-type="float" office:value="0.0926449164609" calcext:value-type="float">
            <text:p>0.0926449165</text:p>
          </table:table-cell>
          <table:table-cell office:value-type="float" office:value="0.584384083748" calcext:value-type="float">
            <text:p>0.5843840837</text:p>
          </table:table-cell>
          <table:table-cell office:value-type="float" office:value="-1.44950377941" calcext:value-type="float">
            <text:p>-1.4495037794</text:p>
          </table:table-cell>
          <table:table-cell office:value-type="float" office:value="132.280456543" calcext:value-type="float">
            <text:p>132.280456543</text:p>
          </table:table-cell>
          <table:table-cell office:value-type="float" office:value="0.0160157326609" calcext:value-type="float">
            <text:p>0.0160157327</text:p>
          </table:table-cell>
          <table:table-cell office:value-type="float" office:value="-0.863535344601" calcext:value-type="float">
            <text:p>-0.8635353446</text:p>
          </table:table-cell>
          <table:table-cell office:value-type="float" office:value="48.5740699768" calcext:value-type="float">
            <text:p>48.5740699768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2.783" calcext:value-type="float">
            <text:p>2.783</text:p>
          </table:table-cell>
          <table:table-cell office:value-type="float" office:value="-3.739" calcext:value-type="float">
            <text:p>-3.739</text:p>
          </table:table-cell>
          <table:table-cell office:value-type="float" office:value="0.0776995660077" calcext:value-type="float">
            <text:p>0.077699566</text:p>
          </table:table-cell>
          <table:table-cell office:value-type="float" office:value="0.575979158282" calcext:value-type="float">
            <text:p>0.5759791583</text:p>
          </table:table-cell>
          <table:table-cell office:value-type="float" office:value="-1.42559194565" calcext:value-type="float">
            <text:p>-1.4255919457</text:p>
          </table:table-cell>
          <table:table-cell office:value-type="float" office:value="130.398742676" calcext:value-type="float">
            <text:p>130.398742676</text:p>
          </table:table-cell>
          <table:table-cell office:value-type="float" office:value="0.0255938339978" calcext:value-type="float">
            <text:p>0.025593834</text:p>
          </table:table-cell>
          <table:table-cell office:value-type="float" office:value="-0.873959422112" calcext:value-type="float">
            <text:p>-0.8739594221</text:p>
          </table:table-cell>
          <table:table-cell office:value-type="float" office:value="46.9462013245" calcext:value-type="float">
            <text:p>46.9462013245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2.786" calcext:value-type="float">
            <text:p>2.786</text:p>
          </table:table-cell>
          <table:table-cell office:value-type="float" office:value="-3.74" calcext:value-type="float">
            <text:p>-3.74</text:p>
          </table:table-cell>
          <table:table-cell office:value-type="float" office:value="0.0612396182961" calcext:value-type="float">
            <text:p>0.0612396183</text:p>
          </table:table-cell>
          <table:table-cell office:value-type="float" office:value="0.565414592624" calcext:value-type="float">
            <text:p>0.5654145926</text:p>
          </table:table-cell>
          <table:table-cell office:value-type="float" office:value="-1.40533304214" calcext:value-type="float">
            <text:p>-1.4053330421</text:p>
          </table:table-cell>
          <table:table-cell office:value-type="float" office:value="128.459716797" calcext:value-type="float">
            <text:p>128.459716797</text:p>
          </table:table-cell>
          <table:table-cell office:value-type="float" office:value="0.0351392403245" calcext:value-type="float">
            <text:p>0.0351392403</text:p>
          </table:table-cell>
          <table:table-cell office:value-type="float" office:value="-0.88428235054" calcext:value-type="float">
            <text:p>-0.8842823505</text:p>
          </table:table-cell>
          <table:table-cell office:value-type="float" office:value="45.3419723511" calcext:value-type="float">
            <text:p>45.3419723511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2.79" calcext:value-type="float">
            <text:p>2.79</text:p>
          </table:table-cell>
          <table:table-cell office:value-type="float" office:value="-3.74" calcext:value-type="float">
            <text:p>-3.74</text:p>
          </table:table-cell>
          <table:table-cell office:value-type="float" office:value="0.0452624916779" calcext:value-type="float">
            <text:p>0.0452624917</text:p>
          </table:table-cell>
          <table:table-cell office:value-type="float" office:value="0.558540403843" calcext:value-type="float">
            <text:p>0.5585404038</text:p>
          </table:table-cell>
          <table:table-cell office:value-type="float" office:value="-1.38899767399" calcext:value-type="float">
            <text:p>-1.388997674</text:p>
          </table:table-cell>
          <table:table-cell office:value-type="float" office:value="126.569152832" calcext:value-type="float">
            <text:p>126.569152832</text:p>
          </table:table-cell>
          <table:table-cell office:value-type="float" office:value="0.04479970783" calcext:value-type="float">
            <text:p>0.0447997078</text:p>
          </table:table-cell>
          <table:table-cell office:value-type="float" office:value="-0.895060896873" calcext:value-type="float">
            <text:p>-0.8950608969</text:p>
          </table:table-cell>
          <table:table-cell office:value-type="float" office:value="43.6826286316" calcext:value-type="float">
            <text:p>43.6826286316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2.794" calcext:value-type="float">
            <text:p>2.794</text:p>
          </table:table-cell>
          <table:table-cell office:value-type="float" office:value="-3.74" calcext:value-type="float">
            <text:p>-3.74</text:p>
          </table:table-cell>
          <table:table-cell office:value-type="float" office:value="0.028773988755" calcext:value-type="float">
            <text:p>0.0287739888</text:p>
          </table:table-cell>
          <table:table-cell office:value-type="float" office:value="0.553714111447" calcext:value-type="float">
            <text:p>0.5537141114</text:p>
          </table:table-cell>
          <table:table-cell office:value-type="float" office:value="-1.37427687645" calcext:value-type="float">
            <text:p>-1.3742768765</text:p>
          </table:table-cell>
          <table:table-cell office:value-type="float" office:value="124.80997467" calcext:value-type="float">
            <text:p>124.80997467</text:p>
          </table:table-cell>
          <table:table-cell office:value-type="float" office:value="0.054348398" calcext:value-type="float">
            <text:p>0.054348398</text:p>
          </table:table-cell>
          <table:table-cell office:value-type="float" office:value="-0.906349599361" calcext:value-type="float">
            <text:p>-0.9063495994</text:p>
          </table:table-cell>
          <table:table-cell office:value-type="float" office:value="42.0009803772" calcext:value-type="float">
            <text:p>42.00098037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798" calcext:value-type="float">
            <text:p>2.798</text:p>
          </table:table-cell>
          <table:table-cell office:value-type="float" office:value="-3.741" calcext:value-type="float">
            <text:p>-3.741</text:p>
          </table:table-cell>
          <table:table-cell office:value-type="float" office:value="0.0122776522914" calcext:value-type="float">
            <text:p>0.0122776523</text:p>
          </table:table-cell>
          <table:table-cell office:value-type="float" office:value="0.553583532572" calcext:value-type="float">
            <text:p>0.5535835326</text:p>
          </table:table-cell>
          <table:table-cell office:value-type="float" office:value="-1.35936379433" calcext:value-type="float">
            <text:p>-1.3593637943</text:p>
          </table:table-cell>
          <table:table-cell office:value-type="float" office:value="123.04801178" calcext:value-type="float">
            <text:p>123.04801178</text:p>
          </table:table-cell>
          <table:table-cell office:value-type="float" office:value="0.0626505240798" calcext:value-type="float">
            <text:p>0.0626505241</text:p>
          </table:table-cell>
          <table:table-cell office:value-type="float" office:value="-0.917566239834" calcext:value-type="float">
            <text:p>-0.9175662398</text:p>
          </table:table-cell>
          <table:table-cell office:value-type="float" office:value="40.3701705933" calcext:value-type="float">
            <text:p>40.3701705933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2.801" calcext:value-type="float">
            <text:p>2.801</text:p>
          </table:table-cell>
          <table:table-cell office:value-type="float" office:value="-3.741" calcext:value-type="float">
            <text:p>-3.741</text:p>
          </table:table-cell>
          <table:table-cell office:value-type="float" office:value="-0.00322203365567" calcext:value-type="float">
            <text:p>-0.0032220337</text:p>
          </table:table-cell>
          <table:table-cell office:value-type="float" office:value="0.554668352008" calcext:value-type="float">
            <text:p>0.554668352</text:p>
          </table:table-cell>
          <table:table-cell office:value-type="float" office:value="-1.34467351437" calcext:value-type="float">
            <text:p>-1.3446735144</text:p>
          </table:table-cell>
          <table:table-cell office:value-type="float" office:value="121.25869751" calcext:value-type="float">
            <text:p>121.25869751</text:p>
          </table:table-cell>
          <table:table-cell office:value-type="float" office:value="0.0699879303575" calcext:value-type="float">
            <text:p>0.0699879304</text:p>
          </table:table-cell>
          <table:table-cell office:value-type="float" office:value="-0.929542899132" calcext:value-type="float">
            <text:p>-0.9295428991</text:p>
          </table:table-cell>
          <table:table-cell office:value-type="float" office:value="38.7153625488" calcext:value-type="float">
            <text:p>38.7153625488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2.805" calcext:value-type="float">
            <text:p>2.805</text:p>
          </table:table-cell>
          <table:table-cell office:value-type="float" office:value="-3.74" calcext:value-type="float">
            <text:p>-3.74</text:p>
          </table:table-cell>
          <table:table-cell office:value-type="float" office:value="-0.0187209455246" calcext:value-type="float">
            <text:p>-0.0187209455</text:p>
          </table:table-cell>
          <table:table-cell office:value-type="float" office:value="0.557487696409" calcext:value-type="float">
            <text:p>0.5574876964</text:p>
          </table:table-cell>
          <table:table-cell office:value-type="float" office:value="-1.33007335663" calcext:value-type="float">
            <text:p>-1.3300733566</text:p>
          </table:table-cell>
          <table:table-cell office:value-type="float" office:value="119.4793396" calcext:value-type="float">
            <text:p>119.4793396</text:p>
          </table:table-cell>
          <table:table-cell office:value-type="float" office:value="0.0767706558108" calcext:value-type="float">
            <text:p>0.0767706558</text:p>
          </table:table-cell>
          <table:table-cell office:value-type="float" office:value="-0.941596150398" calcext:value-type="float">
            <text:p>-0.9415961504</text:p>
          </table:table-cell>
          <table:table-cell office:value-type="float" office:value="37.0902023315" calcext:value-type="float">
            <text:p>37.0902023315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2.808" calcext:value-type="float">
            <text:p>2.808</text:p>
          </table:table-cell>
          <table:table-cell office:value-type="float" office:value="-3.74" calcext:value-type="float">
            <text:p>-3.74</text:p>
          </table:table-cell>
          <table:table-cell office:value-type="float" office:value="-0.0342153597765" calcext:value-type="float">
            <text:p>-0.0342153598</text:p>
          </table:table-cell>
          <table:table-cell office:value-type="float" office:value="0.561541706324" calcext:value-type="float">
            <text:p>0.5615417063</text:p>
          </table:table-cell>
          <table:table-cell office:value-type="float" office:value="-1.31628084183" calcext:value-type="float">
            <text:p>-1.3162808418</text:p>
          </table:table-cell>
          <table:table-cell office:value-type="float" office:value="117.696044922" calcext:value-type="float">
            <text:p>117.696044922</text:p>
          </table:table-cell>
          <table:table-cell office:value-type="float" office:value="0.0115965213627" calcext:value-type="float">
            <text:p>0.0115965214</text:p>
          </table:table-cell>
          <table:table-cell office:value-type="float" office:value="-0.802476346493" calcext:value-type="float">
            <text:p>-0.8024763465</text:p>
          </table:table-cell>
          <table:table-cell office:value-type="float" office:value="35.8905487061" calcext:value-type="float">
            <text:p>35.8905487061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2.812" calcext:value-type="float">
            <text:p>2.812</text:p>
          </table:table-cell>
          <table:table-cell office:value-type="float" office:value="-3.74" calcext:value-type="float">
            <text:p>-3.74</text:p>
          </table:table-cell>
          <table:table-cell office:value-type="float" office:value="-0.0497015539527" calcext:value-type="float">
            <text:p>-0.049701554</text:p>
          </table:table-cell>
          <table:table-cell office:value-type="float" office:value="0.569752812386" calcext:value-type="float">
            <text:p>0.5697528124</text:p>
          </table:table-cell>
          <table:table-cell office:value-type="float" office:value="-1.29940795898" calcext:value-type="float">
            <text:p>-1.299407959</text:p>
          </table:table-cell>
          <table:table-cell office:value-type="float" office:value="115.884796143" calcext:value-type="float">
            <text:p>115.884796143</text:p>
          </table:table-cell>
          <table:table-cell office:value-type="float" office:value="0.0182398818433" calcext:value-type="float">
            <text:p>0.0182398818</text:p>
          </table:table-cell>
          <table:table-cell office:value-type="float" office:value="-0.813547849655" calcext:value-type="float">
            <text:p>-0.8135478497</text:p>
          </table:table-cell>
          <table:table-cell office:value-type="float" office:value="34.3063621521" calcext:value-type="float">
            <text:p>34.3063621521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2.815" calcext:value-type="float">
            <text:p>2.815</text:p>
          </table:table-cell>
          <table:table-cell office:value-type="float" office:value="-3.74" calcext:value-type="float">
            <text:p>-3.74</text:p>
          </table:table-cell>
          <table:table-cell office:value-type="float" office:value="-0.0651758075697" calcext:value-type="float">
            <text:p>-0.0651758076</text:p>
          </table:table-cell>
          <table:table-cell office:value-type="float" office:value="0.579516485333" calcext:value-type="float">
            <text:p>0.5795164853</text:p>
          </table:table-cell>
          <table:table-cell office:value-type="float" office:value="-1.28301298618" calcext:value-type="float">
            <text:p>-1.2830129862</text:p>
          </table:table-cell>
          <table:table-cell office:value-type="float" office:value="114.073127747" calcext:value-type="float">
            <text:p>114.073127747</text:p>
          </table:table-cell>
          <table:table-cell office:value-type="float" office:value="-0.00870625209063" calcext:value-type="float">
            <text:p>-0.0087062521</text:p>
          </table:table-cell>
          <table:table-cell office:value-type="float" office:value="-0.756963431835" calcext:value-type="float">
            <text:p>-0.7569634318</text:p>
          </table:table-cell>
          <table:table-cell office:value-type="float" office:value="32.8486251831" calcext:value-type="float">
            <text:p>32.8486251831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2.819" calcext:value-type="float">
            <text:p>2.819</text:p>
          </table:table-cell>
          <table:table-cell office:value-type="float" office:value="-3.739" calcext:value-type="float">
            <text:p>-3.739</text:p>
          </table:table-cell>
          <table:table-cell office:value-type="float" office:value="-0.0806344030123" calcext:value-type="float">
            <text:p>-0.080634403</text:p>
          </table:table-cell>
          <table:table-cell office:value-type="float" office:value="0.588683590293" calcext:value-type="float">
            <text:p>0.5886835903</text:p>
          </table:table-cell>
          <table:table-cell office:value-type="float" office:value="-1.27045500278" calcext:value-type="float">
            <text:p>-1.2704550028</text:p>
          </table:table-cell>
          <table:table-cell office:value-type="float" office:value="112.282928467" calcext:value-type="float">
            <text:p>112.282928467</text:p>
          </table:table-cell>
          <table:table-cell office:value-type="float" office:value="-0.0022338537965" calcext:value-type="float">
            <text:p>-0.0022338538</text:p>
          </table:table-cell>
          <table:table-cell office:value-type="float" office:value="-0.768115818501" calcext:value-type="float">
            <text:p>-0.7681158185</text:p>
          </table:table-cell>
          <table:table-cell office:value-type="float" office:value="31.3176631927" calcext:value-type="float">
            <text:p>31.3176631927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2.822" calcext:value-type="float">
            <text:p>2.822</text:p>
          </table:table-cell>
          <table:table-cell office:value-type="float" office:value="-3.739" calcext:value-type="float">
            <text:p>-3.739</text:p>
          </table:table-cell>
          <table:table-cell office:value-type="float" office:value="-0.0965713015128" calcext:value-type="float">
            <text:p>-0.0965713015</text:p>
          </table:table-cell>
          <table:table-cell office:value-type="float" office:value="0.599581494927" calcext:value-type="float">
            <text:p>0.5995814949</text:p>
          </table:table-cell>
          <table:table-cell office:value-type="float" office:value="-1.25833117962" calcext:value-type="float">
            <text:p>-1.2583311796</text:p>
          </table:table-cell>
          <table:table-cell office:value-type="float" office:value="110.522377014" calcext:value-type="float">
            <text:p>110.522377014</text:p>
          </table:table-cell>
          <table:table-cell office:value-type="float" office:value="-0.0100387046114" calcext:value-type="float">
            <text:p>-0.0100387046</text:p>
          </table:table-cell>
          <table:table-cell office:value-type="float" office:value="-0.746532678604" calcext:value-type="float">
            <text:p>-0.7465326786</text:p>
          </table:table-cell>
          <table:table-cell office:value-type="float" office:value="29.8882141113" calcext:value-type="float">
            <text:p>29.8882141113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2.826" calcext:value-type="float">
            <text:p>2.826</text:p>
          </table:table-cell>
          <table:table-cell office:value-type="float" office:value="-3.738" calcext:value-type="float">
            <text:p>-3.738</text:p>
          </table:table-cell>
          <table:table-cell office:value-type="float" office:value="-0.112483478287" calcext:value-type="float">
            <text:p>-0.1124834783</text:p>
          </table:table-cell>
          <table:table-cell office:value-type="float" office:value="0.612291842699" calcext:value-type="float">
            <text:p>0.6122918427</text:p>
          </table:table-cell>
          <table:table-cell office:value-type="float" office:value="-1.2470934391" calcext:value-type="float">
            <text:p>-1.2470934391</text:p>
          </table:table-cell>
          <table:table-cell office:value-type="float" office:value="108.770889282" calcext:value-type="float">
            <text:p>108.770889282</text:p>
          </table:table-cell>
          <table:table-cell office:value-type="float" office:value="-0.013313934207" calcext:value-type="float">
            <text:p>-0.0133139342</text:p>
          </table:table-cell>
          <table:table-cell office:value-type="float" office:value="-0.736295998096" calcext:value-type="float">
            <text:p>-0.7362959981</text:p>
          </table:table-cell>
          <table:table-cell office:value-type="float" office:value="28.4564094543" calcext:value-type="float">
            <text:p>28.4564094543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2.829" calcext:value-type="float">
            <text:p>2.829</text:p>
          </table:table-cell>
          <table:table-cell office:value-type="float" office:value="-3.737" calcext:value-type="float">
            <text:p>-3.737</text:p>
          </table:table-cell>
          <table:table-cell office:value-type="float" office:value="-0.128366859906" calcext:value-type="float">
            <text:p>-0.1283668599</text:p>
          </table:table-cell>
          <table:table-cell office:value-type="float" office:value="0.625261597335" calcext:value-type="float">
            <text:p>0.6252615973</text:p>
          </table:table-cell>
          <table:table-cell office:value-type="float" office:value="-1.23765218258" calcext:value-type="float">
            <text:p>-1.2376521826</text:p>
          </table:table-cell>
          <table:table-cell office:value-type="float" office:value="107.079574585" calcext:value-type="float">
            <text:p>107.079574585</text:p>
          </table:table-cell>
          <table:table-cell office:value-type="float" office:value="-0.0112627251074" calcext:value-type="float">
            <text:p>-0.0112627251</text:p>
          </table:table-cell>
          <table:table-cell office:value-type="float" office:value="-0.73714196682" calcext:value-type="float">
            <text:p>-0.7371419668</text:p>
          </table:table-cell>
          <table:table-cell office:value-type="float" office:value="27.0309352875" calcext:value-type="float">
            <text:p>27.03093528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832" calcext:value-type="float">
            <text:p>2.832</text:p>
          </table:table-cell>
          <table:table-cell office:value-type="float" office:value="-3.736" calcext:value-type="float">
            <text:p>-3.736</text:p>
          </table:table-cell>
          <table:table-cell office:value-type="float" office:value="-0.144217380309" calcext:value-type="float">
            <text:p>-0.1442173803</text:p>
          </table:table-cell>
          <table:table-cell office:value-type="float" office:value="0.638349376619" calcext:value-type="float">
            <text:p>0.6383493766</text:p>
          </table:table-cell>
          <table:table-cell office:value-type="float" office:value="-1.22888708115" calcext:value-type="float">
            <text:p>-1.2288870812</text:p>
          </table:table-cell>
          <table:table-cell office:value-type="float" office:value="105.487586975" calcext:value-type="float">
            <text:p>105.487586975</text:p>
          </table:table-cell>
          <table:table-cell office:value-type="float" office:value="-0.00686947349459" calcext:value-type="float">
            <text:p>-0.0068694735</text:p>
          </table:table-cell>
          <table:table-cell office:value-type="float" office:value="-0.747294962406" calcext:value-type="float">
            <text:p>-0.7472949624</text:p>
          </table:table-cell>
          <table:table-cell office:value-type="float" office:value="25.6143932343" calcext:value-type="float">
            <text:p>25.6143932343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2.835" calcext:value-type="float">
            <text:p>2.835</text:p>
          </table:table-cell>
          <table:table-cell office:value-type="float" office:value="-3.735" calcext:value-type="float">
            <text:p>-3.735</text:p>
          </table:table-cell>
          <table:table-cell office:value-type="float" office:value="-0.159537405872" calcext:value-type="float">
            <text:p>-0.1595374059</text:p>
          </table:table-cell>
          <table:table-cell office:value-type="float" office:value="0.651064157486" calcext:value-type="float">
            <text:p>0.6510641575</text:p>
          </table:table-cell>
          <table:table-cell office:value-type="float" office:value="-1.22085046768" calcext:value-type="float">
            <text:p>-1.2208504677</text:p>
          </table:table-cell>
          <table:table-cell office:value-type="float" office:value="103.919525146" calcext:value-type="float">
            <text:p>103.919525146</text:p>
          </table:table-cell>
          <table:table-cell office:value-type="float" office:value="-0.00295178638771" calcext:value-type="float">
            <text:p>-0.0029517864</text:p>
          </table:table-cell>
          <table:table-cell office:value-type="float" office:value="-0.757261514664" calcext:value-type="float">
            <text:p>-0.7572615147</text:p>
          </table:table-cell>
          <table:table-cell office:value-type="float" office:value="24.1365947723" calcext:value-type="float">
            <text:p>24.1365947723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2.838" calcext:value-type="float">
            <text:p>2.838</text:p>
          </table:table-cell>
          <table:table-cell office:value-type="float" office:value="-3.734" calcext:value-type="float">
            <text:p>-3.734</text:p>
          </table:table-cell>
          <table:table-cell office:value-type="float" office:value="-0.175311381751" calcext:value-type="float">
            <text:p>-0.1753113818</text:p>
          </table:table-cell>
          <table:table-cell office:value-type="float" office:value="0.66518766433" calcext:value-type="float">
            <text:p>0.6651876643</text:p>
          </table:table-cell>
          <table:table-cell office:value-type="float" office:value="-1.21142232418" calcext:value-type="float">
            <text:p>-1.2114223242</text:p>
          </table:table-cell>
          <table:table-cell office:value-type="float" office:value="102.33694458" calcext:value-type="float">
            <text:p>102.33694458</text:p>
          </table:table-cell>
          <table:table-cell office:value-type="float" office:value="0.000437855458586" calcext:value-type="float">
            <text:p>0.0004378555</text:p>
          </table:table-cell>
          <table:table-cell office:value-type="float" office:value="-0.769379973412" calcext:value-type="float">
            <text:p>-0.7693799734</text:p>
          </table:table-cell>
          <table:table-cell office:value-type="float" office:value="22.6850681305" calcext:value-type="float">
            <text:p>22.6850681305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2.841" calcext:value-type="float">
            <text:p>2.841</text:p>
          </table:table-cell>
          <table:table-cell office:value-type="float" office:value="-3.733" calcext:value-type="float">
            <text:p>-3.733</text:p>
          </table:table-cell>
          <table:table-cell office:value-type="float" office:value="-0.191040478875" calcext:value-type="float">
            <text:p>-0.1910404789</text:p>
          </table:table-cell>
          <table:table-cell office:value-type="float" office:value="0.680182307959" calcext:value-type="float">
            <text:p>0.680182308</text:p>
          </table:table-cell>
          <table:table-cell office:value-type="float" office:value="-1.20250713825" calcext:value-type="float">
            <text:p>-1.2025071383</text:p>
          </table:table-cell>
          <table:table-cell office:value-type="float" office:value="100.74798584" calcext:value-type="float">
            <text:p>100.74798584</text:p>
          </table:table-cell>
          <table:table-cell office:value-type="float" office:value="0.00312004424632" calcext:value-type="float">
            <text:p>0.0031200442</text:p>
          </table:table-cell>
          <table:table-cell office:value-type="float" office:value="-0.781634569168" calcext:value-type="float">
            <text:p>-0.7816345692</text:p>
          </table:table-cell>
          <table:table-cell office:value-type="float" office:value="21.2179145813" calcext:value-type="float">
            <text:p>21.2179145813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2.843" calcext:value-type="float">
            <text:p>2.843</text:p>
          </table:table-cell>
          <table:table-cell office:value-type="float" office:value="-3.732" calcext:value-type="float">
            <text:p>-3.732</text:p>
          </table:table-cell>
          <table:table-cell office:value-type="float" office:value="-0.206231444858" calcext:value-type="float">
            <text:p>-0.2062314449</text:p>
          </table:table-cell>
          <table:table-cell office:value-type="float" office:value="0.693849381059" calcext:value-type="float">
            <text:p>0.6938493811</text:p>
          </table:table-cell>
          <table:table-cell office:value-type="float" office:value="-1.19647097588" calcext:value-type="float">
            <text:p>-1.1964709759</text:p>
          </table:table-cell>
          <table:table-cell office:value-type="float" office:value="99.1449508667" calcext:value-type="float">
            <text:p>99.1449508667</text:p>
          </table:table-cell>
          <table:table-cell office:value-type="float" office:value="0.00537530425936" calcext:value-type="float">
            <text:p>0.0053753043</text:p>
          </table:table-cell>
          <table:table-cell office:value-type="float" office:value="-0.794119596481" calcext:value-type="float">
            <text:p>-0.7941195965</text:p>
          </table:table-cell>
          <table:table-cell office:value-type="float" office:value="19.7213516235" calcext:value-type="float">
            <text:p>19.7213516235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2.845" calcext:value-type="float">
            <text:p>2.845</text:p>
          </table:table-cell>
          <table:table-cell office:value-type="float" office:value="-3.731" calcext:value-type="float">
            <text:p>-3.731</text:p>
          </table:table-cell>
          <table:table-cell office:value-type="float" office:value="-0.22234794312" calcext:value-type="float">
            <text:p>-0.2223479431</text:p>
          </table:table-cell>
          <table:table-cell office:value-type="float" office:value="0.70769155398" calcext:value-type="float">
            <text:p>0.707691554</text:p>
          </table:table-cell>
          <table:table-cell office:value-type="float" office:value="-1.1925548315" calcext:value-type="float">
            <text:p>-1.1925548315</text:p>
          </table:table-cell>
          <table:table-cell office:value-type="float" office:value="97.5623855591" calcext:value-type="float">
            <text:p>97.5623855591</text:p>
          </table:table-cell>
          <table:table-cell office:value-type="float" office:value="0.00758539233357" calcext:value-type="float">
            <text:p>0.0075853923</text:p>
          </table:table-cell>
          <table:table-cell office:value-type="float" office:value="-0.806016206741" calcext:value-type="float">
            <text:p>-0.8060162067</text:p>
          </table:table-cell>
          <table:table-cell office:value-type="float" office:value="18.2012844086" calcext:value-type="float">
            <text:p>18.2012844086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2.846" calcext:value-type="float">
            <text:p>2.846</text:p>
          </table:table-cell>
          <table:table-cell office:value-type="float" office:value="-3.731" calcext:value-type="float">
            <text:p>-3.731</text:p>
          </table:table-cell>
          <table:table-cell office:value-type="float" office:value="-0.238403908528" calcext:value-type="float">
            <text:p>-0.2384039085</text:p>
          </table:table-cell>
          <table:table-cell office:value-type="float" office:value="0.723692653701" calcext:value-type="float">
            <text:p>0.7236926537</text:p>
          </table:table-cell>
          <table:table-cell office:value-type="float" office:value="-1.18950510025" calcext:value-type="float">
            <text:p>-1.1895051003</text:p>
          </table:table-cell>
          <table:table-cell office:value-type="float" office:value="95.9871139526" calcext:value-type="float">
            <text:p>95.9871139526</text:p>
          </table:table-cell>
          <table:table-cell office:value-type="float" office:value="0.00993528589606" calcext:value-type="float">
            <text:p>0.0099352859</text:p>
          </table:table-cell>
          <table:table-cell office:value-type="float" office:value="-0.817947804928" calcext:value-type="float">
            <text:p>-0.8179478049</text:p>
          </table:table-cell>
          <table:table-cell office:value-type="float" office:value="16.6671447754" calcext:value-type="float">
            <text:p>16.6671447754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2.847" calcext:value-type="float">
            <text:p>2.847</text:p>
          </table:table-cell>
          <table:table-cell office:value-type="float" office:value="-3.73" calcext:value-type="float">
            <text:p>-3.73</text:p>
          </table:table-cell>
          <table:table-cell office:value-type="float" office:value="-0.254878488329" calcext:value-type="float">
            <text:p>-0.2548784883</text:p>
          </table:table-cell>
          <table:table-cell office:value-type="float" office:value="0.739850489423" calcext:value-type="float">
            <text:p>0.7398504894</text:p>
          </table:table-cell>
          <table:table-cell office:value-type="float" office:value="-1.18647670746" calcext:value-type="float">
            <text:p>-1.1864767075</text:p>
          </table:table-cell>
          <table:table-cell office:value-type="float" office:value="94.4535064697" calcext:value-type="float">
            <text:p>94.4535064697</text:p>
          </table:table-cell>
          <table:table-cell office:value-type="float" office:value="0.0119554866105" calcext:value-type="float">
            <text:p>0.0119554866</text:p>
          </table:table-cell>
          <table:table-cell office:value-type="float" office:value="-0.830511927605" calcext:value-type="float">
            <text:p>-0.8305119276</text:p>
          </table:table-cell>
          <table:table-cell office:value-type="float" office:value="15.1142091751" calcext:value-type="float">
            <text:p>15.1142091751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2.847" calcext:value-type="float">
            <text:p>2.847</text:p>
          </table:table-cell>
          <table:table-cell office:value-type="float" office:value="-3.73" calcext:value-type="float">
            <text:p>-3.73</text:p>
          </table:table-cell>
          <table:table-cell office:value-type="float" office:value="-0.270316773902" calcext:value-type="float">
            <text:p>-0.2703167739</text:p>
          </table:table-cell>
          <table:table-cell office:value-type="float" office:value="0.756946178153" calcext:value-type="float">
            <text:p>0.7569461782</text:p>
          </table:table-cell>
          <table:table-cell office:value-type="float" office:value="-1.18276154995" calcext:value-type="float">
            <text:p>-1.18276155</text:p>
          </table:table-cell>
          <table:table-cell office:value-type="float" office:value="92.9167327881" calcext:value-type="float">
            <text:p>92.9167327881</text:p>
          </table:table-cell>
          <table:table-cell office:value-type="float" office:value="0.0121417939663" calcext:value-type="float">
            <text:p>0.012141794</text:p>
          </table:table-cell>
          <table:table-cell office:value-type="float" office:value="-0.84357970953" calcext:value-type="float">
            <text:p>-0.8435797095</text:p>
          </table:table-cell>
          <table:table-cell office:value-type="float" office:value="13.5367231369" calcext:value-type="float">
            <text:p>13.5367231369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2.847" calcext:value-type="float">
            <text:p>2.847</text:p>
          </table:table-cell>
          <table:table-cell office:value-type="float" office:value="-3.73" calcext:value-type="float">
            <text:p>-3.73</text:p>
          </table:table-cell>
          <table:table-cell office:value-type="float" office:value="-0.285685859857" calcext:value-type="float">
            <text:p>-0.2856858599</text:p>
          </table:table-cell>
          <table:table-cell office:value-type="float" office:value="0.774672020227" calcext:value-type="float">
            <text:p>0.7746720202</text:p>
          </table:table-cell>
          <table:table-cell office:value-type="float" office:value="-1.17890822887" calcext:value-type="float">
            <text:p>-1.1789082289</text:p>
          </table:table-cell>
          <table:table-cell office:value-type="float" office:value="91.3167266846" calcext:value-type="float">
            <text:p>91.3167266846</text:p>
          </table:table-cell>
          <table:table-cell office:value-type="float" office:value="0.0126877492294" calcext:value-type="float">
            <text:p>0.0126877492</text:p>
          </table:table-cell>
          <table:table-cell office:value-type="float" office:value="-0.856203556061" calcext:value-type="float">
            <text:p>-0.8562035561</text:p>
          </table:table-cell>
          <table:table-cell office:value-type="float" office:value="11.9534893036" calcext:value-type="float">
            <text:p>11.95348930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848" calcext:value-type="float">
            <text:p>2.848</text:p>
          </table:table-cell>
          <table:table-cell office:value-type="float" office:value="-3.73" calcext:value-type="float">
            <text:p>-3.73</text:p>
          </table:table-cell>
          <table:table-cell office:value-type="float" office:value="-0.300504959249" calcext:value-type="float">
            <text:p>-0.3005049592</text:p>
          </table:table-cell>
          <table:table-cell office:value-type="float" office:value="0.792520482093" calcext:value-type="float">
            <text:p>0.7925204821</text:p>
          </table:table-cell>
          <table:table-cell office:value-type="float" office:value="-1.17574691772" calcext:value-type="float">
            <text:p>-1.1757469177</text:p>
          </table:table-cell>
          <table:table-cell office:value-type="float" office:value="89.672668457" calcext:value-type="float">
            <text:p>89.672668457</text:p>
          </table:table-cell>
          <table:table-cell office:value-type="float" office:value="0.0139133036137" calcext:value-type="float">
            <text:p>0.0139133036</text:p>
          </table:table-cell>
          <table:table-cell office:value-type="float" office:value="-0.869033396244" calcext:value-type="float">
            <text:p>-0.8690333962</text:p>
          </table:table-cell>
          <table:table-cell office:value-type="float" office:value="10.3553390503" calcext:value-type="float">
            <text:p>10.3553390503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2.849" calcext:value-type="float">
            <text:p>2.849</text:p>
          </table:table-cell>
          <table:table-cell office:value-type="float" office:value="-3.729" calcext:value-type="float">
            <text:p>-3.729</text:p>
          </table:table-cell>
          <table:table-cell office:value-type="float" office:value="-0.317149248083" calcext:value-type="float">
            <text:p>-0.3171492481</text:p>
          </table:table-cell>
          <table:table-cell office:value-type="float" office:value="0.80860074982" calcext:value-type="float">
            <text:p>0.8086007498</text:p>
          </table:table-cell>
          <table:table-cell office:value-type="float" office:value="-1.17526781559" calcext:value-type="float">
            <text:p>-1.1752678156</text:p>
          </table:table-cell>
          <table:table-cell office:value-type="float" office:value="87.9847183228" calcext:value-type="float">
            <text:p>87.9847183228</text:p>
          </table:table-cell>
          <table:table-cell office:value-type="float" office:value="0.0142669742927" calcext:value-type="float">
            <text:p>0.0142669743</text:p>
          </table:table-cell>
          <table:table-cell office:value-type="float" office:value="-0.881231725216" calcext:value-type="float">
            <text:p>-0.8812317252</text:p>
          </table:table-cell>
          <table:table-cell office:value-type="float" office:value="8.81850910187" calcext:value-type="float">
            <text:p>8.8185091019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2.849" calcext:value-type="float">
            <text:p>2.849</text:p>
          </table:table-cell>
          <table:table-cell office:value-type="float" office:value="-3.729" calcext:value-type="float">
            <text:p>-3.729</text:p>
          </table:table-cell>
          <table:table-cell office:value-type="float" office:value="-0.331810385113" calcext:value-type="float">
            <text:p>-0.3318103851</text:p>
          </table:table-cell>
          <table:table-cell office:value-type="float" office:value="0.825289689004" calcext:value-type="float">
            <text:p>0.825289689</text:p>
          </table:table-cell>
          <table:table-cell office:value-type="float" office:value="-1.1743927002" calcext:value-type="float">
            <text:p>-1.1743927002</text:p>
          </table:table-cell>
          <table:table-cell office:value-type="float" office:value="86.2688446045" calcext:value-type="float">
            <text:p>86.2688446045</text:p>
          </table:table-cell>
          <table:table-cell office:value-type="float" office:value="0.0150253036991" calcext:value-type="float">
            <text:p>0.0150253037</text:p>
          </table:table-cell>
          <table:table-cell office:value-type="float" office:value="-0.892880916595" calcext:value-type="float">
            <text:p>-0.8928809166</text:p>
          </table:table-cell>
          <table:table-cell office:value-type="float" office:value="7.34917593002" calcext:value-type="float">
            <text:p>7.34917593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2.849" calcext:value-type="float">
            <text:p>2.849</text:p>
          </table:table-cell>
          <table:table-cell office:value-type="float" office:value="-3.729" calcext:value-type="float">
            <text:p>-3.729</text:p>
          </table:table-cell>
          <table:table-cell office:value-type="float" office:value="-0.346391806294" calcext:value-type="float">
            <text:p>-0.3463918063</text:p>
          </table:table-cell>
          <table:table-cell office:value-type="float" office:value="0.842287249863" calcext:value-type="float">
            <text:p>0.8422872499</text:p>
          </table:table-cell>
          <table:table-cell office:value-type="float" office:value="-1.17476868629" calcext:value-type="float">
            <text:p>-1.1747686863</text:p>
          </table:table-cell>
          <table:table-cell office:value-type="float" office:value="84.504737854" calcext:value-type="float">
            <text:p>84.504737854</text:p>
          </table:table-cell>
          <table:table-cell office:value-type="float" office:value="0.0148569382727" calcext:value-type="float">
            <text:p>0.0148569383</text:p>
          </table:table-cell>
          <table:table-cell office:value-type="float" office:value="-0.901790738106" calcext:value-type="float">
            <text:p>-0.9017907381</text:p>
          </table:table-cell>
          <table:table-cell office:value-type="float" office:value="6.09914922714" calcext:value-type="float">
            <text:p>6.0991492271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2.848" calcext:value-type="float">
            <text:p>2.848</text:p>
          </table:table-cell>
          <table:table-cell office:value-type="float" office:value="-3.729" calcext:value-type="float">
            <text:p>-3.729</text:p>
          </table:table-cell>
          <table:table-cell office:value-type="float" office:value="-0.361356267572" calcext:value-type="float">
            <text:p>-0.3613562676</text:p>
          </table:table-cell>
          <table:table-cell office:value-type="float" office:value="0.85908896476" calcext:value-type="float">
            <text:p>0.8590889648</text:p>
          </table:table-cell>
          <table:table-cell office:value-type="float" office:value="-1.17591035366" calcext:value-type="float">
            <text:p>-1.1759103537</text:p>
          </table:table-cell>
          <table:table-cell office:value-type="float" office:value="82.7407150269" calcext:value-type="float">
            <text:p>82.7407150269</text:p>
          </table:table-cell>
          <table:table-cell office:value-type="float" office:value="0.0149373440072" calcext:value-type="float">
            <text:p>0.014937344</text:p>
          </table:table-cell>
          <table:table-cell office:value-type="float" office:value="-0.906885385513" calcext:value-type="float">
            <text:p>-0.9068853855</text:p>
          </table:table-cell>
          <table:table-cell office:value-type="float" office:value="5.16930389404" calcext:value-type="float">
            <text:p>5.169303894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2.848" calcext:value-type="float">
            <text:p>2.848</text:p>
          </table:table-cell>
          <table:table-cell office:value-type="float" office:value="-3.73" calcext:value-type="float">
            <text:p>-3.73</text:p>
          </table:table-cell>
          <table:table-cell office:value-type="float" office:value="-0.375764913099" calcext:value-type="float">
            <text:p>-0.3757649131</text:p>
          </table:table-cell>
          <table:table-cell office:value-type="float" office:value="0.874470487237" calcext:value-type="float">
            <text:p>0.8744704872</text:p>
          </table:table-cell>
          <table:table-cell office:value-type="float" office:value="-1.17880487442" calcext:value-type="float">
            <text:p>-1.1788048744</text:p>
          </table:table-cell>
          <table:table-cell office:value-type="float" office:value="81.0056915283" calcext:value-type="float">
            <text:p>81.0056915283</text:p>
          </table:table-cell>
          <table:table-cell office:value-type="float" office:value="0.0172128304839" calcext:value-type="float">
            <text:p>0.0172128305</text:p>
          </table:table-cell>
          <table:table-cell office:value-type="float" office:value="-0.912689089775" calcext:value-type="float">
            <text:p>-0.9126890898</text:p>
          </table:table-cell>
          <table:table-cell office:value-type="float" office:value="4.42905378342" calcext:value-type="float">
            <text:p>4.4290537834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2.847" calcext:value-type="float">
            <text:p>2.847</text:p>
          </table:table-cell>
          <table:table-cell office:value-type="float" office:value="-3.731" calcext:value-type="float">
            <text:p>-3.731</text:p>
          </table:table-cell>
          <table:table-cell office:value-type="float" office:value="-0.390543623922" calcext:value-type="float">
            <text:p>-0.3905436239</text:p>
          </table:table-cell>
          <table:table-cell office:value-type="float" office:value="0.888562992215" calcext:value-type="float">
            <text:p>0.8885629922</text:p>
          </table:table-cell>
          <table:table-cell office:value-type="float" office:value="-1.18346452713" calcext:value-type="float">
            <text:p>-1.1834645271</text:p>
          </table:table-cell>
          <table:table-cell office:value-type="float" office:value="79.2851715088" calcext:value-type="float">
            <text:p>79.2851715088</text:p>
          </table:table-cell>
          <table:table-cell office:value-type="float" office:value="0.0203773323447" calcext:value-type="float">
            <text:p>0.0203773323</text:p>
          </table:table-cell>
          <table:table-cell office:value-type="float" office:value="-0.920349836349" calcext:value-type="float">
            <text:p>-0.9203498363</text:p>
          </table:table-cell>
          <table:table-cell office:value-type="float" office:value="3.87057590485" calcext:value-type="float">
            <text:p>3.8705759049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2.846" calcext:value-type="float">
            <text:p>2.846</text:p>
          </table:table-cell>
          <table:table-cell office:value-type="float" office:value="-3.732" calcext:value-type="float">
            <text:p>-3.732</text:p>
          </table:table-cell>
          <table:table-cell office:value-type="float" office:value="-0.404307937094" calcext:value-type="float">
            <text:p>-0.4043079371</text:p>
          </table:table-cell>
          <table:table-cell office:value-type="float" office:value="0.90319417417" calcext:value-type="float">
            <text:p>0.9031941742</text:p>
          </table:table-cell>
          <table:table-cell office:value-type="float" office:value="-1.18799328804" calcext:value-type="float">
            <text:p>-1.187993288</text:p>
          </table:table-cell>
          <table:table-cell office:value-type="float" office:value="77.5628356934" calcext:value-type="float">
            <text:p>77.5628356934</text:p>
          </table:table-cell>
          <table:table-cell office:value-type="float" office:value="0.0230279900134" calcext:value-type="float">
            <text:p>0.02302799</text:p>
          </table:table-cell>
          <table:table-cell office:value-type="float" office:value="-0.92524933815" calcext:value-type="float">
            <text:p>-0.9252493382</text:p>
          </table:table-cell>
          <table:table-cell office:value-type="float" office:value="3.58724808693" calcext:value-type="float">
            <text:p>3.5872480869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2.845" calcext:value-type="float">
            <text:p>2.845</text:p>
          </table:table-cell>
          <table:table-cell office:value-type="float" office:value="-3.733" calcext:value-type="float">
            <text:p>-3.733</text:p>
          </table:table-cell>
          <table:table-cell office:value-type="float" office:value="-0.417981282685" calcext:value-type="float">
            <text:p>-0.4179812827</text:p>
          </table:table-cell>
          <table:table-cell office:value-type="float" office:value="0.916856527328" calcext:value-type="float">
            <text:p>0.9168565273</text:p>
          </table:table-cell>
          <table:table-cell office:value-type="float" office:value="-1.19313216209" calcext:value-type="float">
            <text:p>-1.1931321621</text:p>
          </table:table-cell>
          <table:table-cell office:value-type="float" office:value="75.8502655029" calcext:value-type="float">
            <text:p>75.8502655029</text:p>
          </table:table-cell>
          <table:table-cell office:value-type="float" office:value="0.0249505154788" calcext:value-type="float">
            <text:p>0.0249505155</text:p>
          </table:table-cell>
          <table:table-cell office:value-type="float" office:value="-0.931860029697" calcext:value-type="float">
            <text:p>-0.9318600297</text:p>
          </table:table-cell>
          <table:table-cell office:value-type="float" office:value="3.44678711891" calcext:value-type="float">
            <text:p>3.4467871189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2.845" calcext:value-type="float">
            <text:p>2.845</text:p>
          </table:table-cell>
          <table:table-cell office:value-type="float" office:value="-3.733" calcext:value-type="float">
            <text:p>-3.733</text:p>
          </table:table-cell>
          <table:table-cell office:value-type="float" office:value="-0.432011572265" calcext:value-type="float">
            <text:p>-0.4320115723</text:p>
          </table:table-cell>
          <table:table-cell office:value-type="float" office:value="0.930182278156" calcext:value-type="float">
            <text:p>0.9301822782</text:p>
          </table:table-cell>
          <table:table-cell office:value-type="float" office:value="-1.1984821558" calcext:value-type="float">
            <text:p>-1.1984821558</text:p>
          </table:table-cell>
          <table:table-cell office:value-type="float" office:value="74.174331665" calcext:value-type="float">
            <text:p>74.174331665</text:p>
          </table:table-cell>
          <table:table-cell office:value-type="float" office:value="0.0237386710942" calcext:value-type="float">
            <text:p>0.0237386711</text:p>
          </table:table-cell>
          <table:table-cell office:value-type="float" office:value="-0.935541152954" calcext:value-type="float">
            <text:p>-0.935541153</text:p>
          </table:table-cell>
          <table:table-cell office:value-type="float" office:value="3.43200182915" calcext:value-type="float">
            <text:p>3.43200182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844" calcext:value-type="float">
            <text:p>2.844</text:p>
          </table:table-cell>
          <table:table-cell office:value-type="float" office:value="-3.734" calcext:value-type="float">
            <text:p>-3.734</text:p>
          </table:table-cell>
          <table:table-cell office:value-type="float" office:value="-0.445042786506" calcext:value-type="float">
            <text:p>-0.4450427865</text:p>
          </table:table-cell>
          <table:table-cell office:value-type="float" office:value="0.943458020687" calcext:value-type="float">
            <text:p>0.9434580207</text:p>
          </table:table-cell>
          <table:table-cell office:value-type="float" office:value="-1.20441937447" calcext:value-type="float">
            <text:p>-1.2044193745</text:p>
          </table:table-cell>
          <table:table-cell office:value-type="float" office:value="72.5171661377" calcext:value-type="float">
            <text:p>72.5171661377</text:p>
          </table:table-cell>
          <table:table-cell office:value-type="float" office:value="0.021297024563" calcext:value-type="float">
            <text:p>0.0212970246</text:p>
          </table:table-cell>
          <table:table-cell office:value-type="float" office:value="-0.936802327633" calcext:value-type="float">
            <text:p>-0.9368023276</text:p>
          </table:table-cell>
          <table:table-cell office:value-type="float" office:value="3.51055836678" calcext:value-type="float">
            <text:p>3.5105583668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2.843" calcext:value-type="float">
            <text:p>2.843</text:p>
          </table:table-cell>
          <table:table-cell office:value-type="float" office:value="-3.735" calcext:value-type="float">
            <text:p>-3.735</text:p>
          </table:table-cell>
          <table:table-cell office:value-type="float" office:value="-0.456646474003" calcext:value-type="float">
            <text:p>-0.456646474</text:p>
          </table:table-cell>
          <table:table-cell office:value-type="float" office:value="0.956923559308" calcext:value-type="float">
            <text:p>0.9569235593</text:p>
          </table:table-cell>
          <table:table-cell office:value-type="float" office:value="-1.21024096012" calcext:value-type="float">
            <text:p>-1.2102409601</text:p>
          </table:table-cell>
          <table:table-cell office:value-type="float" office:value="70.8494567871" calcext:value-type="float">
            <text:p>70.8494567871</text:p>
          </table:table-cell>
          <table:table-cell office:value-type="float" office:value="0.0200441386551" calcext:value-type="float">
            <text:p>0.0200441387</text:p>
          </table:table-cell>
          <table:table-cell office:value-type="float" office:value="-0.939125776291" calcext:value-type="float">
            <text:p>-0.9391257763</text:p>
          </table:table-cell>
          <table:table-cell office:value-type="float" office:value="3.56988525391" calcext:value-type="float">
            <text:p>3.5698852539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2.843" calcext:value-type="float">
            <text:p>2.843</text:p>
          </table:table-cell>
          <table:table-cell office:value-type="float" office:value="-3.736" calcext:value-type="float">
            <text:p>-3.736</text:p>
          </table:table-cell>
          <table:table-cell office:value-type="float" office:value="-0.469056391932" calcext:value-type="float">
            <text:p>-0.4690563919</text:p>
          </table:table-cell>
          <table:table-cell office:value-type="float" office:value="0.970860317349" calcext:value-type="float">
            <text:p>0.9708603173</text:p>
          </table:table-cell>
          <table:table-cell office:value-type="float" office:value="-1.21673858166" calcext:value-type="float">
            <text:p>-1.2167385817</text:p>
          </table:table-cell>
          <table:table-cell office:value-type="float" office:value="69.1618423462" calcext:value-type="float">
            <text:p>69.1618423462</text:p>
          </table:table-cell>
          <table:table-cell office:value-type="float" office:value="0.0204029083252" calcext:value-type="float">
            <text:p>0.0204029083</text:p>
          </table:table-cell>
          <table:table-cell office:value-type="float" office:value="-0.941342651844" calcext:value-type="float">
            <text:p>-0.9413426518</text:p>
          </table:table-cell>
          <table:table-cell office:value-type="float" office:value="3.55749773979" calcext:value-type="float">
            <text:p>3.5574977398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2.842" calcext:value-type="float">
            <text:p>2.842</text:p>
          </table:table-cell>
          <table:table-cell office:value-type="float" office:value="-3.738" calcext:value-type="float">
            <text:p>-3.738</text:p>
          </table:table-cell>
          <table:table-cell office:value-type="float" office:value="-0.480936058608" calcext:value-type="float">
            <text:p>-0.4809360586</text:p>
          </table:table-cell>
          <table:table-cell office:value-type="float" office:value="0.983656391501" calcext:value-type="float">
            <text:p>0.9836563915</text:p>
          </table:table-cell>
          <table:table-cell office:value-type="float" office:value="-1.2241204977" calcext:value-type="float">
            <text:p>-1.2241204977</text:p>
          </table:table-cell>
          <table:table-cell office:value-type="float" office:value="67.4760284424" calcext:value-type="float">
            <text:p>67.4760284424</text:p>
          </table:table-cell>
          <table:table-cell office:value-type="float" office:value="0.0224480461329" calcext:value-type="float">
            <text:p>0.0224480461</text:p>
          </table:table-cell>
          <table:table-cell office:value-type="float" office:value="-0.943333387375" calcext:value-type="float">
            <text:p>-0.9433333874</text:p>
          </table:table-cell>
          <table:table-cell office:value-type="float" office:value="3.54243779182" calcext:value-type="float">
            <text:p>3.5424377918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2.841" calcext:value-type="float">
            <text:p>2.841</text:p>
          </table:table-cell>
          <table:table-cell office:value-type="float" office:value="-3.739" calcext:value-type="float">
            <text:p>-3.739</text:p>
          </table:table-cell>
          <table:table-cell office:value-type="float" office:value="-0.49316310608" calcext:value-type="float">
            <text:p>-0.4931631061</text:p>
          </table:table-cell>
          <table:table-cell office:value-type="float" office:value="0.996618494391" calcext:value-type="float">
            <text:p>0.9966184944</text:p>
          </table:table-cell>
          <table:table-cell office:value-type="float" office:value="-1.23176944256" calcext:value-type="float">
            <text:p>-1.2317694426</text:p>
          </table:table-cell>
          <table:table-cell office:value-type="float" office:value="65.7610473633" calcext:value-type="float">
            <text:p>65.7610473633</text:p>
          </table:table-cell>
          <table:table-cell office:value-type="float" office:value="0.0243941582739" calcext:value-type="float">
            <text:p>0.0243941583</text:p>
          </table:table-cell>
          <table:table-cell office:value-type="float" office:value="-0.944747388363" calcext:value-type="float">
            <text:p>-0.9447473884</text:p>
          </table:table-cell>
          <table:table-cell office:value-type="float" office:value="3.54654288292" calcext:value-type="float">
            <text:p>3.5465428829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2.84" calcext:value-type="float">
            <text:p>2.84</text:p>
          </table:table-cell>
          <table:table-cell office:value-type="float" office:value="-3.74" calcext:value-type="float">
            <text:p>-3.74</text:p>
          </table:table-cell>
          <table:table-cell office:value-type="float" office:value="-0.50486195824" calcext:value-type="float">
            <text:p>-0.5048619582</text:p>
          </table:table-cell>
          <table:table-cell office:value-type="float" office:value="1.00897267461" calcext:value-type="float">
            <text:p>1.0089726746</text:p>
          </table:table-cell>
          <table:table-cell office:value-type="float" office:value="-1.24000477791" calcext:value-type="float">
            <text:p>-1.2400047779</text:p>
          </table:table-cell>
          <table:table-cell office:value-type="float" office:value="64.0627670288" calcext:value-type="float">
            <text:p>64.0627670288</text:p>
          </table:table-cell>
          <table:table-cell office:value-type="float" office:value="0.0253918524832" calcext:value-type="float">
            <text:p>0.0253918525</text:p>
          </table:table-cell>
          <table:table-cell office:value-type="float" office:value="-0.946064472198" calcext:value-type="float">
            <text:p>-0.9460644722</text:p>
          </table:table-cell>
          <table:table-cell office:value-type="float" office:value="3.56687164307" calcext:value-type="float">
            <text:p>3.5668716431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2.839" calcext:value-type="float">
            <text:p>2.839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516896889133" calcext:value-type="float">
            <text:p>-0.5168968891</text:p>
          </table:table-cell>
          <table:table-cell office:value-type="float" office:value="1.02081498504" calcext:value-type="float">
            <text:p>1.020814985</text:p>
          </table:table-cell>
          <table:table-cell office:value-type="float" office:value="-1.24824440479" calcext:value-type="float">
            <text:p>-1.2482444048</text:p>
          </table:table-cell>
          <table:table-cell office:value-type="float" office:value="62.374912262" calcext:value-type="float">
            <text:p>62.374912262</text:p>
          </table:table-cell>
          <table:table-cell office:value-type="float" office:value="0.0252647679299" calcext:value-type="float">
            <text:p>0.0252647679</text:p>
          </table:table-cell>
          <table:table-cell office:value-type="float" office:value="-0.946849286556" calcext:value-type="float">
            <text:p>-0.9468492866</text:p>
          </table:table-cell>
          <table:table-cell office:value-type="float" office:value="3.59816145897" calcext:value-type="float">
            <text:p>3.598161459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2.838" calcext:value-type="float">
            <text:p>2.838</text:p>
          </table:table-cell>
          <table:table-cell office:value-type="float" office:value="-3.744" calcext:value-type="float">
            <text:p>-3.744</text:p>
          </table:table-cell>
          <table:table-cell office:value-type="float" office:value="-0.52883050989" calcext:value-type="float">
            <text:p>-0.5288305099</text:p>
          </table:table-cell>
          <table:table-cell office:value-type="float" office:value="1.03280985355" calcext:value-type="float">
            <text:p>1.0328098536</text:p>
          </table:table-cell>
          <table:table-cell office:value-type="float" office:value="-1.25665080547" calcext:value-type="float">
            <text:p>-1.2566508055</text:p>
          </table:table-cell>
          <table:table-cell office:value-type="float" office:value="60.6977920532" calcext:value-type="float">
            <text:p>60.6977920532</text:p>
          </table:table-cell>
          <table:table-cell office:value-type="float" office:value="0.0249486006796" calcext:value-type="float">
            <text:p>0.0249486007</text:p>
          </table:table-cell>
          <table:table-cell office:value-type="float" office:value="-0.947457849979" calcext:value-type="float">
            <text:p>-0.94745785</text:p>
          </table:table-cell>
          <table:table-cell office:value-type="float" office:value="3.61688303947" calcext:value-type="float">
            <text:p>3.6168830395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2.837" calcext:value-type="float">
            <text:p>2.837</text:p>
          </table:table-cell>
          <table:table-cell office:value-type="float" office:value="-3.745" calcext:value-type="float">
            <text:p>-3.745</text:p>
          </table:table-cell>
          <table:table-cell office:value-type="float" office:value="-0.541081034408" calcext:value-type="float">
            <text:p>-0.5410810344</text:p>
          </table:table-cell>
          <table:table-cell office:value-type="float" office:value="1.04424768686" calcext:value-type="float">
            <text:p>1.0442476869</text:p>
          </table:table-cell>
          <table:table-cell office:value-type="float" office:value="-1.265157938" calcext:value-type="float">
            <text:p>-1.265157938</text:p>
          </table:table-cell>
          <table:table-cell office:value-type="float" office:value="59.0230369568" calcext:value-type="float">
            <text:p>59.0230369568</text:p>
          </table:table-cell>
          <table:table-cell office:value-type="float" office:value="0.0251488480717" calcext:value-type="float">
            <text:p>0.0251488481</text:p>
          </table:table-cell>
          <table:table-cell office:value-type="float" office:value="-0.947654366493" calcext:value-type="float">
            <text:p>-0.9476543665</text:p>
          </table:table-cell>
          <table:table-cell office:value-type="float" office:value="3.64231538773" calcext:value-type="float">
            <text:p>3.6423153877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2.837" calcext:value-type="float">
            <text:p>2.837</text:p>
          </table:table-cell>
          <table:table-cell office:value-type="float" office:value="-3.747" calcext:value-type="float">
            <text:p>-3.747</text:p>
          </table:table-cell>
          <table:table-cell office:value-type="float" office:value="-0.553634247789" calcext:value-type="float">
            <text:p>-0.5536342478</text:p>
          </table:table-cell>
          <table:table-cell office:value-type="float" office:value="1.0555524826" calcext:value-type="float">
            <text:p>1.0555524826</text:p>
          </table:table-cell>
          <table:table-cell office:value-type="float" office:value="-1.27420902252" calcext:value-type="float">
            <text:p>-1.2742090225</text:p>
          </table:table-cell>
          <table:table-cell office:value-type="float" office:value="57.3564872742" calcext:value-type="float">
            <text:p>57.3564872742</text:p>
          </table:table-cell>
          <table:table-cell office:value-type="float" office:value="0.0261201839894" calcext:value-type="float">
            <text:p>0.026120184</text:p>
          </table:table-cell>
          <table:table-cell office:value-type="float" office:value="-0.947737455368" calcext:value-type="float">
            <text:p>-0.9477374554</text:p>
          </table:table-cell>
          <table:table-cell office:value-type="float" office:value="3.65271377563" calcext:value-type="float">
            <text:p>3.65271377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9" calcext:value-type="float">
            <text:p>-3.749</text:p>
          </table:table-cell>
          <table:table-cell office:value-type="float" office:value="-0.565650644031" calcext:value-type="float">
            <text:p>-0.565650644</text:p>
          </table:table-cell>
          <table:table-cell office:value-type="float" office:value="1.06827092171" calcext:value-type="float">
            <text:p>1.0682709217</text:p>
          </table:table-cell>
          <table:table-cell office:value-type="float" office:value="-1.28303027153" calcext:value-type="float">
            <text:p>-1.2830302715</text:p>
          </table:table-cell>
          <table:table-cell office:value-type="float" office:value="55.6743278503" calcext:value-type="float">
            <text:p>55.6743278503</text:p>
          </table:table-cell>
          <table:table-cell office:value-type="float" office:value="0.0266028810292" calcext:value-type="float">
            <text:p>0.026602881</text:p>
          </table:table-cell>
          <table:table-cell office:value-type="float" office:value="-0.947602689266" calcext:value-type="float">
            <text:p>-0.9476026893</text:p>
          </table:table-cell>
          <table:table-cell office:value-type="float" office:value="3.64996886253" calcext:value-type="float">
            <text:p>3.6499688625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2.835" calcext:value-type="float">
            <text:p>2.835</text:p>
          </table:table-cell>
          <table:table-cell office:value-type="float" office:value="-3.75" calcext:value-type="float">
            <text:p>-3.75</text:p>
          </table:table-cell>
          <table:table-cell office:value-type="float" office:value="-0.577956220423" calcext:value-type="float">
            <text:p>-0.5779562204</text:p>
          </table:table-cell>
          <table:table-cell office:value-type="float" office:value="1.07940283418" calcext:value-type="float">
            <text:p>1.0794028342</text:p>
          </table:table-cell>
          <table:table-cell office:value-type="float" office:value="-1.29303908348" calcext:value-type="float">
            <text:p>-1.2930390835</text:p>
          </table:table-cell>
          <table:table-cell office:value-type="float" office:value="53.9599914551" calcext:value-type="float">
            <text:p>53.9599914551</text:p>
          </table:table-cell>
          <table:table-cell office:value-type="float" office:value="0.0266594272107" calcext:value-type="float">
            <text:p>0.0266594272</text:p>
          </table:table-cell>
          <table:table-cell office:value-type="float" office:value="-0.947219789028" calcext:value-type="float">
            <text:p>-0.947219789</text:p>
          </table:table-cell>
          <table:table-cell office:value-type="float" office:value="3.67294049263" calcext:value-type="float">
            <text:p>3.6729404926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2.835" calcext:value-type="float">
            <text:p>2.835</text:p>
          </table:table-cell>
          <table:table-cell office:value-type="float" office:value="-3.752" calcext:value-type="float">
            <text:p>-3.752</text:p>
          </table:table-cell>
          <table:table-cell office:value-type="float" office:value="-0.590535338793" calcext:value-type="float">
            <text:p>-0.5905353388</text:p>
          </table:table-cell>
          <table:table-cell office:value-type="float" office:value="1.09069007635" calcext:value-type="float">
            <text:p>1.0906900764</text:p>
          </table:table-cell>
          <table:table-cell office:value-type="float" office:value="-1.3038226366" calcext:value-type="float">
            <text:p>-1.3038226366</text:p>
          </table:table-cell>
          <table:table-cell office:value-type="float" office:value="52.2357444763" calcext:value-type="float">
            <text:p>52.2357444763</text:p>
          </table:table-cell>
          <table:table-cell office:value-type="float" office:value="0.0263552125543" calcext:value-type="float">
            <text:p>0.0263552126</text:p>
          </table:table-cell>
          <table:table-cell office:value-type="float" office:value="-0.946499347687" calcext:value-type="float">
            <text:p>-0.9464993477</text:p>
          </table:table-cell>
          <table:table-cell office:value-type="float" office:value="3.69577050209" calcext:value-type="float">
            <text:p>3.6957705021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2.834" calcext:value-type="float">
            <text:p>2.834</text:p>
          </table:table-cell>
          <table:table-cell office:value-type="float" office:value="-3.753" calcext:value-type="float">
            <text:p>-3.753</text:p>
          </table:table-cell>
          <table:table-cell office:value-type="float" office:value="-0.602573627579" calcext:value-type="float">
            <text:p>-0.6025736276</text:p>
          </table:table-cell>
          <table:table-cell office:value-type="float" office:value="1.10083469748" calcext:value-type="float">
            <text:p>1.1008346975</text:p>
          </table:table-cell>
          <table:table-cell office:value-type="float" office:value="-1.3149497509" calcext:value-type="float">
            <text:p>-1.3149497509</text:p>
          </table:table-cell>
          <table:table-cell office:value-type="float" office:value="50.5071983337" calcext:value-type="float">
            <text:p>50.5071983337</text:p>
          </table:table-cell>
          <table:table-cell office:value-type="float" office:value="0.0261757597327" calcext:value-type="float">
            <text:p>0.0261757597</text:p>
          </table:table-cell>
          <table:table-cell office:value-type="float" office:value="-0.946061909199" calcext:value-type="float">
            <text:p>-0.9460619092</text:p>
          </table:table-cell>
          <table:table-cell office:value-type="float" office:value="3.71105599403" calcext:value-type="float">
            <text:p>3.711055994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.834" calcext:value-type="float">
            <text:p>2.834</text:p>
          </table:table-cell>
          <table:table-cell office:value-type="float" office:value="-3.755" calcext:value-type="float">
            <text:p>-3.755</text:p>
          </table:table-cell>
          <table:table-cell office:value-type="float" office:value="-0.614476339842" calcext:value-type="float">
            <text:p>-0.6144763398</text:p>
          </table:table-cell>
          <table:table-cell office:value-type="float" office:value="1.11082816124" calcext:value-type="float">
            <text:p>1.1108281612</text:p>
          </table:table-cell>
          <table:table-cell office:value-type="float" office:value="-1.32688140869" calcext:value-type="float">
            <text:p>-1.3268814087</text:p>
          </table:table-cell>
          <table:table-cell office:value-type="float" office:value="48.7980194092" calcext:value-type="float">
            <text:p>48.7980194092</text:p>
          </table:table-cell>
          <table:table-cell office:value-type="float" office:value="0.0265854205936" calcext:value-type="float">
            <text:p>0.0265854206</text:p>
          </table:table-cell>
          <table:table-cell office:value-type="float" office:value="-0.945781886578" calcext:value-type="float">
            <text:p>-0.9457818866</text:p>
          </table:table-cell>
          <table:table-cell office:value-type="float" office:value="3.72070527077" calcext:value-type="float">
            <text:p>3.7207052708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2.834" calcext:value-type="float">
            <text:p>2.834</text:p>
          </table:table-cell>
          <table:table-cell office:value-type="float" office:value="-3.755" calcext:value-type="float">
            <text:p>-3.755</text:p>
          </table:table-cell>
          <table:table-cell office:value-type="float" office:value="-0.62624079752" calcext:value-type="float">
            <text:p>-0.6262407975</text:p>
          </table:table-cell>
          <table:table-cell office:value-type="float" office:value="0.766015732661" calcext:value-type="float">
            <text:p>0.7660157327</text:p>
          </table:table-cell>
          <table:table-cell office:value-type="float" office:value="-0.863535344601" calcext:value-type="float">
            <text:p>-0.8635353446</text:p>
          </table:table-cell>
          <table:table-cell office:value-type="float" office:value="48.5740699768" calcext:value-type="float">
            <text:p>48.5740699768</text:p>
          </table:table-cell>
          <table:table-cell office:value-type="float" office:value="0.0267662424594" calcext:value-type="float">
            <text:p>0.0267662425</text:p>
          </table:table-cell>
          <table:table-cell office:value-type="float" office:value="-0.945360004902" calcext:value-type="float">
            <text:p>-0.9453600049</text:p>
          </table:table-cell>
          <table:table-cell office:value-type="float" office:value="3.70850276947" calcext:value-type="float">
            <text:p>3.7085027695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2.834" calcext:value-type="float">
            <text:p>2.834</text:p>
          </table:table-cell>
          <table:table-cell office:value-type="float" office:value="-3.755" calcext:value-type="float">
            <text:p>-3.755</text:p>
          </table:table-cell>
          <table:table-cell office:value-type="float" office:value="-0.636322781499" calcext:value-type="float">
            <text:p>-0.6363227815</text:p>
          </table:table-cell>
          <table:table-cell office:value-type="float" office:value="0.775593833998" calcext:value-type="float">
            <text:p>0.775593834</text:p>
          </table:table-cell>
          <table:table-cell office:value-type="float" office:value="-0.873959422112" calcext:value-type="float">
            <text:p>-0.8739594221</text:p>
          </table:table-cell>
          <table:table-cell office:value-type="float" office:value="46.9462013245" calcext:value-type="float">
            <text:p>46.9462013245</text:p>
          </table:table-cell>
          <table:table-cell office:value-type="float" office:value="0.0269350931048" calcext:value-type="float">
            <text:p>0.0269350931</text:p>
          </table:table-cell>
          <table:table-cell office:value-type="float" office:value="-0.944641172886" calcext:value-type="float">
            <text:p>-0.9446411729</text:p>
          </table:table-cell>
          <table:table-cell office:value-type="float" office:value="3.71449971199" calcext:value-type="float">
            <text:p>3.714499712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2.834" calcext:value-type="float">
            <text:p>2.834</text:p>
          </table:table-cell>
          <table:table-cell office:value-type="float" office:value="-3.753" calcext:value-type="float">
            <text:p>-3.753</text:p>
          </table:table-cell>
          <table:table-cell office:value-type="float" office:value="-0.644005066231" calcext:value-type="float">
            <text:p>-0.6440050662</text:p>
          </table:table-cell>
          <table:table-cell office:value-type="float" office:value="0.785139240324" calcext:value-type="float">
            <text:p>0.7851392403</text:p>
          </table:table-cell>
          <table:table-cell office:value-type="float" office:value="-0.88428235054" calcext:value-type="float">
            <text:p>-0.8842823505</text:p>
          </table:table-cell>
          <table:table-cell office:value-type="float" office:value="45.3419723511" calcext:value-type="float">
            <text:p>45.3419723511</text:p>
          </table:table-cell>
          <table:table-cell office:value-type="float" office:value="0.0269582718611" calcext:value-type="float">
            <text:p>0.0269582719</text:p>
          </table:table-cell>
          <table:table-cell office:value-type="float" office:value="-0.943942725658" calcext:value-type="float">
            <text:p>-0.9439427257</text:p>
          </table:table-cell>
          <table:table-cell office:value-type="float" office:value="3.72907972336" calcext:value-type="float">
            <text:p>3.7290797234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2.835" calcext:value-type="float">
            <text:p>2.835</text:p>
          </table:table-cell>
          <table:table-cell office:value-type="float" office:value="-3.751" calcext:value-type="float">
            <text:p>-3.751</text:p>
          </table:table-cell>
          <table:table-cell office:value-type="float" office:value="-0.649344393012" calcext:value-type="float">
            <text:p>-0.649344393</text:p>
          </table:table-cell>
          <table:table-cell office:value-type="float" office:value="0.79479970783" calcext:value-type="float">
            <text:p>0.7947997078</text:p>
          </table:table-cell>
          <table:table-cell office:value-type="float" office:value="-0.895060896873" calcext:value-type="float">
            <text:p>-0.8950608969</text:p>
          </table:table-cell>
          <table:table-cell office:value-type="float" office:value="43.6826286316" calcext:value-type="float">
            <text:p>43.6826286316</text:p>
          </table:table-cell>
          <table:table-cell office:value-type="float" office:value="0.0269210021943" calcext:value-type="float">
            <text:p>0.0269210022</text:p>
          </table:table-cell>
          <table:table-cell office:value-type="float" office:value="-0.943470537663" calcext:value-type="float">
            <text:p>-0.9434705377</text:p>
          </table:table-cell>
          <table:table-cell office:value-type="float" office:value="3.74021911621" calcext:value-type="float">
            <text:p>3.7402191162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2.835" calcext:value-type="float">
            <text:p>2.835</text:p>
          </table:table-cell>
          <table:table-cell office:value-type="float" office:value="-3.748" calcext:value-type="float">
            <text:p>-3.748</text:p>
          </table:table-cell>
          <table:table-cell office:value-type="float" office:value="-0.653517270274" calcext:value-type="float">
            <text:p>-0.6535172703</text:p>
          </table:table-cell>
          <table:table-cell office:value-type="float" office:value="0.804348398" calcext:value-type="float">
            <text:p>0.804348398</text:p>
          </table:table-cell>
          <table:table-cell office:value-type="float" office:value="-0.906349599361" calcext:value-type="float">
            <text:p>-0.9063495994</text:p>
          </table:table-cell>
          <table:table-cell office:value-type="float" office:value="42.0009803772" calcext:value-type="float">
            <text:p>42.0009803772</text:p>
          </table:table-cell>
          <table:table-cell office:value-type="float" office:value="0.0268852077425" calcext:value-type="float">
            <text:p>0.0268852077</text:p>
          </table:table-cell>
          <table:table-cell office:value-type="float" office:value="-0.942937195301" calcext:value-type="float">
            <text:p>-0.9429371953</text:p>
          </table:table-cell>
          <table:table-cell office:value-type="float" office:value="3.75769257545" calcext:value-type="float">
            <text:p>3.75769257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5" calcext:value-type="float">
            <text:p>-3.745</text:p>
          </table:table-cell>
          <table:table-cell office:value-type="float" office:value="-0.655785060857" calcext:value-type="float">
            <text:p>-0.6557850609</text:p>
          </table:table-cell>
          <table:table-cell office:value-type="float" office:value="0.81265052408" calcext:value-type="float">
            <text:p>0.8126505241</text:p>
          </table:table-cell>
          <table:table-cell office:value-type="float" office:value="-0.917566239834" calcext:value-type="float">
            <text:p>-0.9175662398</text:p>
          </table:table-cell>
          <table:table-cell office:value-type="float" office:value="40.3701705933" calcext:value-type="float">
            <text:p>40.3701705933</text:p>
          </table:table-cell>
          <table:table-cell office:value-type="float" office:value="0.0272860713303" calcext:value-type="float">
            <text:p>0.0272860713</text:p>
          </table:table-cell>
          <table:table-cell office:value-type="float" office:value="-0.943238735199" calcext:value-type="float">
            <text:p>-0.9432387352</text:p>
          </table:table-cell>
          <table:table-cell office:value-type="float" office:value="3.74264431" calcext:value-type="float">
            <text:p>3.74264431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3" calcext:value-type="float">
            <text:p>-3.743</text:p>
          </table:table-cell>
          <table:table-cell office:value-type="float" office:value="-0.656916744149" calcext:value-type="float">
            <text:p>-0.6569167441</text:p>
          </table:table-cell>
          <table:table-cell office:value-type="float" office:value="0.819987930357" calcext:value-type="float">
            <text:p>0.8199879304</text:p>
          </table:table-cell>
          <table:table-cell office:value-type="float" office:value="-0.929542899132" calcext:value-type="float">
            <text:p>-0.9295428991</text:p>
          </table:table-cell>
          <table:table-cell office:value-type="float" office:value="38.7153625488" calcext:value-type="float">
            <text:p>38.7153625488</text:p>
          </table:table-cell>
          <table:table-cell office:value-type="float" office:value="0.0273271910846" calcext:value-type="float">
            <text:p>0.0273271911</text:p>
          </table:table-cell>
          <table:table-cell office:value-type="float" office:value="-0.943084418774" calcext:value-type="float">
            <text:p>-0.9430844188</text:p>
          </table:table-cell>
          <table:table-cell office:value-type="float" office:value="3.74071478844" calcext:value-type="float">
            <text:p>3.7407147884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916744149" calcext:value-type="float">
            <text:p>-0.6569167441</text:p>
          </table:table-cell>
          <table:table-cell office:value-type="float" office:value="0.826770655811" calcext:value-type="float">
            <text:p>0.8267706558</text:p>
          </table:table-cell>
          <table:table-cell office:value-type="float" office:value="-0.941596150398" calcext:value-type="float">
            <text:p>-0.9415961504</text:p>
          </table:table-cell>
          <table:table-cell office:value-type="float" office:value="37.0902023315" calcext:value-type="float">
            <text:p>37.0902023315</text:p>
          </table:table-cell>
          <table:table-cell office:value-type="float" office:value="0.0276182536036" calcext:value-type="float">
            <text:p>0.0276182536</text:p>
          </table:table-cell>
          <table:table-cell office:value-type="float" office:value="-0.942534387112" calcext:value-type="float">
            <text:p>-0.9425343871</text:p>
          </table:table-cell>
          <table:table-cell office:value-type="float" office:value="3.73890686035" calcext:value-type="float">
            <text:p>3.7389068604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539680488" calcext:value-type="float">
            <text:p>-0.6565396805</text:p>
          </table:table-cell>
          <table:table-cell office:value-type="float" office:value="0.761596521363" calcext:value-type="float">
            <text:p>0.7615965214</text:p>
          </table:table-cell>
          <table:table-cell office:value-type="float" office:value="-0.802476346493" calcext:value-type="float">
            <text:p>-0.8024763465</text:p>
          </table:table-cell>
          <table:table-cell office:value-type="float" office:value="35.8905487061" calcext:value-type="float">
            <text:p>35.8905487061</text:p>
          </table:table-cell>
          <table:table-cell office:value-type="float" office:value="0.0276617165655" calcext:value-type="float">
            <text:p>0.0276617166</text:p>
          </table:table-cell>
          <table:table-cell office:value-type="float" office:value="-0.942191064358" calcext:value-type="float">
            <text:p>-0.9421910644</text:p>
          </table:table-cell>
          <table:table-cell office:value-type="float" office:value="3.74205088615" calcext:value-type="float">
            <text:p>3.7420508862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539680488" calcext:value-type="float">
            <text:p>-0.6565396805</text:p>
          </table:table-cell>
          <table:table-cell office:value-type="float" office:value="0.768239881843" calcext:value-type="float">
            <text:p>0.7682398818</text:p>
          </table:table-cell>
          <table:table-cell office:value-type="float" office:value="-0.813547849655" calcext:value-type="float">
            <text:p>-0.8135478497</text:p>
          </table:table-cell>
          <table:table-cell office:value-type="float" office:value="34.3063621521" calcext:value-type="float">
            <text:p>34.3063621521</text:p>
          </table:table-cell>
          <table:table-cell office:value-type="float" office:value="0.0277781188488" calcext:value-type="float">
            <text:p>0.0277781188</text:p>
          </table:table-cell>
          <table:table-cell office:value-type="float" office:value="-0.941962957382" calcext:value-type="float">
            <text:p>-0.9419629574</text:p>
          </table:table-cell>
          <table:table-cell office:value-type="float" office:value="3.74460840225" calcext:value-type="float">
            <text:p>3.7446084023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41293747909" calcext:value-type="float">
            <text:p>0.7412937479</text:p>
          </table:table-cell>
          <table:table-cell office:value-type="float" office:value="-0.756963431835" calcext:value-type="float">
            <text:p>-0.7569634318</text:p>
          </table:table-cell>
          <table:table-cell office:value-type="float" office:value="32.8486251831" calcext:value-type="float">
            <text:p>32.8486251831</text:p>
          </table:table-cell>
          <table:table-cell office:value-type="float" office:value="0.0278594195843" calcext:value-type="float">
            <text:p>0.0278594196</text:p>
          </table:table-cell>
          <table:table-cell office:value-type="float" office:value="-0.941801249981" calcext:value-type="float">
            <text:p>-0.94180125</text:p>
          </table:table-cell>
          <table:table-cell office:value-type="float" office:value="3.74395704269" calcext:value-type="float">
            <text:p>3.7439570427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47766146204" calcext:value-type="float">
            <text:p>0.7477661462</text:p>
          </table:table-cell>
          <table:table-cell office:value-type="float" office:value="-0.768115818501" calcext:value-type="float">
            <text:p>-0.7681158185</text:p>
          </table:table-cell>
          <table:table-cell office:value-type="float" office:value="31.3176631927" calcext:value-type="float">
            <text:p>31.3176631927</text:p>
          </table:table-cell>
          <table:table-cell office:value-type="float" office:value="0.0277256350964" calcext:value-type="float">
            <text:p>0.0277256351</text:p>
          </table:table-cell>
          <table:table-cell office:value-type="float" office:value="-0.941472649574" calcext:value-type="float">
            <text:p>-0.9414726496</text:p>
          </table:table-cell>
          <table:table-cell office:value-type="float" office:value="3.75286865234" calcext:value-type="float">
            <text:p>3.7528686523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39961295389" calcext:value-type="float">
            <text:p>0.7399612954</text:p>
          </table:table-cell>
          <table:table-cell office:value-type="float" office:value="-0.746532678604" calcext:value-type="float">
            <text:p>-0.7465326786</text:p>
          </table:table-cell>
          <table:table-cell office:value-type="float" office:value="29.8882141113" calcext:value-type="float">
            <text:p>29.8882141113</text:p>
          </table:table-cell>
          <table:table-cell office:value-type="float" office:value="0.0275035556406" calcext:value-type="float">
            <text:p>0.0275035556</text:p>
          </table:table-cell>
          <table:table-cell office:value-type="float" office:value="-0.94087934494" calcext:value-type="float">
            <text:p>-0.9408793449</text:p>
          </table:table-cell>
          <table:table-cell office:value-type="float" office:value="3.75161194801" calcext:value-type="float">
            <text:p>3.751611948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36686065793" calcext:value-type="float">
            <text:p>0.7366860658</text:p>
          </table:table-cell>
          <table:table-cell office:value-type="float" office:value="-0.736295998096" calcext:value-type="float">
            <text:p>-0.7362959981</text:p>
          </table:table-cell>
          <table:table-cell office:value-type="float" office:value="28.4564094543" calcext:value-type="float">
            <text:p>28.4564094543</text:p>
          </table:table-cell>
          <table:table-cell office:value-type="float" office:value="0.0274398829788" calcext:value-type="float">
            <text:p>0.027439883</text:p>
          </table:table-cell>
          <table:table-cell office:value-type="float" office:value="-0.940455198288" calcext:value-type="float">
            <text:p>-0.9404551983</text:p>
          </table:table-cell>
          <table:table-cell office:value-type="float" office:value="3.74893164635" calcext:value-type="float">
            <text:p>3.7489316464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38737274893" calcext:value-type="float">
            <text:p>0.7387372749</text:p>
          </table:table-cell>
          <table:table-cell office:value-type="float" office:value="-0.73714196682" calcext:value-type="float">
            <text:p>-0.7371419668</text:p>
          </table:table-cell>
          <table:table-cell office:value-type="float" office:value="27.0309352875" calcext:value-type="float">
            <text:p>27.0309352875</text:p>
          </table:table-cell>
          <table:table-cell office:value-type="float" office:value="0.0274334009737" calcext:value-type="float">
            <text:p>0.027433401</text:p>
          </table:table-cell>
          <table:table-cell office:value-type="float" office:value="-0.940215349197" calcext:value-type="float">
            <text:p>-0.9402153492</text:p>
          </table:table-cell>
          <table:table-cell office:value-type="float" office:value="3.75198936462" calcext:value-type="float">
            <text:p>3.75198936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43130526505" calcext:value-type="float">
            <text:p>0.7431305265</text:p>
          </table:table-cell>
          <table:table-cell office:value-type="float" office:value="-0.747294962406" calcext:value-type="float">
            <text:p>-0.7472949624</text:p>
          </table:table-cell>
          <table:table-cell office:value-type="float" office:value="25.6143932343" calcext:value-type="float">
            <text:p>25.6143932343</text:p>
          </table:table-cell>
          <table:table-cell office:value-type="float" office:value="0.0276079867035" calcext:value-type="float">
            <text:p>0.0276079867</text:p>
          </table:table-cell>
          <table:table-cell office:value-type="float" office:value="-0.94033908844" calcext:value-type="float">
            <text:p>-0.9403390884</text:p>
          </table:table-cell>
          <table:table-cell office:value-type="float" office:value="3.74120926857" calcext:value-type="float">
            <text:p>3.7412092686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47048213612" calcext:value-type="float">
            <text:p>0.7470482136</text:p>
          </table:table-cell>
          <table:table-cell office:value-type="float" office:value="-0.757261514664" calcext:value-type="float">
            <text:p>-0.7572615147</text:p>
          </table:table-cell>
          <table:table-cell office:value-type="float" office:value="24.1365947723" calcext:value-type="float">
            <text:p>24.1365947723</text:p>
          </table:table-cell>
          <table:table-cell office:value-type="float" office:value="0.0284263417125" calcext:value-type="float">
            <text:p>0.0284263417</text:p>
          </table:table-cell>
          <table:table-cell office:value-type="float" office:value="-0.94090795517" calcext:value-type="float">
            <text:p>-0.9409079552</text:p>
          </table:table-cell>
          <table:table-cell office:value-type="float" office:value="3.71830248833" calcext:value-type="float">
            <text:p>3.7183024883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50437855459" calcext:value-type="float">
            <text:p>0.7504378555</text:p>
          </table:table-cell>
          <table:table-cell office:value-type="float" office:value="-0.769379973412" calcext:value-type="float">
            <text:p>-0.7693799734</text:p>
          </table:table-cell>
          <table:table-cell office:value-type="float" office:value="22.6850681305" calcext:value-type="float">
            <text:p>22.6850681305</text:p>
          </table:table-cell>
          <table:table-cell office:value-type="float" office:value="0.0278808157891" calcext:value-type="float">
            <text:p>0.0278808158</text:p>
          </table:table-cell>
          <table:table-cell office:value-type="float" office:value="-0.940725505352" calcext:value-type="float">
            <text:p>-0.9407255054</text:p>
          </table:table-cell>
          <table:table-cell office:value-type="float" office:value="3.7156996727" calcext:value-type="float">
            <text:p>3.7156996727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53120044246" calcext:value-type="float">
            <text:p>0.7531200442</text:p>
          </table:table-cell>
          <table:table-cell office:value-type="float" office:value="-0.781634569168" calcext:value-type="float">
            <text:p>-0.7816345692</text:p>
          </table:table-cell>
          <table:table-cell office:value-type="float" office:value="21.2179145813" calcext:value-type="float">
            <text:p>21.2179145813</text:p>
          </table:table-cell>
          <table:table-cell office:value-type="float" office:value="0.0278846416622" calcext:value-type="float">
            <text:p>0.0278846417</text:p>
          </table:table-cell>
          <table:table-cell office:value-type="float" office:value="-0.940172731876" calcext:value-type="float">
            <text:p>-0.9401727319</text:p>
          </table:table-cell>
          <table:table-cell office:value-type="float" office:value="3.71955442429" calcext:value-type="float">
            <text:p>3.7195544243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55375304259" calcext:value-type="float">
            <text:p>0.7553753043</text:p>
          </table:table-cell>
          <table:table-cell office:value-type="float" office:value="-0.794119596481" calcext:value-type="float">
            <text:p>-0.7941195965</text:p>
          </table:table-cell>
          <table:table-cell office:value-type="float" office:value="19.7213516235" calcext:value-type="float">
            <text:p>19.7213516235</text:p>
          </table:table-cell>
          <table:table-cell office:value-type="float" office:value="0.0280588082969" calcext:value-type="float">
            <text:p>0.0280588083</text:p>
          </table:table-cell>
          <table:table-cell office:value-type="float" office:value="-0.939862728119" calcext:value-type="float">
            <text:p>-0.9398627281</text:p>
          </table:table-cell>
          <table:table-cell office:value-type="float" office:value="3.72936868668" calcext:value-type="float">
            <text:p>3.7293686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5:24:15.982415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4:50:00.557161123</meta:creation-date>
    <dc:date>2018-09-10T15:30:39.091779768</dc:date>
    <meta:editing-duration>PT21M3S</meta:editing-duration>
    <meta:editing-cycles>4</meta:editing-cycles>
    <meta:generator>LibreOffice/5.1.6.2$Linux_X86_64 LibreOffice_project/10m0$Build-2</meta:generator>
    <meta:document-statistic meta:table-count="1" meta:cell-count="5140" meta:object-count="0"/>
  </office:meta>
</office:document-meta>
</file>